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<text:s text:c="15"/>epoch</text:p>
          </table:table-cell>
          <table:table-cell office:value-type="string" calcext:value-type="string">
            <text:p><text:s text:c="6"/>train/box_loss</text:p>
          </table:table-cell>
          <table:table-cell office:value-type="string" calcext:value-type="string">
            <text:p><text:s text:c="6"/>train/obj_loss</text:p>
          </table:table-cell>
          <table:table-cell office:value-type="string" calcext:value-type="string">
            <text:p><text:s text:c="6"/>train/cls_loss</text:p>
          </table:table-cell>
          <table:table-cell office:value-type="string" calcext:value-type="string">
            <text:p><text:s text:c="3"/>metrics/precision</text:p>
          </table:table-cell>
          <table:table-cell office:value-type="string" calcext:value-type="string">
            <text:p><text:s text:c="6"/>metrics/recall</text:p>
          </table:table-cell>
          <table:table-cell office:value-type="string" calcext:value-type="string">
            <text:p><text:s text:c="5"/>metrics/mAP_0.5</text:p>
          </table:table-cell>
          <table:table-cell office:value-type="string" calcext:value-type="string">
            <text:p>metrics/mAP_0.5:0.95</text:p>
          </table:table-cell>
          <table:table-cell office:value-type="string" calcext:value-type="string">
            <text:p><text:s text:c="8"/>val/box_loss</text:p>
          </table:table-cell>
          <table:table-cell office:value-type="string" calcext:value-type="string">
            <text:p><text:s text:c="8"/>val/obj_loss</text:p>
          </table:table-cell>
          <table:table-cell office:value-type="string" calcext:value-type="string">
            <text:p><text:s text:c="8"/>val/cls_loss</text:p>
          </table:table-cell>
          <table:table-cell office:value-type="string" calcext:value-type="string">
            <text:p><text:s text:c="15"/>x/lr0</text:p>
          </table:table-cell>
          <table:table-cell office:value-type="string" calcext:value-type="string">
            <text:p><text:s text:c="15"/>x/lr1</text:p>
          </table:table-cell>
          <table:table-cell office:value-type="string" calcext:value-type="string">
            <text:p><text:s text:c="15"/>x/lr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075" calcext:value-type="float">
            <text:p>0.074075</text:p>
          </table:table-cell>
          <table:table-cell office:value-type="float" office:value="0.020349" calcext:value-type="float">
            <text:p>0.020349</text:p>
          </table:table-cell>
          <table:table-cell office:value-type="float" office:value="0.037533" calcext:value-type="float">
            <text:p>0.037533</text:p>
          </table:table-cell>
          <table:table-cell office:value-type="float" office:value="0.40742" calcext:value-type="float">
            <text:p>0.40742</text:p>
          </table:table-cell>
          <table:table-cell office:value-type="float" office:value="0.70106" calcext:value-type="float">
            <text:p>0.70106</text:p>
          </table:table-cell>
          <table:table-cell office:value-type="float" office:value="0.46461" calcext:value-type="float">
            <text:p>0.46461</text:p>
          </table:table-cell>
          <table:table-cell office:value-type="float" office:value="0.21508" calcext:value-type="float">
            <text:p>0.21508</text:p>
          </table:table-cell>
          <table:table-cell office:value-type="float" office:value="0.041609" calcext:value-type="float">
            <text:p>0.041609</text:p>
          </table:table-cell>
          <table:table-cell office:value-type="float" office:value="0.013488" calcext:value-type="float">
            <text:p>0.013488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83553" calcext:value-type="float">
            <text:p>0.083553</text:p>
          </table:table-cell>
          <table:table-cell table:number-columns-repeated="2" office:value-type="float" office:value="0.0025909" calcext:value-type="float">
            <text:p>0.0025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5439" calcext:value-type="float">
            <text:p>0.045439</text:p>
          </table:table-cell>
          <table:table-cell office:value-type="float" office:value="0.014368" calcext:value-type="float">
            <text:p>0.014368</text:p>
          </table:table-cell>
          <table:table-cell office:value-type="float" office:value="0.019587" calcext:value-type="float">
            <text:p>0.019587</text:p>
          </table:table-cell>
          <table:table-cell office:value-type="float" office:value="0.58017" calcext:value-type="float">
            <text:p>0.58017</text:p>
          </table:table-cell>
          <table:table-cell office:value-type="float" office:value="0.75612" calcext:value-type="float">
            <text:p>0.75612</text:p>
          </table:table-cell>
          <table:table-cell office:value-type="float" office:value="0.73185" calcext:value-type="float">
            <text:p>0.73185</text:p>
          </table:table-cell>
          <table:table-cell office:value-type="float" office:value="0.43065" calcext:value-type="float">
            <text:p>0.43065</text:p>
          </table:table-cell>
          <table:table-cell office:value-type="float" office:value="0.034575" calcext:value-type="float">
            <text:p>0.034575</text:p>
          </table:table-cell>
          <table:table-cell office:value-type="float" office:value="0.012215" calcext:value-type="float">
            <text:p>0.012215</text:p>
          </table:table-cell>
          <table:table-cell office:value-type="float" office:value="0.01852" calcext:value-type="float">
            <text:p>0.01852</text:p>
          </table:table-cell>
          <table:table-cell office:value-type="float" office:value="0.044884" calcext:value-type="float">
            <text:p>0.044884</text:p>
          </table:table-cell>
          <table:table-cell table:number-columns-repeated="2" office:value-type="float" office:value="0.0051682" calcext:value-type="float">
            <text:p>0.0051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3913" calcext:value-type="float">
            <text:p>0.033913</text:p>
          </table:table-cell>
          <table:table-cell office:value-type="float" office:value="0.013018" calcext:value-type="float">
            <text:p>0.013018</text:p>
          </table:table-cell>
          <table:table-cell office:value-type="float" office:value="0.0053572" calcext:value-type="float">
            <text:p>0.0053572</text:p>
          </table:table-cell>
          <table:table-cell office:value-type="float" office:value="0.73561" calcext:value-type="float">
            <text:p>0.73561</text:p>
          </table:table-cell>
          <table:table-cell office:value-type="float" office:value="0.78014" calcext:value-type="float">
            <text:p>0.78014</text:p>
          </table:table-cell>
          <table:table-cell office:value-type="float" office:value="0.81664" calcext:value-type="float">
            <text:p>0.81664</text:p>
          </table:table-cell>
          <table:table-cell office:value-type="float" office:value="0.52104" calcext:value-type="float">
            <text:p>0.52104</text:p>
          </table:table-cell>
          <table:table-cell office:value-type="float" office:value="0.029736" calcext:value-type="float">
            <text:p>0.029736</text:p>
          </table:table-cell>
          <table:table-cell office:value-type="float" office:value="0.011668" calcext:value-type="float">
            <text:p>0.011668</text:p>
          </table:table-cell>
          <table:table-cell office:value-type="float" office:value="0.010955" calcext:value-type="float">
            <text:p>0.010955</text:p>
          </table:table-cell>
          <table:table-cell table:number-columns-repeated="3" office:value-type="float" office:value="0.0076294" calcext:value-type="float">
            <text:p>0.0076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6489" calcext:value-type="float">
            <text:p>0.026489</text:p>
          </table:table-cell>
          <table:table-cell office:value-type="float" office:value="0.011877" calcext:value-type="float">
            <text:p>0.011877</text:p>
          </table:table-cell>
          <table:table-cell office:value-type="float" office:value="0.0030187" calcext:value-type="float">
            <text:p>0.0030187</text:p>
          </table:table-cell>
          <table:table-cell office:value-type="float" office:value="0.82002" calcext:value-type="float">
            <text:p>0.82002</text:p>
          </table:table-cell>
          <table:table-cell office:value-type="float" office:value="0.85744" calcext:value-type="float">
            <text:p>0.85744</text:p>
          </table:table-cell>
          <table:table-cell office:value-type="float" office:value="0.91523" calcext:value-type="float">
            <text:p>0.91523</text:p>
          </table:table-cell>
          <table:table-cell office:value-type="float" office:value="0.70088" calcext:value-type="float">
            <text:p>0.70088</text:p>
          </table:table-cell>
          <table:table-cell office:value-type="float" office:value="0.020793" calcext:value-type="float">
            <text:p>0.020793</text:p>
          </table:table-cell>
          <table:table-cell office:value-type="float" office:value="0.0091474" calcext:value-type="float">
            <text:p>0.0091474</text:p>
          </table:table-cell>
          <table:table-cell office:value-type="float" office:value="0.0038608" calcext:value-type="float">
            <text:p>0.0038608</text:p>
          </table:table-cell>
          <table:table-cell table:number-columns-repeated="3" office:value-type="float" office:value="0.0076294" calcext:value-type="float">
            <text:p>0.0076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2222" calcext:value-type="float">
            <text:p>0.022222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019607" calcext:value-type="float">
            <text:p>0.0019607</text:p>
          </table:table-cell>
          <table:table-cell office:value-type="float" office:value="0.85126" calcext:value-type="float">
            <text:p>0.85126</text:p>
          </table:table-cell>
          <table:table-cell office:value-type="float" office:value="0.87526" calcext:value-type="float">
            <text:p>0.87526</text:p>
          </table:table-cell>
          <table:table-cell office:value-type="float" office:value="0.93038" calcext:value-type="float">
            <text:p>0.93038</text:p>
          </table:table-cell>
          <table:table-cell office:value-type="float" office:value="0.73892" calcext:value-type="float">
            <text:p>0.73892</text:p>
          </table:table-cell>
          <table:table-cell office:value-type="float" office:value="0.017632" calcext:value-type="float">
            <text:p>0.017632</text:p>
          </table:table-cell>
          <table:table-cell office:value-type="float" office:value="0.0089373" calcext:value-type="float">
            <text:p>0.0089373</text:p>
          </table:table-cell>
          <table:table-cell office:value-type="float" office:value="0.0018664" calcext:value-type="float">
            <text:p>0.0018664</text:p>
          </table:table-cell>
          <table:table-cell table:number-columns-repeated="3" office:value-type="float" office:value="0.0075991" calcext:value-type="float">
            <text:p>0.00759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434" calcext:value-type="float">
            <text:p>0.020434</text:p>
          </table:table-cell>
          <table:table-cell office:value-type="float" office:value="0.010184" calcext:value-type="float">
            <text:p>0.010184</text:p>
          </table:table-cell>
          <table:table-cell office:value-type="float" office:value="0.0017057" calcext:value-type="float">
            <text:p>0.0017057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92673" calcext:value-type="float">
            <text:p>0.92673</text:p>
          </table:table-cell>
          <table:table-cell office:value-type="float" office:value="0.74762" calcext:value-type="float">
            <text:p>0.74762</text:p>
          </table:table-cell>
          <table:table-cell office:value-type="float" office:value="0.017807" calcext:value-type="float">
            <text:p>0.017807</text:p>
          </table:table-cell>
          <table:table-cell office:value-type="float" office:value="0.0085171" calcext:value-type="float">
            <text:p>0.0085171</text:p>
          </table:table-cell>
          <table:table-cell office:value-type="float" office:value="0.0027132" calcext:value-type="float">
            <text:p>0.0027132</text:p>
          </table:table-cell>
          <table:table-cell table:number-columns-repeated="3" office:value-type="float" office:value="0.0075688" calcext:value-type="float">
            <text:p>0.0075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9491" calcext:value-type="float">
            <text:p>0.019491</text:p>
          </table:table-cell>
          <table:table-cell office:value-type="float" office:value="0.0099362" calcext:value-type="float">
            <text:p>0.0099362</text:p>
          </table:table-cell>
          <table:table-cell office:value-type="float" office:value="0.0015731" calcext:value-type="float">
            <text:p>0.0015731</text:p>
          </table:table-cell>
          <table:table-cell office:value-type="float" office:value="0.86455" calcext:value-type="float">
            <text:p>0.86455</text:p>
          </table:table-cell>
          <table:table-cell office:value-type="float" office:value="0.87825" calcext:value-type="float">
            <text:p>0.87825</text:p>
          </table:table-cell>
          <table:table-cell office:value-type="float" office:value="0.94198" calcext:value-type="float">
            <text:p>0.94198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017457" calcext:value-type="float">
            <text:p>0.017457</text:p>
          </table:table-cell>
          <table:table-cell office:value-type="float" office:value="0.0076517" calcext:value-type="float">
            <text:p>0.0076517</text:p>
          </table:table-cell>
          <table:table-cell office:value-type="float" office:value="0.0023726" calcext:value-type="float">
            <text:p>0.0023726</text:p>
          </table:table-cell>
          <table:table-cell table:number-columns-repeated="3" office:value-type="float" office:value="0.0075385" calcext:value-type="float">
            <text:p>0.00753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8706" calcext:value-type="float">
            <text:p>0.018706</text:p>
          </table:table-cell>
          <table:table-cell office:value-type="float" office:value="0.0096853" calcext:value-type="float">
            <text:p>0.0096853</text:p>
          </table:table-cell>
          <table:table-cell office:value-type="float" office:value="0.0014222" calcext:value-type="float">
            <text:p>0.0014222</text:p>
          </table:table-cell>
          <table:table-cell office:value-type="float" office:value="0.86827" calcext:value-type="float">
            <text:p>0.86827</text:p>
          </table:table-cell>
          <table:table-cell office:value-type="float" office:value="0.89466" calcext:value-type="float">
            <text:p>0.89466</text:p>
          </table:table-cell>
          <table:table-cell office:value-type="float" office:value="0.94792" calcext:value-type="float">
            <text:p>0.94792</text:p>
          </table:table-cell>
          <table:table-cell office:value-type="float" office:value="0.80069" calcext:value-type="float">
            <text:p>0.80069</text:p>
          </table:table-cell>
          <table:table-cell office:value-type="float" office:value="0.015212" calcext:value-type="float">
            <text:p>0.015212</text:p>
          </table:table-cell>
          <table:table-cell office:value-type="float" office:value="0.0078265" calcext:value-type="float">
            <text:p>0.0078265</text:p>
          </table:table-cell>
          <table:table-cell office:value-type="float" office:value="0.0011826" calcext:value-type="float">
            <text:p>0.0011826</text:p>
          </table:table-cell>
          <table:table-cell table:number-columns-repeated="3" office:value-type="float" office:value="0.0075081" calcext:value-type="float">
            <text:p>0.00750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8459" calcext:value-type="float">
            <text:p>0.018459</text:p>
          </table:table-cell>
          <table:table-cell office:value-type="float" office:value="0.0096149" calcext:value-type="float">
            <text:p>0.0096149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86595" calcext:value-type="float">
            <text:p>0.86595</text:p>
          </table:table-cell>
          <table:table-cell office:value-type="float" office:value="0.89769" calcext:value-type="float">
            <text:p>0.89769</text:p>
          </table:table-cell>
          <table:table-cell office:value-type="float" office:value="0.94948" calcext:value-type="float">
            <text:p>0.94948</text:p>
          </table:table-cell>
          <table:table-cell office:value-type="float" office:value="0.79929" calcext:value-type="float">
            <text:p>0.79929</text:p>
          </table:table-cell>
          <table:table-cell office:value-type="float" office:value="0.015128" calcext:value-type="float">
            <text:p>0.015128</text:p>
          </table:table-cell>
          <table:table-cell office:value-type="float" office:value="0.0075109" calcext:value-type="float">
            <text:p>0.0075109</text:p>
          </table:table-cell>
          <table:table-cell office:value-type="float" office:value="0.0012067" calcext:value-type="float">
            <text:p>0.0012067</text:p>
          </table:table-cell>
          <table:table-cell table:number-columns-repeated="3" office:value-type="float" office:value="0.0074778" calcext:value-type="float">
            <text:p>0.0074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094094" calcext:value-type="float">
            <text:p>0.0094094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88346" calcext:value-type="float">
            <text:p>0.88346</text:p>
          </table:table-cell>
          <table:table-cell office:value-type="float" office:value="0.93978" calcext:value-type="float">
            <text:p>0.93978</text:p>
          </table:table-cell>
          <table:table-cell office:value-type="float" office:value="0.78156" calcext:value-type="float">
            <text:p>0.78156</text:p>
          </table:table-cell>
          <table:table-cell office:value-type="float" office:value="0.01561" calcext:value-type="float">
            <text:p>0.01561</text:p>
          </table:table-cell>
          <table:table-cell office:value-type="float" office:value="0.0071745" calcext:value-type="float">
            <text:p>0.0071745</text:p>
          </table:table-cell>
          <table:table-cell office:value-type="float" office:value="0.0043786" calcext:value-type="float">
            <text:p>0.0043786</text:p>
          </table:table-cell>
          <table:table-cell table:number-columns-repeated="3" office:value-type="float" office:value="0.0074475" calcext:value-type="float">
            <text:p>0.00744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603" calcext:value-type="float">
            <text:p>0.017603</text:p>
          </table:table-cell>
          <table:table-cell office:value-type="float" office:value="0.0093461" calcext:value-type="float">
            <text:p>0.0093461</text:p>
          </table:table-cell>
          <table:table-cell office:value-type="float" office:value="0.0013186" calcext:value-type="float">
            <text:p>0.0013186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89688" calcext:value-type="float">
            <text:p>0.89688</text:p>
          </table:table-cell>
          <table:table-cell office:value-type="float" office:value="0.94899" calcext:value-type="float">
            <text:p>0.94899</text:p>
          </table:table-cell>
          <table:table-cell office:value-type="float" office:value="0.81445" calcext:value-type="float">
            <text:p>0.81445</text:p>
          </table:table-cell>
          <table:table-cell office:value-type="float" office:value="0.014146" calcext:value-type="float">
            <text:p>0.014146</text:p>
          </table:table-cell>
          <table:table-cell office:value-type="float" office:value="0.0076689" calcext:value-type="float">
            <text:p>0.0076689</text:p>
          </table:table-cell>
          <table:table-cell office:value-type="float" office:value="0.00091602" calcext:value-type="float">
            <text:p>0.00091602</text:p>
          </table:table-cell>
          <table:table-cell table:number-columns-repeated="3" office:value-type="float" office:value="0.0074172" calcext:value-type="float">
            <text:p>0.00741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7418" calcext:value-type="float">
            <text:p>0.017418</text:p>
          </table:table-cell>
          <table:table-cell office:value-type="float" office:value="0.0092261" calcext:value-type="float">
            <text:p>0.0092261</text:p>
          </table:table-cell>
          <table:table-cell office:value-type="float" office:value="0.0013012" calcext:value-type="float">
            <text:p>0.0013012</text:p>
          </table:table-cell>
          <table:table-cell office:value-type="float" office:value="0.88865" calcext:value-type="float">
            <text:p>0.88865</text:p>
          </table:table-cell>
          <table:table-cell office:value-type="float" office:value="0.90417" calcext:value-type="float">
            <text:p>0.90417</text:p>
          </table:table-cell>
          <table:table-cell office:value-type="float" office:value="0.95824" calcext:value-type="float">
            <text:p>0.95824</text:p>
          </table:table-cell>
          <table:table-cell office:value-type="float" office:value="0.82658" calcext:value-type="float">
            <text:p>0.82658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0.006843" calcext:value-type="float">
            <text:p>0.006843</text:p>
          </table:table-cell>
          <table:table-cell office:value-type="float" office:value="0.00088207" calcext:value-type="float">
            <text:p>0.00088207</text:p>
          </table:table-cell>
          <table:table-cell table:number-columns-repeated="3" office:value-type="float" office:value="0.0073869" calcext:value-type="float">
            <text:p>0.00738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7244" calcext:value-type="float">
            <text:p>0.017244</text:p>
          </table:table-cell>
          <table:table-cell office:value-type="float" office:value="0.0091679" calcext:value-type="float">
            <text:p>0.0091679</text:p>
          </table:table-cell>
          <table:table-cell office:value-type="float" office:value="0.0012497" calcext:value-type="float">
            <text:p>0.0012497</text:p>
          </table:table-cell>
          <table:table-cell office:value-type="float" office:value="0.87772" calcext:value-type="float">
            <text:p>0.87772</text:p>
          </table:table-cell>
          <table:table-cell office:value-type="float" office:value="0.91526" calcext:value-type="float">
            <text:p>0.91526</text:p>
          </table:table-cell>
          <table:table-cell office:value-type="float" office:value="0.95668" calcext:value-type="float">
            <text:p>0.95668</text:p>
          </table:table-cell>
          <table:table-cell office:value-type="float" office:value="0.81604" calcext:value-type="float">
            <text:p>0.81604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0.0071227" calcext:value-type="float">
            <text:p>0.0071227</text:p>
          </table:table-cell>
          <table:table-cell office:value-type="float" office:value="0.00084805" calcext:value-type="float">
            <text:p>0.00084805</text:p>
          </table:table-cell>
          <table:table-cell table:number-columns-repeated="3" office:value-type="float" office:value="0.0073566" calcext:value-type="float">
            <text:p>0.00735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155" calcext:value-type="float">
            <text:p>0.017155</text:p>
          </table:table-cell>
          <table:table-cell office:value-type="float" office:value="0.0091205" calcext:value-type="float">
            <text:p>0.0091205</text:p>
          </table:table-cell>
          <table:table-cell office:value-type="float" office:value="0.0012745" calcext:value-type="float">
            <text:p>0.0012745</text:p>
          </table:table-cell>
          <table:table-cell office:value-type="float" office:value="0.90175" calcext:value-type="float">
            <text:p>0.90175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6444" calcext:value-type="float">
            <text:p>0.96444</text:p>
          </table:table-cell>
          <table:table-cell office:value-type="float" office:value="0.84516" calcext:value-type="float">
            <text:p>0.84516</text:p>
          </table:table-cell>
          <table:table-cell office:value-type="float" office:value="0.012741" calcext:value-type="float">
            <text:p>0.012741</text:p>
          </table:table-cell>
          <table:table-cell office:value-type="float" office:value="0.0066545" calcext:value-type="float">
            <text:p>0.0066545</text:p>
          </table:table-cell>
          <table:table-cell office:value-type="float" office:value="0.001063" calcext:value-type="float">
            <text:p>0.001063</text:p>
          </table:table-cell>
          <table:table-cell table:number-columns-repeated="3" office:value-type="float" office:value="0.0073263" calcext:value-type="float">
            <text:p>0.00732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639" calcext:value-type="float">
            <text:p>0.016639</text:p>
          </table:table-cell>
          <table:table-cell office:value-type="float" office:value="0.0090234" calcext:value-type="float">
            <text:p>0.0090234</text:p>
          </table:table-cell>
          <table:table-cell office:value-type="float" office:value="0.0012743" calcext:value-type="float">
            <text:p>0.0012743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90134" calcext:value-type="float">
            <text:p>0.90134</text:p>
          </table:table-cell>
          <table:table-cell office:value-type="float" office:value="0.96122" calcext:value-type="float">
            <text:p>0.96122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2949" calcext:value-type="float">
            <text:p>0.012949</text:p>
          </table:table-cell>
          <table:table-cell office:value-type="float" office:value="0.0068426" calcext:value-type="float">
            <text:p>0.0068426</text:p>
          </table:table-cell>
          <table:table-cell office:value-type="float" office:value="0.0010561" calcext:value-type="float">
            <text:p>0.0010561</text:p>
          </table:table-cell>
          <table:table-cell table:number-columns-repeated="3" office:value-type="float" office:value="0.007296" calcext:value-type="float">
            <text:p>0.007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6769" calcext:value-type="float">
            <text:p>0.016769</text:p>
          </table:table-cell>
          <table:table-cell office:value-type="float" office:value="0.0090324" calcext:value-type="float">
            <text:p>0.0090324</text:p>
          </table:table-cell>
          <table:table-cell office:value-type="float" office:value="0.0012429" calcext:value-type="float">
            <text:p>0.0012429</text:p>
          </table:table-cell>
          <table:table-cell office:value-type="float" office:value="0.90037" calcext:value-type="float">
            <text:p>0.90037</text:p>
          </table:table-cell>
          <table:table-cell office:value-type="float" office:value="0.93253" calcext:value-type="float">
            <text:p>0.93253</text:p>
          </table:table-cell>
          <table:table-cell office:value-type="float" office:value="0.97025" calcext:value-type="float">
            <text:p>0.97025</text:p>
          </table:table-cell>
          <table:table-cell office:value-type="float" office:value="0.86884" calcext:value-type="float">
            <text:p>0.86884</text:p>
          </table:table-cell>
          <table:table-cell office:value-type="float" office:value="0.011044" calcext:value-type="float">
            <text:p>0.011044</text:p>
          </table:table-cell>
          <table:table-cell office:value-type="float" office:value="0.0059648" calcext:value-type="float">
            <text:p>0.0059648</text:p>
          </table:table-cell>
          <table:table-cell office:value-type="float" office:value="0.00057298" calcext:value-type="float">
            <text:p>0.00057298</text:p>
          </table:table-cell>
          <table:table-cell table:number-columns-repeated="3" office:value-type="float" office:value="0.0072657" calcext:value-type="float">
            <text:p>0.0072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6452" calcext:value-type="float">
            <text:p>0.016452</text:p>
          </table:table-cell>
          <table:table-cell office:value-type="float" office:value="0.0088932" calcext:value-type="float">
            <text:p>0.0088932</text:p>
          </table:table-cell>
          <table:table-cell office:value-type="float" office:value="0.0012201" calcext:value-type="float">
            <text:p>0.0012201</text:p>
          </table:table-cell>
          <table:table-cell office:value-type="float" office:value="0.90468" calcext:value-type="float">
            <text:p>0.90468</text:p>
          </table:table-cell>
          <table:table-cell office:value-type="float" office:value="0.92611" calcext:value-type="float">
            <text:p>0.92611</text:p>
          </table:table-cell>
          <table:table-cell office:value-type="float" office:value="0.96955" calcext:value-type="float">
            <text:p>0.96955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61089" calcext:value-type="float">
            <text:p>0.0061089</text:p>
          </table:table-cell>
          <table:table-cell office:value-type="float" office:value="0.00050375" calcext:value-type="float">
            <text:p>0.00050375</text:p>
          </table:table-cell>
          <table:table-cell table:number-columns-repeated="3" office:value-type="float" office:value="0.0072354" calcext:value-type="float">
            <text:p>0.0072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6365" calcext:value-type="float">
            <text:p>0.016365</text:p>
          </table:table-cell>
          <table:table-cell office:value-type="float" office:value="0.0088625" calcext:value-type="float">
            <text:p>0.0088625</text:p>
          </table:table-cell>
          <table:table-cell office:value-type="float" office:value="0.0012238" calcext:value-type="float">
            <text:p>0.0012238</text:p>
          </table:table-cell>
          <table:table-cell office:value-type="float" office:value="0.90227" calcext:value-type="float">
            <text:p>0.90227</text:p>
          </table:table-cell>
          <table:table-cell office:value-type="float" office:value="0.92634" calcext:value-type="float">
            <text:p>0.92634</text:p>
          </table:table-cell>
          <table:table-cell office:value-type="float" office:value="0.97033" calcext:value-type="float">
            <text:p>0.97033</text:p>
          </table:table-cell>
          <table:table-cell office:value-type="float" office:value="0.87652" calcext:value-type="float">
            <text:p>0.87652</text:p>
          </table:table-cell>
          <table:table-cell office:value-type="float" office:value="0.010789" calcext:value-type="float">
            <text:p>0.010789</text:p>
          </table:table-cell>
          <table:table-cell office:value-type="float" office:value="0.0060479" calcext:value-type="float">
            <text:p>0.0060479</text:p>
          </table:table-cell>
          <table:table-cell office:value-type="float" office:value="0.000597" calcext:value-type="float">
            <text:p>0.000597</text:p>
          </table:table-cell>
          <table:table-cell table:number-columns-repeated="3" office:value-type="float" office:value="0.007205" calcext:value-type="float">
            <text:p>0.0072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156" calcext:value-type="float">
            <text:p>0.016156</text:p>
          </table:table-cell>
          <table:table-cell office:value-type="float" office:value="0.0087935" calcext:value-type="float">
            <text:p>0.0087935</text:p>
          </table:table-cell>
          <table:table-cell office:value-type="float" office:value="0.0011829" calcext:value-type="float">
            <text:p>0.0011829</text:p>
          </table:table-cell>
          <table:table-cell office:value-type="float" office:value="0.90501" calcext:value-type="float">
            <text:p>0.90501</text:p>
          </table:table-cell>
          <table:table-cell office:value-type="float" office:value="0.93386" calcext:value-type="float">
            <text:p>0.93386</text:p>
          </table:table-cell>
          <table:table-cell office:value-type="float" office:value="0.97274" calcext:value-type="float">
            <text:p>0.97274</text:p>
          </table:table-cell>
          <table:table-cell office:value-type="float" office:value="0.87307" calcext:value-type="float">
            <text:p>0.87307</text:p>
          </table:table-cell>
          <table:table-cell office:value-type="float" office:value="0.011272" calcext:value-type="float">
            <text:p>0.011272</text:p>
          </table:table-cell>
          <table:table-cell office:value-type="float" office:value="0.0058876" calcext:value-type="float">
            <text:p>0.0058876</text:p>
          </table:table-cell>
          <table:table-cell office:value-type="float" office:value="0.00045706" calcext:value-type="float">
            <text:p>0.00045706</text:p>
          </table:table-cell>
          <table:table-cell table:number-columns-repeated="3" office:value-type="float" office:value="0.0071747" calcext:value-type="float">
            <text:p>0.00717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6158" calcext:value-type="float">
            <text:p>0.016158</text:p>
          </table:table-cell>
          <table:table-cell office:value-type="float" office:value="0.0088507" calcext:value-type="float">
            <text:p>0.0088507</text:p>
          </table:table-cell>
          <table:table-cell office:value-type="float" office:value="0.0011941" calcext:value-type="float">
            <text:p>0.0011941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93255" calcext:value-type="float">
            <text:p>0.93255</text:p>
          </table:table-cell>
          <table:table-cell office:value-type="float" office:value="0.97666" calcext:value-type="float">
            <text:p>0.97666</text:p>
          </table:table-cell>
          <table:table-cell office:value-type="float" office:value="0.89422" calcext:value-type="float">
            <text:p>0.89422</text:p>
          </table:table-cell>
          <table:table-cell office:value-type="float" office:value="0.0096887" calcext:value-type="float">
            <text:p>0.0096887</text:p>
          </table:table-cell>
          <table:table-cell office:value-type="float" office:value="0.0055166" calcext:value-type="float">
            <text:p>0.0055166</text:p>
          </table:table-cell>
          <table:table-cell office:value-type="float" office:value="0.00044826" calcext:value-type="float">
            <text:p>0.00044826</text:p>
          </table:table-cell>
          <table:table-cell table:number-columns-repeated="3" office:value-type="float" office:value="0.0071444" calcext:value-type="float">
            <text:p>0.0071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891" calcext:value-type="float">
            <text:p>0.015891</text:p>
          </table:table-cell>
          <table:table-cell office:value-type="float" office:value="0.0087571" calcext:value-type="float">
            <text:p>0.0087571</text:p>
          </table:table-cell>
          <table:table-cell office:value-type="float" office:value="0.0011396" calcext:value-type="float">
            <text:p>0.0011396</text:p>
          </table:table-cell>
          <table:table-cell office:value-type="float" office:value="0.91638" calcext:value-type="float">
            <text:p>0.91638</text:p>
          </table:table-cell>
          <table:table-cell office:value-type="float" office:value="0.93524" calcext:value-type="float">
            <text:p>0.93524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0105" calcext:value-type="float">
            <text:p>0.90105</text:p>
          </table:table-cell>
          <table:table-cell office:value-type="float" office:value="0.0094011" calcext:value-type="float">
            <text:p>0.0094011</text:p>
          </table:table-cell>
          <table:table-cell office:value-type="float" office:value="0.0055859" calcext:value-type="float">
            <text:p>0.0055859</text:p>
          </table:table-cell>
          <table:table-cell office:value-type="float" office:value="0.00045113" calcext:value-type="float">
            <text:p>0.00045113</text:p>
          </table:table-cell>
          <table:table-cell table:number-columns-repeated="3" office:value-type="float" office:value="0.0071141" calcext:value-type="float">
            <text:p>0.00711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86803" calcext:value-type="float">
            <text:p>0.0086803</text:p>
          </table:table-cell>
          <table:table-cell office:value-type="float" office:value="0.0012046" calcext:value-type="float">
            <text:p>0.0012046</text:p>
          </table:table-cell>
          <table:table-cell office:value-type="float" office:value="0.92498" calcext:value-type="float">
            <text:p>0.92498</text:p>
          </table:table-cell>
          <table:table-cell office:value-type="float" office:value="0.93552" calcext:value-type="float">
            <text:p>0.93552</text:p>
          </table:table-cell>
          <table:table-cell office:value-type="float" office:value="0.97783" calcext:value-type="float">
            <text:p>0.97783</text:p>
          </table:table-cell>
          <table:table-cell office:value-type="float" office:value="0.90863" calcext:value-type="float">
            <text:p>0.90863</text:p>
          </table:table-cell>
          <table:table-cell office:value-type="float" office:value="0.0090933" calcext:value-type="float">
            <text:p>0.0090933</text:p>
          </table:table-cell>
          <table:table-cell office:value-type="float" office:value="0.0052528" calcext:value-type="float">
            <text:p>0.0052528</text:p>
          </table:table-cell>
          <table:table-cell office:value-type="float" office:value="0.00040189" calcext:value-type="float">
            <text:p>0.00040189</text:p>
          </table:table-cell>
          <table:table-cell table:number-columns-repeated="3" office:value-type="float" office:value="0.0070838" calcext:value-type="float">
            <text:p>0.00708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757" calcext:value-type="float">
            <text:p>0.015757</text:p>
          </table:table-cell>
          <table:table-cell office:value-type="float" office:value="0.0086839" calcext:value-type="float">
            <text:p>0.0086839</text:p>
          </table:table-cell>
          <table:table-cell office:value-type="float" office:value="0.0011627" calcext:value-type="float">
            <text:p>0.0011627</text:p>
          </table:table-cell>
          <table:table-cell office:value-type="float" office:value="0.92365" calcext:value-type="float">
            <text:p>0.92365</text:p>
          </table:table-cell>
          <table:table-cell office:value-type="float" office:value="0.93748" calcext:value-type="float">
            <text:p>0.93748</text:p>
          </table:table-cell>
          <table:table-cell office:value-type="float" office:value="0.97818" calcext:value-type="float">
            <text:p>0.97818</text:p>
          </table:table-cell>
          <table:table-cell office:value-type="float" office:value="0.91326" calcext:value-type="float">
            <text:p>0.91326</text:p>
          </table:table-cell>
          <table:table-cell office:value-type="float" office:value="0.0087919" calcext:value-type="float">
            <text:p>0.0087919</text:p>
          </table:table-cell>
          <table:table-cell office:value-type="float" office:value="0.0052803" calcext:value-type="float">
            <text:p>0.0052803</text:p>
          </table:table-cell>
          <table:table-cell office:value-type="float" office:value="0.0003904" calcext:value-type="float">
            <text:p>0.0003904</text:p>
          </table:table-cell>
          <table:table-cell table:number-columns-repeated="3" office:value-type="float" office:value="0.0070535" calcext:value-type="float">
            <text:p>0.00705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767" calcext:value-type="float">
            <text:p>0.015767</text:p>
          </table:table-cell>
          <table:table-cell office:value-type="float" office:value="0.0086833" calcext:value-type="float">
            <text:p>0.0086833</text:p>
          </table:table-cell>
          <table:table-cell office:value-type="float" office:value="0.0011554" calcext:value-type="float">
            <text:p>0.0011554</text:p>
          </table:table-cell>
          <table:table-cell office:value-type="float" office:value="0.91312" calcext:value-type="float">
            <text:p>0.91312</text:p>
          </table:table-cell>
          <table:table-cell office:value-type="float" office:value="0.94502" calcext:value-type="float">
            <text:p>0.94502</text:p>
          </table:table-cell>
          <table:table-cell office:value-type="float" office:value="0.97562" calcext:value-type="float">
            <text:p>0.97562</text:p>
          </table:table-cell>
          <table:table-cell office:value-type="float" office:value="0.90735" calcext:value-type="float">
            <text:p>0.90735</text:p>
          </table:table-cell>
          <table:table-cell office:value-type="float" office:value="0.008871" calcext:value-type="float">
            <text:p>0.008871</text:p>
          </table:table-cell>
          <table:table-cell office:value-type="float" office:value="0.0054788" calcext:value-type="float">
            <text:p>0.0054788</text:p>
          </table:table-cell>
          <table:table-cell office:value-type="float" office:value="0.00039559" calcext:value-type="float">
            <text:p>0.00039559</text:p>
          </table:table-cell>
          <table:table-cell table:number-columns-repeated="3" office:value-type="float" office:value="0.0070232" calcext:value-type="float">
            <text:p>0.00702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555" calcext:value-type="float">
            <text:p>0.015555</text:p>
          </table:table-cell>
          <table:table-cell office:value-type="float" office:value="0.0085069" calcext:value-type="float">
            <text:p>0.0085069</text:p>
          </table:table-cell>
          <table:table-cell office:value-type="float" office:value="0.0011048" calcext:value-type="float">
            <text:p>0.0011048</text:p>
          </table:table-cell>
          <table:table-cell office:value-type="float" office:value="0.91559" calcext:value-type="float">
            <text:p>0.91559</text:p>
          </table:table-cell>
          <table:table-cell office:value-type="float" office:value="0.94766" calcext:value-type="float">
            <text:p>0.94766</text:p>
          </table:table-cell>
          <table:table-cell office:value-type="float" office:value="0.97683" calcext:value-type="float">
            <text:p>0.97683</text:p>
          </table:table-cell>
          <table:table-cell office:value-type="float" office:value="0.91414" calcext:value-type="float">
            <text:p>0.91414</text:p>
          </table:table-cell>
          <table:table-cell office:value-type="float" office:value="0.0086594" calcext:value-type="float">
            <text:p>0.0086594</text:p>
          </table:table-cell>
          <table:table-cell office:value-type="float" office:value="0.0053626" calcext:value-type="float">
            <text:p>0.0053626</text:p>
          </table:table-cell>
          <table:table-cell office:value-type="float" office:value="0.0003909" calcext:value-type="float">
            <text:p>0.0003909</text:p>
          </table:table-cell>
          <table:table-cell table:number-columns-repeated="3" office:value-type="float" office:value="0.0069929" calcext:value-type="float">
            <text:p>0.00699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478" calcext:value-type="float">
            <text:p>0.015478</text:p>
          </table:table-cell>
          <table:table-cell office:value-type="float" office:value="0.0085256" calcext:value-type="float">
            <text:p>0.0085256</text:p>
          </table:table-cell>
          <table:table-cell office:value-type="float" office:value="0.0011533" calcext:value-type="float">
            <text:p>0.0011533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97754" calcext:value-type="float">
            <text:p>0.97754</text:p>
          </table:table-cell>
          <table:table-cell office:value-type="float" office:value="0.92218" calcext:value-type="float">
            <text:p>0.92218</text:p>
          </table:table-cell>
          <table:table-cell office:value-type="float" office:value="0.0082305" calcext:value-type="float">
            <text:p>0.0082305</text:p>
          </table:table-cell>
          <table:table-cell office:value-type="float" office:value="0.0051691" calcext:value-type="float">
            <text:p>0.0051691</text:p>
          </table:table-cell>
          <table:table-cell office:value-type="float" office:value="0.00037778" calcext:value-type="float">
            <text:p>0.00037778</text:p>
          </table:table-cell>
          <table:table-cell table:number-columns-repeated="3" office:value-type="float" office:value="0.0069626" calcext:value-type="float">
            <text:p>0.00696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376" calcext:value-type="float">
            <text:p>0.015376</text:p>
          </table:table-cell>
          <table:table-cell office:value-type="float" office:value="0.0085083" calcext:value-type="float">
            <text:p>0.0085083</text:p>
          </table:table-cell>
          <table:table-cell office:value-type="float" office:value="0.0011196" calcext:value-type="float">
            <text:p>0.0011196</text:p>
          </table:table-cell>
          <table:table-cell office:value-type="float" office:value="0.92414" calcext:value-type="float">
            <text:p>0.92414</text:p>
          </table:table-cell>
          <table:table-cell office:value-type="float" office:value="0.94154" calcext:value-type="float">
            <text:p>0.94154</text:p>
          </table:table-cell>
          <table:table-cell office:value-type="float" office:value="0.97805" calcext:value-type="float">
            <text:p>0.97805</text:p>
          </table:table-cell>
          <table:table-cell office:value-type="float" office:value="0.92263" calcext:value-type="float">
            <text:p>0.92263</text:p>
          </table:table-cell>
          <table:table-cell office:value-type="float" office:value="0.0081985" calcext:value-type="float">
            <text:p>0.0081985</text:p>
          </table:table-cell>
          <table:table-cell office:value-type="float" office:value="0.0051694" calcext:value-type="float">
            <text:p>0.0051694</text:p>
          </table:table-cell>
          <table:table-cell office:value-type="float" office:value="0.00035968" calcext:value-type="float">
            <text:p>0.00035968</text:p>
          </table:table-cell>
          <table:table-cell table:number-columns-repeated="3" office:value-type="float" office:value="0.0069323" calcext:value-type="float">
            <text:p>0.00693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8429" calcext:value-type="float">
            <text:p>0.008429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92361" calcext:value-type="float">
            <text:p>0.92361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92631" calcext:value-type="float">
            <text:p>0.92631</text:p>
          </table:table-cell>
          <table:table-cell office:value-type="float" office:value="0.0080439" calcext:value-type="float">
            <text:p>0.0080439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03396" calcext:value-type="float">
            <text:p>0.0003396</text:p>
          </table:table-cell>
          <table:table-cell table:number-columns-repeated="3" office:value-type="float" office:value="0.0069019" calcext:value-type="float">
            <text:p>0.00690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248" calcext:value-type="float">
            <text:p>0.015248</text:p>
          </table:table-cell>
          <table:table-cell office:value-type="float" office:value="0.0084767" calcext:value-type="float">
            <text:p>0.0084767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94302" calcext:value-type="float">
            <text:p>0.94302</text:p>
          </table:table-cell>
          <table:table-cell office:value-type="float" office:value="0.97933" calcext:value-type="float">
            <text:p>0.97933</text:p>
          </table:table-cell>
          <table:table-cell office:value-type="float" office:value="0.93003" calcext:value-type="float">
            <text:p>0.93003</text:p>
          </table:table-cell>
          <table:table-cell office:value-type="float" office:value="0.0078236" calcext:value-type="float">
            <text:p>0.0078236</text:p>
          </table:table-cell>
          <table:table-cell office:value-type="float" office:value="0.0050492" calcext:value-type="float">
            <text:p>0.0050492</text:p>
          </table:table-cell>
          <table:table-cell office:value-type="float" office:value="0.00035823" calcext:value-type="float">
            <text:p>0.00035823</text:p>
          </table:table-cell>
          <table:table-cell table:number-columns-repeated="3" office:value-type="float" office:value="0.0068716" calcext:value-type="float">
            <text:p>0.00687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5166" calcext:value-type="float">
            <text:p>0.015166</text:p>
          </table:table-cell>
          <table:table-cell office:value-type="float" office:value="0.0084387" calcext:value-type="float">
            <text:p>0.0084387</text:p>
          </table:table-cell>
          <table:table-cell office:value-type="float" office:value="0.0010716" calcext:value-type="float">
            <text:p>0.0010716</text:p>
          </table:table-cell>
          <table:table-cell office:value-type="float" office:value="0.91837" calcext:value-type="float">
            <text:p>0.91837</text:p>
          </table:table-cell>
          <table:table-cell office:value-type="float" office:value="0.94885" calcext:value-type="float">
            <text:p>0.94885</text:p>
          </table:table-cell>
          <table:table-cell office:value-type="float" office:value="0.97861" calcext:value-type="float">
            <text:p>0.97861</text:p>
          </table:table-cell>
          <table:table-cell office:value-type="float" office:value="0.92717" calcext:value-type="float">
            <text:p>0.92717</text:p>
          </table:table-cell>
          <table:table-cell office:value-type="float" office:value="0.0079753" calcext:value-type="float">
            <text:p>0.0079753</text:p>
          </table:table-cell>
          <table:table-cell office:value-type="float" office:value="0.0051216" calcext:value-type="float">
            <text:p>0.0051216</text:p>
          </table:table-cell>
          <table:table-cell office:value-type="float" office:value="0.00035218" calcext:value-type="float">
            <text:p>0.00035218</text:p>
          </table:table-cell>
          <table:table-cell table:number-columns-repeated="3" office:value-type="float" office:value="0.0068413" calcext:value-type="float">
            <text:p>0.00684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5095" calcext:value-type="float">
            <text:p>0.015095</text:p>
          </table:table-cell>
          <table:table-cell office:value-type="float" office:value="0.0084643" calcext:value-type="float">
            <text:p>0.0084643</text:p>
          </table:table-cell>
          <table:table-cell office:value-type="float" office:value="0.0011187" calcext:value-type="float">
            <text:p>0.0011187</text:p>
          </table:table-cell>
          <table:table-cell office:value-type="float" office:value="0.92833" calcext:value-type="float">
            <text:p>0.92833</text:p>
          </table:table-cell>
          <table:table-cell office:value-type="float" office:value="0.94335" calcext:value-type="float">
            <text:p>0.94335</text:p>
          </table:table-cell>
          <table:table-cell office:value-type="float" office:value="0.97947" calcext:value-type="float">
            <text:p>0.97947</text:p>
          </table:table-cell>
          <table:table-cell office:value-type="float" office:value="0.92957" calcext:value-type="float">
            <text:p>0.92957</text:p>
          </table:table-cell>
          <table:table-cell office:value-type="float" office:value="0.0078375" calcext:value-type="float">
            <text:p>0.0078375</text:p>
          </table:table-cell>
          <table:table-cell office:value-type="float" office:value="0.0050507" calcext:value-type="float">
            <text:p>0.0050507</text:p>
          </table:table-cell>
          <table:table-cell office:value-type="float" office:value="0.00034437" calcext:value-type="float">
            <text:p>0.00034437</text:p>
          </table:table-cell>
          <table:table-cell table:number-columns-repeated="3" office:value-type="float" office:value="0.006811" calcext:value-type="float">
            <text:p>0.0068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5064" calcext:value-type="float">
            <text:p>0.015064</text:p>
          </table:table-cell>
          <table:table-cell office:value-type="float" office:value="0.0083518" calcext:value-type="float">
            <text:p>0.0083518</text:p>
          </table:table-cell>
          <table:table-cell office:value-type="float" office:value="0.0010483" calcext:value-type="float">
            <text:p>0.0010483</text:p>
          </table:table-cell>
          <table:table-cell office:value-type="float" office:value="0.93039" calcext:value-type="float">
            <text:p>0.93039</text:p>
          </table:table-cell>
          <table:table-cell office:value-type="float" office:value="0.94363" calcext:value-type="float">
            <text:p>0.94363</text:p>
          </table:table-cell>
          <table:table-cell office:value-type="float" office:value="0.97975" calcext:value-type="float">
            <text:p>0.97975</text:p>
          </table:table-cell>
          <table:table-cell office:value-type="float" office:value="0.93047" calcext:value-type="float">
            <text:p>0.93047</text:p>
          </table:table-cell>
          <table:table-cell office:value-type="float" office:value="0.0077342" calcext:value-type="float">
            <text:p>0.0077342</text:p>
          </table:table-cell>
          <table:table-cell office:value-type="float" office:value="0.0049529" calcext:value-type="float">
            <text:p>0.0049529</text:p>
          </table:table-cell>
          <table:table-cell office:value-type="float" office:value="0.00034701" calcext:value-type="float">
            <text:p>0.00034701</text:p>
          </table:table-cell>
          <table:table-cell table:number-columns-repeated="3" office:value-type="float" office:value="0.0067807" calcext:value-type="float">
            <text:p>0.00678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082967" calcext:value-type="float">
            <text:p>0.0082967</text:p>
          </table:table-cell>
          <table:table-cell office:value-type="float" office:value="0.0011042" calcext:value-type="float">
            <text:p>0.0011042</text:p>
          </table:table-cell>
          <table:table-cell office:value-type="float" office:value="0.92959" calcext:value-type="float">
            <text:p>0.92959</text:p>
          </table:table-cell>
          <table:table-cell office:value-type="float" office:value="0.94452" calcext:value-type="float">
            <text:p>0.94452</text:p>
          </table:table-cell>
          <table:table-cell office:value-type="float" office:value="0.97955" calcext:value-type="float">
            <text:p>0.97955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0076649" calcext:value-type="float">
            <text:p>0.0076649</text:p>
          </table:table-cell>
          <table:table-cell office:value-type="float" office:value="0.0050474" calcext:value-type="float">
            <text:p>0.0050474</text:p>
          </table:table-cell>
          <table:table-cell office:value-type="float" office:value="0.0003483" calcext:value-type="float">
            <text:p>0.0003483</text:p>
          </table:table-cell>
          <table:table-cell table:number-columns-repeated="3" office:value-type="float" office:value="0.0067504" calcext:value-type="float">
            <text:p>0.00675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0.0083252" calcext:value-type="float">
            <text:p>0.0083252</text:p>
          </table:table-cell>
          <table:table-cell office:value-type="float" office:value="0.0010747" calcext:value-type="float">
            <text:p>0.0010747</text:p>
          </table:table-cell>
          <table:table-cell office:value-type="float" office:value="0.92868" calcext:value-type="float">
            <text:p>0.92868</text:p>
          </table:table-cell>
          <table:table-cell office:value-type="float" office:value="0.94611" calcext:value-type="float">
            <text:p>0.94611</text:p>
          </table:table-cell>
          <table:table-cell office:value-type="float" office:value="0.97956" calcext:value-type="float">
            <text:p>0.97956</text:p>
          </table:table-cell>
          <table:table-cell office:value-type="float" office:value="0.93251" calcext:value-type="float">
            <text:p>0.93251</text:p>
          </table:table-cell>
          <table:table-cell office:value-type="float" office:value="0.0076393" calcext:value-type="float">
            <text:p>0.0076393</text:p>
          </table:table-cell>
          <table:table-cell office:value-type="float" office:value="0.0049958" calcext:value-type="float">
            <text:p>0.0049958</text:p>
          </table:table-cell>
          <table:table-cell office:value-type="float" office:value="0.00034097" calcext:value-type="float">
            <text:p>0.00034097</text:p>
          </table:table-cell>
          <table:table-cell table:number-columns-repeated="3" office:value-type="float" office:value="0.0067201" calcext:value-type="float">
            <text:p>0.00672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4819" calcext:value-type="float">
            <text:p>0.014819</text:p>
          </table:table-cell>
          <table:table-cell office:value-type="float" office:value="0.0083201" calcext:value-type="float">
            <text:p>0.0083201</text:p>
          </table:table-cell>
          <table:table-cell office:value-type="float" office:value="0.0010701" calcext:value-type="float">
            <text:p>0.0010701</text:p>
          </table:table-cell>
          <table:table-cell office:value-type="float" office:value="0.93098" calcext:value-type="float">
            <text:p>0.93098</text:p>
          </table:table-cell>
          <table:table-cell office:value-type="float" office:value="0.94286" calcext:value-type="float">
            <text:p>0.94286</text:p>
          </table:table-cell>
          <table:table-cell office:value-type="float" office:value="0.97968" calcext:value-type="float">
            <text:p>0.97968</text:p>
          </table:table-cell>
          <table:table-cell office:value-type="float" office:value="0.93229" calcext:value-type="float">
            <text:p>0.93229</text:p>
          </table:table-cell>
          <table:table-cell office:value-type="float" office:value="0.0076695" calcext:value-type="float">
            <text:p>0.0076695</text:p>
          </table:table-cell>
          <table:table-cell office:value-type="float" office:value="0.0049653" calcext:value-type="float">
            <text:p>0.0049653</text:p>
          </table:table-cell>
          <table:table-cell office:value-type="float" office:value="0.00033626" calcext:value-type="float">
            <text:p>0.00033626</text:p>
          </table:table-cell>
          <table:table-cell table:number-columns-repeated="3" office:value-type="float" office:value="0.0066898" calcext:value-type="float">
            <text:p>0.00668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082789" calcext:value-type="float">
            <text:p>0.0082789</text:p>
          </table:table-cell>
          <table:table-cell office:value-type="float" office:value="0.0010857" calcext:value-type="float">
            <text:p>0.0010857</text:p>
          </table:table-cell>
          <table:table-cell office:value-type="float" office:value="0.92832" calcext:value-type="float">
            <text:p>0.92832</text:p>
          </table:table-cell>
          <table:table-cell office:value-type="float" office:value="0.94353" calcext:value-type="float">
            <text:p>0.94353</text:p>
          </table:table-cell>
          <table:table-cell office:value-type="float" office:value="0.97934" calcext:value-type="float">
            <text:p>0.97934</text:p>
          </table:table-cell>
          <table:table-cell office:value-type="float" office:value="0.93367" calcext:value-type="float">
            <text:p>0.93367</text:p>
          </table:table-cell>
          <table:table-cell office:value-type="float" office:value="0.0075317" calcext:value-type="float">
            <text:p>0.0075317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003285" calcext:value-type="float">
            <text:p>0.0003285</text:p>
          </table:table-cell>
          <table:table-cell table:number-columns-repeated="3" office:value-type="float" office:value="0.0066595" calcext:value-type="float">
            <text:p>0.00665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4619" calcext:value-type="float">
            <text:p>0.014619</text:p>
          </table:table-cell>
          <table:table-cell office:value-type="float" office:value="0.0082083" calcext:value-type="float">
            <text:p>0.0082083</text:p>
          </table:table-cell>
          <table:table-cell office:value-type="float" office:value="0.0010395" calcext:value-type="float">
            <text:p>0.0010395</text:p>
          </table:table-cell>
          <table:table-cell office:value-type="float" office:value="0.92617" calcext:value-type="float">
            <text:p>0.92617</text:p>
          </table:table-cell>
          <table:table-cell office:value-type="float" office:value="0.94652" calcext:value-type="float">
            <text:p>0.94652</text:p>
          </table:table-cell>
          <table:table-cell office:value-type="float" office:value="0.97898" calcext:value-type="float">
            <text:p>0.97898</text:p>
          </table:table-cell>
          <table:table-cell office:value-type="float" office:value="0.93373" calcext:value-type="float">
            <text:p>0.93373</text:p>
          </table:table-cell>
          <table:table-cell office:value-type="float" office:value="0.0075222" calcext:value-type="float">
            <text:p>0.0075222</text:p>
          </table:table-cell>
          <table:table-cell office:value-type="float" office:value="0.0050255" calcext:value-type="float">
            <text:p>0.0050255</text:p>
          </table:table-cell>
          <table:table-cell office:value-type="float" office:value="0.00033076" calcext:value-type="float">
            <text:p>0.00033076</text:p>
          </table:table-cell>
          <table:table-cell table:number-columns-repeated="3" office:value-type="float" office:value="0.0066292" calcext:value-type="float">
            <text:p>0.00662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4712" calcext:value-type="float">
            <text:p>0.014712</text:p>
          </table:table-cell>
          <table:table-cell office:value-type="float" office:value="0.0082366" calcext:value-type="float">
            <text:p>0.0082366</text:p>
          </table:table-cell>
          <table:table-cell office:value-type="float" office:value="0.0010272" calcext:value-type="float">
            <text:p>0.0010272</text:p>
          </table:table-cell>
          <table:table-cell office:value-type="float" office:value="0.92931" calcext:value-type="float">
            <text:p>0.92931</text:p>
          </table:table-cell>
          <table:table-cell office:value-type="float" office:value="0.94521" calcext:value-type="float">
            <text:p>0.94521</text:p>
          </table:table-cell>
          <table:table-cell office:value-type="float" office:value="0.97927" calcext:value-type="float">
            <text:p>0.97927</text:p>
          </table:table-cell>
          <table:table-cell office:value-type="float" office:value="0.93343" calcext:value-type="float">
            <text:p>0.93343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050023" calcext:value-type="float">
            <text:p>0.0050023</text:p>
          </table:table-cell>
          <table:table-cell office:value-type="float" office:value="0.00033331" calcext:value-type="float">
            <text:p>0.00033331</text:p>
          </table:table-cell>
          <table:table-cell table:number-columns-repeated="3" office:value-type="float" office:value="0.0065989" calcext:value-type="float">
            <text:p>0.00659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4629" calcext:value-type="float">
            <text:p>0.014629</text:p>
          </table:table-cell>
          <table:table-cell office:value-type="float" office:value="0.0082039" calcext:value-type="float">
            <text:p>0.0082039</text:p>
          </table:table-cell>
          <table:table-cell office:value-type="float" office:value="0.0010244" calcext:value-type="float">
            <text:p>0.0010244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94496" calcext:value-type="float">
            <text:p>0.94496</text:p>
          </table:table-cell>
          <table:table-cell office:value-type="float" office:value="0.97963" calcext:value-type="float">
            <text:p>0.97963</text:p>
          </table:table-cell>
          <table:table-cell office:value-type="float" office:value="0.93495" calcext:value-type="float">
            <text:p>0.93495</text:p>
          </table:table-cell>
          <table:table-cell office:value-type="float" office:value="0.0074251" calcext:value-type="float">
            <text:p>0.0074251</text:p>
          </table:table-cell>
          <table:table-cell office:value-type="float" office:value="0.0049881" calcext:value-type="float">
            <text:p>0.0049881</text:p>
          </table:table-cell>
          <table:table-cell office:value-type="float" office:value="0.00033985" calcext:value-type="float">
            <text:p>0.00033985</text:p>
          </table:table-cell>
          <table:table-cell table:number-columns-repeated="3" office:value-type="float" office:value="0.0065685" calcext:value-type="float">
            <text:p>0.00656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4435" calcext:value-type="float">
            <text:p>0.014435</text:p>
          </table:table-cell>
          <table:table-cell office:value-type="float" office:value="0.0081634" calcext:value-type="float">
            <text:p>0.0081634</text:p>
          </table:table-cell>
          <table:table-cell office:value-type="float" office:value="0.00099524" calcext:value-type="float">
            <text:p>0.00099524</text:p>
          </table:table-cell>
          <table:table-cell office:value-type="float" office:value="0.93327" calcext:value-type="float">
            <text:p>0.93327</text:p>
          </table:table-cell>
          <table:table-cell office:value-type="float" office:value="0.94211" calcext:value-type="float">
            <text:p>0.94211</text:p>
          </table:table-cell>
          <table:table-cell office:value-type="float" office:value="0.97983" calcext:value-type="float">
            <text:p>0.97983</text:p>
          </table:table-cell>
          <table:table-cell office:value-type="float" office:value="0.93493" calcext:value-type="float">
            <text:p>0.93493</text:p>
          </table:table-cell>
          <table:table-cell office:value-type="float" office:value="0.0074352" calcext:value-type="float">
            <text:p>0.0074352</text:p>
          </table:table-cell>
          <table:table-cell office:value-type="float" office:value="0.0049828" calcext:value-type="float">
            <text:p>0.0049828</text:p>
          </table:table-cell>
          <table:table-cell office:value-type="float" office:value="0.00033922" calcext:value-type="float">
            <text:p>0.00033922</text:p>
          </table:table-cell>
          <table:table-cell table:number-columns-repeated="3" office:value-type="float" office:value="0.0065382" calcext:value-type="float">
            <text:p>0.00653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4492" calcext:value-type="float">
            <text:p>0.014492</text:p>
          </table:table-cell>
          <table:table-cell office:value-type="float" office:value="0.0081447" calcext:value-type="float">
            <text:p>0.0081447</text:p>
          </table:table-cell>
          <table:table-cell office:value-type="float" office:value="0.0010463" calcext:value-type="float">
            <text:p>0.0010463</text:p>
          </table:table-cell>
          <table:table-cell office:value-type="float" office:value="0.93056" calcext:value-type="float">
            <text:p>0.93056</text:p>
          </table:table-cell>
          <table:table-cell office:value-type="float" office:value="0.94565" calcext:value-type="float">
            <text:p>0.94565</text:p>
          </table:table-cell>
          <table:table-cell office:value-type="float" office:value="0.98018" calcext:value-type="float">
            <text:p>0.98018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0073737" calcext:value-type="float">
            <text:p>0.0073737</text:p>
          </table:table-cell>
          <table:table-cell office:value-type="float" office:value="0.0049461" calcext:value-type="float">
            <text:p>0.0049461</text:p>
          </table:table-cell>
          <table:table-cell office:value-type="float" office:value="0.00033796" calcext:value-type="float">
            <text:p>0.00033796</text:p>
          </table:table-cell>
          <table:table-cell table:number-columns-repeated="3" office:value-type="float" office:value="0.0065079" calcext:value-type="float">
            <text:p>0.00650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081721" calcext:value-type="float">
            <text:p>0.0081721</text:p>
          </table:table-cell>
          <table:table-cell office:value-type="float" office:value="0.0010821" calcext:value-type="float">
            <text:p>0.0010821</text:p>
          </table:table-cell>
          <table:table-cell office:value-type="float" office:value="0.93063" calcext:value-type="float">
            <text:p>0.93063</text:p>
          </table:table-cell>
          <table:table-cell office:value-type="float" office:value="0.94513" calcext:value-type="float">
            <text:p>0.94513</text:p>
          </table:table-cell>
          <table:table-cell office:value-type="float" office:value="0.98031" calcext:value-type="float">
            <text:p>0.98031</text:p>
          </table:table-cell>
          <table:table-cell office:value-type="float" office:value="0.93643" calcext:value-type="float">
            <text:p>0.93643</text:p>
          </table:table-cell>
          <table:table-cell office:value-type="float" office:value="0.0073815" calcext:value-type="float">
            <text:p>0.0073815</text:p>
          </table:table-cell>
          <table:table-cell office:value-type="float" office:value="0.0049324" calcext:value-type="float">
            <text:p>0.0049324</text:p>
          </table:table-cell>
          <table:table-cell office:value-type="float" office:value="0.00033269" calcext:value-type="float">
            <text:p>0.00033269</text:p>
          </table:table-cell>
          <table:table-cell table:number-columns-repeated="3" office:value-type="float" office:value="0.0064776" calcext:value-type="float">
            <text:p>0.00647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81337" calcext:value-type="float">
            <text:p>0.0081337</text:p>
          </table:table-cell>
          <table:table-cell office:value-type="float" office:value="0.0010362" calcext:value-type="float">
            <text:p>0.0010362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4502" calcext:value-type="float">
            <text:p>0.94502</text:p>
          </table:table-cell>
          <table:table-cell office:value-type="float" office:value="0.98037" calcext:value-type="float">
            <text:p>0.98037</text:p>
          </table:table-cell>
          <table:table-cell office:value-type="float" office:value="0.93596" calcext:value-type="float">
            <text:p>0.93596</text:p>
          </table:table-cell>
          <table:table-cell office:value-type="float" office:value="0.007418" calcext:value-type="float">
            <text:p>0.007418</text:p>
          </table:table-cell>
          <table:table-cell office:value-type="float" office:value="0.0049226" calcext:value-type="float">
            <text:p>0.0049226</text:p>
          </table:table-cell>
          <table:table-cell office:value-type="float" office:value="0.00032951" calcext:value-type="float">
            <text:p>0.00032951</text:p>
          </table:table-cell>
          <table:table-cell table:number-columns-repeated="3" office:value-type="float" office:value="0.0064473" calcext:value-type="float">
            <text:p>0.00644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4281" calcext:value-type="float">
            <text:p>0.014281</text:p>
          </table:table-cell>
          <table:table-cell office:value-type="float" office:value="0.0080917" calcext:value-type="float">
            <text:p>0.0080917</text:p>
          </table:table-cell>
          <table:table-cell office:value-type="float" office:value="0.0010355" calcext:value-type="float">
            <text:p>0.0010355</text:p>
          </table:table-cell>
          <table:table-cell office:value-type="float" office:value="0.93222" calcext:value-type="float">
            <text:p>0.93222</text:p>
          </table:table-cell>
          <table:table-cell office:value-type="float" office:value="0.94552" calcext:value-type="float">
            <text:p>0.94552</text:p>
          </table:table-cell>
          <table:table-cell office:value-type="float" office:value="0.98042" calcext:value-type="float">
            <text:p>0.98042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0074087" calcext:value-type="float">
            <text:p>0.0074087</text:p>
          </table:table-cell>
          <table:table-cell office:value-type="float" office:value="0.0049094" calcext:value-type="float">
            <text:p>0.0049094</text:p>
          </table:table-cell>
          <table:table-cell office:value-type="float" office:value="0.00033012" calcext:value-type="float">
            <text:p>0.00033012</text:p>
          </table:table-cell>
          <table:table-cell table:number-columns-repeated="3" office:value-type="float" office:value="0.006417" calcext:value-type="float">
            <text:p>0.0064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4083" calcext:value-type="float">
            <text:p>0.014083</text:p>
          </table:table-cell>
          <table:table-cell office:value-type="float" office:value="0.0080092" calcext:value-type="float">
            <text:p>0.0080092</text:p>
          </table:table-cell>
          <table:table-cell office:value-type="float" office:value="0.00094616" calcext:value-type="float">
            <text:p>0.00094616</text:p>
          </table:table-cell>
          <table:table-cell office:value-type="float" office:value="0.93263" calcext:value-type="float">
            <text:p>0.93263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8035" calcext:value-type="float">
            <text:p>0.98035</text:p>
          </table:table-cell>
          <table:table-cell office:value-type="float" office:value="0.93634" calcext:value-type="float">
            <text:p>0.93634</text:p>
          </table:table-cell>
          <table:table-cell office:value-type="float" office:value="0.0073961" calcext:value-type="float">
            <text:p>0.0073961</text:p>
          </table:table-cell>
          <table:table-cell office:value-type="float" office:value="0.0049104" calcext:value-type="float">
            <text:p>0.0049104</text:p>
          </table:table-cell>
          <table:table-cell office:value-type="float" office:value="0.00033076" calcext:value-type="float">
            <text:p>0.00033076</text:p>
          </table:table-cell>
          <table:table-cell table:number-columns-repeated="3" office:value-type="float" office:value="0.0063867" calcext:value-type="float">
            <text:p>0.00638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4261" calcext:value-type="float">
            <text:p>0.014261</text:p>
          </table:table-cell>
          <table:table-cell office:value-type="float" office:value="0.0080822" calcext:value-type="float">
            <text:p>0.0080822</text:p>
          </table:table-cell>
          <table:table-cell office:value-type="float" office:value="0.0010271" calcext:value-type="float">
            <text:p>0.0010271</text:p>
          </table:table-cell>
          <table:table-cell office:value-type="float" office:value="0.93119" calcext:value-type="float">
            <text:p>0.93119</text:p>
          </table:table-cell>
          <table:table-cell office:value-type="float" office:value="0.94609" calcext:value-type="float">
            <text:p>0.94609</text:p>
          </table:table-cell>
          <table:table-cell office:value-type="float" office:value="0.98031" calcext:value-type="float">
            <text:p>0.98031</text:p>
          </table:table-cell>
          <table:table-cell office:value-type="float" office:value="0.93582" calcext:value-type="float">
            <text:p>0.93582</text:p>
          </table:table-cell>
          <table:table-cell office:value-type="float" office:value="0.0074195" calcext:value-type="float">
            <text:p>0.0074195</text:p>
          </table:table-cell>
          <table:table-cell office:value-type="float" office:value="0.0049299" calcext:value-type="float">
            <text:p>0.0049299</text:p>
          </table:table-cell>
          <table:table-cell office:value-type="float" office:value="0.00032947" calcext:value-type="float">
            <text:p>0.00032947</text:p>
          </table:table-cell>
          <table:table-cell table:number-columns-repeated="3" office:value-type="float" office:value="0.0063564" calcext:value-type="float">
            <text:p>0.00635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417" calcext:value-type="float">
            <text:p>0.01417</text:p>
          </table:table-cell>
          <table:table-cell office:value-type="float" office:value="0.0080276" calcext:value-type="float">
            <text:p>0.0080276</text:p>
          </table:table-cell>
          <table:table-cell office:value-type="float" office:value="0.0010102" calcext:value-type="float">
            <text:p>0.0010102</text:p>
          </table:table-cell>
          <table:table-cell office:value-type="float" office:value="0.93139" calcext:value-type="float">
            <text:p>0.93139</text:p>
          </table:table-cell>
          <table:table-cell office:value-type="float" office:value="0.94705" calcext:value-type="float">
            <text:p>0.94705</text:p>
          </table:table-cell>
          <table:table-cell office:value-type="float" office:value="0.98028" calcext:value-type="float">
            <text:p>0.98028</text:p>
          </table:table-cell>
          <table:table-cell office:value-type="float" office:value="0.93593" calcext:value-type="float">
            <text:p>0.93593</text:p>
          </table:table-cell>
          <table:table-cell office:value-type="float" office:value="0.0074252" calcext:value-type="float">
            <text:p>0.0074252</text:p>
          </table:table-cell>
          <table:table-cell office:value-type="float" office:value="0.004932" calcext:value-type="float">
            <text:p>0.004932</text:p>
          </table:table-cell>
          <table:table-cell office:value-type="float" office:value="0.00032871" calcext:value-type="float">
            <text:p>0.00032871</text:p>
          </table:table-cell>
          <table:table-cell table:number-columns-repeated="3" office:value-type="float" office:value="0.0063261" calcext:value-type="float">
            <text:p>0.00632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4223" calcext:value-type="float">
            <text:p>0.014223</text:p>
          </table:table-cell>
          <table:table-cell office:value-type="float" office:value="0.0080733" calcext:value-type="float">
            <text:p>0.0080733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93209" calcext:value-type="float">
            <text:p>0.93209</text:p>
          </table:table-cell>
          <table:table-cell office:value-type="float" office:value="0.94679" calcext:value-type="float">
            <text:p>0.94679</text:p>
          </table:table-cell>
          <table:table-cell office:value-type="float" office:value="0.98035" calcext:value-type="float">
            <text:p>0.98035</text:p>
          </table:table-cell>
          <table:table-cell office:value-type="float" office:value="0.93557" calcext:value-type="float">
            <text:p>0.93557</text:p>
          </table:table-cell>
          <table:table-cell office:value-type="float" office:value="0.0074326" calcext:value-type="float">
            <text:p>0.0074326</text:p>
          </table:table-cell>
          <table:table-cell office:value-type="float" office:value="0.0049364" calcext:value-type="float">
            <text:p>0.0049364</text:p>
          </table:table-cell>
          <table:table-cell office:value-type="float" office:value="0.00032758" calcext:value-type="float">
            <text:p>0.00032758</text:p>
          </table:table-cell>
          <table:table-cell table:number-columns-repeated="3" office:value-type="float" office:value="0.0062958" calcext:value-type="float">
            <text:p>0.00629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3952" calcext:value-type="float">
            <text:p>0.013952</text:p>
          </table:table-cell>
          <table:table-cell office:value-type="float" office:value="0.0079708" calcext:value-type="float">
            <text:p>0.0079708</text:p>
          </table:table-cell>
          <table:table-cell office:value-type="float" office:value="0.00096576" calcext:value-type="float">
            <text:p>0.00096576</text:p>
          </table:table-cell>
          <table:table-cell office:value-type="float" office:value="0.92993" calcext:value-type="float">
            <text:p>0.92993</text:p>
          </table:table-cell>
          <table:table-cell office:value-type="float" office:value="0.94774" calcext:value-type="float">
            <text:p>0.94774</text:p>
          </table:table-cell>
          <table:table-cell office:value-type="float" office:value="0.98042" calcext:value-type="float">
            <text:p>0.98042</text:p>
          </table:table-cell>
          <table:table-cell office:value-type="float" office:value="0.93589" calcext:value-type="float">
            <text:p>0.93589</text:p>
          </table:table-cell>
          <table:table-cell office:value-type="float" office:value="0.0074254" calcext:value-type="float">
            <text:p>0.0074254</text:p>
          </table:table-cell>
          <table:table-cell office:value-type="float" office:value="0.004914" calcext:value-type="float">
            <text:p>0.004914</text:p>
          </table:table-cell>
          <table:table-cell office:value-type="float" office:value="0.00032788" calcext:value-type="float">
            <text:p>0.00032788</text:p>
          </table:table-cell>
          <table:table-cell table:number-columns-repeated="3" office:value-type="float" office:value="0.0062654" calcext:value-type="float">
            <text:p>0.00626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3872" calcext:value-type="float">
            <text:p>0.013872</text:p>
          </table:table-cell>
          <table:table-cell office:value-type="float" office:value="0.0079681" calcext:value-type="float">
            <text:p>0.0079681</text:p>
          </table:table-cell>
          <table:table-cell office:value-type="float" office:value="0.00097894" calcext:value-type="float">
            <text:p>0.00097894</text:p>
          </table:table-cell>
          <table:table-cell office:value-type="float" office:value="0.92944" calcext:value-type="float">
            <text:p>0.92944</text:p>
          </table:table-cell>
          <table:table-cell office:value-type="float" office:value="0.94874" calcext:value-type="float">
            <text:p>0.94874</text:p>
          </table:table-cell>
          <table:table-cell office:value-type="float" office:value="0.98046" calcext:value-type="float">
            <text:p>0.98046</text:p>
          </table:table-cell>
          <table:table-cell office:value-type="float" office:value="0.93635" calcext:value-type="float">
            <text:p>0.93635</text:p>
          </table:table-cell>
          <table:table-cell office:value-type="float" office:value="0.0074009" calcext:value-type="float">
            <text:p>0.0074009</text:p>
          </table:table-cell>
          <table:table-cell office:value-type="float" office:value="0.0049121" calcext:value-type="float">
            <text:p>0.0049121</text:p>
          </table:table-cell>
          <table:table-cell office:value-type="float" office:value="0.00032732" calcext:value-type="float">
            <text:p>0.00032732</text:p>
          </table:table-cell>
          <table:table-cell table:number-columns-repeated="3" office:value-type="float" office:value="0.0062351" calcext:value-type="float">
            <text:p>0.00623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080675" calcext:value-type="float">
            <text:p>0.0080675</text:p>
          </table:table-cell>
          <table:table-cell office:value-type="float" office:value="0.0010049" calcext:value-type="float">
            <text:p>0.0010049</text:p>
          </table:table-cell>
          <table:table-cell office:value-type="float" office:value="0.93111" calcext:value-type="float">
            <text:p>0.93111</text:p>
          </table:table-cell>
          <table:table-cell office:value-type="float" office:value="0.94825" calcext:value-type="float">
            <text:p>0.94825</text:p>
          </table:table-cell>
          <table:table-cell office:value-type="float" office:value="0.98055" calcext:value-type="float">
            <text:p>0.98055</text:p>
          </table:table-cell>
          <table:table-cell office:value-type="float" office:value="0.93649" calcext:value-type="float">
            <text:p>0.93649</text:p>
          </table:table-cell>
          <table:table-cell office:value-type="float" office:value="0.0073892" calcext:value-type="float">
            <text:p>0.0073892</text:p>
          </table:table-cell>
          <table:table-cell office:value-type="float" office:value="0.0049064" calcext:value-type="float">
            <text:p>0.0049064</text:p>
          </table:table-cell>
          <table:table-cell office:value-type="float" office:value="0.00032787" calcext:value-type="float">
            <text:p>0.00032787</text:p>
          </table:table-cell>
          <table:table-cell table:number-columns-repeated="3" office:value-type="float" office:value="0.0062048" calcext:value-type="float">
            <text:p>0.00620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4114" calcext:value-type="float">
            <text:p>0.014114</text:p>
          </table:table-cell>
          <table:table-cell office:value-type="float" office:value="0.0079681" calcext:value-type="float">
            <text:p>0.0079681</text:p>
          </table:table-cell>
          <table:table-cell office:value-type="float" office:value="0.0010056" calcext:value-type="float">
            <text:p>0.0010056</text:p>
          </table:table-cell>
          <table:table-cell office:value-type="float" office:value="0.93113" calcext:value-type="float">
            <text:p>0.93113</text:p>
          </table:table-cell>
          <table:table-cell office:value-type="float" office:value="0.94826" calcext:value-type="float">
            <text:p>0.94826</text:p>
          </table:table-cell>
          <table:table-cell office:value-type="float" office:value="0.98057" calcext:value-type="float">
            <text:p>0.98057</text:p>
          </table:table-cell>
          <table:table-cell office:value-type="float" office:value="0.93638" calcext:value-type="float">
            <text:p>0.93638</text:p>
          </table:table-cell>
          <table:table-cell office:value-type="float" office:value="0.0073814" calcext:value-type="float">
            <text:p>0.0073814</text:p>
          </table:table-cell>
          <table:table-cell office:value-type="float" office:value="0.0049082" calcext:value-type="float">
            <text:p>0.0049082</text:p>
          </table:table-cell>
          <table:table-cell office:value-type="float" office:value="0.00032805" calcext:value-type="float">
            <text:p>0.00032805</text:p>
          </table:table-cell>
          <table:table-cell table:number-columns-repeated="3" office:value-type="float" office:value="0.0061745" calcext:value-type="float">
            <text:p>0.00617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3876" calcext:value-type="float">
            <text:p>0.013876</text:p>
          </table:table-cell>
          <table:table-cell office:value-type="float" office:value="0.0079536" calcext:value-type="float">
            <text:p>0.0079536</text:p>
          </table:table-cell>
          <table:table-cell office:value-type="float" office:value="0.00094098" calcext:value-type="float">
            <text:p>0.00094098</text:p>
          </table:table-cell>
          <table:table-cell office:value-type="float" office:value="0.93158" calcext:value-type="float">
            <text:p>0.93158</text:p>
          </table:table-cell>
          <table:table-cell office:value-type="float" office:value="0.94777" calcext:value-type="float">
            <text:p>0.94777</text:p>
          </table:table-cell>
          <table:table-cell office:value-type="float" office:value="0.98057" calcext:value-type="float">
            <text:p>0.98057</text:p>
          </table:table-cell>
          <table:table-cell office:value-type="float" office:value="0.93627" calcext:value-type="float">
            <text:p>0.93627</text:p>
          </table:table-cell>
          <table:table-cell office:value-type="float" office:value="0.0073834" calcext:value-type="float">
            <text:p>0.0073834</text:p>
          </table:table-cell>
          <table:table-cell office:value-type="float" office:value="0.0049136" calcext:value-type="float">
            <text:p>0.0049136</text:p>
          </table:table-cell>
          <table:table-cell office:value-type="float" office:value="0.00032793" calcext:value-type="float">
            <text:p>0.00032793</text:p>
          </table:table-cell>
          <table:table-cell table:number-columns-repeated="3" office:value-type="float" office:value="0.0061442" calcext:value-type="float">
            <text:p>0.00614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3871" calcext:value-type="float">
            <text:p>0.013871</text:p>
          </table:table-cell>
          <table:table-cell office:value-type="float" office:value="0.007943" calcext:value-type="float">
            <text:p>0.007943</text:p>
          </table:table-cell>
          <table:table-cell office:value-type="float" office:value="0.00098969" calcext:value-type="float">
            <text:p>0.00098969</text:p>
          </table:table-cell>
          <table:table-cell office:value-type="float" office:value="0.93131" calcext:value-type="float">
            <text:p>0.93131</text:p>
          </table:table-cell>
          <table:table-cell office:value-type="float" office:value="0.94847" calcext:value-type="float">
            <text:p>0.94847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93664" calcext:value-type="float">
            <text:p>0.93664</text:p>
          </table:table-cell>
          <table:table-cell office:value-type="float" office:value="0.0073737" calcext:value-type="float">
            <text:p>0.0073737</text:p>
          </table:table-cell>
          <table:table-cell office:value-type="float" office:value="0.0049165" calcext:value-type="float">
            <text:p>0.0049165</text:p>
          </table:table-cell>
          <table:table-cell office:value-type="float" office:value="0.00032819" calcext:value-type="float">
            <text:p>0.00032819</text:p>
          </table:table-cell>
          <table:table-cell table:number-columns-repeated="3" office:value-type="float" office:value="0.0061139" calcext:value-type="float">
            <text:p>0.00611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3878" calcext:value-type="float">
            <text:p>0.013878</text:p>
          </table:table-cell>
          <table:table-cell office:value-type="float" office:value="0.0079217" calcext:value-type="float">
            <text:p>0.0079217</text:p>
          </table:table-cell>
          <table:table-cell office:value-type="float" office:value="0.00094284" calcext:value-type="float">
            <text:p>0.00094284</text:p>
          </table:table-cell>
          <table:table-cell office:value-type="float" office:value="0.93055" calcext:value-type="float">
            <text:p>0.93055</text:p>
          </table:table-cell>
          <table:table-cell office:value-type="float" office:value="0.94933" calcext:value-type="float">
            <text:p>0.94933</text:p>
          </table:table-cell>
          <table:table-cell office:value-type="float" office:value="0.98063" calcext:value-type="float">
            <text:p>0.98063</text:p>
          </table:table-cell>
          <table:table-cell office:value-type="float" office:value="0.93731" calcext:value-type="float">
            <text:p>0.93731</text:p>
          </table:table-cell>
          <table:table-cell office:value-type="float" office:value="0.0073483" calcext:value-type="float">
            <text:p>0.0073483</text:p>
          </table:table-cell>
          <table:table-cell office:value-type="float" office:value="0.0049181" calcext:value-type="float">
            <text:p>0.0049181</text:p>
          </table:table-cell>
          <table:table-cell office:value-type="float" office:value="0.00032839" calcext:value-type="float">
            <text:p>0.00032839</text:p>
          </table:table-cell>
          <table:table-cell table:number-columns-repeated="3" office:value-type="float" office:value="0.0060836" calcext:value-type="float">
            <text:p>0.00608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3953" calcext:value-type="float">
            <text:p>0.013953</text:p>
          </table:table-cell>
          <table:table-cell office:value-type="float" office:value="0.0079615" calcext:value-type="float">
            <text:p>0.0079615</text:p>
          </table:table-cell>
          <table:table-cell office:value-type="float" office:value="0.0010544" calcext:value-type="float">
            <text:p>0.0010544</text:p>
          </table:table-cell>
          <table:table-cell office:value-type="float" office:value="0.93074" calcext:value-type="float">
            <text:p>0.93074</text:p>
          </table:table-cell>
          <table:table-cell office:value-type="float" office:value="0.94935" calcext:value-type="float">
            <text:p>0.94935</text:p>
          </table:table-cell>
          <table:table-cell office:value-type="float" office:value="0.98066" calcext:value-type="float">
            <text:p>0.98066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0.0049255" calcext:value-type="float">
            <text:p>0.0049255</text:p>
          </table:table-cell>
          <table:table-cell office:value-type="float" office:value="0.00032805" calcext:value-type="float">
            <text:p>0.00032805</text:p>
          </table:table-cell>
          <table:table-cell table:number-columns-repeated="3" office:value-type="float" office:value="0.0060533" calcext:value-type="float">
            <text:p>0.00605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3671" calcext:value-type="float">
            <text:p>0.013671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096103" calcext:value-type="float">
            <text:p>0.00096103</text:p>
          </table:table-cell>
          <table:table-cell office:value-type="float" office:value="0.93085" calcext:value-type="float">
            <text:p>0.93085</text:p>
          </table:table-cell>
          <table:table-cell office:value-type="float" office:value="0.94903" calcext:value-type="float">
            <text:p>0.94903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93718" calcext:value-type="float">
            <text:p>0.93718</text:p>
          </table:table-cell>
          <table:table-cell office:value-type="float" office:value="0.0073589" calcext:value-type="float">
            <text:p>0.0073589</text:p>
          </table:table-cell>
          <table:table-cell office:value-type="float" office:value="0.0049213" calcext:value-type="float">
            <text:p>0.0049213</text:p>
          </table:table-cell>
          <table:table-cell office:value-type="float" office:value="0.00032837" calcext:value-type="float">
            <text:p>0.00032837</text:p>
          </table:table-cell>
          <table:table-cell table:number-columns-repeated="3" office:value-type="float" office:value="0.006023" calcext:value-type="float">
            <text:p>0.0060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3646" calcext:value-type="float">
            <text:p>0.013646</text:p>
          </table:table-cell>
          <table:table-cell office:value-type="float" office:value="0.0078284" calcext:value-type="float">
            <text:p>0.0078284</text:p>
          </table:table-cell>
          <table:table-cell office:value-type="float" office:value="0.00094728" calcext:value-type="float">
            <text:p>0.00094728</text:p>
          </table:table-cell>
          <table:table-cell office:value-type="float" office:value="0.93118" calcext:value-type="float">
            <text:p>0.93118</text:p>
          </table:table-cell>
          <table:table-cell office:value-type="float" office:value="0.94868" calcext:value-type="float">
            <text:p>0.94868</text:p>
          </table:table-cell>
          <table:table-cell office:value-type="float" office:value="0.98079" calcext:value-type="float">
            <text:p>0.98079</text:p>
          </table:table-cell>
          <table:table-cell office:value-type="float" office:value="0.93757" calcext:value-type="float">
            <text:p>0.93757</text:p>
          </table:table-cell>
          <table:table-cell office:value-type="float" office:value="0.0073465" calcext:value-type="float">
            <text:p>0.0073465</text:p>
          </table:table-cell>
          <table:table-cell office:value-type="float" office:value="0.0049167" calcext:value-type="float">
            <text:p>0.0049167</text:p>
          </table:table-cell>
          <table:table-cell office:value-type="float" office:value="0.00032763" calcext:value-type="float">
            <text:p>0.00032763</text:p>
          </table:table-cell>
          <table:table-cell table:number-columns-repeated="3" office:value-type="float" office:value="0.0059927" calcext:value-type="float">
            <text:p>0.00599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0.0078256" calcext:value-type="float">
            <text:p>0.0078256</text:p>
          </table:table-cell>
          <table:table-cell office:value-type="float" office:value="0.00092851" calcext:value-type="float">
            <text:p>0.00092851</text:p>
          </table:table-cell>
          <table:table-cell office:value-type="float" office:value="0.93142" calcext:value-type="float">
            <text:p>0.93142</text:p>
          </table:table-cell>
          <table:table-cell office:value-type="float" office:value="0.94832" calcext:value-type="float">
            <text:p>0.94832</text:p>
          </table:table-cell>
          <table:table-cell office:value-type="float" office:value="0.98085" calcext:value-type="float">
            <text:p>0.98085</text:p>
          </table:table-cell>
          <table:table-cell office:value-type="float" office:value="0.93769" calcext:value-type="float">
            <text:p>0.93769</text:p>
          </table:table-cell>
          <table:table-cell office:value-type="float" office:value="0.0073384" calcext:value-type="float">
            <text:p>0.0073384</text:p>
          </table:table-cell>
          <table:table-cell office:value-type="float" office:value="0.0049169" calcext:value-type="float">
            <text:p>0.0049169</text:p>
          </table:table-cell>
          <table:table-cell office:value-type="float" office:value="0.0003269" calcext:value-type="float">
            <text:p>0.0003269</text:p>
          </table:table-cell>
          <table:table-cell table:number-columns-repeated="3" office:value-type="float" office:value="0.0059623" calcext:value-type="float">
            <text:p>0.00596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0.0079244" calcext:value-type="float">
            <text:p>0.0079244</text:p>
          </table:table-cell>
          <table:table-cell office:value-type="float" office:value="0.00098529" calcext:value-type="float">
            <text:p>0.00098529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8091" calcext:value-type="float">
            <text:p>0.98091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007355" calcext:value-type="float">
            <text:p>0.007355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0.00032679" calcext:value-type="float">
            <text:p>0.00032679</text:p>
          </table:table-cell>
          <table:table-cell table:number-columns-repeated="3" office:value-type="float" office:value="0.005932" calcext:value-type="float">
            <text:p>0.0059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3501" calcext:value-type="float">
            <text:p>0.013501</text:p>
          </table:table-cell>
          <table:table-cell office:value-type="float" office:value="0.0077495" calcext:value-type="float">
            <text:p>0.0077495</text:p>
          </table:table-cell>
          <table:table-cell office:value-type="float" office:value="0.00089833" calcext:value-type="float">
            <text:p>0.00089833</text:p>
          </table:table-cell>
          <table:table-cell office:value-type="float" office:value="0.93079" calcext:value-type="float">
            <text:p>0.93079</text:p>
          </table:table-cell>
          <table:table-cell office:value-type="float" office:value="0.94899" calcext:value-type="float">
            <text:p>0.94899</text:p>
          </table:table-cell>
          <table:table-cell office:value-type="float" office:value="0.98099" calcext:value-type="float">
            <text:p>0.98099</text:p>
          </table:table-cell>
          <table:table-cell office:value-type="float" office:value="0.93728" calcext:value-type="float">
            <text:p>0.93728</text:p>
          </table:table-cell>
          <table:table-cell office:value-type="float" office:value="0.0073633" calcext:value-type="float">
            <text:p>0.0073633</text:p>
          </table:table-cell>
          <table:table-cell office:value-type="float" office:value="0.0049094" calcext:value-type="float">
            <text:p>0.0049094</text:p>
          </table:table-cell>
          <table:table-cell office:value-type="float" office:value="0.00032687" calcext:value-type="float">
            <text:p>0.00032687</text:p>
          </table:table-cell>
          <table:table-cell table:number-columns-repeated="3" office:value-type="float" office:value="0.0059017" calcext:value-type="float">
            <text:p>0.00590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3564" calcext:value-type="float">
            <text:p>0.013564</text:p>
          </table:table-cell>
          <table:table-cell office:value-type="float" office:value="0.0077776" calcext:value-type="float">
            <text:p>0.0077776</text:p>
          </table:table-cell>
          <table:table-cell office:value-type="float" office:value="0.00092124" calcext:value-type="float">
            <text:p>0.00092124</text:p>
          </table:table-cell>
          <table:table-cell office:value-type="float" office:value="0.93148" calcext:value-type="float">
            <text:p>0.93148</text:p>
          </table:table-cell>
          <table:table-cell office:value-type="float" office:value="0.94909" calcext:value-type="float">
            <text:p>0.94909</text:p>
          </table:table-cell>
          <table:table-cell office:value-type="float" office:value="0.98107" calcext:value-type="float">
            <text:p>0.98107</text:p>
          </table:table-cell>
          <table:table-cell office:value-type="float" office:value="0.93754" calcext:value-type="float">
            <text:p>0.93754</text:p>
          </table:table-cell>
          <table:table-cell office:value-type="float" office:value="0.007361" calcext:value-type="float">
            <text:p>0.007361</text:p>
          </table:table-cell>
          <table:table-cell office:value-type="float" office:value="0.0049005" calcext:value-type="float">
            <text:p>0.0049005</text:p>
          </table:table-cell>
          <table:table-cell office:value-type="float" office:value="0.00032732" calcext:value-type="float">
            <text:p>0.00032732</text:p>
          </table:table-cell>
          <table:table-cell table:number-columns-repeated="3" office:value-type="float" office:value="0.0058714" calcext:value-type="float">
            <text:p>0.00587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0.0078271" calcext:value-type="float">
            <text:p>0.0078271</text:p>
          </table:table-cell>
          <table:table-cell office:value-type="float" office:value="0.00095082" calcext:value-type="float">
            <text:p>0.00095082</text:p>
          </table:table-cell>
          <table:table-cell office:value-type="float" office:value="0.93187" calcext:value-type="float">
            <text:p>0.93187</text:p>
          </table:table-cell>
          <table:table-cell office:value-type="float" office:value="0.94929" calcext:value-type="float">
            <text:p>0.94929</text:p>
          </table:table-cell>
          <table:table-cell office:value-type="float" office:value="0.98113" calcext:value-type="float">
            <text:p>0.98113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0.0073721" calcext:value-type="float">
            <text:p>0.0073721</text:p>
          </table:table-cell>
          <table:table-cell office:value-type="float" office:value="0.0049013" calcext:value-type="float">
            <text:p>0.0049013</text:p>
          </table:table-cell>
          <table:table-cell office:value-type="float" office:value="0.00032731" calcext:value-type="float">
            <text:p>0.00032731</text:p>
          </table:table-cell>
          <table:table-cell table:number-columns-repeated="3" office:value-type="float" office:value="0.0058411" calcext:value-type="float">
            <text:p>0.00584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3533" calcext:value-type="float">
            <text:p>0.013533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091993" calcext:value-type="float">
            <text:p>0.00091993</text:p>
          </table:table-cell>
          <table:table-cell office:value-type="float" office:value="0.93133" calcext:value-type="float">
            <text:p>0.93133</text:p>
          </table:table-cell>
          <table:table-cell office:value-type="float" office:value="0.94974" calcext:value-type="float">
            <text:p>0.94974</text:p>
          </table:table-cell>
          <table:table-cell office:value-type="float" office:value="0.98114" calcext:value-type="float">
            <text:p>0.98114</text:p>
          </table:table-cell>
          <table:table-cell office:value-type="float" office:value="0.93724" calcext:value-type="float">
            <text:p>0.93724</text:p>
          </table:table-cell>
          <table:table-cell office:value-type="float" office:value="0.0073759" calcext:value-type="float">
            <text:p>0.0073759</text:p>
          </table:table-cell>
          <table:table-cell office:value-type="float" office:value="0.0049031" calcext:value-type="float">
            <text:p>0.0049031</text:p>
          </table:table-cell>
          <table:table-cell office:value-type="float" office:value="0.00032699" calcext:value-type="float">
            <text:p>0.00032699</text:p>
          </table:table-cell>
          <table:table-cell table:number-columns-repeated="3" office:value-type="float" office:value="0.0058108" calcext:value-type="float">
            <text:p>0.00581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3319" calcext:value-type="float">
            <text:p>0.013319</text:p>
          </table:table-cell>
          <table:table-cell office:value-type="float" office:value="0.0077263" calcext:value-type="float">
            <text:p>0.0077263</text:p>
          </table:table-cell>
          <table:table-cell office:value-type="float" office:value="0.00086547" calcext:value-type="float">
            <text:p>0.00086547</text:p>
          </table:table-cell>
          <table:table-cell office:value-type="float" office:value="0.93185" calcext:value-type="float">
            <text:p>0.93185</text:p>
          </table:table-cell>
          <table:table-cell office:value-type="float" office:value="0.9491" calcext:value-type="float">
            <text:p>0.9491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3699" calcext:value-type="float">
            <text:p>0.93699</text:p>
          </table:table-cell>
          <table:table-cell office:value-type="float" office:value="0.0073836" calcext:value-type="float">
            <text:p>0.0073836</text:p>
          </table:table-cell>
          <table:table-cell office:value-type="float" office:value="0.0049044" calcext:value-type="float">
            <text:p>0.0049044</text:p>
          </table:table-cell>
          <table:table-cell office:value-type="float" office:value="0.00032672" calcext:value-type="float">
            <text:p>0.00032672</text:p>
          </table:table-cell>
          <table:table-cell table:number-columns-repeated="3" office:value-type="float" office:value="0.0057805" calcext:value-type="float">
            <text:p>0.00578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3363" calcext:value-type="float">
            <text:p>0.013363</text:p>
          </table:table-cell>
          <table:table-cell office:value-type="float" office:value="0.0077889" calcext:value-type="float">
            <text:p>0.0077889</text:p>
          </table:table-cell>
          <table:table-cell office:value-type="float" office:value="0.00094894" calcext:value-type="float">
            <text:p>0.00094894</text:p>
          </table:table-cell>
          <table:table-cell office:value-type="float" office:value="0.93169" calcext:value-type="float">
            <text:p>0.93169</text:p>
          </table:table-cell>
          <table:table-cell office:value-type="float" office:value="0.94942" calcext:value-type="float">
            <text:p>0.94942</text:p>
          </table:table-cell>
          <table:table-cell office:value-type="float" office:value="0.98127" calcext:value-type="float">
            <text:p>0.98127</text:p>
          </table:table-cell>
          <table:table-cell office:value-type="float" office:value="0.93706" calcext:value-type="float">
            <text:p>0.93706</text:p>
          </table:table-cell>
          <table:table-cell office:value-type="float" office:value="0.007383" calcext:value-type="float">
            <text:p>0.007383</text:p>
          </table:table-cell>
          <table:table-cell office:value-type="float" office:value="0.004898" calcext:value-type="float">
            <text:p>0.004898</text:p>
          </table:table-cell>
          <table:table-cell office:value-type="float" office:value="0.00032656" calcext:value-type="float">
            <text:p>0.00032656</text:p>
          </table:table-cell>
          <table:table-cell table:number-columns-repeated="3" office:value-type="float" office:value="0.0057502" calcext:value-type="float">
            <text:p>0.00575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3446" calcext:value-type="float">
            <text:p>0.013446</text:p>
          </table:table-cell>
          <table:table-cell office:value-type="float" office:value="0.0077942" calcext:value-type="float">
            <text:p>0.0077942</text:p>
          </table:table-cell>
          <table:table-cell office:value-type="float" office:value="0.00090667" calcext:value-type="float">
            <text:p>0.00090667</text:p>
          </table:table-cell>
          <table:table-cell office:value-type="float" office:value="0.93142" calcext:value-type="float">
            <text:p>0.93142</text:p>
          </table:table-cell>
          <table:table-cell office:value-type="float" office:value="0.94961" calcext:value-type="float">
            <text:p>0.94961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0.93704" calcext:value-type="float">
            <text:p>0.93704</text:p>
          </table:table-cell>
          <table:table-cell office:value-type="float" office:value="0.0073991" calcext:value-type="float">
            <text:p>0.0073991</text:p>
          </table:table-cell>
          <table:table-cell office:value-type="float" office:value="0.0049015" calcext:value-type="float">
            <text:p>0.0049015</text:p>
          </table:table-cell>
          <table:table-cell office:value-type="float" office:value="0.00032683" calcext:value-type="float">
            <text:p>0.00032683</text:p>
          </table:table-cell>
          <table:table-cell table:number-columns-repeated="3" office:value-type="float" office:value="0.0057199" calcext:value-type="float">
            <text:p>0.00571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3526" calcext:value-type="float">
            <text:p>0.013526</text:p>
          </table:table-cell>
          <table:table-cell office:value-type="float" office:value="0.0078154" calcext:value-type="float">
            <text:p>0.0078154</text:p>
          </table:table-cell>
          <table:table-cell office:value-type="float" office:value="0.00094401" calcext:value-type="float">
            <text:p>0.00094401</text:p>
          </table:table-cell>
          <table:table-cell office:value-type="float" office:value="0.93078" calcext:value-type="float">
            <text:p>0.93078</text:p>
          </table:table-cell>
          <table:table-cell office:value-type="float" office:value="0.95025" calcext:value-type="float">
            <text:p>0.95025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93698" calcext:value-type="float">
            <text:p>0.93698</text:p>
          </table:table-cell>
          <table:table-cell office:value-type="float" office:value="0.0074135" calcext:value-type="float">
            <text:p>0.0074135</text:p>
          </table:table-cell>
          <table:table-cell office:value-type="float" office:value="0.0048985" calcext:value-type="float">
            <text:p>0.0048985</text:p>
          </table:table-cell>
          <table:table-cell office:value-type="float" office:value="0.00032671" calcext:value-type="float">
            <text:p>0.00032671</text:p>
          </table:table-cell>
          <table:table-cell table:number-columns-repeated="3" office:value-type="float" office:value="0.0056896" calcext:value-type="float">
            <text:p>0.00568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3259" calcext:value-type="float">
            <text:p>0.013259</text:p>
          </table:table-cell>
          <table:table-cell office:value-type="float" office:value="0.0077161" calcext:value-type="float">
            <text:p>0.0077161</text:p>
          </table:table-cell>
          <table:table-cell office:value-type="float" office:value="0.00087262" calcext:value-type="float">
            <text:p>0.00087262</text:p>
          </table:table-cell>
          <table:table-cell office:value-type="float" office:value="0.93111" calcext:value-type="float">
            <text:p>0.93111</text:p>
          </table:table-cell>
          <table:table-cell office:value-type="float" office:value="0.94992" calcext:value-type="float">
            <text:p>0.94992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93718" calcext:value-type="float">
            <text:p>0.93718</text:p>
          </table:table-cell>
          <table:table-cell office:value-type="float" office:value="0.0074086" calcext:value-type="float">
            <text:p>0.0074086</text:p>
          </table:table-cell>
          <table:table-cell office:value-type="float" office:value="0.0048965" calcext:value-type="float">
            <text:p>0.0048965</text:p>
          </table:table-cell>
          <table:table-cell office:value-type="float" office:value="0.00032709" calcext:value-type="float">
            <text:p>0.00032709</text:p>
          </table:table-cell>
          <table:table-cell table:number-columns-repeated="3" office:value-type="float" office:value="0.0056593" calcext:value-type="float">
            <text:p>0.00565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077058" calcext:value-type="float">
            <text:p>0.0077058</text:p>
          </table:table-cell>
          <table:table-cell office:value-type="float" office:value="0.00087762" calcext:value-type="float">
            <text:p>0.00087762</text:p>
          </table:table-cell>
          <table:table-cell office:value-type="float" office:value="0.93127" calcext:value-type="float">
            <text:p>0.93127</text:p>
          </table:table-cell>
          <table:table-cell office:value-type="float" office:value="0.95027" calcext:value-type="float">
            <text:p>0.95027</text:p>
          </table:table-cell>
          <table:table-cell office:value-type="float" office:value="0.98149" calcext:value-type="float">
            <text:p>0.98149</text:p>
          </table:table-cell>
          <table:table-cell office:value-type="float" office:value="0.93718" calcext:value-type="float">
            <text:p>0.93718</text:p>
          </table:table-cell>
          <table:table-cell office:value-type="float" office:value="0.0074324" calcext:value-type="float">
            <text:p>0.0074324</text:p>
          </table:table-cell>
          <table:table-cell office:value-type="float" office:value="0.0048942" calcext:value-type="float">
            <text:p>0.0048942</text:p>
          </table:table-cell>
          <table:table-cell office:value-type="float" office:value="0.0003269" calcext:value-type="float">
            <text:p>0.0003269</text:p>
          </table:table-cell>
          <table:table-cell table:number-columns-repeated="3" office:value-type="float" office:value="0.0056289" calcext:value-type="float">
            <text:p>0.00562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3229" calcext:value-type="float">
            <text:p>0.013229</text:p>
          </table:table-cell>
          <table:table-cell office:value-type="float" office:value="0.0076741" calcext:value-type="float">
            <text:p>0.0076741</text:p>
          </table:table-cell>
          <table:table-cell office:value-type="float" office:value="0.00091382" calcext:value-type="float">
            <text:p>0.00091382</text:p>
          </table:table-cell>
          <table:table-cell office:value-type="float" office:value="0.93211" calcext:value-type="float">
            <text:p>0.93211</text:p>
          </table:table-cell>
          <table:table-cell office:value-type="float" office:value="0.94975" calcext:value-type="float">
            <text:p>0.94975</text:p>
          </table:table-cell>
          <table:table-cell office:value-type="float" office:value="0.98153" calcext:value-type="float">
            <text:p>0.98153</text:p>
          </table:table-cell>
          <table:table-cell office:value-type="float" office:value="0.93684" calcext:value-type="float">
            <text:p>0.93684</text:p>
          </table:table-cell>
          <table:table-cell office:value-type="float" office:value="0.0074527" calcext:value-type="float">
            <text:p>0.0074527</text:p>
          </table:table-cell>
          <table:table-cell office:value-type="float" office:value="0.0048894" calcext:value-type="float">
            <text:p>0.0048894</text:p>
          </table:table-cell>
          <table:table-cell office:value-type="float" office:value="0.00032722" calcext:value-type="float">
            <text:p>0.00032722</text:p>
          </table:table-cell>
          <table:table-cell table:number-columns-repeated="3" office:value-type="float" office:value="0.0055986" calcext:value-type="float">
            <text:p>0.00559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0.0076708" calcext:value-type="float">
            <text:p>0.0076708</text:p>
          </table:table-cell>
          <table:table-cell office:value-type="float" office:value="0.00092065" calcext:value-type="float">
            <text:p>0.00092065</text:p>
          </table:table-cell>
          <table:table-cell office:value-type="float" office:value="0.93195" calcext:value-type="float">
            <text:p>0.93195</text:p>
          </table:table-cell>
          <table:table-cell office:value-type="float" office:value="0.95038" calcext:value-type="float">
            <text:p>0.95038</text:p>
          </table:table-cell>
          <table:table-cell office:value-type="float" office:value="0.98155" calcext:value-type="float">
            <text:p>0.98155</text:p>
          </table:table-cell>
          <table:table-cell office:value-type="float" office:value="0.93661" calcext:value-type="float">
            <text:p>0.93661</text:p>
          </table:table-cell>
          <table:table-cell office:value-type="float" office:value="0.0074598" calcext:value-type="float">
            <text:p>0.0074598</text:p>
          </table:table-cell>
          <table:table-cell office:value-type="float" office:value="0.004891" calcext:value-type="float">
            <text:p>0.004891</text:p>
          </table:table-cell>
          <table:table-cell office:value-type="float" office:value="0.00032688" calcext:value-type="float">
            <text:p>0.00032688</text:p>
          </table:table-cell>
          <table:table-cell table:number-columns-repeated="3" office:value-type="float" office:value="0.0055683" calcext:value-type="float">
            <text:p>0.00556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3382" calcext:value-type="float">
            <text:p>0.013382</text:p>
          </table:table-cell>
          <table:table-cell office:value-type="float" office:value="0.0077798" calcext:value-type="float">
            <text:p>0.0077798</text:p>
          </table:table-cell>
          <table:table-cell office:value-type="float" office:value="0.00092366" calcext:value-type="float">
            <text:p>0.00092366</text:p>
          </table:table-cell>
          <table:table-cell office:value-type="float" office:value="0.93201" calcext:value-type="float">
            <text:p>0.93201</text:p>
          </table:table-cell>
          <table:table-cell office:value-type="float" office:value="0.94972" calcext:value-type="float">
            <text:p>0.94972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93599" calcext:value-type="float">
            <text:p>0.93599</text:p>
          </table:table-cell>
          <table:table-cell office:value-type="float" office:value="0.0074773" calcext:value-type="float">
            <text:p>0.0074773</text:p>
          </table:table-cell>
          <table:table-cell office:value-type="float" office:value="0.0048942" calcext:value-type="float">
            <text:p>0.0048942</text:p>
          </table:table-cell>
          <table:table-cell office:value-type="float" office:value="0.00032678" calcext:value-type="float">
            <text:p>0.00032678</text:p>
          </table:table-cell>
          <table:table-cell table:number-columns-repeated="3" office:value-type="float" office:value="0.005538" calcext:value-type="float">
            <text:p>0.005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3047" calcext:value-type="float">
            <text:p>0.013047</text:p>
          </table:table-cell>
          <table:table-cell office:value-type="float" office:value="0.0076334" calcext:value-type="float">
            <text:p>0.0076334</text:p>
          </table:table-cell>
          <table:table-cell office:value-type="float" office:value="0.00085921" calcext:value-type="float">
            <text:p>0.00085921</text:p>
          </table:table-cell>
          <table:table-cell office:value-type="float" office:value="0.93252" calcext:value-type="float">
            <text:p>0.93252</text:p>
          </table:table-cell>
          <table:table-cell office:value-type="float" office:value="0.94957" calcext:value-type="float">
            <text:p>0.94957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3587" calcext:value-type="float">
            <text:p>0.93587</text:p>
          </table:table-cell>
          <table:table-cell office:value-type="float" office:value="0.0074858" calcext:value-type="float">
            <text:p>0.0074858</text:p>
          </table:table-cell>
          <table:table-cell office:value-type="float" office:value="0.0048949" calcext:value-type="float">
            <text:p>0.0048949</text:p>
          </table:table-cell>
          <table:table-cell office:value-type="float" office:value="0.00032682" calcext:value-type="float">
            <text:p>0.00032682</text:p>
          </table:table-cell>
          <table:table-cell table:number-columns-repeated="3" office:value-type="float" office:value="0.0055077" calcext:value-type="float">
            <text:p>0.00550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3122" calcext:value-type="float">
            <text:p>0.013122</text:p>
          </table:table-cell>
          <table:table-cell office:value-type="float" office:value="0.007687" calcext:value-type="float">
            <text:p>0.007687</text:p>
          </table:table-cell>
          <table:table-cell office:value-type="float" office:value="0.00091419" calcext:value-type="float">
            <text:p>0.00091419</text:p>
          </table:table-cell>
          <table:table-cell office:value-type="float" office:value="0.93186" calcext:value-type="float">
            <text:p>0.93186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8167" calcext:value-type="float">
            <text:p>0.98167</text:p>
          </table:table-cell>
          <table:table-cell office:value-type="float" office:value="0.93594" calcext:value-type="float">
            <text:p>0.93594</text:p>
          </table:table-cell>
          <table:table-cell office:value-type="float" office:value="0.0074914" calcext:value-type="float">
            <text:p>0.0074914</text:p>
          </table:table-cell>
          <table:table-cell office:value-type="float" office:value="0.0048946" calcext:value-type="float">
            <text:p>0.0048946</text:p>
          </table:table-cell>
          <table:table-cell office:value-type="float" office:value="0.00032673" calcext:value-type="float">
            <text:p>0.00032673</text:p>
          </table:table-cell>
          <table:table-cell table:number-columns-repeated="3" office:value-type="float" office:value="0.0054774" calcext:value-type="float">
            <text:p>0.00547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3173" calcext:value-type="float">
            <text:p>0.013173</text:p>
          </table:table-cell>
          <table:table-cell office:value-type="float" office:value="0.0077008" calcext:value-type="float">
            <text:p>0.0077008</text:p>
          </table:table-cell>
          <table:table-cell office:value-type="float" office:value="0.00090593" calcext:value-type="float">
            <text:p>0.00090593</text:p>
          </table:table-cell>
          <table:table-cell office:value-type="float" office:value="0.93245" calcext:value-type="float">
            <text:p>0.93245</text:p>
          </table:table-cell>
          <table:table-cell office:value-type="float" office:value="0.95064" calcext:value-type="float">
            <text:p>0.95064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3603" calcext:value-type="float">
            <text:p>0.93603</text:p>
          </table:table-cell>
          <table:table-cell office:value-type="float" office:value="0.0074939" calcext:value-type="float">
            <text:p>0.0074939</text:p>
          </table:table-cell>
          <table:table-cell office:value-type="float" office:value="0.0048864" calcext:value-type="float">
            <text:p>0.0048864</text:p>
          </table:table-cell>
          <table:table-cell office:value-type="float" office:value="0.00032651" calcext:value-type="float">
            <text:p>0.00032651</text:p>
          </table:table-cell>
          <table:table-cell table:number-columns-repeated="3" office:value-type="float" office:value="0.0054471" calcext:value-type="float">
            <text:p>0.00544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2991" calcext:value-type="float">
            <text:p>0.012991</text:p>
          </table:table-cell>
          <table:table-cell office:value-type="float" office:value="0.0076156" calcext:value-type="float">
            <text:p>0.0076156</text:p>
          </table:table-cell>
          <table:table-cell office:value-type="float" office:value="0.00086094" calcext:value-type="float">
            <text:p>0.00086094</text:p>
          </table:table-cell>
          <table:table-cell office:value-type="float" office:value="0.93137" calcext:value-type="float">
            <text:p>0.93137</text:p>
          </table:table-cell>
          <table:table-cell office:value-type="float" office:value="0.95194" calcext:value-type="float">
            <text:p>0.95194</text:p>
          </table:table-cell>
          <table:table-cell office:value-type="float" office:value="0.98173" calcext:value-type="float">
            <text:p>0.98173</text:p>
          </table:table-cell>
          <table:table-cell office:value-type="float" office:value="0.93606" calcext:value-type="float">
            <text:p>0.93606</text:p>
          </table:table-cell>
          <table:table-cell office:value-type="float" office:value="0.0074978" calcext:value-type="float">
            <text:p>0.0074978</text:p>
          </table:table-cell>
          <table:table-cell office:value-type="float" office:value="0.0048853" calcext:value-type="float">
            <text:p>0.0048853</text:p>
          </table:table-cell>
          <table:table-cell office:value-type="float" office:value="0.00032655" calcext:value-type="float">
            <text:p>0.00032655</text:p>
          </table:table-cell>
          <table:table-cell table:number-columns-repeated="3" office:value-type="float" office:value="0.0054168" calcext:value-type="float">
            <text:p>0.00541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3032" calcext:value-type="float">
            <text:p>0.013032</text:p>
          </table:table-cell>
          <table:table-cell office:value-type="float" office:value="0.0075907" calcext:value-type="float">
            <text:p>0.0075907</text:p>
          </table:table-cell>
          <table:table-cell office:value-type="float" office:value="0.00089316" calcext:value-type="float">
            <text:p>0.00089316</text:p>
          </table:table-cell>
          <table:table-cell office:value-type="float" office:value="0.93169" calcext:value-type="float">
            <text:p>0.93169</text:p>
          </table:table-cell>
          <table:table-cell office:value-type="float" office:value="0.95119" calcext:value-type="float">
            <text:p>0.95119</text:p>
          </table:table-cell>
          <table:table-cell office:value-type="float" office:value="0.98184" calcext:value-type="float">
            <text:p>0.98184</text:p>
          </table:table-cell>
          <table:table-cell office:value-type="float" office:value="0.93634" calcext:value-type="float">
            <text:p>0.93634</text:p>
          </table:table-cell>
          <table:table-cell office:value-type="float" office:value="0.0074901" calcext:value-type="float">
            <text:p>0.0074901</text:p>
          </table:table-cell>
          <table:table-cell office:value-type="float" office:value="0.0048782" calcext:value-type="float">
            <text:p>0.0048782</text:p>
          </table:table-cell>
          <table:table-cell office:value-type="float" office:value="0.00032644" calcext:value-type="float">
            <text:p>0.00032644</text:p>
          </table:table-cell>
          <table:table-cell table:number-columns-repeated="3" office:value-type="float" office:value="0.0053865" calcext:value-type="float">
            <text:p>0.00538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076215" calcext:value-type="float">
            <text:p>0.0076215</text:p>
          </table:table-cell>
          <table:table-cell office:value-type="float" office:value="0.00088193" calcext:value-type="float">
            <text:p>0.00088193</text:p>
          </table:table-cell>
          <table:table-cell office:value-type="float" office:value="0.93193" calcext:value-type="float">
            <text:p>0.93193</text:p>
          </table:table-cell>
          <table:table-cell office:value-type="float" office:value="0.95143" calcext:value-type="float">
            <text:p>0.95143</text:p>
          </table:table-cell>
          <table:table-cell office:value-type="float" office:value="0.98186" calcext:value-type="float">
            <text:p>0.98186</text:p>
          </table:table-cell>
          <table:table-cell office:value-type="float" office:value="0.93608" calcext:value-type="float">
            <text:p>0.93608</text:p>
          </table:table-cell>
          <table:table-cell office:value-type="float" office:value="0.007502" calcext:value-type="float">
            <text:p>0.007502</text:p>
          </table:table-cell>
          <table:table-cell office:value-type="float" office:value="0.0048736" calcext:value-type="float">
            <text:p>0.0048736</text:p>
          </table:table-cell>
          <table:table-cell office:value-type="float" office:value="0.00032626" calcext:value-type="float">
            <text:p>0.00032626</text:p>
          </table:table-cell>
          <table:table-cell table:number-columns-repeated="3" office:value-type="float" office:value="0.0053562" calcext:value-type="float">
            <text:p>0.00535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3045" calcext:value-type="float">
            <text:p>0.013045</text:p>
          </table:table-cell>
          <table:table-cell office:value-type="float" office:value="0.0076256" calcext:value-type="float">
            <text:p>0.0076256</text:p>
          </table:table-cell>
          <table:table-cell office:value-type="float" office:value="0.00087427" calcext:value-type="float">
            <text:p>0.00087427</text:p>
          </table:table-cell>
          <table:table-cell office:value-type="float" office:value="0.93263" calcext:value-type="float">
            <text:p>0.93263</text:p>
          </table:table-cell>
          <table:table-cell office:value-type="float" office:value="0.95072" calcext:value-type="float">
            <text:p>0.95072</text:p>
          </table:table-cell>
          <table:table-cell office:value-type="float" office:value="0.98191" calcext:value-type="float">
            <text:p>0.98191</text:p>
          </table:table-cell>
          <table:table-cell office:value-type="float" office:value="0.93596" calcext:value-type="float">
            <text:p>0.93596</text:p>
          </table:table-cell>
          <table:table-cell office:value-type="float" office:value="0.0075088" calcext:value-type="float">
            <text:p>0.0075088</text:p>
          </table:table-cell>
          <table:table-cell office:value-type="float" office:value="0.0048671" calcext:value-type="float">
            <text:p>0.0048671</text:p>
          </table:table-cell>
          <table:table-cell office:value-type="float" office:value="0.00032649" calcext:value-type="float">
            <text:p>0.00032649</text:p>
          </table:table-cell>
          <table:table-cell table:number-columns-repeated="3" office:value-type="float" office:value="0.0053258" calcext:value-type="float">
            <text:p>0.00532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2889" calcext:value-type="float">
            <text:p>0.012889</text:p>
          </table:table-cell>
          <table:table-cell office:value-type="float" office:value="0.0075513" calcext:value-type="float">
            <text:p>0.0075513</text:p>
          </table:table-cell>
          <table:table-cell office:value-type="float" office:value="0.00088321" calcext:value-type="float">
            <text:p>0.00088321</text:p>
          </table:table-cell>
          <table:table-cell office:value-type="float" office:value="0.93286" calcext:value-type="float">
            <text:p>0.93286</text:p>
          </table:table-cell>
          <table:table-cell office:value-type="float" office:value="0.95049" calcext:value-type="float">
            <text:p>0.95049</text:p>
          </table:table-cell>
          <table:table-cell office:value-type="float" office:value="0.98192" calcext:value-type="float">
            <text:p>0.98192</text:p>
          </table:table-cell>
          <table:table-cell office:value-type="float" office:value="0.93574" calcext:value-type="float">
            <text:p>0.93574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0048652" calcext:value-type="float">
            <text:p>0.0048652</text:p>
          </table:table-cell>
          <table:table-cell office:value-type="float" office:value="0.00032622" calcext:value-type="float">
            <text:p>0.00032622</text:p>
          </table:table-cell>
          <table:table-cell table:number-columns-repeated="3" office:value-type="float" office:value="0.0052955" calcext:value-type="float">
            <text:p>0.00529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2899" calcext:value-type="float">
            <text:p>0.012899</text:p>
          </table:table-cell>
          <table:table-cell office:value-type="float" office:value="0.0075524" calcext:value-type="float">
            <text:p>0.0075524</text:p>
          </table:table-cell>
          <table:table-cell office:value-type="float" office:value="0.00085565" calcext:value-type="float">
            <text:p>0.00085565</text:p>
          </table:table-cell>
          <table:table-cell office:value-type="float" office:value="0.93286" calcext:value-type="float">
            <text:p>0.93286</text:p>
          </table:table-cell>
          <table:table-cell office:value-type="float" office:value="0.95051" calcext:value-type="float">
            <text:p>0.95051</text:p>
          </table:table-cell>
          <table:table-cell office:value-type="float" office:value="0.98193" calcext:value-type="float">
            <text:p>0.98193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0075168" calcext:value-type="float">
            <text:p>0.0075168</text:p>
          </table:table-cell>
          <table:table-cell office:value-type="float" office:value="0.0048667" calcext:value-type="float">
            <text:p>0.0048667</text:p>
          </table:table-cell>
          <table:table-cell office:value-type="float" office:value="0.00032629" calcext:value-type="float">
            <text:p>0.00032629</text:p>
          </table:table-cell>
          <table:table-cell table:number-columns-repeated="3" office:value-type="float" office:value="0.0052652" calcext:value-type="float">
            <text:p>0.00526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2953" calcext:value-type="float">
            <text:p>0.012953</text:p>
          </table:table-cell>
          <table:table-cell office:value-type="float" office:value="0.0076328" calcext:value-type="float">
            <text:p>0.0076328</text:p>
          </table:table-cell>
          <table:table-cell office:value-type="float" office:value="0.00093172" calcext:value-type="float">
            <text:p>0.00093172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95132" calcext:value-type="float">
            <text:p>0.95132</text:p>
          </table:table-cell>
          <table:table-cell office:value-type="float" office:value="0.98199" calcext:value-type="float">
            <text:p>0.98199</text:p>
          </table:table-cell>
          <table:table-cell office:value-type="float" office:value="0.93571" calcext:value-type="float">
            <text:p>0.93571</text:p>
          </table:table-cell>
          <table:table-cell office:value-type="float" office:value="0.0075178" calcext:value-type="float">
            <text:p>0.0075178</text:p>
          </table:table-cell>
          <table:table-cell office:value-type="float" office:value="0.0048611" calcext:value-type="float">
            <text:p>0.0048611</text:p>
          </table:table-cell>
          <table:table-cell office:value-type="float" office:value="0.00032568" calcext:value-type="float">
            <text:p>0.00032568</text:p>
          </table:table-cell>
          <table:table-cell table:number-columns-repeated="3" office:value-type="float" office:value="0.0052349" calcext:value-type="float">
            <text:p>0.00523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2722" calcext:value-type="float">
            <text:p>0.012722</text:p>
          </table:table-cell>
          <table:table-cell office:value-type="float" office:value="0.0074973" calcext:value-type="float">
            <text:p>0.0074973</text:p>
          </table:table-cell>
          <table:table-cell office:value-type="float" office:value="0.00079745" calcext:value-type="float">
            <text:p>0.00079745</text:p>
          </table:table-cell>
          <table:table-cell office:value-type="float" office:value="0.93239" calcext:value-type="float">
            <text:p>0.93239</text:p>
          </table:table-cell>
          <table:table-cell office:value-type="float" office:value="0.95098" calcext:value-type="float">
            <text:p>0.95098</text:p>
          </table:table-cell>
          <table:table-cell office:value-type="float" office:value="0.98202" calcext:value-type="float">
            <text:p>0.98202</text:p>
          </table:table-cell>
          <table:table-cell office:value-type="float" office:value="0.93552" calcext:value-type="float">
            <text:p>0.93552</text:p>
          </table:table-cell>
          <table:table-cell office:value-type="float" office:value="0.0075191" calcext:value-type="float">
            <text:p>0.0075191</text:p>
          </table:table-cell>
          <table:table-cell office:value-type="float" office:value="0.0048618" calcext:value-type="float">
            <text:p>0.0048618</text:p>
          </table:table-cell>
          <table:table-cell office:value-type="float" office:value="0.00032612" calcext:value-type="float">
            <text:p>0.00032612</text:p>
          </table:table-cell>
          <table:table-cell table:number-columns-repeated="3" office:value-type="float" office:value="0.0052046" calcext:value-type="float">
            <text:p>0.00520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075617" calcext:value-type="float">
            <text:p>0.0075617</text:p>
          </table:table-cell>
          <table:table-cell office:value-type="float" office:value="0.00085544" calcext:value-type="float">
            <text:p>0.00085544</text:p>
          </table:table-cell>
          <table:table-cell office:value-type="float" office:value="0.93282" calcext:value-type="float">
            <text:p>0.93282</text:p>
          </table:table-cell>
          <table:table-cell office:value-type="float" office:value="0.95082" calcext:value-type="float">
            <text:p>0.95082</text:p>
          </table:table-cell>
          <table:table-cell office:value-type="float" office:value="0.98208" calcext:value-type="float">
            <text:p>0.98208</text:p>
          </table:table-cell>
          <table:table-cell office:value-type="float" office:value="0.93521" calcext:value-type="float">
            <text:p>0.93521</text:p>
          </table:table-cell>
          <table:table-cell office:value-type="float" office:value="0.0075232" calcext:value-type="float">
            <text:p>0.0075232</text:p>
          </table:table-cell>
          <table:table-cell office:value-type="float" office:value="0.0048552" calcext:value-type="float">
            <text:p>0.0048552</text:p>
          </table:table-cell>
          <table:table-cell office:value-type="float" office:value="0.00032584" calcext:value-type="float">
            <text:p>0.00032584</text:p>
          </table:table-cell>
          <table:table-cell table:number-columns-repeated="3" office:value-type="float" office:value="0.0051743" calcext:value-type="float">
            <text:p>0.00517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2741" calcext:value-type="float">
            <text:p>0.012741</text:p>
          </table:table-cell>
          <table:table-cell office:value-type="float" office:value="0.0075486" calcext:value-type="float">
            <text:p>0.0075486</text:p>
          </table:table-cell>
          <table:table-cell office:value-type="float" office:value="0.0008137" calcext:value-type="float">
            <text:p>0.0008137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5064" calcext:value-type="float">
            <text:p>0.95064</text:p>
          </table:table-cell>
          <table:table-cell office:value-type="float" office:value="0.98208" calcext:value-type="float">
            <text:p>0.98208</text:p>
          </table:table-cell>
          <table:table-cell office:value-type="float" office:value="0.93552" calcext:value-type="float">
            <text:p>0.93552</text:p>
          </table:table-cell>
          <table:table-cell office:value-type="float" office:value="0.0075156" calcext:value-type="float">
            <text:p>0.0075156</text:p>
          </table:table-cell>
          <table:table-cell office:value-type="float" office:value="0.0048541" calcext:value-type="float">
            <text:p>0.0048541</text:p>
          </table:table-cell>
          <table:table-cell office:value-type="float" office:value="0.00032611" calcext:value-type="float">
            <text:p>0.00032611</text:p>
          </table:table-cell>
          <table:table-cell table:number-columns-repeated="3" office:value-type="float" office:value="0.005144" calcext:value-type="float">
            <text:p>0.0051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2868" calcext:value-type="float">
            <text:p>0.012868</text:p>
          </table:table-cell>
          <table:table-cell office:value-type="float" office:value="0.0075527" calcext:value-type="float">
            <text:p>0.0075527</text:p>
          </table:table-cell>
          <table:table-cell office:value-type="float" office:value="0.00089185" calcext:value-type="float">
            <text:p>0.00089185</text:p>
          </table:table-cell>
          <table:table-cell office:value-type="float" office:value="0.93311" calcext:value-type="float">
            <text:p>0.93311</text:p>
          </table:table-cell>
          <table:table-cell office:value-type="float" office:value="0.95038" calcext:value-type="float">
            <text:p>0.95038</text:p>
          </table:table-cell>
          <table:table-cell office:value-type="float" office:value="0.98217" calcext:value-type="float">
            <text:p>0.98217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0075156" calcext:value-type="float">
            <text:p>0.0075156</text:p>
          </table:table-cell>
          <table:table-cell office:value-type="float" office:value="0.0048426" calcext:value-type="float">
            <text:p>0.0048426</text:p>
          </table:table-cell>
          <table:table-cell office:value-type="float" office:value="0.00032565" calcext:value-type="float">
            <text:p>0.00032565</text:p>
          </table:table-cell>
          <table:table-cell table:number-columns-repeated="3" office:value-type="float" office:value="0.0051137" calcext:value-type="float">
            <text:p>0.00511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2629" calcext:value-type="float">
            <text:p>0.012629</text:p>
          </table:table-cell>
          <table:table-cell office:value-type="float" office:value="0.0074813" calcext:value-type="float">
            <text:p>0.0074813</text:p>
          </table:table-cell>
          <table:table-cell office:value-type="float" office:value="0.00082812" calcext:value-type="float">
            <text:p>0.00082812</text:p>
          </table:table-cell>
          <table:table-cell office:value-type="float" office:value="0.93349" calcext:value-type="float">
            <text:p>0.93349</text:p>
          </table:table-cell>
          <table:table-cell office:value-type="float" office:value="0.95065" calcext:value-type="float">
            <text:p>0.95065</text:p>
          </table:table-cell>
          <table:table-cell office:value-type="float" office:value="0.98218" calcext:value-type="float">
            <text:p>0.98218</text:p>
          </table:table-cell>
          <table:table-cell office:value-type="float" office:value="0.93528" calcext:value-type="float">
            <text:p>0.93528</text:p>
          </table:table-cell>
          <table:table-cell office:value-type="float" office:value="0.0075248" calcext:value-type="float">
            <text:p>0.0075248</text:p>
          </table:table-cell>
          <table:table-cell office:value-type="float" office:value="0.0048356" calcext:value-type="float">
            <text:p>0.0048356</text:p>
          </table:table-cell>
          <table:table-cell office:value-type="float" office:value="0.0003258" calcext:value-type="float">
            <text:p>0.0003258</text:p>
          </table:table-cell>
          <table:table-cell table:number-columns-repeated="3" office:value-type="float" office:value="0.0050834" calcext:value-type="float">
            <text:p>0.00508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2703" calcext:value-type="float">
            <text:p>0.012703</text:p>
          </table:table-cell>
          <table:table-cell office:value-type="float" office:value="0.0075016" calcext:value-type="float">
            <text:p>0.0075016</text:p>
          </table:table-cell>
          <table:table-cell office:value-type="float" office:value="0.00087075" calcext:value-type="float">
            <text:p>0.00087075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8219" calcext:value-type="float">
            <text:p>0.98219</text:p>
          </table:table-cell>
          <table:table-cell office:value-type="float" office:value="0.9351" calcext:value-type="float">
            <text:p>0.9351</text:p>
          </table:table-cell>
          <table:table-cell office:value-type="float" office:value="0.0075348" calcext:value-type="float">
            <text:p>0.0075348</text:p>
          </table:table-cell>
          <table:table-cell office:value-type="float" office:value="0.0048297" calcext:value-type="float">
            <text:p>0.0048297</text:p>
          </table:table-cell>
          <table:table-cell office:value-type="float" office:value="0.000325" calcext:value-type="float">
            <text:p>0.000325</text:p>
          </table:table-cell>
          <table:table-cell table:number-columns-repeated="3" office:value-type="float" office:value="0.0050531" calcext:value-type="float">
            <text:p>0.00505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074371" calcext:value-type="float">
            <text:p>0.0074371</text:p>
          </table:table-cell>
          <table:table-cell office:value-type="float" office:value="0.00084526" calcext:value-type="float">
            <text:p>0.00084526</text:p>
          </table:table-cell>
          <table:table-cell office:value-type="float" office:value="0.93417" calcext:value-type="float">
            <text:p>0.93417</text:p>
          </table:table-cell>
          <table:table-cell office:value-type="float" office:value="0.94992" calcext:value-type="float">
            <text:p>0.94992</text:p>
          </table:table-cell>
          <table:table-cell office:value-type="float" office:value="0.98224" calcext:value-type="float">
            <text:p>0.98224</text:p>
          </table:table-cell>
          <table:table-cell office:value-type="float" office:value="0.93519" calcext:value-type="float">
            <text:p>0.93519</text:p>
          </table:table-cell>
          <table:table-cell office:value-type="float" office:value="0.0075415" calcext:value-type="float">
            <text:p>0.0075415</text:p>
          </table:table-cell>
          <table:table-cell office:value-type="float" office:value="0.0048191" calcext:value-type="float">
            <text:p>0.0048191</text:p>
          </table:table-cell>
          <table:table-cell office:value-type="float" office:value="0.00032427" calcext:value-type="float">
            <text:p>0.00032427</text:p>
          </table:table-cell>
          <table:table-cell table:number-columns-repeated="3" office:value-type="float" office:value="0.0050227" calcext:value-type="float">
            <text:p>0.00502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074478" calcext:value-type="float">
            <text:p>0.0074478</text:p>
          </table:table-cell>
          <table:table-cell office:value-type="float" office:value="0.0008526" calcext:value-type="float">
            <text:p>0.0008526</text:p>
          </table:table-cell>
          <table:table-cell office:value-type="float" office:value="0.93508" calcext:value-type="float">
            <text:p>0.93508</text:p>
          </table:table-cell>
          <table:table-cell office:value-type="float" office:value="0.94938" calcext:value-type="float">
            <text:p>0.94938</text:p>
          </table:table-cell>
          <table:table-cell office:value-type="float" office:value="0.98229" calcext:value-type="float">
            <text:p>0.98229</text:p>
          </table:table-cell>
          <table:table-cell office:value-type="float" office:value="0.93529" calcext:value-type="float">
            <text:p>0.93529</text:p>
          </table:table-cell>
          <table:table-cell office:value-type="float" office:value="0.0075326" calcext:value-type="float">
            <text:p>0.0075326</text:p>
          </table:table-cell>
          <table:table-cell office:value-type="float" office:value="0.0048072" calcext:value-type="float">
            <text:p>0.0048072</text:p>
          </table:table-cell>
          <table:table-cell office:value-type="float" office:value="0.0003236" calcext:value-type="float">
            <text:p>0.0003236</text:p>
          </table:table-cell>
          <table:table-cell table:number-columns-repeated="3" office:value-type="float" office:value="0.0049924" calcext:value-type="float">
            <text:p>0.00499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2593" calcext:value-type="float">
            <text:p>0.012593</text:p>
          </table:table-cell>
          <table:table-cell office:value-type="float" office:value="0.0074431" calcext:value-type="float">
            <text:p>0.0074431</text:p>
          </table:table-cell>
          <table:table-cell office:value-type="float" office:value="0.00081051" calcext:value-type="float">
            <text:p>0.00081051</text:p>
          </table:table-cell>
          <table:table-cell office:value-type="float" office:value="0.93479" calcext:value-type="float">
            <text:p>0.93479</text:p>
          </table:table-cell>
          <table:table-cell office:value-type="float" office:value="0.95004" calcext:value-type="float">
            <text:p>0.95004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93515" calcext:value-type="float">
            <text:p>0.93515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0.0048027" calcext:value-type="float">
            <text:p>0.0048027</text:p>
          </table:table-cell>
          <table:table-cell office:value-type="float" office:value="0.00032335" calcext:value-type="float">
            <text:p>0.00032335</text:p>
          </table:table-cell>
          <table:table-cell table:number-columns-repeated="3" office:value-type="float" office:value="0.0049621" calcext:value-type="float">
            <text:p>0.00496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2738" calcext:value-type="float">
            <text:p>0.012738</text:p>
          </table:table-cell>
          <table:table-cell office:value-type="float" office:value="0.0074971" calcext:value-type="float">
            <text:p>0.0074971</text:p>
          </table:table-cell>
          <table:table-cell office:value-type="float" office:value="0.00083087" calcext:value-type="float">
            <text:p>0.00083087</text:p>
          </table:table-cell>
          <table:table-cell office:value-type="float" office:value="0.93588" calcext:value-type="float">
            <text:p>0.93588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3522" calcext:value-type="float">
            <text:p>0.93522</text:p>
          </table:table-cell>
          <table:table-cell office:value-type="float" office:value="0.0075328" calcext:value-type="float">
            <text:p>0.0075328</text:p>
          </table:table-cell>
          <table:table-cell office:value-type="float" office:value="0.0047978" calcext:value-type="float">
            <text:p>0.0047978</text:p>
          </table:table-cell>
          <table:table-cell office:value-type="float" office:value="0.00032272" calcext:value-type="float">
            <text:p>0.00032272</text:p>
          </table:table-cell>
          <table:table-cell table:number-columns-repeated="3" office:value-type="float" office:value="0.0049318" calcext:value-type="float">
            <text:p>0.00493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0.0074044" calcext:value-type="float">
            <text:p>0.0074044</text:p>
          </table:table-cell>
          <table:table-cell office:value-type="float" office:value="0.0007533" calcext:value-type="float">
            <text:p>0.0007533</text:p>
          </table:table-cell>
          <table:table-cell office:value-type="float" office:value="0.93612" calcext:value-type="float">
            <text:p>0.9361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93543" calcext:value-type="float">
            <text:p>0.93543</text:p>
          </table:table-cell>
          <table:table-cell office:value-type="float" office:value="0.0075312" calcext:value-type="float">
            <text:p>0.0075312</text:p>
          </table:table-cell>
          <table:table-cell office:value-type="float" office:value="0.0047978" calcext:value-type="float">
            <text:p>0.0047978</text:p>
          </table:table-cell>
          <table:table-cell office:value-type="float" office:value="0.00032173" calcext:value-type="float">
            <text:p>0.00032173</text:p>
          </table:table-cell>
          <table:table-cell table:number-columns-repeated="3" office:value-type="float" office:value="0.0049015" calcext:value-type="float">
            <text:p>0.00490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2444" calcext:value-type="float">
            <text:p>0.012444</text:p>
          </table:table-cell>
          <table:table-cell office:value-type="float" office:value="0.0073908" calcext:value-type="float">
            <text:p>0.0073908</text:p>
          </table:table-cell>
          <table:table-cell office:value-type="float" office:value="0.00081446" calcext:value-type="float">
            <text:p>0.00081446</text:p>
          </table:table-cell>
          <table:table-cell office:value-type="float" office:value="0.93594" calcext:value-type="float">
            <text:p>0.93594</text:p>
          </table:table-cell>
          <table:table-cell office:value-type="float" office:value="0.94899" calcext:value-type="float">
            <text:p>0.94899</text:p>
          </table:table-cell>
          <table:table-cell office:value-type="float" office:value="0.98237" calcext:value-type="float">
            <text:p>0.98237</text:p>
          </table:table-cell>
          <table:table-cell office:value-type="float" office:value="0.93552" calcext:value-type="float">
            <text:p>0.93552</text:p>
          </table:table-cell>
          <table:table-cell office:value-type="float" office:value="0.0075266" calcext:value-type="float">
            <text:p>0.0075266</text:p>
          </table:table-cell>
          <table:table-cell office:value-type="float" office:value="0.0047908" calcext:value-type="float">
            <text:p>0.0047908</text:p>
          </table:table-cell>
          <table:table-cell office:value-type="float" office:value="0.00032085" calcext:value-type="float">
            <text:p>0.00032085</text:p>
          </table:table-cell>
          <table:table-cell table:number-columns-repeated="3" office:value-type="float" office:value="0.0048712" calcext:value-type="float">
            <text:p>0.00487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2631" calcext:value-type="float">
            <text:p>0.012631</text:p>
          </table:table-cell>
          <table:table-cell office:value-type="float" office:value="0.0075206" calcext:value-type="float">
            <text:p>0.0075206</text:p>
          </table:table-cell>
          <table:table-cell office:value-type="float" office:value="0.00086482" calcext:value-type="float">
            <text:p>0.00086482</text:p>
          </table:table-cell>
          <table:table-cell office:value-type="float" office:value="0.93529" calcext:value-type="float">
            <text:p>0.93529</text:p>
          </table:table-cell>
          <table:table-cell office:value-type="float" office:value="0.94913" calcext:value-type="float">
            <text:p>0.94913</text:p>
          </table:table-cell>
          <table:table-cell office:value-type="float" office:value="0.98241" calcext:value-type="float">
            <text:p>0.98241</text:p>
          </table:table-cell>
          <table:table-cell office:value-type="float" office:value="0.93563" calcext:value-type="float">
            <text:p>0.93563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0.0047848" calcext:value-type="float">
            <text:p>0.0047848</text:p>
          </table:table-cell>
          <table:table-cell office:value-type="float" office:value="0.00031925" calcext:value-type="float">
            <text:p>0.00031925</text:p>
          </table:table-cell>
          <table:table-cell table:number-columns-repeated="3" office:value-type="float" office:value="0.0048409" calcext:value-type="float">
            <text:p>0.00484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264" calcext:value-type="float">
            <text:p>0.01264</text:p>
          </table:table-cell>
          <table:table-cell office:value-type="float" office:value="0.0075276" calcext:value-type="float">
            <text:p>0.0075276</text:p>
          </table:table-cell>
          <table:table-cell office:value-type="float" office:value="0.00086716" calcext:value-type="float">
            <text:p>0.00086716</text:p>
          </table:table-cell>
          <table:table-cell office:value-type="float" office:value="0.93335" calcext:value-type="float">
            <text:p>0.93335</text:p>
          </table:table-cell>
          <table:table-cell office:value-type="float" office:value="0.95228" calcext:value-type="float">
            <text:p>0.95228</text:p>
          </table:table-cell>
          <table:table-cell office:value-type="float" office:value="0.98238" calcext:value-type="float">
            <text:p>0.98238</text:p>
          </table:table-cell>
          <table:table-cell office:value-type="float" office:value="0.93553" calcext:value-type="float">
            <text:p>0.93553</text:p>
          </table:table-cell>
          <table:table-cell office:value-type="float" office:value="0.0075328" calcext:value-type="float">
            <text:p>0.0075328</text:p>
          </table:table-cell>
          <table:table-cell office:value-type="float" office:value="0.0047866" calcext:value-type="float">
            <text:p>0.0047866</text:p>
          </table:table-cell>
          <table:table-cell office:value-type="float" office:value="0.00031775" calcext:value-type="float">
            <text:p>0.00031775</text:p>
          </table:table-cell>
          <table:table-cell table:number-columns-repeated="3" office:value-type="float" office:value="0.0048106" calcext:value-type="float">
            <text:p>0.00481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74021" calcext:value-type="float">
            <text:p>0.0074021</text:p>
          </table:table-cell>
          <table:table-cell office:value-type="float" office:value="0.00078173" calcext:value-type="float">
            <text:p>0.00078173</text:p>
          </table:table-cell>
          <table:table-cell office:value-type="float" office:value="0.93274" calcext:value-type="float">
            <text:p>0.93274</text:p>
          </table:table-cell>
          <table:table-cell office:value-type="float" office:value="0.95285" calcext:value-type="float">
            <text:p>0.95285</text:p>
          </table:table-cell>
          <table:table-cell office:value-type="float" office:value="0.98245" calcext:value-type="float">
            <text:p>0.98245</text:p>
          </table:table-cell>
          <table:table-cell office:value-type="float" office:value="0.93553" calcext:value-type="float">
            <text:p>0.93553</text:p>
          </table:table-cell>
          <table:table-cell office:value-type="float" office:value="0.0075292" calcext:value-type="float">
            <text:p>0.0075292</text:p>
          </table:table-cell>
          <table:table-cell office:value-type="float" office:value="0.0047804" calcext:value-type="float">
            <text:p>0.0047804</text:p>
          </table:table-cell>
          <table:table-cell office:value-type="float" office:value="0.00031759" calcext:value-type="float">
            <text:p>0.00031759</text:p>
          </table:table-cell>
          <table:table-cell table:number-columns-repeated="3" office:value-type="float" office:value="0.0047803" calcext:value-type="float">
            <text:p>0.00478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2259" calcext:value-type="float">
            <text:p>0.012259</text:p>
          </table:table-cell>
          <table:table-cell office:value-type="float" office:value="0.0073486" calcext:value-type="float">
            <text:p>0.0073486</text:p>
          </table:table-cell>
          <table:table-cell office:value-type="float" office:value="0.00078134" calcext:value-type="float">
            <text:p>0.00078134</text:p>
          </table:table-cell>
          <table:table-cell office:value-type="float" office:value="0.93293" calcext:value-type="float">
            <text:p>0.93293</text:p>
          </table:table-cell>
          <table:table-cell office:value-type="float" office:value="0.95298" calcext:value-type="float">
            <text:p>0.95298</text:p>
          </table:table-cell>
          <table:table-cell office:value-type="float" office:value="0.98248" calcext:value-type="float">
            <text:p>0.98248</text:p>
          </table:table-cell>
          <table:table-cell office:value-type="float" office:value="0.93552" calcext:value-type="float">
            <text:p>0.93552</text:p>
          </table:table-cell>
          <table:table-cell office:value-type="float" office:value="0.0075315" calcext:value-type="float">
            <text:p>0.0075315</text:p>
          </table:table-cell>
          <table:table-cell office:value-type="float" office:value="0.0047829" calcext:value-type="float">
            <text:p>0.0047829</text:p>
          </table:table-cell>
          <table:table-cell office:value-type="float" office:value="0.00031747" calcext:value-type="float">
            <text:p>0.00031747</text:p>
          </table:table-cell>
          <table:table-cell table:number-columns-repeated="3" office:value-type="float" office:value="0.00475" calcext:value-type="float">
            <text:p>0.004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073389" calcext:value-type="float">
            <text:p>0.0073389</text:p>
          </table:table-cell>
          <table:table-cell office:value-type="float" office:value="0.00079411" calcext:value-type="float">
            <text:p>0.00079411</text:p>
          </table:table-cell>
          <table:table-cell office:value-type="float" office:value="0.93294" calcext:value-type="float">
            <text:p>0.93294</text:p>
          </table:table-cell>
          <table:table-cell office:value-type="float" office:value="0.95295" calcext:value-type="float">
            <text:p>0.95295</text:p>
          </table:table-cell>
          <table:table-cell office:value-type="float" office:value="0.98254" calcext:value-type="float">
            <text:p>0.98254</text:p>
          </table:table-cell>
          <table:table-cell office:value-type="float" office:value="0.93571" calcext:value-type="float">
            <text:p>0.93571</text:p>
          </table:table-cell>
          <table:table-cell office:value-type="float" office:value="0.0075183" calcext:value-type="float">
            <text:p>0.0075183</text:p>
          </table:table-cell>
          <table:table-cell office:value-type="float" office:value="0.0047777" calcext:value-type="float">
            <text:p>0.0047777</text:p>
          </table:table-cell>
          <table:table-cell office:value-type="float" office:value="0.00031672" calcext:value-type="float">
            <text:p>0.00031672</text:p>
          </table:table-cell>
          <table:table-cell table:number-columns-repeated="3" office:value-type="float" office:value="0.0047197" calcext:value-type="float">
            <text:p>0.00471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073844" calcext:value-type="float">
            <text:p>0.0073844</text:p>
          </table:table-cell>
          <table:table-cell office:value-type="float" office:value="0.00082119" calcext:value-type="float">
            <text:p>0.00082119</text:p>
          </table:table-cell>
          <table:table-cell office:value-type="float" office:value="0.93231" calcext:value-type="float">
            <text:p>0.93231</text:p>
          </table:table-cell>
          <table:table-cell office:value-type="float" office:value="0.95348" calcext:value-type="float">
            <text:p>0.95348</text:p>
          </table:table-cell>
          <table:table-cell office:value-type="float" office:value="0.98254" calcext:value-type="float">
            <text:p>0.98254</text:p>
          </table:table-cell>
          <table:table-cell office:value-type="float" office:value="0.93602" calcext:value-type="float">
            <text:p>0.93602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047775" calcext:value-type="float">
            <text:p>0.0047775</text:p>
          </table:table-cell>
          <table:table-cell office:value-type="float" office:value="0.00031587" calcext:value-type="float">
            <text:p>0.00031587</text:p>
          </table:table-cell>
          <table:table-cell table:number-columns-repeated="3" office:value-type="float" office:value="0.0046893" calcext:value-type="float">
            <text:p>0.00468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2402" calcext:value-type="float">
            <text:p>0.012402</text:p>
          </table:table-cell>
          <table:table-cell office:value-type="float" office:value="0.0073907" calcext:value-type="float">
            <text:p>0.0073907</text:p>
          </table:table-cell>
          <table:table-cell office:value-type="float" office:value="0.00077952" calcext:value-type="float">
            <text:p>0.00077952</text:p>
          </table:table-cell>
          <table:table-cell office:value-type="float" office:value="0.93173" calcext:value-type="float">
            <text:p>0.93173</text:p>
          </table:table-cell>
          <table:table-cell office:value-type="float" office:value="0.95426" calcext:value-type="float">
            <text:p>0.95426</text:p>
          </table:table-cell>
          <table:table-cell office:value-type="float" office:value="0.98255" calcext:value-type="float">
            <text:p>0.98255</text:p>
          </table:table-cell>
          <table:table-cell office:value-type="float" office:value="0.93656" calcext:value-type="float">
            <text:p>0.93656</text:p>
          </table:table-cell>
          <table:table-cell office:value-type="float" office:value="0.0074926" calcext:value-type="float">
            <text:p>0.0074926</text:p>
          </table:table-cell>
          <table:table-cell office:value-type="float" office:value="0.0047773" calcext:value-type="float">
            <text:p>0.0047773</text:p>
          </table:table-cell>
          <table:table-cell office:value-type="float" office:value="0.00031454" calcext:value-type="float">
            <text:p>0.00031454</text:p>
          </table:table-cell>
          <table:table-cell table:number-columns-repeated="3" office:value-type="float" office:value="0.004659" calcext:value-type="float">
            <text:p>0.0046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2215" calcext:value-type="float">
            <text:p>0.012215</text:p>
          </table:table-cell>
          <table:table-cell office:value-type="float" office:value="0.0072827" calcext:value-type="float">
            <text:p>0.0072827</text:p>
          </table:table-cell>
          <table:table-cell office:value-type="float" office:value="0.00078306" calcext:value-type="float">
            <text:p>0.00078306</text:p>
          </table:table-cell>
          <table:table-cell office:value-type="float" office:value="0.93176" calcext:value-type="float">
            <text:p>0.93176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8258" calcext:value-type="float">
            <text:p>0.98258</text:p>
          </table:table-cell>
          <table:table-cell office:value-type="float" office:value="0.93655" calcext:value-type="float">
            <text:p>0.93655</text:p>
          </table:table-cell>
          <table:table-cell office:value-type="float" office:value="0.0074863" calcext:value-type="float">
            <text:p>0.0074863</text:p>
          </table:table-cell>
          <table:table-cell office:value-type="float" office:value="0.0047675" calcext:value-type="float">
            <text:p>0.0047675</text:p>
          </table:table-cell>
          <table:table-cell office:value-type="float" office:value="0.00031376" calcext:value-type="float">
            <text:p>0.00031376</text:p>
          </table:table-cell>
          <table:table-cell table:number-columns-repeated="3" office:value-type="float" office:value="0.0046287" calcext:value-type="float">
            <text:p>0.00462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2241" calcext:value-type="float">
            <text:p>0.012241</text:p>
          </table:table-cell>
          <table:table-cell office:value-type="float" office:value="0.0073182" calcext:value-type="float">
            <text:p>0.0073182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95394" calcext:value-type="float">
            <text:p>0.95394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93698" calcext:value-type="float">
            <text:p>0.93698</text:p>
          </table:table-cell>
          <table:table-cell office:value-type="float" office:value="0.0074784" calcext:value-type="float">
            <text:p>0.0074784</text:p>
          </table:table-cell>
          <table:table-cell office:value-type="float" office:value="0.0047639" calcext:value-type="float">
            <text:p>0.0047639</text:p>
          </table:table-cell>
          <table:table-cell office:value-type="float" office:value="0.00031296" calcext:value-type="float">
            <text:p>0.00031296</text:p>
          </table:table-cell>
          <table:table-cell table:number-columns-repeated="3" office:value-type="float" office:value="0.0045984" calcext:value-type="float">
            <text:p>0.00459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2268" calcext:value-type="float">
            <text:p>0.012268</text:p>
          </table:table-cell>
          <table:table-cell office:value-type="float" office:value="0.0073164" calcext:value-type="float">
            <text:p>0.0073164</text:p>
          </table:table-cell>
          <table:table-cell office:value-type="float" office:value="0.00080952" calcext:value-type="float">
            <text:p>0.00080952</text:p>
          </table:table-cell>
          <table:table-cell office:value-type="float" office:value="0.93207" calcext:value-type="float">
            <text:p>0.93207</text:p>
          </table:table-cell>
          <table:table-cell office:value-type="float" office:value="0.95385" calcext:value-type="float">
            <text:p>0.95385</text:p>
          </table:table-cell>
          <table:table-cell office:value-type="float" office:value="0.98265" calcext:value-type="float">
            <text:p>0.98265</text:p>
          </table:table-cell>
          <table:table-cell office:value-type="float" office:value="0.93686" calcext:value-type="float">
            <text:p>0.93686</text:p>
          </table:table-cell>
          <table:table-cell office:value-type="float" office:value="0.0074694" calcext:value-type="float">
            <text:p>0.0074694</text:p>
          </table:table-cell>
          <table:table-cell office:value-type="float" office:value="0.0047565" calcext:value-type="float">
            <text:p>0.0047565</text:p>
          </table:table-cell>
          <table:table-cell office:value-type="float" office:value="0.00031192" calcext:value-type="float">
            <text:p>0.00031192</text:p>
          </table:table-cell>
          <table:table-cell table:number-columns-repeated="3" office:value-type="float" office:value="0.0045681" calcext:value-type="float">
            <text:p>0.00456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2094" calcext:value-type="float">
            <text:p>0.012094</text:p>
          </table:table-cell>
          <table:table-cell office:value-type="float" office:value="0.0072813" calcext:value-type="float">
            <text:p>0.0072813</text:p>
          </table:table-cell>
          <table:table-cell office:value-type="float" office:value="0.00073995" calcext:value-type="float">
            <text:p>0.00073995</text:p>
          </table:table-cell>
          <table:table-cell office:value-type="float" office:value="0.93246" calcext:value-type="float">
            <text:p>0.93246</text:p>
          </table:table-cell>
          <table:table-cell office:value-type="float" office:value="0.95361" calcext:value-type="float">
            <text:p>0.95361</text:p>
          </table:table-cell>
          <table:table-cell office:value-type="float" office:value="0.98267" calcext:value-type="float">
            <text:p>0.98267</text:p>
          </table:table-cell>
          <table:table-cell office:value-type="float" office:value="0.93736" calcext:value-type="float">
            <text:p>0.93736</text:p>
          </table:table-cell>
          <table:table-cell office:value-type="float" office:value="0.0074651" calcext:value-type="float">
            <text:p>0.0074651</text:p>
          </table:table-cell>
          <table:table-cell office:value-type="float" office:value="0.0047547" calcext:value-type="float">
            <text:p>0.0047547</text:p>
          </table:table-cell>
          <table:table-cell office:value-type="float" office:value="0.00031077" calcext:value-type="float">
            <text:p>0.00031077</text:p>
          </table:table-cell>
          <table:table-cell table:number-columns-repeated="3" office:value-type="float" office:value="0.0045378" calcext:value-type="float">
            <text:p>0.004537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2076" calcext:value-type="float">
            <text:p>0.012076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0.00072601" calcext:value-type="float">
            <text:p>0.00072601</text:p>
          </table:table-cell>
          <table:table-cell office:value-type="float" office:value="0.93111" calcext:value-type="float">
            <text:p>0.93111</text:p>
          </table:table-cell>
          <table:table-cell office:value-type="float" office:value="0.95499" calcext:value-type="float">
            <text:p>0.95499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3742" calcext:value-type="float">
            <text:p>0.93742</text:p>
          </table:table-cell>
          <table:table-cell office:value-type="float" office:value="0.0074476" calcext:value-type="float">
            <text:p>0.0074476</text:p>
          </table:table-cell>
          <table:table-cell office:value-type="float" office:value="0.0047462" calcext:value-type="float">
            <text:p>0.0047462</text:p>
          </table:table-cell>
          <table:table-cell office:value-type="float" office:value="0.00030959" calcext:value-type="float">
            <text:p>0.00030959</text:p>
          </table:table-cell>
          <table:table-cell table:number-columns-repeated="3" office:value-type="float" office:value="0.0045075" calcext:value-type="float">
            <text:p>0.00450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072678" calcext:value-type="float">
            <text:p>0.0072678</text:p>
          </table:table-cell>
          <table:table-cell office:value-type="float" office:value="0.00079663" calcext:value-type="float">
            <text:p>0.00079663</text:p>
          </table:table-cell>
          <table:table-cell office:value-type="float" office:value="0.93087" calcext:value-type="float">
            <text:p>0.93087</text:p>
          </table:table-cell>
          <table:table-cell office:value-type="float" office:value="0.95503" calcext:value-type="float">
            <text:p>0.95503</text:p>
          </table:table-cell>
          <table:table-cell office:value-type="float" office:value="0.98272" calcext:value-type="float">
            <text:p>0.98272</text:p>
          </table:table-cell>
          <table:table-cell office:value-type="float" office:value="0.93787" calcext:value-type="float">
            <text:p>0.93787</text:p>
          </table:table-cell>
          <table:table-cell office:value-type="float" office:value="0.0074344" calcext:value-type="float">
            <text:p>0.0074344</text:p>
          </table:table-cell>
          <table:table-cell office:value-type="float" office:value="0.0047451" calcext:value-type="float">
            <text:p>0.0047451</text:p>
          </table:table-cell>
          <table:table-cell office:value-type="float" office:value="0.00030879" calcext:value-type="float">
            <text:p>0.00030879</text:p>
          </table:table-cell>
          <table:table-cell table:number-columns-repeated="3" office:value-type="float" office:value="0.0044772" calcext:value-type="float">
            <text:p>0.00447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2123" calcext:value-type="float">
            <text:p>0.012123</text:p>
          </table:table-cell>
          <table:table-cell office:value-type="float" office:value="0.0073245" calcext:value-type="float">
            <text:p>0.0073245</text:p>
          </table:table-cell>
          <table:table-cell office:value-type="float" office:value="0.0007668" calcext:value-type="float">
            <text:p>0.0007668</text:p>
          </table:table-cell>
          <table:table-cell office:value-type="float" office:value="0.93082" calcext:value-type="float">
            <text:p>0.93082</text:p>
          </table:table-cell>
          <table:table-cell office:value-type="float" office:value="0.95584" calcext:value-type="float">
            <text:p>0.95584</text:p>
          </table:table-cell>
          <table:table-cell office:value-type="float" office:value="0.98276" calcext:value-type="float">
            <text:p>0.98276</text:p>
          </table:table-cell>
          <table:table-cell office:value-type="float" office:value="0.93786" calcext:value-type="float">
            <text:p>0.93786</text:p>
          </table:table-cell>
          <table:table-cell office:value-type="float" office:value="0.0074262" calcext:value-type="float">
            <text:p>0.0074262</text:p>
          </table:table-cell>
          <table:table-cell office:value-type="float" office:value="0.0047347" calcext:value-type="float">
            <text:p>0.0047347</text:p>
          </table:table-cell>
          <table:table-cell office:value-type="float" office:value="0.0003086" calcext:value-type="float">
            <text:p>0.0003086</text:p>
          </table:table-cell>
          <table:table-cell table:number-columns-repeated="3" office:value-type="float" office:value="0.0044469" calcext:value-type="float">
            <text:p>0.00444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0.0072282" calcext:value-type="float">
            <text:p>0.0072282</text:p>
          </table:table-cell>
          <table:table-cell office:value-type="float" office:value="0.00073603" calcext:value-type="float">
            <text:p>0.00073603</text:p>
          </table:table-cell>
          <table:table-cell office:value-type="float" office:value="0.93147" calcext:value-type="float">
            <text:p>0.93147</text:p>
          </table:table-cell>
          <table:table-cell office:value-type="float" office:value="0.95567" calcext:value-type="float">
            <text:p>0.95567</text:p>
          </table:table-cell>
          <table:table-cell office:value-type="float" office:value="0.98283" calcext:value-type="float">
            <text:p>0.98283</text:p>
          </table:table-cell>
          <table:table-cell office:value-type="float" office:value="0.93853" calcext:value-type="float">
            <text:p>0.93853</text:p>
          </table:table-cell>
          <table:table-cell office:value-type="float" office:value="0.0073996" calcext:value-type="float">
            <text:p>0.0073996</text:p>
          </table:table-cell>
          <table:table-cell office:value-type="float" office:value="0.0047224" calcext:value-type="float">
            <text:p>0.0047224</text:p>
          </table:table-cell>
          <table:table-cell office:value-type="float" office:value="0.00030813" calcext:value-type="float">
            <text:p>0.00030813</text:p>
          </table:table-cell>
          <table:table-cell table:number-columns-repeated="3" office:value-type="float" office:value="0.0044166" calcext:value-type="float">
            <text:p>0.00441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2014" calcext:value-type="float">
            <text:p>0.012014</text:p>
          </table:table-cell>
          <table:table-cell office:value-type="float" office:value="0.0072094" calcext:value-type="float">
            <text:p>0.0072094</text:p>
          </table:table-cell>
          <table:table-cell office:value-type="float" office:value="0.00074309" calcext:value-type="float">
            <text:p>0.00074309</text:p>
          </table:table-cell>
          <table:table-cell office:value-type="float" office:value="0.93235" calcext:value-type="float">
            <text:p>0.93235</text:p>
          </table:table-cell>
          <table:table-cell office:value-type="float" office:value="0.95501" calcext:value-type="float">
            <text:p>0.95501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0.93868" calcext:value-type="float">
            <text:p>0.93868</text:p>
          </table:table-cell>
          <table:table-cell office:value-type="float" office:value="0.0073895" calcext:value-type="float">
            <text:p>0.0073895</text:p>
          </table:table-cell>
          <table:table-cell office:value-type="float" office:value="0.0047118" calcext:value-type="float">
            <text:p>0.0047118</text:p>
          </table:table-cell>
          <table:table-cell office:value-type="float" office:value="0.0003077" calcext:value-type="float">
            <text:p>0.0003077</text:p>
          </table:table-cell>
          <table:table-cell table:number-columns-repeated="3" office:value-type="float" office:value="0.0043862" calcext:value-type="float">
            <text:p>0.00438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2016" calcext:value-type="float">
            <text:p>0.012016</text:p>
          </table:table-cell>
          <table:table-cell office:value-type="float" office:value="0.007212" calcext:value-type="float">
            <text:p>0.007212</text:p>
          </table:table-cell>
          <table:table-cell office:value-type="float" office:value="0.00071912" calcext:value-type="float">
            <text:p>0.00071912</text:p>
          </table:table-cell>
          <table:table-cell office:value-type="float" office:value="0.93306" calcext:value-type="float">
            <text:p>0.93306</text:p>
          </table:table-cell>
          <table:table-cell office:value-type="float" office:value="0.95413" calcext:value-type="float">
            <text:p>0.95413</text:p>
          </table:table-cell>
          <table:table-cell office:value-type="float" office:value="0.98293" calcext:value-type="float">
            <text:p>0.98293</text:p>
          </table:table-cell>
          <table:table-cell office:value-type="float" office:value="0.93897" calcext:value-type="float">
            <text:p>0.93897</text:p>
          </table:table-cell>
          <table:table-cell office:value-type="float" office:value="0.007369" calcext:value-type="float">
            <text:p>0.007369</text:p>
          </table:table-cell>
          <table:table-cell office:value-type="float" office:value="0.0047064" calcext:value-type="float">
            <text:p>0.0047064</text:p>
          </table:table-cell>
          <table:table-cell office:value-type="float" office:value="0.00030694" calcext:value-type="float">
            <text:p>0.00030694</text:p>
          </table:table-cell>
          <table:table-cell table:number-columns-repeated="3" office:value-type="float" office:value="0.0043559" calcext:value-type="float">
            <text:p>0.00435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2061" calcext:value-type="float">
            <text:p>0.012061</text:p>
          </table:table-cell>
          <table:table-cell office:value-type="float" office:value="0.0072289" calcext:value-type="float">
            <text:p>0.0072289</text:p>
          </table:table-cell>
          <table:table-cell office:value-type="float" office:value="0.0007316" calcext:value-type="float">
            <text:p>0.0007316</text:p>
          </table:table-cell>
          <table:table-cell office:value-type="float" office:value="0.93283" calcext:value-type="float">
            <text:p>0.93283</text:p>
          </table:table-cell>
          <table:table-cell office:value-type="float" office:value="0.95438" calcext:value-type="float">
            <text:p>0.95438</text:p>
          </table:table-cell>
          <table:table-cell office:value-type="float" office:value="0.98292" calcext:value-type="float">
            <text:p>0.98292</text:p>
          </table:table-cell>
          <table:table-cell office:value-type="float" office:value="0.93905" calcext:value-type="float">
            <text:p>0.93905</text:p>
          </table:table-cell>
          <table:table-cell office:value-type="float" office:value="0.0073638" calcext:value-type="float">
            <text:p>0.0073638</text:p>
          </table:table-cell>
          <table:table-cell office:value-type="float" office:value="0.0047032" calcext:value-type="float">
            <text:p>0.0047032</text:p>
          </table:table-cell>
          <table:table-cell office:value-type="float" office:value="0.00030633" calcext:value-type="float">
            <text:p>0.00030633</text:p>
          </table:table-cell>
          <table:table-cell table:number-columns-repeated="3" office:value-type="float" office:value="0.0043256" calcext:value-type="float">
            <text:p>0.00432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11966" calcext:value-type="float">
            <text:p>0.011966</text:p>
          </table:table-cell>
          <table:table-cell office:value-type="float" office:value="0.0072136" calcext:value-type="float">
            <text:p>0.0072136</text:p>
          </table:table-cell>
          <table:table-cell office:value-type="float" office:value="0.00077786" calcext:value-type="float">
            <text:p>0.00077786</text:p>
          </table:table-cell>
          <table:table-cell office:value-type="float" office:value="0.93304" calcext:value-type="float">
            <text:p>0.93304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98295" calcext:value-type="float">
            <text:p>0.98295</text:p>
          </table:table-cell>
          <table:table-cell office:value-type="float" office:value="0.93929" calcext:value-type="float">
            <text:p>0.93929</text:p>
          </table:table-cell>
          <table:table-cell office:value-type="float" office:value="0.0073539" calcext:value-type="float">
            <text:p>0.0073539</text:p>
          </table:table-cell>
          <table:table-cell office:value-type="float" office:value="0.0046992" calcext:value-type="float">
            <text:p>0.0046992</text:p>
          </table:table-cell>
          <table:table-cell office:value-type="float" office:value="0.00030549" calcext:value-type="float">
            <text:p>0.00030549</text:p>
          </table:table-cell>
          <table:table-cell table:number-columns-repeated="3" office:value-type="float" office:value="0.0042953" calcext:value-type="float">
            <text:p>0.00429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1864" calcext:value-type="float">
            <text:p>0.011864</text:p>
          </table:table-cell>
          <table:table-cell office:value-type="float" office:value="0.0072434" calcext:value-type="float">
            <text:p>0.0072434</text:p>
          </table:table-cell>
          <table:table-cell office:value-type="float" office:value="0.00076551" calcext:value-type="float">
            <text:p>0.00076551</text:p>
          </table:table-cell>
          <table:table-cell office:value-type="float" office:value="0.9335" calcext:value-type="float">
            <text:p>0.9335</text:p>
          </table:table-cell>
          <table:table-cell office:value-type="float" office:value="0.95403" calcext:value-type="float">
            <text:p>0.95403</text:p>
          </table:table-cell>
          <table:table-cell office:value-type="float" office:value="0.98295" calcext:value-type="float">
            <text:p>0.98295</text:p>
          </table:table-cell>
          <table:table-cell office:value-type="float" office:value="0.93951" calcext:value-type="float">
            <text:p>0.93951</text:p>
          </table:table-cell>
          <table:table-cell office:value-type="float" office:value="0.007342" calcext:value-type="float">
            <text:p>0.007342</text:p>
          </table:table-cell>
          <table:table-cell office:value-type="float" office:value="0.0046932" calcext:value-type="float">
            <text:p>0.0046932</text:p>
          </table:table-cell>
          <table:table-cell office:value-type="float" office:value="0.00030415" calcext:value-type="float">
            <text:p>0.00030415</text:p>
          </table:table-cell>
          <table:table-cell table:number-columns-repeated="3" office:value-type="float" office:value="0.004265" calcext:value-type="float">
            <text:p>0.0042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1962" calcext:value-type="float">
            <text:p>0.011962</text:p>
          </table:table-cell>
          <table:table-cell office:value-type="float" office:value="0.0072439" calcext:value-type="float">
            <text:p>0.0072439</text:p>
          </table:table-cell>
          <table:table-cell office:value-type="float" office:value="0.00075849" calcext:value-type="float">
            <text:p>0.00075849</text:p>
          </table:table-cell>
          <table:table-cell office:value-type="float" office:value="0.93297" calcext:value-type="float">
            <text:p>0.93297</text:p>
          </table:table-cell>
          <table:table-cell office:value-type="float" office:value="0.95453" calcext:value-type="float">
            <text:p>0.95453</text:p>
          </table:table-cell>
          <table:table-cell office:value-type="float" office:value="0.98295" calcext:value-type="float">
            <text:p>0.98295</text:p>
          </table:table-cell>
          <table:table-cell office:value-type="float" office:value="0.93967" calcext:value-type="float">
            <text:p>0.93967</text:p>
          </table:table-cell>
          <table:table-cell office:value-type="float" office:value="0.0073359" calcext:value-type="float">
            <text:p>0.0073359</text:p>
          </table:table-cell>
          <table:table-cell office:value-type="float" office:value="0.0046909" calcext:value-type="float">
            <text:p>0.0046909</text:p>
          </table:table-cell>
          <table:table-cell office:value-type="float" office:value="0.00030327" calcext:value-type="float">
            <text:p>0.00030327</text:p>
          </table:table-cell>
          <table:table-cell table:number-columns-repeated="3" office:value-type="float" office:value="0.0042347" calcext:value-type="float">
            <text:p>0.00423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1847" calcext:value-type="float">
            <text:p>0.011847</text:p>
          </table:table-cell>
          <table:table-cell office:value-type="float" office:value="0.0071503" calcext:value-type="float">
            <text:p>0.0071503</text:p>
          </table:table-cell>
          <table:table-cell office:value-type="float" office:value="0.00074568" calcext:value-type="float">
            <text:p>0.00074568</text:p>
          </table:table-cell>
          <table:table-cell office:value-type="float" office:value="0.93328" calcext:value-type="float">
            <text:p>0.93328</text:p>
          </table:table-cell>
          <table:table-cell office:value-type="float" office:value="0.95453" calcext:value-type="float">
            <text:p>0.95453</text:p>
          </table:table-cell>
          <table:table-cell office:value-type="float" office:value="0.98301" calcext:value-type="float">
            <text:p>0.98301</text:p>
          </table:table-cell>
          <table:table-cell office:value-type="float" office:value="0.93993" calcext:value-type="float">
            <text:p>0.93993</text:p>
          </table:table-cell>
          <table:table-cell office:value-type="float" office:value="0.0073127" calcext:value-type="float">
            <text:p>0.0073127</text:p>
          </table:table-cell>
          <table:table-cell office:value-type="float" office:value="0.0046828" calcext:value-type="float">
            <text:p>0.0046828</text:p>
          </table:table-cell>
          <table:table-cell office:value-type="float" office:value="0.00030234" calcext:value-type="float">
            <text:p>0.00030234</text:p>
          </table:table-cell>
          <table:table-cell table:number-columns-repeated="3" office:value-type="float" office:value="0.0042044" calcext:value-type="float">
            <text:p>0.00420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074588" calcext:value-type="float">
            <text:p>0.00074588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5543" calcext:value-type="float">
            <text:p>0.95543</text:p>
          </table:table-cell>
          <table:table-cell office:value-type="float" office:value="0.98302" calcext:value-type="float">
            <text:p>0.98302</text:p>
          </table:table-cell>
          <table:table-cell office:value-type="float" office:value="0.94003" calcext:value-type="float">
            <text:p>0.94003</text:p>
          </table:table-cell>
          <table:table-cell office:value-type="float" office:value="0.0072979" calcext:value-type="float">
            <text:p>0.0072979</text:p>
          </table:table-cell>
          <table:table-cell office:value-type="float" office:value="0.0046719" calcext:value-type="float">
            <text:p>0.0046719</text:p>
          </table:table-cell>
          <table:table-cell office:value-type="float" office:value="0.00030097" calcext:value-type="float">
            <text:p>0.00030097</text:p>
          </table:table-cell>
          <table:table-cell table:number-columns-repeated="3" office:value-type="float" office:value="0.0041741" calcext:value-type="float">
            <text:p>0.00417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1911" calcext:value-type="float">
            <text:p>0.011911</text:p>
          </table:table-cell>
          <table:table-cell office:value-type="float" office:value="0.0071872" calcext:value-type="float">
            <text:p>0.0071872</text:p>
          </table:table-cell>
          <table:table-cell office:value-type="float" office:value="0.00074444" calcext:value-type="float">
            <text:p>0.00074444</text:p>
          </table:table-cell>
          <table:table-cell office:value-type="float" office:value="0.93286" calcext:value-type="float">
            <text:p>0.93286</text:p>
          </table:table-cell>
          <table:table-cell office:value-type="float" office:value="0.95563" calcext:value-type="float">
            <text:p>0.95563</text:p>
          </table:table-cell>
          <table:table-cell office:value-type="float" office:value="0.98304" calcext:value-type="float">
            <text:p>0.98304</text:p>
          </table:table-cell>
          <table:table-cell office:value-type="float" office:value="0.94017" calcext:value-type="float">
            <text:p>0.94017</text:p>
          </table:table-cell>
          <table:table-cell office:value-type="float" office:value="0.007288" calcext:value-type="float">
            <text:p>0.007288</text:p>
          </table:table-cell>
          <table:table-cell office:value-type="float" office:value="0.0046666" calcext:value-type="float">
            <text:p>0.0046666</text:p>
          </table:table-cell>
          <table:table-cell office:value-type="float" office:value="0.00029958" calcext:value-type="float">
            <text:p>0.00029958</text:p>
          </table:table-cell>
          <table:table-cell table:number-columns-repeated="3" office:value-type="float" office:value="0.0041438" calcext:value-type="float">
            <text:p>0.00414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1795" calcext:value-type="float">
            <text:p>0.011795</text:p>
          </table:table-cell>
          <table:table-cell office:value-type="float" office:value="0.0071944" calcext:value-type="float">
            <text:p>0.0071944</text:p>
          </table:table-cell>
          <table:table-cell office:value-type="float" office:value="0.00071565" calcext:value-type="float">
            <text:p>0.00071565</text:p>
          </table:table-cell>
          <table:table-cell office:value-type="float" office:value="0.93303" calcext:value-type="float">
            <text:p>0.93303</text:p>
          </table:table-cell>
          <table:table-cell office:value-type="float" office:value="0.95589" calcext:value-type="float">
            <text:p>0.95589</text:p>
          </table:table-cell>
          <table:table-cell office:value-type="float" office:value="0.98307" calcext:value-type="float">
            <text:p>0.98307</text:p>
          </table:table-cell>
          <table:table-cell office:value-type="float" office:value="0.94062" calcext:value-type="float">
            <text:p>0.94062</text:p>
          </table:table-cell>
          <table:table-cell office:value-type="float" office:value="0.0072687" calcext:value-type="float">
            <text:p>0.0072687</text:p>
          </table:table-cell>
          <table:table-cell office:value-type="float" office:value="0.0046562" calcext:value-type="float">
            <text:p>0.0046562</text:p>
          </table:table-cell>
          <table:table-cell office:value-type="float" office:value="0.0002986" calcext:value-type="float">
            <text:p>0.0002986</text:p>
          </table:table-cell>
          <table:table-cell table:number-columns-repeated="3" office:value-type="float" office:value="0.0041135" calcext:value-type="float">
            <text:p>0.00411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1729" calcext:value-type="float">
            <text:p>0.011729</text:p>
          </table:table-cell>
          <table:table-cell office:value-type="float" office:value="0.0071641" calcext:value-type="float">
            <text:p>0.0071641</text:p>
          </table:table-cell>
          <table:table-cell office:value-type="float" office:value="0.00075136" calcext:value-type="float">
            <text:p>0.00075136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5509" calcext:value-type="float">
            <text:p>0.95509</text:p>
          </table:table-cell>
          <table:table-cell office:value-type="float" office:value="0.98314" calcext:value-type="float">
            <text:p>0.98314</text:p>
          </table:table-cell>
          <table:table-cell office:value-type="float" office:value="0.94082" calcext:value-type="float">
            <text:p>0.94082</text:p>
          </table:table-cell>
          <table:table-cell office:value-type="float" office:value="0.0072429" calcext:value-type="float">
            <text:p>0.0072429</text:p>
          </table:table-cell>
          <table:table-cell office:value-type="float" office:value="0.004643" calcext:value-type="float">
            <text:p>0.004643</text:p>
          </table:table-cell>
          <table:table-cell office:value-type="float" office:value="0.00029779" calcext:value-type="float">
            <text:p>0.00029779</text:p>
          </table:table-cell>
          <table:table-cell table:number-columns-repeated="3" office:value-type="float" office:value="0.0040831" calcext:value-type="float">
            <text:p>0.00408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1827" calcext:value-type="float">
            <text:p>0.011827</text:p>
          </table:table-cell>
          <table:table-cell office:value-type="float" office:value="0.0071321" calcext:value-type="float">
            <text:p>0.0071321</text:p>
          </table:table-cell>
          <table:table-cell office:value-type="float" office:value="0.0007285" calcext:value-type="float">
            <text:p>0.0007285</text:p>
          </table:table-cell>
          <table:table-cell office:value-type="float" office:value="0.93372" calcext:value-type="float">
            <text:p>0.93372</text:p>
          </table:table-cell>
          <table:table-cell office:value-type="float" office:value="0.95521" calcext:value-type="float">
            <text:p>0.95521</text:p>
          </table:table-cell>
          <table:table-cell office:value-type="float" office:value="0.98314" calcext:value-type="float">
            <text:p>0.98314</text:p>
          </table:table-cell>
          <table:table-cell office:value-type="float" office:value="0.94127" calcext:value-type="float">
            <text:p>0.94127</text:p>
          </table:table-cell>
          <table:table-cell office:value-type="float" office:value="0.0072322" calcext:value-type="float">
            <text:p>0.0072322</text:p>
          </table:table-cell>
          <table:table-cell office:value-type="float" office:value="0.0046395" calcext:value-type="float">
            <text:p>0.0046395</text:p>
          </table:table-cell>
          <table:table-cell office:value-type="float" office:value="0.00029635" calcext:value-type="float">
            <text:p>0.00029635</text:p>
          </table:table-cell>
          <table:table-cell table:number-columns-repeated="3" office:value-type="float" office:value="0.0040528" calcext:value-type="float">
            <text:p>0.00405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11672" calcext:value-type="float">
            <text:p>0.011672</text:p>
          </table:table-cell>
          <table:table-cell office:value-type="float" office:value="0.0070838" calcext:value-type="float">
            <text:p>0.0070838</text:p>
          </table:table-cell>
          <table:table-cell office:value-type="float" office:value="0.00072351" calcext:value-type="float">
            <text:p>0.00072351</text:p>
          </table:table-cell>
          <table:table-cell office:value-type="float" office:value="0.93402" calcext:value-type="float">
            <text:p>0.93402</text:p>
          </table:table-cell>
          <table:table-cell office:value-type="float" office:value="0.95574" calcext:value-type="float">
            <text:p>0.95574</text:p>
          </table:table-cell>
          <table:table-cell office:value-type="float" office:value="0.98319" calcext:value-type="float">
            <text:p>0.98319</text:p>
          </table:table-cell>
          <table:table-cell office:value-type="float" office:value="0.94159" calcext:value-type="float">
            <text:p>0.94159</text:p>
          </table:table-cell>
          <table:table-cell office:value-type="float" office:value="0.0072167" calcext:value-type="float">
            <text:p>0.0072167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0.00029501" calcext:value-type="float">
            <text:p>0.00029501</text:p>
          </table:table-cell>
          <table:table-cell table:number-columns-repeated="3" office:value-type="float" office:value="0.0040225" calcext:value-type="float">
            <text:p>0.00402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1553" calcext:value-type="float">
            <text:p>0.011553</text:p>
          </table:table-cell>
          <table:table-cell office:value-type="float" office:value="0.0071026" calcext:value-type="float">
            <text:p>0.0071026</text:p>
          </table:table-cell>
          <table:table-cell office:value-type="float" office:value="0.00069259" calcext:value-type="float">
            <text:p>0.00069259</text:p>
          </table:table-cell>
          <table:table-cell office:value-type="float" office:value="0.93465" calcext:value-type="float">
            <text:p>0.93465</text:p>
          </table:table-cell>
          <table:table-cell office:value-type="float" office:value="0.95403" calcext:value-type="float">
            <text:p>0.95403</text:p>
          </table:table-cell>
          <table:table-cell office:value-type="float" office:value="0.98319" calcext:value-type="float">
            <text:p>0.98319</text:p>
          </table:table-cell>
          <table:table-cell office:value-type="float" office:value="0.94174" calcext:value-type="float">
            <text:p>0.94174</text:p>
          </table:table-cell>
          <table:table-cell office:value-type="float" office:value="0.0072071" calcext:value-type="float">
            <text:p>0.0072071</text:p>
          </table:table-cell>
          <table:table-cell office:value-type="float" office:value="0.0046263" calcext:value-type="float">
            <text:p>0.0046263</text:p>
          </table:table-cell>
          <table:table-cell office:value-type="float" office:value="0.00029407" calcext:value-type="float">
            <text:p>0.00029407</text:p>
          </table:table-cell>
          <table:table-cell table:number-columns-repeated="3" office:value-type="float" office:value="0.0039922" calcext:value-type="float">
            <text:p>0.00399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1667" calcext:value-type="float">
            <text:p>0.011667</text:p>
          </table:table-cell>
          <table:table-cell office:value-type="float" office:value="0.0071336" calcext:value-type="float">
            <text:p>0.0071336</text:p>
          </table:table-cell>
          <table:table-cell office:value-type="float" office:value="0.00072225" calcext:value-type="float">
            <text:p>0.00072225</text:p>
          </table:table-cell>
          <table:table-cell office:value-type="float" office:value="0.93517" calcext:value-type="float">
            <text:p>0.93517</text:p>
          </table:table-cell>
          <table:table-cell office:value-type="float" office:value="0.95455" calcext:value-type="float">
            <text:p>0.95455</text:p>
          </table:table-cell>
          <table:table-cell office:value-type="float" office:value="0.98319" calcext:value-type="float">
            <text:p>0.98319</text:p>
          </table:table-cell>
          <table:table-cell office:value-type="float" office:value="0.94185" calcext:value-type="float">
            <text:p>0.94185</text:p>
          </table:table-cell>
          <table:table-cell office:value-type="float" office:value="0.0071934" calcext:value-type="float">
            <text:p>0.0071934</text:p>
          </table:table-cell>
          <table:table-cell office:value-type="float" office:value="0.0046174" calcext:value-type="float">
            <text:p>0.0046174</text:p>
          </table:table-cell>
          <table:table-cell office:value-type="float" office:value="0.00029235" calcext:value-type="float">
            <text:p>0.00029235</text:p>
          </table:table-cell>
          <table:table-cell table:number-columns-repeated="3" office:value-type="float" office:value="0.0039619" calcext:value-type="float">
            <text:p>0.00396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1525" calcext:value-type="float">
            <text:p>0.011525</text:p>
          </table:table-cell>
          <table:table-cell office:value-type="float" office:value="0.0070789" calcext:value-type="float">
            <text:p>0.0070789</text:p>
          </table:table-cell>
          <table:table-cell office:value-type="float" office:value="0.00069063" calcext:value-type="float">
            <text:p>0.00069063</text:p>
          </table:table-cell>
          <table:table-cell office:value-type="float" office:value="0.93501" calcext:value-type="float">
            <text:p>0.93501</text:p>
          </table:table-cell>
          <table:table-cell office:value-type="float" office:value="0.95491" calcext:value-type="float">
            <text:p>0.95491</text:p>
          </table:table-cell>
          <table:table-cell office:value-type="float" office:value="0.98322" calcext:value-type="float">
            <text:p>0.98322</text:p>
          </table:table-cell>
          <table:table-cell office:value-type="float" office:value="0.94253" calcext:value-type="float">
            <text:p>0.94253</text:p>
          </table:table-cell>
          <table:table-cell office:value-type="float" office:value="0.0071724" calcext:value-type="float">
            <text:p>0.0071724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029091" calcext:value-type="float">
            <text:p>0.00029091</text:p>
          </table:table-cell>
          <table:table-cell table:number-columns-repeated="3" office:value-type="float" office:value="0.0039316" calcext:value-type="float">
            <text:p>0.00393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11539" calcext:value-type="float">
            <text:p>0.011539</text:p>
          </table:table-cell>
          <table:table-cell office:value-type="float" office:value="0.0070605" calcext:value-type="float">
            <text:p>0.0070605</text:p>
          </table:table-cell>
          <table:table-cell office:value-type="float" office:value="0.00070333" calcext:value-type="float">
            <text:p>0.00070333</text:p>
          </table:table-cell>
          <table:table-cell office:value-type="float" office:value="0.93534" calcext:value-type="float">
            <text:p>0.93534</text:p>
          </table:table-cell>
          <table:table-cell office:value-type="float" office:value="0.95485" calcext:value-type="float">
            <text:p>0.95485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4298" calcext:value-type="float">
            <text:p>0.94298</text:p>
          </table:table-cell>
          <table:table-cell office:value-type="float" office:value="0.0071458" calcext:value-type="float">
            <text:p>0.0071458</text:p>
          </table:table-cell>
          <table:table-cell office:value-type="float" office:value="0.0046031" calcext:value-type="float">
            <text:p>0.0046031</text:p>
          </table:table-cell>
          <table:table-cell office:value-type="float" office:value="0.0002899" calcext:value-type="float">
            <text:p>0.0002899</text:p>
          </table:table-cell>
          <table:table-cell table:number-columns-repeated="3" office:value-type="float" office:value="0.0039013" calcext:value-type="float">
            <text:p>0.00390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11641" calcext:value-type="float">
            <text:p>0.011641</text:p>
          </table:table-cell>
          <table:table-cell office:value-type="float" office:value="0.0070824" calcext:value-type="float">
            <text:p>0.0070824</text:p>
          </table:table-cell>
          <table:table-cell office:value-type="float" office:value="0.00070674" calcext:value-type="float">
            <text:p>0.00070674</text:p>
          </table:table-cell>
          <table:table-cell office:value-type="float" office:value="0.93532" calcext:value-type="float">
            <text:p>0.93532</text:p>
          </table:table-cell>
          <table:table-cell office:value-type="float" office:value="0.95537" calcext:value-type="float">
            <text:p>0.95537</text:p>
          </table:table-cell>
          <table:table-cell office:value-type="float" office:value="0.98322" calcext:value-type="float">
            <text:p>0.98322</text:p>
          </table:table-cell>
          <table:table-cell office:value-type="float" office:value="0.94281" calcext:value-type="float">
            <text:p>0.94281</text:p>
          </table:table-cell>
          <table:table-cell office:value-type="float" office:value="0.0071322" calcext:value-type="float">
            <text:p>0.0071322</text:p>
          </table:table-cell>
          <table:table-cell office:value-type="float" office:value="0.0045996" calcext:value-type="float">
            <text:p>0.0045996</text:p>
          </table:table-cell>
          <table:table-cell office:value-type="float" office:value="0.00028857" calcext:value-type="float">
            <text:p>0.00028857</text:p>
          </table:table-cell>
          <table:table-cell table:number-columns-repeated="3" office:value-type="float" office:value="0.003871" calcext:value-type="float">
            <text:p>0.0038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1682" calcext:value-type="float">
            <text:p>0.011682</text:p>
          </table:table-cell>
          <table:table-cell office:value-type="float" office:value="0.0071404" calcext:value-type="float">
            <text:p>0.0071404</text:p>
          </table:table-cell>
          <table:table-cell office:value-type="float" office:value="0.00070126" calcext:value-type="float">
            <text:p>0.00070126</text:p>
          </table:table-cell>
          <table:table-cell office:value-type="float" office:value="0.93494" calcext:value-type="float">
            <text:p>0.93494</text:p>
          </table:table-cell>
          <table:table-cell office:value-type="float" office:value="0.95577" calcext:value-type="float">
            <text:p>0.95577</text:p>
          </table:table-cell>
          <table:table-cell office:value-type="float" office:value="0.98326" calcext:value-type="float">
            <text:p>0.98326</text:p>
          </table:table-cell>
          <table:table-cell office:value-type="float" office:value="0.94336" calcext:value-type="float">
            <text:p>0.94336</text:p>
          </table:table-cell>
          <table:table-cell office:value-type="float" office:value="0.0071103" calcext:value-type="float">
            <text:p>0.0071103</text:p>
          </table:table-cell>
          <table:table-cell office:value-type="float" office:value="0.0045852" calcext:value-type="float">
            <text:p>0.0045852</text:p>
          </table:table-cell>
          <table:table-cell office:value-type="float" office:value="0.00028693" calcext:value-type="float">
            <text:p>0.00028693</text:p>
          </table:table-cell>
          <table:table-cell table:number-columns-repeated="3" office:value-type="float" office:value="0.0038407" calcext:value-type="float">
            <text:p>0.00384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1352" calcext:value-type="float">
            <text:p>0.011352</text:p>
          </table:table-cell>
          <table:table-cell office:value-type="float" office:value="0.006959" calcext:value-type="float">
            <text:p>0.006959</text:p>
          </table:table-cell>
          <table:table-cell office:value-type="float" office:value="0.0006595" calcext:value-type="float">
            <text:p>0.0006595</text:p>
          </table:table-cell>
          <table:table-cell office:value-type="float" office:value="0.93456" calcext:value-type="float">
            <text:p>0.93456</text:p>
          </table:table-cell>
          <table:table-cell office:value-type="float" office:value="0.95607" calcext:value-type="float">
            <text:p>0.95607</text:p>
          </table:table-cell>
          <table:table-cell office:value-type="float" office:value="0.98328" calcext:value-type="float">
            <text:p>0.98328</text:p>
          </table:table-cell>
          <table:table-cell office:value-type="float" office:value="0.94348" calcext:value-type="float">
            <text:p>0.94348</text:p>
          </table:table-cell>
          <table:table-cell office:value-type="float" office:value="0.0070802" calcext:value-type="float">
            <text:p>0.0070802</text:p>
          </table:table-cell>
          <table:table-cell office:value-type="float" office:value="0.0045764" calcext:value-type="float">
            <text:p>0.0045764</text:p>
          </table:table-cell>
          <table:table-cell office:value-type="float" office:value="0.00028563" calcext:value-type="float">
            <text:p>0.00028563</text:p>
          </table:table-cell>
          <table:table-cell table:number-columns-repeated="3" office:value-type="float" office:value="0.0038104" calcext:value-type="float">
            <text:p>0.00381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1445" calcext:value-type="float">
            <text:p>0.011445</text:p>
          </table:table-cell>
          <table:table-cell office:value-type="float" office:value="0.0070365" calcext:value-type="float">
            <text:p>0.0070365</text:p>
          </table:table-cell>
          <table:table-cell office:value-type="float" office:value="0.00071997" calcext:value-type="float">
            <text:p>0.00071997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5567" calcext:value-type="float">
            <text:p>0.95567</text:p>
          </table:table-cell>
          <table:table-cell office:value-type="float" office:value="0.98333" calcext:value-type="float">
            <text:p>0.98333</text:p>
          </table:table-cell>
          <table:table-cell office:value-type="float" office:value="0.94372" calcext:value-type="float">
            <text:p>0.94372</text:p>
          </table:table-cell>
          <table:table-cell office:value-type="float" office:value="0.0070673" calcext:value-type="float">
            <text:p>0.0070673</text:p>
          </table:table-cell>
          <table:table-cell office:value-type="float" office:value="0.0045687" calcext:value-type="float">
            <text:p>0.0045687</text:p>
          </table:table-cell>
          <table:table-cell office:value-type="float" office:value="0.00028396" calcext:value-type="float">
            <text:p>0.00028396</text:p>
          </table:table-cell>
          <table:table-cell table:number-columns-repeated="3" office:value-type="float" office:value="0.0037801" calcext:value-type="float">
            <text:p>0.00378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11498" calcext:value-type="float">
            <text:p>0.011498</text:p>
          </table:table-cell>
          <table:table-cell office:value-type="float" office:value="0.0070531" calcext:value-type="float">
            <text:p>0.0070531</text:p>
          </table:table-cell>
          <table:table-cell office:value-type="float" office:value="0.00071538" calcext:value-type="float">
            <text:p>0.00071538</text:p>
          </table:table-cell>
          <table:table-cell office:value-type="float" office:value="0.93551" calcext:value-type="float">
            <text:p>0.93551</text:p>
          </table:table-cell>
          <table:table-cell office:value-type="float" office:value="0.95602" calcext:value-type="float">
            <text:p>0.95602</text:p>
          </table:table-cell>
          <table:table-cell office:value-type="float" office:value="0.98337" calcext:value-type="float">
            <text:p>0.98337</text:p>
          </table:table-cell>
          <table:table-cell office:value-type="float" office:value="0.94426" calcext:value-type="float">
            <text:p>0.94426</text:p>
          </table:table-cell>
          <table:table-cell office:value-type="float" office:value="0.0070487" calcext:value-type="float">
            <text:p>0.0070487</text:p>
          </table:table-cell>
          <table:table-cell office:value-type="float" office:value="0.0045564" calcext:value-type="float">
            <text:p>0.0045564</text:p>
          </table:table-cell>
          <table:table-cell office:value-type="float" office:value="0.00028275" calcext:value-type="float">
            <text:p>0.00028275</text:p>
          </table:table-cell>
          <table:table-cell table:number-columns-repeated="3" office:value-type="float" office:value="0.0037497" calcext:value-type="float">
            <text:p>0.00374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1143" calcext:value-type="float">
            <text:p>0.01143</text:p>
          </table:table-cell>
          <table:table-cell office:value-type="float" office:value="0.0070117" calcext:value-type="float">
            <text:p>0.0070117</text:p>
          </table:table-cell>
          <table:table-cell office:value-type="float" office:value="0.00068786" calcext:value-type="float">
            <text:p>0.00068786</text:p>
          </table:table-cell>
          <table:table-cell office:value-type="float" office:value="0.93587" calcext:value-type="float">
            <text:p>0.93587</text:p>
          </table:table-cell>
          <table:table-cell office:value-type="float" office:value="0.95543" calcext:value-type="float">
            <text:p>0.95543</text:p>
          </table:table-cell>
          <table:table-cell office:value-type="float" office:value="0.98343" calcext:value-type="float">
            <text:p>0.98343</text:p>
          </table:table-cell>
          <table:table-cell office:value-type="float" office:value="0.94455" calcext:value-type="float">
            <text:p>0.94455</text:p>
          </table:table-cell>
          <table:table-cell office:value-type="float" office:value="0.0070388" calcext:value-type="float">
            <text:p>0.0070388</text:p>
          </table:table-cell>
          <table:table-cell office:value-type="float" office:value="0.0045502" calcext:value-type="float">
            <text:p>0.0045502</text:p>
          </table:table-cell>
          <table:table-cell office:value-type="float" office:value="0.00028136" calcext:value-type="float">
            <text:p>0.00028136</text:p>
          </table:table-cell>
          <table:table-cell table:number-columns-repeated="3" office:value-type="float" office:value="0.0037194" calcext:value-type="float">
            <text:p>0.00371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1407" calcext:value-type="float">
            <text:p>0.011407</text:p>
          </table:table-cell>
          <table:table-cell office:value-type="float" office:value="0.0070459" calcext:value-type="float">
            <text:p>0.0070459</text:p>
          </table:table-cell>
          <table:table-cell office:value-type="float" office:value="0.00069652" calcext:value-type="float">
            <text:p>0.00069652</text:p>
          </table:table-cell>
          <table:table-cell office:value-type="float" office:value="0.93537" calcext:value-type="float">
            <text:p>0.93537</text:p>
          </table:table-cell>
          <table:table-cell office:value-type="float" office:value="0.95626" calcext:value-type="float">
            <text:p>0.95626</text:p>
          </table:table-cell>
          <table:table-cell office:value-type="float" office:value="0.98348" calcext:value-type="float">
            <text:p>0.98348</text:p>
          </table:table-cell>
          <table:table-cell office:value-type="float" office:value="0.94474" calcext:value-type="float">
            <text:p>0.94474</text:p>
          </table:table-cell>
          <table:table-cell office:value-type="float" office:value="0.0070252" calcext:value-type="float">
            <text:p>0.0070252</text:p>
          </table:table-cell>
          <table:table-cell office:value-type="float" office:value="0.0045422" calcext:value-type="float">
            <text:p>0.0045422</text:p>
          </table:table-cell>
          <table:table-cell office:value-type="float" office:value="0.00027981" calcext:value-type="float">
            <text:p>0.00027981</text:p>
          </table:table-cell>
          <table:table-cell table:number-columns-repeated="3" office:value-type="float" office:value="0.0036891" calcext:value-type="float">
            <text:p>0.00368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11375" calcext:value-type="float">
            <text:p>0.011375</text:p>
          </table:table-cell>
          <table:table-cell office:value-type="float" office:value="0.0070087" calcext:value-type="float">
            <text:p>0.0070087</text:p>
          </table:table-cell>
          <table:table-cell office:value-type="float" office:value="0.0006709" calcext:value-type="float">
            <text:p>0.0006709</text:p>
          </table:table-cell>
          <table:table-cell office:value-type="float" office:value="0.93592" calcext:value-type="float">
            <text:p>0.93592</text:p>
          </table:table-cell>
          <table:table-cell office:value-type="float" office:value="0.95529" calcext:value-type="float">
            <text:p>0.95529</text:p>
          </table:table-cell>
          <table:table-cell office:value-type="float" office:value="0.98347" calcext:value-type="float">
            <text:p>0.98347</text:p>
          </table:table-cell>
          <table:table-cell office:value-type="float" office:value="0.94498" calcext:value-type="float">
            <text:p>0.94498</text:p>
          </table:table-cell>
          <table:table-cell office:value-type="float" office:value="0.0070163" calcext:value-type="float">
            <text:p>0.0070163</text:p>
          </table:table-cell>
          <table:table-cell office:value-type="float" office:value="0.0045374" calcext:value-type="float">
            <text:p>0.0045374</text:p>
          </table:table-cell>
          <table:table-cell office:value-type="float" office:value="0.00027877" calcext:value-type="float">
            <text:p>0.00027877</text:p>
          </table:table-cell>
          <table:table-cell table:number-columns-repeated="3" office:value-type="float" office:value="0.0036588" calcext:value-type="float">
            <text:p>0.00365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11286" calcext:value-type="float">
            <text:p>0.011286</text:p>
          </table:table-cell>
          <table:table-cell office:value-type="float" office:value="0.0069654" calcext:value-type="float">
            <text:p>0.0069654</text:p>
          </table:table-cell>
          <table:table-cell office:value-type="float" office:value="0.00064951" calcext:value-type="float">
            <text:p>0.00064951</text:p>
          </table:table-cell>
          <table:table-cell office:value-type="float" office:value="0.9358" calcext:value-type="float">
            <text:p>0.9358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8352" calcext:value-type="float">
            <text:p>0.98352</text:p>
          </table:table-cell>
          <table:table-cell office:value-type="float" office:value="0.94488" calcext:value-type="float">
            <text:p>0.94488</text:p>
          </table:table-cell>
          <table:table-cell office:value-type="float" office:value="0.0069966" calcext:value-type="float">
            <text:p>0.0069966</text:p>
          </table:table-cell>
          <table:table-cell office:value-type="float" office:value="0.0045265" calcext:value-type="float">
            <text:p>0.0045265</text:p>
          </table:table-cell>
          <table:table-cell office:value-type="float" office:value="0.00027724" calcext:value-type="float">
            <text:p>0.00027724</text:p>
          </table:table-cell>
          <table:table-cell table:number-columns-repeated="3" office:value-type="float" office:value="0.0036285" calcext:value-type="float">
            <text:p>0.00362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11388" calcext:value-type="float">
            <text:p>0.011388</text:p>
          </table:table-cell>
          <table:table-cell office:value-type="float" office:value="0.0070094" calcext:value-type="float">
            <text:p>0.0070094</text:p>
          </table:table-cell>
          <table:table-cell office:value-type="float" office:value="0.0006778" calcext:value-type="float">
            <text:p>0.0006778</text:p>
          </table:table-cell>
          <table:table-cell office:value-type="float" office:value="0.93608" calcext:value-type="float">
            <text:p>0.93608</text:p>
          </table:table-cell>
          <table:table-cell office:value-type="float" office:value="0.9565" calcext:value-type="float">
            <text:p>0.9565</text:p>
          </table:table-cell>
          <table:table-cell office:value-type="float" office:value="0.98354" calcext:value-type="float">
            <text:p>0.98354</text:p>
          </table:table-cell>
          <table:table-cell office:value-type="float" office:value="0.94522" calcext:value-type="float">
            <text:p>0.94522</text:p>
          </table:table-cell>
          <table:table-cell office:value-type="float" office:value="0.006978" calcext:value-type="float">
            <text:p>0.006978</text:p>
          </table:table-cell>
          <table:table-cell office:value-type="float" office:value="0.0045167" calcext:value-type="float">
            <text:p>0.0045167</text:p>
          </table:table-cell>
          <table:table-cell office:value-type="float" office:value="0.00027603" calcext:value-type="float">
            <text:p>0.00027603</text:p>
          </table:table-cell>
          <table:table-cell table:number-columns-repeated="3" office:value-type="float" office:value="0.0035982" calcext:value-type="float">
            <text:p>0.00359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1174" calcext:value-type="float">
            <text:p>0.011174</text:p>
          </table:table-cell>
          <table:table-cell office:value-type="float" office:value="0.0069274" calcext:value-type="float">
            <text:p>0.0069274</text:p>
          </table:table-cell>
          <table:table-cell office:value-type="float" office:value="0.00061612" calcext:value-type="float">
            <text:p>0.00061612</text:p>
          </table:table-cell>
          <table:table-cell office:value-type="float" office:value="0.93591" calcext:value-type="float">
            <text:p>0.93591</text:p>
          </table:table-cell>
          <table:table-cell office:value-type="float" office:value="0.95656" calcext:value-type="float">
            <text:p>0.95656</text:p>
          </table:table-cell>
          <table:table-cell office:value-type="float" office:value="0.98356" calcext:value-type="float">
            <text:p>0.98356</text:p>
          </table:table-cell>
          <table:table-cell office:value-type="float" office:value="0.94576" calcext:value-type="float">
            <text:p>0.94576</text:p>
          </table:table-cell>
          <table:table-cell office:value-type="float" office:value="0.0069545" calcext:value-type="float">
            <text:p>0.0069545</text:p>
          </table:table-cell>
          <table:table-cell office:value-type="float" office:value="0.0045071" calcext:value-type="float">
            <text:p>0.0045071</text:p>
          </table:table-cell>
          <table:table-cell office:value-type="float" office:value="0.00027489" calcext:value-type="float">
            <text:p>0.00027489</text:p>
          </table:table-cell>
          <table:table-cell table:number-columns-repeated="3" office:value-type="float" office:value="0.0035679" calcext:value-type="float">
            <text:p>0.00356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069603" calcext:value-type="float">
            <text:p>0.0069603</text:p>
          </table:table-cell>
          <table:table-cell office:value-type="float" office:value="0.00068017" calcext:value-type="float">
            <text:p>0.00068017</text:p>
          </table:table-cell>
          <table:table-cell office:value-type="float" office:value="0.93629" calcext:value-type="float">
            <text:p>0.93629</text:p>
          </table:table-cell>
          <table:table-cell office:value-type="float" office:value="0.95643" calcext:value-type="float">
            <text:p>0.95643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4612" calcext:value-type="float">
            <text:p>0.94612</text:p>
          </table:table-cell>
          <table:table-cell office:value-type="float" office:value="0.0069297" calcext:value-type="float">
            <text:p>0.0069297</text:p>
          </table:table-cell>
          <table:table-cell office:value-type="float" office:value="0.0044989" calcext:value-type="float">
            <text:p>0.0044989</text:p>
          </table:table-cell>
          <table:table-cell office:value-type="float" office:value="0.00027359" calcext:value-type="float">
            <text:p>0.00027359</text:p>
          </table:table-cell>
          <table:table-cell table:number-columns-repeated="3" office:value-type="float" office:value="0.0035376" calcext:value-type="float">
            <text:p>0.00353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11216" calcext:value-type="float">
            <text:p>0.011216</text:p>
          </table:table-cell>
          <table:table-cell office:value-type="float" office:value="0.0069919" calcext:value-type="float">
            <text:p>0.0069919</text:p>
          </table:table-cell>
          <table:table-cell office:value-type="float" office:value="0.00067176" calcext:value-type="float">
            <text:p>0.00067176</text:p>
          </table:table-cell>
          <table:table-cell office:value-type="float" office:value="0.93638" calcext:value-type="float">
            <text:p>0.93638</text:p>
          </table:table-cell>
          <table:table-cell office:value-type="float" office:value="0.95658" calcext:value-type="float">
            <text:p>0.95658</text:p>
          </table:table-cell>
          <table:table-cell office:value-type="float" office:value="0.98359" calcext:value-type="float">
            <text:p>0.98359</text:p>
          </table:table-cell>
          <table:table-cell office:value-type="float" office:value="0.94645" calcext:value-type="float">
            <text:p>0.94645</text:p>
          </table:table-cell>
          <table:table-cell office:value-type="float" office:value="0.0069096" calcext:value-type="float">
            <text:p>0.0069096</text:p>
          </table:table-cell>
          <table:table-cell office:value-type="float" office:value="0.0044899" calcext:value-type="float">
            <text:p>0.0044899</text:p>
          </table:table-cell>
          <table:table-cell office:value-type="float" office:value="0.00027214" calcext:value-type="float">
            <text:p>0.00027214</text:p>
          </table:table-cell>
          <table:table-cell table:number-columns-repeated="3" office:value-type="float" office:value="0.0035073" calcext:value-type="float">
            <text:p>0.00350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1199" calcext:value-type="float">
            <text:p>0.011199</text:p>
          </table:table-cell>
          <table:table-cell office:value-type="float" office:value="0.0069802" calcext:value-type="float">
            <text:p>0.0069802</text:p>
          </table:table-cell>
          <table:table-cell office:value-type="float" office:value="0.00067515" calcext:value-type="float">
            <text:p>0.00067515</text:p>
          </table:table-cell>
          <table:table-cell office:value-type="float" office:value="0.9364" calcext:value-type="float">
            <text:p>0.9364</text:p>
          </table:table-cell>
          <table:table-cell office:value-type="float" office:value="0.95676" calcext:value-type="float">
            <text:p>0.95676</text:p>
          </table:table-cell>
          <table:table-cell office:value-type="float" office:value="0.98363" calcext:value-type="float">
            <text:p>0.98363</text:p>
          </table:table-cell>
          <table:table-cell office:value-type="float" office:value="0.94689" calcext:value-type="float">
            <text:p>0.94689</text:p>
          </table:table-cell>
          <table:table-cell office:value-type="float" office:value="0.0068908" calcext:value-type="float">
            <text:p>0.0068908</text:p>
          </table:table-cell>
          <table:table-cell office:value-type="float" office:value="0.0044765" calcext:value-type="float">
            <text:p>0.0044765</text:p>
          </table:table-cell>
          <table:table-cell office:value-type="float" office:value="0.00027056" calcext:value-type="float">
            <text:p>0.00027056</text:p>
          </table:table-cell>
          <table:table-cell table:number-columns-repeated="3" office:value-type="float" office:value="0.003477" calcext:value-type="float">
            <text:p>0.00347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1137" calcext:value-type="float">
            <text:p>0.011137</text:p>
          </table:table-cell>
          <table:table-cell office:value-type="float" office:value="0.0068924" calcext:value-type="float">
            <text:p>0.0068924</text:p>
          </table:table-cell>
          <table:table-cell office:value-type="float" office:value="0.00061655" calcext:value-type="float">
            <text:p>0.00061655</text:p>
          </table:table-cell>
          <table:table-cell office:value-type="float" office:value="0.93586" calcext:value-type="float">
            <text:p>0.93586</text:p>
          </table:table-cell>
          <table:table-cell office:value-type="float" office:value="0.95784" calcext:value-type="float">
            <text:p>0.95784</text:p>
          </table:table-cell>
          <table:table-cell office:value-type="float" office:value="0.98363" calcext:value-type="float">
            <text:p>0.98363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0068769" calcext:value-type="float">
            <text:p>0.0068769</text:p>
          </table:table-cell>
          <table:table-cell office:value-type="float" office:value="0.0044699" calcext:value-type="float">
            <text:p>0.0044699</text:p>
          </table:table-cell>
          <table:table-cell office:value-type="float" office:value="0.00026955" calcext:value-type="float">
            <text:p>0.00026955</text:p>
          </table:table-cell>
          <table:table-cell table:number-columns-repeated="3" office:value-type="float" office:value="0.0034466" calcext:value-type="float">
            <text:p>0.00344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10998" calcext:value-type="float">
            <text:p>0.010998</text:p>
          </table:table-cell>
          <table:table-cell office:value-type="float" office:value="0.006855" calcext:value-type="float">
            <text:p>0.006855</text:p>
          </table:table-cell>
          <table:table-cell office:value-type="float" office:value="0.00062552" calcext:value-type="float">
            <text:p>0.00062552</text:p>
          </table:table-cell>
          <table:table-cell office:value-type="float" office:value="0.93644" calcext:value-type="float">
            <text:p>0.93644</text:p>
          </table:table-cell>
          <table:table-cell office:value-type="float" office:value="0.95742" calcext:value-type="float">
            <text:p>0.95742</text:p>
          </table:table-cell>
          <table:table-cell office:value-type="float" office:value="0.98366" calcext:value-type="float">
            <text:p>0.98366</text:p>
          </table:table-cell>
          <table:table-cell office:value-type="float" office:value="0.94732" calcext:value-type="float">
            <text:p>0.94732</text:p>
          </table:table-cell>
          <table:table-cell office:value-type="float" office:value="0.0068548" calcext:value-type="float">
            <text:p>0.0068548</text:p>
          </table:table-cell>
          <table:table-cell office:value-type="float" office:value="0.0044622" calcext:value-type="float">
            <text:p>0.0044622</text:p>
          </table:table-cell>
          <table:table-cell office:value-type="float" office:value="0.00026885" calcext:value-type="float">
            <text:p>0.00026885</text:p>
          </table:table-cell>
          <table:table-cell table:number-columns-repeated="3" office:value-type="float" office:value="0.0034163" calcext:value-type="float">
            <text:p>0.00341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068565" calcext:value-type="float">
            <text:p>0.0068565</text:p>
          </table:table-cell>
          <table:table-cell office:value-type="float" office:value="0.00062754" calcext:value-type="float">
            <text:p>0.00062754</text:p>
          </table:table-cell>
          <table:table-cell office:value-type="float" office:value="0.93618" calcext:value-type="float">
            <text:p>0.93618</text:p>
          </table:table-cell>
          <table:table-cell office:value-type="float" office:value="0.95759" calcext:value-type="float">
            <text:p>0.95759</text:p>
          </table:table-cell>
          <table:table-cell office:value-type="float" office:value="0.98367" calcext:value-type="float">
            <text:p>0.98367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068357" calcext:value-type="float">
            <text:p>0.0068357</text:p>
          </table:table-cell>
          <table:table-cell office:value-type="float" office:value="0.0044595" calcext:value-type="float">
            <text:p>0.0044595</text:p>
          </table:table-cell>
          <table:table-cell office:value-type="float" office:value="0.0002675" calcext:value-type="float">
            <text:p>0.0002675</text:p>
          </table:table-cell>
          <table:table-cell table:number-columns-repeated="3" office:value-type="float" office:value="0.003386" calcext:value-type="float">
            <text:p>0.0033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1014" calcext:value-type="float">
            <text:p>0.011014</text:p>
          </table:table-cell>
          <table:table-cell office:value-type="float" office:value="0.0068275" calcext:value-type="float">
            <text:p>0.0068275</text:p>
          </table:table-cell>
          <table:table-cell office:value-type="float" office:value="0.00065832" calcext:value-type="float">
            <text:p>0.00065832</text:p>
          </table:table-cell>
          <table:table-cell office:value-type="float" office:value="0.93679" calcext:value-type="float">
            <text:p>0.93679</text:p>
          </table:table-cell>
          <table:table-cell office:value-type="float" office:value="0.95723" calcext:value-type="float">
            <text:p>0.95723</text:p>
          </table:table-cell>
          <table:table-cell office:value-type="float" office:value="0.98364" calcext:value-type="float">
            <text:p>0.98364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0068155" calcext:value-type="float">
            <text:p>0.0068155</text:p>
          </table:table-cell>
          <table:table-cell office:value-type="float" office:value="0.0044562" calcext:value-type="float">
            <text:p>0.0044562</text:p>
          </table:table-cell>
          <table:table-cell office:value-type="float" office:value="0.00026623" calcext:value-type="float">
            <text:p>0.00026623</text:p>
          </table:table-cell>
          <table:table-cell table:number-columns-repeated="3" office:value-type="float" office:value="0.0033557" calcext:value-type="float">
            <text:p>0.003355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0987" calcext:value-type="float">
            <text:p>0.010987</text:p>
          </table:table-cell>
          <table:table-cell office:value-type="float" office:value="0.0068441" calcext:value-type="float">
            <text:p>0.0068441</text:p>
          </table:table-cell>
          <table:table-cell office:value-type="float" office:value="0.00065089" calcext:value-type="float">
            <text:p>0.00065089</text:p>
          </table:table-cell>
          <table:table-cell office:value-type="float" office:value="0.93596" calcext:value-type="float">
            <text:p>0.93596</text:p>
          </table:table-cell>
          <table:table-cell office:value-type="float" office:value="0.95763" calcext:value-type="float">
            <text:p>0.95763</text:p>
          </table:table-cell>
          <table:table-cell office:value-type="float" office:value="0.98362" calcext:value-type="float">
            <text:p>0.98362</text:p>
          </table:table-cell>
          <table:table-cell office:value-type="float" office:value="0.94824" calcext:value-type="float">
            <text:p>0.94824</text:p>
          </table:table-cell>
          <table:table-cell office:value-type="float" office:value="0.0067922" calcext:value-type="float">
            <text:p>0.0067922</text:p>
          </table:table-cell>
          <table:table-cell office:value-type="float" office:value="0.0044541" calcext:value-type="float">
            <text:p>0.0044541</text:p>
          </table:table-cell>
          <table:table-cell office:value-type="float" office:value="0.00026522" calcext:value-type="float">
            <text:p>0.00026522</text:p>
          </table:table-cell>
          <table:table-cell table:number-columns-repeated="3" office:value-type="float" office:value="0.0033254" calcext:value-type="float">
            <text:p>0.00332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.00064879" calcext:value-type="float">
            <text:p>0.00064879</text:p>
          </table:table-cell>
          <table:table-cell office:value-type="float" office:value="0.93584" calcext:value-type="float">
            <text:p>0.93584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98361" calcext:value-type="float">
            <text:p>0.98361</text:p>
          </table:table-cell>
          <table:table-cell office:value-type="float" office:value="0.94877" calcext:value-type="float">
            <text:p>0.94877</text:p>
          </table:table-cell>
          <table:table-cell office:value-type="float" office:value="0.0067686" calcext:value-type="float">
            <text:p>0.0067686</text:p>
          </table:table-cell>
          <table:table-cell office:value-type="float" office:value="0.0044482" calcext:value-type="float">
            <text:p>0.0044482</text:p>
          </table:table-cell>
          <table:table-cell office:value-type="float" office:value="0.00026415" calcext:value-type="float">
            <text:p>0.00026415</text:p>
          </table:table-cell>
          <table:table-cell table:number-columns-repeated="3" office:value-type="float" office:value="0.0032951" calcext:value-type="float">
            <text:p>0.00329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10856" calcext:value-type="float">
            <text:p>0.010856</text:p>
          </table:table-cell>
          <table:table-cell office:value-type="float" office:value="0.0068223" calcext:value-type="float">
            <text:p>0.0068223</text:p>
          </table:table-cell>
          <table:table-cell office:value-type="float" office:value="0.00058423" calcext:value-type="float">
            <text:p>0.00058423</text:p>
          </table:table-cell>
          <table:table-cell office:value-type="float" office:value="0.93628" calcext:value-type="float">
            <text:p>0.93628</text:p>
          </table:table-cell>
          <table:table-cell office:value-type="float" office:value="0.95756" calcext:value-type="float">
            <text:p>0.95756</text:p>
          </table:table-cell>
          <table:table-cell office:value-type="float" office:value="0.98364" calcext:value-type="float">
            <text:p>0.98364</text:p>
          </table:table-cell>
          <table:table-cell office:value-type="float" office:value="0.94907" calcext:value-type="float">
            <text:p>0.94907</text:p>
          </table:table-cell>
          <table:table-cell office:value-type="float" office:value="0.0067446" calcext:value-type="float">
            <text:p>0.0067446</text:p>
          </table:table-cell>
          <table:table-cell office:value-type="float" office:value="0.0044353" calcext:value-type="float">
            <text:p>0.0044353</text:p>
          </table:table-cell>
          <table:table-cell office:value-type="float" office:value="0.00026321" calcext:value-type="float">
            <text:p>0.00026321</text:p>
          </table:table-cell>
          <table:table-cell table:number-columns-repeated="3" office:value-type="float" office:value="0.0032648" calcext:value-type="float">
            <text:p>0.00326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067591" calcext:value-type="float">
            <text:p>0.0067591</text:p>
          </table:table-cell>
          <table:table-cell office:value-type="float" office:value="0.00060452" calcext:value-type="float">
            <text:p>0.00060452</text:p>
          </table:table-cell>
          <table:table-cell office:value-type="float" office:value="0.93449" calcext:value-type="float">
            <text:p>0.93449</text:p>
          </table:table-cell>
          <table:table-cell office:value-type="float" office:value="0.95904" calcext:value-type="float">
            <text:p>0.95904</text:p>
          </table:table-cell>
          <table:table-cell office:value-type="float" office:value="0.98366" calcext:value-type="float">
            <text:p>0.98366</text:p>
          </table:table-cell>
          <table:table-cell office:value-type="float" office:value="0.94926" calcext:value-type="float">
            <text:p>0.94926</text:p>
          </table:table-cell>
          <table:table-cell office:value-type="float" office:value="0.0067233" calcext:value-type="float">
            <text:p>0.0067233</text:p>
          </table:table-cell>
          <table:table-cell office:value-type="float" office:value="0.0044277" calcext:value-type="float">
            <text:p>0.0044277</text:p>
          </table:table-cell>
          <table:table-cell office:value-type="float" office:value="0.00026206" calcext:value-type="float">
            <text:p>0.00026206</text:p>
          </table:table-cell>
          <table:table-cell table:number-columns-repeated="3" office:value-type="float" office:value="0.0032345" calcext:value-type="float">
            <text:p>0.00323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067512" calcext:value-type="float">
            <text:p>0.0067512</text:p>
          </table:table-cell>
          <table:table-cell office:value-type="float" office:value="0.00063421" calcext:value-type="float">
            <text:p>0.00063421</text:p>
          </table:table-cell>
          <table:table-cell office:value-type="float" office:value="0.93581" calcext:value-type="float">
            <text:p>0.93581</text:p>
          </table:table-cell>
          <table:table-cell office:value-type="float" office:value="0.95801" calcext:value-type="float">
            <text:p>0.95801</text:p>
          </table:table-cell>
          <table:table-cell office:value-type="float" office:value="0.98363" calcext:value-type="float">
            <text:p>0.98363</text:p>
          </table:table-cell>
          <table:table-cell office:value-type="float" office:value="0.94975" calcext:value-type="float">
            <text:p>0.94975</text:p>
          </table:table-cell>
          <table:table-cell office:value-type="float" office:value="0.0067036" calcext:value-type="float">
            <text:p>0.0067036</text:p>
          </table:table-cell>
          <table:table-cell office:value-type="float" office:value="0.0044187" calcext:value-type="float">
            <text:p>0.0044187</text:p>
          </table:table-cell>
          <table:table-cell office:value-type="float" office:value="0.0002609" calcext:value-type="float">
            <text:p>0.0002609</text:p>
          </table:table-cell>
          <table:table-cell table:number-columns-repeated="3" office:value-type="float" office:value="0.0032042" calcext:value-type="float">
            <text:p>0.00320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0.0068173" calcext:value-type="float">
            <text:p>0.0068173</text:p>
          </table:table-cell>
          <table:table-cell office:value-type="float" office:value="0.00064819" calcext:value-type="float">
            <text:p>0.00064819</text:p>
          </table:table-cell>
          <table:table-cell office:value-type="float" office:value="0.93909" calcext:value-type="float">
            <text:p>0.93909</text:p>
          </table:table-cell>
          <table:table-cell office:value-type="float" office:value="0.95542" calcext:value-type="float">
            <text:p>0.95542</text:p>
          </table:table-cell>
          <table:table-cell office:value-type="float" office:value="0.98364" calcext:value-type="float">
            <text:p>0.98364</text:p>
          </table:table-cell>
          <table:table-cell office:value-type="float" office:value="0.94977" calcext:value-type="float">
            <text:p>0.94977</text:p>
          </table:table-cell>
          <table:table-cell office:value-type="float" office:value="0.0066815" calcext:value-type="float">
            <text:p>0.0066815</text:p>
          </table:table-cell>
          <table:table-cell office:value-type="float" office:value="0.0044069" calcext:value-type="float">
            <text:p>0.0044069</text:p>
          </table:table-cell>
          <table:table-cell office:value-type="float" office:value="0.00025971" calcext:value-type="float">
            <text:p>0.00025971</text:p>
          </table:table-cell>
          <table:table-cell table:number-columns-repeated="3" office:value-type="float" office:value="0.0031739" calcext:value-type="float">
            <text:p>0.003173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0787" calcext:value-type="float">
            <text:p>0.010787</text:p>
          </table:table-cell>
          <table:table-cell office:value-type="float" office:value="0.0067765" calcext:value-type="float">
            <text:p>0.0067765</text:p>
          </table:table-cell>
          <table:table-cell office:value-type="float" office:value="0.00060359" calcext:value-type="float">
            <text:p>0.00060359</text:p>
          </table:table-cell>
          <table:table-cell office:value-type="float" office:value="0.93853" calcext:value-type="float">
            <text:p>0.93853</text:p>
          </table:table-cell>
          <table:table-cell office:value-type="float" office:value="0.95568" calcext:value-type="float">
            <text:p>0.95568</text:p>
          </table:table-cell>
          <table:table-cell office:value-type="float" office:value="0.98364" calcext:value-type="float">
            <text:p>0.98364</text:p>
          </table:table-cell>
          <table:table-cell office:value-type="float" office:value="0.94994" calcext:value-type="float">
            <text:p>0.94994</text:p>
          </table:table-cell>
          <table:table-cell office:value-type="float" office:value="0.0066639" calcext:value-type="float">
            <text:p>0.0066639</text:p>
          </table:table-cell>
          <table:table-cell office:value-type="float" office:value="0.0043981" calcext:value-type="float">
            <text:p>0.0043981</text:p>
          </table:table-cell>
          <table:table-cell office:value-type="float" office:value="0.00025848" calcext:value-type="float">
            <text:p>0.00025848</text:p>
          </table:table-cell>
          <table:table-cell table:number-columns-repeated="3" office:value-type="float" office:value="0.0031435" calcext:value-type="float">
            <text:p>0.00314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0763" calcext:value-type="float">
            <text:p>0.010763</text:p>
          </table:table-cell>
          <table:table-cell office:value-type="float" office:value="0.0067946" calcext:value-type="float">
            <text:p>0.0067946</text:p>
          </table:table-cell>
          <table:table-cell office:value-type="float" office:value="0.00059426" calcext:value-type="float">
            <text:p>0.00059426</text:p>
          </table:table-cell>
          <table:table-cell office:value-type="float" office:value="0.93855" calcext:value-type="float">
            <text:p>0.93855</text:p>
          </table:table-cell>
          <table:table-cell office:value-type="float" office:value="0.95536" calcext:value-type="float">
            <text:p>0.95536</text:p>
          </table:table-cell>
          <table:table-cell office:value-type="float" office:value="0.98366" calcext:value-type="float">
            <text:p>0.98366</text:p>
          </table:table-cell>
          <table:table-cell office:value-type="float" office:value="0.95043" calcext:value-type="float">
            <text:p>0.95043</text:p>
          </table:table-cell>
          <table:table-cell office:value-type="float" office:value="0.006643" calcext:value-type="float">
            <text:p>0.006643</text:p>
          </table:table-cell>
          <table:table-cell office:value-type="float" office:value="0.0043958" calcext:value-type="float">
            <text:p>0.0043958</text:p>
          </table:table-cell>
          <table:table-cell office:value-type="float" office:value="0.00025729" calcext:value-type="float">
            <text:p>0.00025729</text:p>
          </table:table-cell>
          <table:table-cell table:number-columns-repeated="3" office:value-type="float" office:value="0.0031132" calcext:value-type="float">
            <text:p>0.0031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10736" calcext:value-type="float">
            <text:p>0.010736</text:p>
          </table:table-cell>
          <table:table-cell office:value-type="float" office:value="0.0067564" calcext:value-type="float">
            <text:p>0.0067564</text:p>
          </table:table-cell>
          <table:table-cell office:value-type="float" office:value="0.00063138" calcext:value-type="float">
            <text:p>0.00063138</text:p>
          </table:table-cell>
          <table:table-cell office:value-type="float" office:value="0.93852" calcext:value-type="float">
            <text:p>0.93852</text:p>
          </table:table-cell>
          <table:table-cell office:value-type="float" office:value="0.95543" calcext:value-type="float">
            <text:p>0.95543</text:p>
          </table:table-cell>
          <table:table-cell office:value-type="float" office:value="0.98366" calcext:value-type="float">
            <text:p>0.98366</text:p>
          </table:table-cell>
          <table:table-cell office:value-type="float" office:value="0.95088" calcext:value-type="float">
            <text:p>0.95088</text:p>
          </table:table-cell>
          <table:table-cell office:value-type="float" office:value="0.0066158" calcext:value-type="float">
            <text:p>0.0066158</text:p>
          </table:table-cell>
          <table:table-cell office:value-type="float" office:value="0.0043901" calcext:value-type="float">
            <text:p>0.0043901</text:p>
          </table:table-cell>
          <table:table-cell office:value-type="float" office:value="0.00025592" calcext:value-type="float">
            <text:p>0.00025592</text:p>
          </table:table-cell>
          <table:table-cell table:number-columns-repeated="3" office:value-type="float" office:value="0.0030829" calcext:value-type="float">
            <text:p>0.00308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10803" calcext:value-type="float">
            <text:p>0.010803</text:p>
          </table:table-cell>
          <table:table-cell office:value-type="float" office:value="0.0067524" calcext:value-type="float">
            <text:p>0.0067524</text:p>
          </table:table-cell>
          <table:table-cell office:value-type="float" office:value="0.00059557" calcext:value-type="float">
            <text:p>0.00059557</text:p>
          </table:table-cell>
          <table:table-cell office:value-type="float" office:value="0.93864" calcext:value-type="float">
            <text:p>0.93864</text:p>
          </table:table-cell>
          <table:table-cell office:value-type="float" office:value="0.95577" calcext:value-type="float">
            <text:p>0.95577</text:p>
          </table:table-cell>
          <table:table-cell office:value-type="float" office:value="0.98368" calcext:value-type="float">
            <text:p>0.98368</text:p>
          </table:table-cell>
          <table:table-cell office:value-type="float" office:value="0.95126" calcext:value-type="float">
            <text:p>0.95126</text:p>
          </table:table-cell>
          <table:table-cell office:value-type="float" office:value="0.0065896" calcext:value-type="float">
            <text:p>0.0065896</text:p>
          </table:table-cell>
          <table:table-cell office:value-type="float" office:value="0.0043809" calcext:value-type="float">
            <text:p>0.0043809</text:p>
          </table:table-cell>
          <table:table-cell office:value-type="float" office:value="0.00025522" calcext:value-type="float">
            <text:p>0.00025522</text:p>
          </table:table-cell>
          <table:table-cell table:number-columns-repeated="3" office:value-type="float" office:value="0.0030526" calcext:value-type="float">
            <text:p>0.00305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.0067749" calcext:value-type="float">
            <text:p>0.0067749</text:p>
          </table:table-cell>
          <table:table-cell office:value-type="float" office:value="0.00058509" calcext:value-type="float">
            <text:p>0.00058509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5624" calcext:value-type="float">
            <text:p>0.95624</text:p>
          </table:table-cell>
          <table:table-cell office:value-type="float" office:value="0.98372" calcext:value-type="float">
            <text:p>0.98372</text:p>
          </table:table-cell>
          <table:table-cell office:value-type="float" office:value="0.95141" calcext:value-type="float">
            <text:p>0.95141</text:p>
          </table:table-cell>
          <table:table-cell office:value-type="float" office:value="0.0065735" calcext:value-type="float">
            <text:p>0.0065735</text:p>
          </table:table-cell>
          <table:table-cell office:value-type="float" office:value="0.0043702" calcext:value-type="float">
            <text:p>0.0043702</text:p>
          </table:table-cell>
          <table:table-cell office:value-type="float" office:value="0.00025417" calcext:value-type="float">
            <text:p>0.00025417</text:p>
          </table:table-cell>
          <table:table-cell table:number-columns-repeated="3" office:value-type="float" office:value="0.0030223" calcext:value-type="float">
            <text:p>0.00302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10623" calcext:value-type="float">
            <text:p>0.010623</text:p>
          </table:table-cell>
          <table:table-cell office:value-type="float" office:value="0.006717" calcext:value-type="float">
            <text:p>0.006717</text:p>
          </table:table-cell>
          <table:table-cell office:value-type="float" office:value="0.00056133" calcext:value-type="float">
            <text:p>0.00056133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0.95664" calcext:value-type="float">
            <text:p>0.95664</text:p>
          </table:table-cell>
          <table:table-cell office:value-type="float" office:value="0.98374" calcext:value-type="float">
            <text:p>0.98374</text:p>
          </table:table-cell>
          <table:table-cell office:value-type="float" office:value="0.95165" calcext:value-type="float">
            <text:p>0.95165</text:p>
          </table:table-cell>
          <table:table-cell office:value-type="float" office:value="0.0065534" calcext:value-type="float">
            <text:p>0.0065534</text:p>
          </table:table-cell>
          <table:table-cell office:value-type="float" office:value="0.0043629" calcext:value-type="float">
            <text:p>0.0043629</text:p>
          </table:table-cell>
          <table:table-cell office:value-type="float" office:value="0.00025342" calcext:value-type="float">
            <text:p>0.00025342</text:p>
          </table:table-cell>
          <table:table-cell table:number-columns-repeated="3" office:value-type="float" office:value="0.002992" calcext:value-type="float">
            <text:p>0.0029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10751" calcext:value-type="float">
            <text:p>0.010751</text:p>
          </table:table-cell>
          <table:table-cell office:value-type="float" office:value="0.0067631" calcext:value-type="float">
            <text:p>0.0067631</text:p>
          </table:table-cell>
          <table:table-cell office:value-type="float" office:value="0.00061813" calcext:value-type="float">
            <text:p>0.00061813</text:p>
          </table:table-cell>
          <table:table-cell office:value-type="float" office:value="0.93711" calcext:value-type="float">
            <text:p>0.93711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5196" calcext:value-type="float">
            <text:p>0.95196</text:p>
          </table:table-cell>
          <table:table-cell office:value-type="float" office:value="0.0065371" calcext:value-type="float">
            <text:p>0.0065371</text:p>
          </table:table-cell>
          <table:table-cell office:value-type="float" office:value="0.0043496" calcext:value-type="float">
            <text:p>0.0043496</text:p>
          </table:table-cell>
          <table:table-cell office:value-type="float" office:value="0.00025221" calcext:value-type="float">
            <text:p>0.00025221</text:p>
          </table:table-cell>
          <table:table-cell table:number-columns-repeated="3" office:value-type="float" office:value="0.0029617" calcext:value-type="float">
            <text:p>0.00296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10623" calcext:value-type="float">
            <text:p>0.010623</text:p>
          </table:table-cell>
          <table:table-cell office:value-type="float" office:value="0.0067515" calcext:value-type="float">
            <text:p>0.0067515</text:p>
          </table:table-cell>
          <table:table-cell office:value-type="float" office:value="0.00058853" calcext:value-type="float">
            <text:p>0.00058853</text:p>
          </table:table-cell>
          <table:table-cell office:value-type="float" office:value="0.93765" calcext:value-type="float">
            <text:p>0.93765</text:p>
          </table:table-cell>
          <table:table-cell office:value-type="float" office:value="0.95748" calcext:value-type="float">
            <text:p>0.95748</text:p>
          </table:table-cell>
          <table:table-cell office:value-type="float" office:value="0.98382" calcext:value-type="float">
            <text:p>0.9838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65194" calcext:value-type="float">
            <text:p>0.0065194</text:p>
          </table:table-cell>
          <table:table-cell office:value-type="float" office:value="0.0043435" calcext:value-type="float">
            <text:p>0.0043435</text:p>
          </table:table-cell>
          <table:table-cell office:value-type="float" office:value="0.00025131" calcext:value-type="float">
            <text:p>0.00025131</text:p>
          </table:table-cell>
          <table:table-cell table:number-columns-repeated="3" office:value-type="float" office:value="0.0029314" calcext:value-type="float">
            <text:p>0.00293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0.0066515" calcext:value-type="float">
            <text:p>0.0066515</text:p>
          </table:table-cell>
          <table:table-cell office:value-type="float" office:value="0.00057688" calcext:value-type="float">
            <text:p>0.00057688</text:p>
          </table:table-cell>
          <table:table-cell office:value-type="float" office:value="0.93805" calcext:value-type="float">
            <text:p>0.93805</text:p>
          </table:table-cell>
          <table:table-cell office:value-type="float" office:value="0.95706" calcext:value-type="float">
            <text:p>0.95706</text:p>
          </table:table-cell>
          <table:table-cell office:value-type="float" office:value="0.98386" calcext:value-type="float">
            <text:p>0.98386</text:p>
          </table:table-cell>
          <table:table-cell office:value-type="float" office:value="0.95267" calcext:value-type="float">
            <text:p>0.95267</text:p>
          </table:table-cell>
          <table:table-cell office:value-type="float" office:value="0.0064991" calcext:value-type="float">
            <text:p>0.0064991</text:p>
          </table:table-cell>
          <table:table-cell office:value-type="float" office:value="0.0043321" calcext:value-type="float">
            <text:p>0.0043321</text:p>
          </table:table-cell>
          <table:table-cell office:value-type="float" office:value="0.00025027" calcext:value-type="float">
            <text:p>0.00025027</text:p>
          </table:table-cell>
          <table:table-cell table:number-columns-repeated="3" office:value-type="float" office:value="0.0029011" calcext:value-type="float">
            <text:p>0.00290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0482" calcext:value-type="float">
            <text:p>0.010482</text:p>
          </table:table-cell>
          <table:table-cell office:value-type="float" office:value="0.0065829" calcext:value-type="float">
            <text:p>0.0065829</text:p>
          </table:table-cell>
          <table:table-cell office:value-type="float" office:value="0.00059133" calcext:value-type="float">
            <text:p>0.00059133</text:p>
          </table:table-cell>
          <table:table-cell office:value-type="float" office:value="0.93777" calcext:value-type="float">
            <text:p>0.93777</text:p>
          </table:table-cell>
          <table:table-cell office:value-type="float" office:value="0.95691" calcext:value-type="float">
            <text:p>0.95691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006479" calcext:value-type="float">
            <text:p>0.006479</text:p>
          </table:table-cell>
          <table:table-cell office:value-type="float" office:value="0.0043248" calcext:value-type="float">
            <text:p>0.0043248</text:p>
          </table:table-cell>
          <table:table-cell office:value-type="float" office:value="0.00024926" calcext:value-type="float">
            <text:p>0.00024926</text:p>
          </table:table-cell>
          <table:table-cell table:number-columns-repeated="3" office:value-type="float" office:value="0.0028708" calcext:value-type="float">
            <text:p>0.00287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10519" calcext:value-type="float">
            <text:p>0.010519</text:p>
          </table:table-cell>
          <table:table-cell office:value-type="float" office:value="0.0066003" calcext:value-type="float">
            <text:p>0.0066003</text:p>
          </table:table-cell>
          <table:table-cell office:value-type="float" office:value="0.00061144" calcext:value-type="float">
            <text:p>0.00061144</text:p>
          </table:table-cell>
          <table:table-cell office:value-type="float" office:value="0.93853" calcext:value-type="float">
            <text:p>0.93853</text:p>
          </table:table-cell>
          <table:table-cell office:value-type="float" office:value="0.95661" calcext:value-type="float">
            <text:p>0.95661</text:p>
          </table:table-cell>
          <table:table-cell office:value-type="float" office:value="0.98395" calcext:value-type="float">
            <text:p>0.98395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0064499" calcext:value-type="float">
            <text:p>0.0064499</text:p>
          </table:table-cell>
          <table:table-cell office:value-type="float" office:value="0.0043102" calcext:value-type="float">
            <text:p>0.0043102</text:p>
          </table:table-cell>
          <table:table-cell office:value-type="float" office:value="0.00024805" calcext:value-type="float">
            <text:p>0.00024805</text:p>
          </table:table-cell>
          <table:table-cell table:number-columns-repeated="3" office:value-type="float" office:value="0.0028405" calcext:value-type="float">
            <text:p>0.00284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10437" calcext:value-type="float">
            <text:p>0.010437</text:p>
          </table:table-cell>
          <table:table-cell office:value-type="float" office:value="0.0066028" calcext:value-type="float">
            <text:p>0.0066028</text:p>
          </table:table-cell>
          <table:table-cell office:value-type="float" office:value="0.0005409" calcext:value-type="float">
            <text:p>0.0005409</text:p>
          </table:table-cell>
          <table:table-cell office:value-type="float" office:value="0.93826" calcext:value-type="float">
            <text:p>0.93826</text:p>
          </table:table-cell>
          <table:table-cell office:value-type="float" office:value="0.95734" calcext:value-type="float">
            <text:p>0.95734</text:p>
          </table:table-cell>
          <table:table-cell office:value-type="float" office:value="0.98397" calcext:value-type="float">
            <text:p>0.98397</text:p>
          </table:table-cell>
          <table:table-cell office:value-type="float" office:value="0.95415" calcext:value-type="float">
            <text:p>0.95415</text:p>
          </table:table-cell>
          <table:table-cell office:value-type="float" office:value="0.0064303" calcext:value-type="float">
            <text:p>0.0064303</text:p>
          </table:table-cell>
          <table:table-cell office:value-type="float" office:value="0.0043039" calcext:value-type="float">
            <text:p>0.0043039</text:p>
          </table:table-cell>
          <table:table-cell office:value-type="float" office:value="0.00024663" calcext:value-type="float">
            <text:p>0.00024663</text:p>
          </table:table-cell>
          <table:table-cell table:number-columns-repeated="3" office:value-type="float" office:value="0.0028101" calcext:value-type="float">
            <text:p>0.00281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065703" calcext:value-type="float">
            <text:p>0.0065703</text:p>
          </table:table-cell>
          <table:table-cell office:value-type="float" office:value="0.00055133" calcext:value-type="float">
            <text:p>0.00055133</text:p>
          </table:table-cell>
          <table:table-cell office:value-type="float" office:value="0.93836" calcext:value-type="float">
            <text:p>0.93836</text:p>
          </table:table-cell>
          <table:table-cell office:value-type="float" office:value="0.95761" calcext:value-type="float">
            <text:p>0.95761</text:p>
          </table:table-cell>
          <table:table-cell office:value-type="float" office:value="0.984" calcext:value-type="float">
            <text:p>0.984</text:p>
          </table:table-cell>
          <table:table-cell office:value-type="float" office:value="0.95445" calcext:value-type="float">
            <text:p>0.95445</text:p>
          </table:table-cell>
          <table:table-cell office:value-type="float" office:value="0.0064075" calcext:value-type="float">
            <text:p>0.0064075</text:p>
          </table:table-cell>
          <table:table-cell office:value-type="float" office:value="0.0042948" calcext:value-type="float">
            <text:p>0.0042948</text:p>
          </table:table-cell>
          <table:table-cell office:value-type="float" office:value="0.0002457" calcext:value-type="float">
            <text:p>0.0002457</text:p>
          </table:table-cell>
          <table:table-cell table:number-columns-repeated="3" office:value-type="float" office:value="0.0027798" calcext:value-type="float">
            <text:p>0.00277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10334" calcext:value-type="float">
            <text:p>0.010334</text:p>
          </table:table-cell>
          <table:table-cell office:value-type="float" office:value="0.0066089" calcext:value-type="float">
            <text:p>0.0066089</text:p>
          </table:table-cell>
          <table:table-cell office:value-type="float" office:value="0.00054902" calcext:value-type="float">
            <text:p>0.00054902</text:p>
          </table:table-cell>
          <table:table-cell office:value-type="float" office:value="0.93924" calcext:value-type="float">
            <text:p>0.93924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98401" calcext:value-type="float">
            <text:p>0.98401</text:p>
          </table:table-cell>
          <table:table-cell office:value-type="float" office:value="0.95479" calcext:value-type="float">
            <text:p>0.95479</text:p>
          </table:table-cell>
          <table:table-cell office:value-type="float" office:value="0.0063935" calcext:value-type="float">
            <text:p>0.0063935</text:p>
          </table:table-cell>
          <table:table-cell office:value-type="float" office:value="0.0042852" calcext:value-type="float">
            <text:p>0.0042852</text:p>
          </table:table-cell>
          <table:table-cell office:value-type="float" office:value="0.00024469" calcext:value-type="float">
            <text:p>0.00024469</text:p>
          </table:table-cell>
          <table:table-cell table:number-columns-repeated="3" office:value-type="float" office:value="0.0027495" calcext:value-type="float">
            <text:p>0.00274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10471" calcext:value-type="float">
            <text:p>0.010471</text:p>
          </table:table-cell>
          <table:table-cell office:value-type="float" office:value="0.0065899" calcext:value-type="float">
            <text:p>0.0065899</text:p>
          </table:table-cell>
          <table:table-cell office:value-type="float" office:value="0.00059085" calcext:value-type="float">
            <text:p>0.00059085</text:p>
          </table:table-cell>
          <table:table-cell office:value-type="float" office:value="0.93995" calcext:value-type="float">
            <text:p>0.93995</text:p>
          </table:table-cell>
          <table:table-cell office:value-type="float" office:value="0.95573" calcext:value-type="float">
            <text:p>0.95573</text:p>
          </table:table-cell>
          <table:table-cell office:value-type="float" office:value="0.98402" calcext:value-type="float">
            <text:p>0.98402</text:p>
          </table:table-cell>
          <table:table-cell office:value-type="float" office:value="0.95495" calcext:value-type="float">
            <text:p>0.95495</text:p>
          </table:table-cell>
          <table:table-cell office:value-type="float" office:value="0.0063695" calcext:value-type="float">
            <text:p>0.0063695</text:p>
          </table:table-cell>
          <table:table-cell office:value-type="float" office:value="0.0042784" calcext:value-type="float">
            <text:p>0.0042784</text:p>
          </table:table-cell>
          <table:table-cell office:value-type="float" office:value="0.00024347" calcext:value-type="float">
            <text:p>0.00024347</text:p>
          </table:table-cell>
          <table:table-cell table:number-columns-repeated="3" office:value-type="float" office:value="0.0027192" calcext:value-type="float">
            <text:p>0.00271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064994" calcext:value-type="float">
            <text:p>0.0064994</text:p>
          </table:table-cell>
          <table:table-cell office:value-type="float" office:value="0.00055746" calcext:value-type="float">
            <text:p>0.00055746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95648" calcext:value-type="float">
            <text:p>0.95648</text:p>
          </table:table-cell>
          <table:table-cell office:value-type="float" office:value="0.98403" calcext:value-type="float">
            <text:p>0.98403</text:p>
          </table:table-cell>
          <table:table-cell office:value-type="float" office:value="0.95498" calcext:value-type="float">
            <text:p>0.95498</text:p>
          </table:table-cell>
          <table:table-cell office:value-type="float" office:value="0.0063516" calcext:value-type="float">
            <text:p>0.0063516</text:p>
          </table:table-cell>
          <table:table-cell office:value-type="float" office:value="0.0042736" calcext:value-type="float">
            <text:p>0.0042736</text:p>
          </table:table-cell>
          <table:table-cell office:value-type="float" office:value="0.00024235" calcext:value-type="float">
            <text:p>0.00024235</text:p>
          </table:table-cell>
          <table:table-cell table:number-columns-repeated="3" office:value-type="float" office:value="0.0026889" calcext:value-type="float">
            <text:p>0.00268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065268" calcext:value-type="float">
            <text:p>0.0065268</text:p>
          </table:table-cell>
          <table:table-cell office:value-type="float" office:value="0.0005247" calcext:value-type="float">
            <text:p>0.0005247</text:p>
          </table:table-cell>
          <table:table-cell office:value-type="float" office:value="0.93912" calcext:value-type="float">
            <text:p>0.93912</text:p>
          </table:table-cell>
          <table:table-cell office:value-type="float" office:value="0.95706" calcext:value-type="float">
            <text:p>0.95706</text:p>
          </table:table-cell>
          <table:table-cell office:value-type="float" office:value="0.98408" calcext:value-type="float">
            <text:p>0.98408</text:p>
          </table:table-cell>
          <table:table-cell office:value-type="float" office:value="0.95568" calcext:value-type="float">
            <text:p>0.95568</text:p>
          </table:table-cell>
          <table:table-cell office:value-type="float" office:value="0.0063247" calcext:value-type="float">
            <text:p>0.0063247</text:p>
          </table:table-cell>
          <table:table-cell office:value-type="float" office:value="0.0042602" calcext:value-type="float">
            <text:p>0.0042602</text:p>
          </table:table-cell>
          <table:table-cell office:value-type="float" office:value="0.00024109" calcext:value-type="float">
            <text:p>0.00024109</text:p>
          </table:table-cell>
          <table:table-cell table:number-columns-repeated="3" office:value-type="float" office:value="0.0026586" calcext:value-type="float">
            <text:p>0.00265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10328" calcext:value-type="float">
            <text:p>0.010328</text:p>
          </table:table-cell>
          <table:table-cell office:value-type="float" office:value="0.006604" calcext:value-type="float">
            <text:p>0.006604</text:p>
          </table:table-cell>
          <table:table-cell office:value-type="float" office:value="0.00053104" calcext:value-type="float">
            <text:p>0.00053104</text:p>
          </table:table-cell>
          <table:table-cell office:value-type="float" office:value="0.94005" calcext:value-type="float">
            <text:p>0.94005</text:p>
          </table:table-cell>
          <table:table-cell office:value-type="float" office:value="0.95614" calcext:value-type="float">
            <text:p>0.95614</text:p>
          </table:table-cell>
          <table:table-cell office:value-type="float" office:value="0.98408" calcext:value-type="float">
            <text:p>0.9840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63068" calcext:value-type="float">
            <text:p>0.0063068</text:p>
          </table:table-cell>
          <table:table-cell office:value-type="float" office:value="0.0042547" calcext:value-type="float">
            <text:p>0.0042547</text:p>
          </table:table-cell>
          <table:table-cell office:value-type="float" office:value="0.00023996" calcext:value-type="float">
            <text:p>0.00023996</text:p>
          </table:table-cell>
          <table:table-cell table:number-columns-repeated="3" office:value-type="float" office:value="0.0026283" calcext:value-type="float">
            <text:p>0.00262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10289" calcext:value-type="float">
            <text:p>0.010289</text:p>
          </table:table-cell>
          <table:table-cell office:value-type="float" office:value="0.0065945" calcext:value-type="float">
            <text:p>0.0065945</text:p>
          </table:table-cell>
          <table:table-cell office:value-type="float" office:value="0.00056016" calcext:value-type="float">
            <text:p>0.00056016</text:p>
          </table:table-cell>
          <table:table-cell office:value-type="float" office:value="0.94" calcext:value-type="float">
            <text:p>0.94</text:p>
          </table:table-cell>
          <table:table-cell office:value-type="float" office:value="0.95586" calcext:value-type="float">
            <text:p>0.95586</text:p>
          </table:table-cell>
          <table:table-cell office:value-type="float" office:value="0.98408" calcext:value-type="float">
            <text:p>0.98408</text:p>
          </table:table-cell>
          <table:table-cell office:value-type="float" office:value="0.95628" calcext:value-type="float">
            <text:p>0.95628</text:p>
          </table:table-cell>
          <table:table-cell office:value-type="float" office:value="0.0062914" calcext:value-type="float">
            <text:p>0.0062914</text:p>
          </table:table-cell>
          <table:table-cell office:value-type="float" office:value="0.0042482" calcext:value-type="float">
            <text:p>0.0042482</text:p>
          </table:table-cell>
          <table:table-cell office:value-type="float" office:value="0.00023888" calcext:value-type="float">
            <text:p>0.00023888</text:p>
          </table:table-cell>
          <table:table-cell table:number-columns-repeated="3" office:value-type="float" office:value="0.002598" calcext:value-type="float">
            <text:p>0.0025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0308" calcext:value-type="float">
            <text:p>0.010308</text:p>
          </table:table-cell>
          <table:table-cell office:value-type="float" office:value="0.0065444" calcext:value-type="float">
            <text:p>0.0065444</text:p>
          </table:table-cell>
          <table:table-cell office:value-type="float" office:value="0.00053601" calcext:value-type="float">
            <text:p>0.00053601</text:p>
          </table:table-cell>
          <table:table-cell office:value-type="float" office:value="0.93923" calcext:value-type="float">
            <text:p>0.93923</text:p>
          </table:table-cell>
          <table:table-cell office:value-type="float" office:value="0.95773" calcext:value-type="float">
            <text:p>0.95773</text:p>
          </table:table-cell>
          <table:table-cell office:value-type="float" office:value="0.98407" calcext:value-type="float">
            <text:p>0.98407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06277" calcext:value-type="float">
            <text:p>0.006277</text:p>
          </table:table-cell>
          <table:table-cell office:value-type="float" office:value="0.0042429" calcext:value-type="float">
            <text:p>0.0042429</text:p>
          </table:table-cell>
          <table:table-cell office:value-type="float" office:value="0.00023765" calcext:value-type="float">
            <text:p>0.00023765</text:p>
          </table:table-cell>
          <table:table-cell table:number-columns-repeated="3" office:value-type="float" office:value="0.0025677" calcext:value-type="float">
            <text:p>0.002567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0.0064946" calcext:value-type="float">
            <text:p>0.0064946</text:p>
          </table:table-cell>
          <table:table-cell office:value-type="float" office:value="0.00050887" calcext:value-type="float">
            <text:p>0.00050887</text:p>
          </table:table-cell>
          <table:table-cell office:value-type="float" office:value="0.93986" calcext:value-type="float">
            <text:p>0.93986</text:p>
          </table:table-cell>
          <table:table-cell office:value-type="float" office:value="0.95708" calcext:value-type="float">
            <text:p>0.95708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0062533" calcext:value-type="float">
            <text:p>0.0062533</text:p>
          </table:table-cell>
          <table:table-cell office:value-type="float" office:value="0.0042297" calcext:value-type="float">
            <text:p>0.0042297</text:p>
          </table:table-cell>
          <table:table-cell office:value-type="float" office:value="0.0002368" calcext:value-type="float">
            <text:p>0.0002368</text:p>
          </table:table-cell>
          <table:table-cell table:number-columns-repeated="3" office:value-type="float" office:value="0.0025374" calcext:value-type="float">
            <text:p>0.00253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0.0064428" calcext:value-type="float">
            <text:p>0.0064428</text:p>
          </table:table-cell>
          <table:table-cell office:value-type="float" office:value="0.00050347" calcext:value-type="float">
            <text:p>0.00050347</text:p>
          </table:table-cell>
          <table:table-cell office:value-type="float" office:value="0.93926" calcext:value-type="float">
            <text:p>0.93926</text:p>
          </table:table-cell>
          <table:table-cell office:value-type="float" office:value="0.95757" calcext:value-type="float">
            <text:p>0.95757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0.95687" calcext:value-type="float">
            <text:p>0.95687</text:p>
          </table:table-cell>
          <table:table-cell office:value-type="float" office:value="0.0062454" calcext:value-type="float">
            <text:p>0.0062454</text:p>
          </table:table-cell>
          <table:table-cell office:value-type="float" office:value="0.0042251" calcext:value-type="float">
            <text:p>0.0042251</text:p>
          </table:table-cell>
          <table:table-cell office:value-type="float" office:value="0.00023569" calcext:value-type="float">
            <text:p>0.00023569</text:p>
          </table:table-cell>
          <table:table-cell table:number-columns-repeated="3" office:value-type="float" office:value="0.002507" calcext:value-type="float">
            <text:p>0.0025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0.0064963" calcext:value-type="float">
            <text:p>0.0064963</text:p>
          </table:table-cell>
          <table:table-cell office:value-type="float" office:value="0.00050632" calcext:value-type="float">
            <text:p>0.00050632</text:p>
          </table:table-cell>
          <table:table-cell office:value-type="float" office:value="0.93871" calcext:value-type="float">
            <text:p>0.93871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8411" calcext:value-type="float">
            <text:p>0.98411</text:p>
          </table:table-cell>
          <table:table-cell office:value-type="float" office:value="0.95702" calcext:value-type="float">
            <text:p>0.95702</text:p>
          </table:table-cell>
          <table:table-cell office:value-type="float" office:value="0.0062292" calcext:value-type="float">
            <text:p>0.0062292</text:p>
          </table:table-cell>
          <table:table-cell office:value-type="float" office:value="0.004221" calcext:value-type="float">
            <text:p>0.004221</text:p>
          </table:table-cell>
          <table:table-cell office:value-type="float" office:value="0.00023475" calcext:value-type="float">
            <text:p>0.00023475</text:p>
          </table:table-cell>
          <table:table-cell table:number-columns-repeated="3" office:value-type="float" office:value="0.0024767" calcext:value-type="float">
            <text:p>0.00247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10103" calcext:value-type="float">
            <text:p>0.010103</text:p>
          </table:table-cell>
          <table:table-cell office:value-type="float" office:value="0.0064893" calcext:value-type="float">
            <text:p>0.0064893</text:p>
          </table:table-cell>
          <table:table-cell office:value-type="float" office:value="0.00054468" calcext:value-type="float">
            <text:p>0.00054468</text:p>
          </table:table-cell>
          <table:table-cell office:value-type="float" office:value="0.93955" calcext:value-type="float">
            <text:p>0.93955</text:p>
          </table:table-cell>
          <table:table-cell office:value-type="float" office:value="0.95793" calcext:value-type="float">
            <text:p>0.95793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95754" calcext:value-type="float">
            <text:p>0.95754</text:p>
          </table:table-cell>
          <table:table-cell office:value-type="float" office:value="0.0062143" calcext:value-type="float">
            <text:p>0.0062143</text:p>
          </table:table-cell>
          <table:table-cell office:value-type="float" office:value="0.0042176" calcext:value-type="float">
            <text:p>0.0042176</text:p>
          </table:table-cell>
          <table:table-cell office:value-type="float" office:value="0.00023354" calcext:value-type="float">
            <text:p>0.00023354</text:p>
          </table:table-cell>
          <table:table-cell table:number-columns-repeated="3" office:value-type="float" office:value="0.0024464" calcext:value-type="float">
            <text:p>0.00244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99535" calcext:value-type="float">
            <text:p>0.0099535</text:p>
          </table:table-cell>
          <table:table-cell office:value-type="float" office:value="0.0064068" calcext:value-type="float">
            <text:p>0.0064068</text:p>
          </table:table-cell>
          <table:table-cell office:value-type="float" office:value="0.00049712" calcext:value-type="float">
            <text:p>0.00049712</text:p>
          </table:table-cell>
          <table:table-cell office:value-type="float" office:value="0.94035" calcext:value-type="float">
            <text:p>0.94035</text:p>
          </table:table-cell>
          <table:table-cell office:value-type="float" office:value="0.95793" calcext:value-type="float">
            <text:p>0.95793</text:p>
          </table:table-cell>
          <table:table-cell office:value-type="float" office:value="0.98415" calcext:value-type="float">
            <text:p>0.98415</text:p>
          </table:table-cell>
          <table:table-cell office:value-type="float" office:value="0.95799" calcext:value-type="float">
            <text:p>0.95799</text:p>
          </table:table-cell>
          <table:table-cell office:value-type="float" office:value="0.0061942" calcext:value-type="float">
            <text:p>0.0061942</text:p>
          </table:table-cell>
          <table:table-cell office:value-type="float" office:value="0.0042049" calcext:value-type="float">
            <text:p>0.0042049</text:p>
          </table:table-cell>
          <table:table-cell office:value-type="float" office:value="0.00023251" calcext:value-type="float">
            <text:p>0.00023251</text:p>
          </table:table-cell>
          <table:table-cell table:number-columns-repeated="3" office:value-type="float" office:value="0.0024161" calcext:value-type="float">
            <text:p>0.002416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99468" calcext:value-type="float">
            <text:p>0.0099468</text:p>
          </table:table-cell>
          <table:table-cell office:value-type="float" office:value="0.0064341" calcext:value-type="float">
            <text:p>0.0064341</text:p>
          </table:table-cell>
          <table:table-cell office:value-type="float" office:value="0.0005292" calcext:value-type="float">
            <text:p>0.0005292</text:p>
          </table:table-cell>
          <table:table-cell office:value-type="float" office:value="0.93949" calcext:value-type="float">
            <text:p>0.93949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98416" calcext:value-type="float">
            <text:p>0.98416</text:p>
          </table:table-cell>
          <table:table-cell office:value-type="float" office:value="0.95815" calcext:value-type="float">
            <text:p>0.95815</text:p>
          </table:table-cell>
          <table:table-cell office:value-type="float" office:value="0.0061691" calcext:value-type="float">
            <text:p>0.0061691</text:p>
          </table:table-cell>
          <table:table-cell office:value-type="float" office:value="0.0041991" calcext:value-type="float">
            <text:p>0.0041991</text:p>
          </table:table-cell>
          <table:table-cell office:value-type="float" office:value="0.00023171" calcext:value-type="float">
            <text:p>0.00023171</text:p>
          </table:table-cell>
          <table:table-cell table:number-columns-repeated="3" office:value-type="float" office:value="0.0023858" calcext:value-type="float">
            <text:p>0.00238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99716" calcext:value-type="float">
            <text:p>0.0099716</text:p>
          </table:table-cell>
          <table:table-cell office:value-type="float" office:value="0.0064141" calcext:value-type="float">
            <text:p>0.0064141</text:p>
          </table:table-cell>
          <table:table-cell office:value-type="float" office:value="0.00053426" calcext:value-type="float">
            <text:p>0.00053426</text:p>
          </table:table-cell>
          <table:table-cell office:value-type="float" office:value="0.93923" calcext:value-type="float">
            <text:p>0.93923</text:p>
          </table:table-cell>
          <table:table-cell office:value-type="float" office:value="0.95933" calcext:value-type="float">
            <text:p>0.95933</text:p>
          </table:table-cell>
          <table:table-cell office:value-type="float" office:value="0.98422" calcext:value-type="float">
            <text:p>0.98422</text:p>
          </table:table-cell>
          <table:table-cell office:value-type="float" office:value="0.95855" calcext:value-type="float">
            <text:p>0.95855</text:p>
          </table:table-cell>
          <table:table-cell office:value-type="float" office:value="0.0061491" calcext:value-type="float">
            <text:p>0.0061491</text:p>
          </table:table-cell>
          <table:table-cell office:value-type="float" office:value="0.0041886" calcext:value-type="float">
            <text:p>0.0041886</text:p>
          </table:table-cell>
          <table:table-cell office:value-type="float" office:value="0.00023042" calcext:value-type="float">
            <text:p>0.00023042</text:p>
          </table:table-cell>
          <table:table-cell table:number-columns-repeated="3" office:value-type="float" office:value="0.0023555" calcext:value-type="float">
            <text:p>0.00235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10002" calcext:value-type="float">
            <text:p>0.010002</text:p>
          </table:table-cell>
          <table:table-cell office:value-type="float" office:value="0.0064054" calcext:value-type="float">
            <text:p>0.0064054</text:p>
          </table:table-cell>
          <table:table-cell office:value-type="float" office:value="0.00050374" calcext:value-type="float">
            <text:p>0.00050374</text:p>
          </table:table-cell>
          <table:table-cell office:value-type="float" office:value="0.94096" calcext:value-type="float">
            <text:p>0.94096</text:p>
          </table:table-cell>
          <table:table-cell office:value-type="float" office:value="0.95759" calcext:value-type="float">
            <text:p>0.95759</text:p>
          </table:table-cell>
          <table:table-cell office:value-type="float" office:value="0.98421" calcext:value-type="float">
            <text:p>0.98421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0061339" calcext:value-type="float">
            <text:p>0.0061339</text:p>
          </table:table-cell>
          <table:table-cell office:value-type="float" office:value="0.0041844" calcext:value-type="float">
            <text:p>0.0041844</text:p>
          </table:table-cell>
          <table:table-cell office:value-type="float" office:value="0.00022952" calcext:value-type="float">
            <text:p>0.00022952</text:p>
          </table:table-cell>
          <table:table-cell table:number-columns-repeated="3" office:value-type="float" office:value="0.0023252" calcext:value-type="float">
            <text:p>0.00232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98249" calcext:value-type="float">
            <text:p>0.0098249</text:p>
          </table:table-cell>
          <table:table-cell office:value-type="float" office:value="0.0064233" calcext:value-type="float">
            <text:p>0.0064233</text:p>
          </table:table-cell>
          <table:table-cell office:value-type="float" office:value="0.00049814" calcext:value-type="float">
            <text:p>0.00049814</text:p>
          </table:table-cell>
          <table:table-cell office:value-type="float" office:value="0.94127" calcext:value-type="float">
            <text:p>0.94127</text:p>
          </table:table-cell>
          <table:table-cell office:value-type="float" office:value="0.95733" calcext:value-type="float">
            <text:p>0.95733</text:p>
          </table:table-cell>
          <table:table-cell office:value-type="float" office:value="0.98426" calcext:value-type="float">
            <text:p>0.98426</text:p>
          </table:table-cell>
          <table:table-cell office:value-type="float" office:value="0.95884" calcext:value-type="float">
            <text:p>0.95884</text:p>
          </table:table-cell>
          <table:table-cell office:value-type="float" office:value="0.0061183" calcext:value-type="float">
            <text:p>0.0061183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0.00022841" calcext:value-type="float">
            <text:p>0.00022841</text:p>
          </table:table-cell>
          <table:table-cell table:number-columns-repeated="3" office:value-type="float" office:value="0.0022949" calcext:value-type="float">
            <text:p>0.00229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98663" calcext:value-type="float">
            <text:p>0.0098663</text:p>
          </table:table-cell>
          <table:table-cell office:value-type="float" office:value="0.006346" calcext:value-type="float">
            <text:p>0.006346</text:p>
          </table:table-cell>
          <table:table-cell office:value-type="float" office:value="0.00050178" calcext:value-type="float">
            <text:p>0.00050178</text:p>
          </table:table-cell>
          <table:table-cell office:value-type="float" office:value="0.94018" calcext:value-type="float">
            <text:p>0.94018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95936" calcext:value-type="float">
            <text:p>0.95936</text:p>
          </table:table-cell>
          <table:table-cell office:value-type="float" office:value="0.0060976" calcext:value-type="float">
            <text:p>0.0060976</text:p>
          </table:table-cell>
          <table:table-cell office:value-type="float" office:value="0.0041739" calcext:value-type="float">
            <text:p>0.0041739</text:p>
          </table:table-cell>
          <table:table-cell office:value-type="float" office:value="0.00022708" calcext:value-type="float">
            <text:p>0.00022708</text:p>
          </table:table-cell>
          <table:table-cell table:number-columns-repeated="3" office:value-type="float" office:value="0.0022646" calcext:value-type="float">
            <text:p>0.00226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97982" calcext:value-type="float">
            <text:p>0.0097982</text:p>
          </table:table-cell>
          <table:table-cell office:value-type="float" office:value="0.0063835" calcext:value-type="float">
            <text:p>0.0063835</text:p>
          </table:table-cell>
          <table:table-cell office:value-type="float" office:value="0.00049069" calcext:value-type="float">
            <text:p>0.00049069</text:p>
          </table:table-cell>
          <table:table-cell office:value-type="float" office:value="0.94042" calcext:value-type="float">
            <text:p>0.94042</text:p>
          </table:table-cell>
          <table:table-cell office:value-type="float" office:value="0.95879" calcext:value-type="float">
            <text:p>0.95879</text:p>
          </table:table-cell>
          <table:table-cell office:value-type="float" office:value="0.98433" calcext:value-type="float">
            <text:p>0.98433</text:p>
          </table:table-cell>
          <table:table-cell office:value-type="float" office:value="0.95932" calcext:value-type="float">
            <text:p>0.95932</text:p>
          </table:table-cell>
          <table:table-cell office:value-type="float" office:value="0.0060845" calcext:value-type="float">
            <text:p>0.0060845</text:p>
          </table:table-cell>
          <table:table-cell office:value-type="float" office:value="0.0041669" calcext:value-type="float">
            <text:p>0.0041669</text:p>
          </table:table-cell>
          <table:table-cell office:value-type="float" office:value="0.000226" calcext:value-type="float">
            <text:p>0.000226</text:p>
          </table:table-cell>
          <table:table-cell table:number-columns-repeated="3" office:value-type="float" office:value="0.0022343" calcext:value-type="float">
            <text:p>0.00223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98135" calcext:value-type="float">
            <text:p>0.0098135</text:p>
          </table:table-cell>
          <table:table-cell office:value-type="float" office:value="0.0063999" calcext:value-type="float">
            <text:p>0.0063999</text:p>
          </table:table-cell>
          <table:table-cell office:value-type="float" office:value="0.00049293" calcext:value-type="float">
            <text:p>0.00049293</text:p>
          </table:table-cell>
          <table:table-cell office:value-type="float" office:value="0.94041" calcext:value-type="float">
            <text:p>0.94041</text:p>
          </table:table-cell>
          <table:table-cell office:value-type="float" office:value="0.95867" calcext:value-type="float">
            <text:p>0.95867</text:p>
          </table:table-cell>
          <table:table-cell office:value-type="float" office:value="0.98439" calcext:value-type="float">
            <text:p>0.98439</text:p>
          </table:table-cell>
          <table:table-cell office:value-type="float" office:value="0.95942" calcext:value-type="float">
            <text:p>0.95942</text:p>
          </table:table-cell>
          <table:table-cell office:value-type="float" office:value="0.0060749" calcext:value-type="float">
            <text:p>0.0060749</text:p>
          </table:table-cell>
          <table:table-cell office:value-type="float" office:value="0.0041557" calcext:value-type="float">
            <text:p>0.0041557</text:p>
          </table:table-cell>
          <table:table-cell office:value-type="float" office:value="0.00022513" calcext:value-type="float">
            <text:p>0.00022513</text:p>
          </table:table-cell>
          <table:table-cell table:number-columns-repeated="3" office:value-type="float" office:value="0.0022039" calcext:value-type="float">
            <text:p>0.00220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97009" calcext:value-type="float">
            <text:p>0.0097009</text:p>
          </table:table-cell>
          <table:table-cell office:value-type="float" office:value="0.0062997" calcext:value-type="float">
            <text:p>0.0062997</text:p>
          </table:table-cell>
          <table:table-cell office:value-type="float" office:value="0.00044671" calcext:value-type="float">
            <text:p>0.00044671</text:p>
          </table:table-cell>
          <table:table-cell office:value-type="float" office:value="0.94117" calcext:value-type="float">
            <text:p>0.94117</text:p>
          </table:table-cell>
          <table:table-cell office:value-type="float" office:value="0.95839" calcext:value-type="float">
            <text:p>0.95839</text:p>
          </table:table-cell>
          <table:table-cell office:value-type="float" office:value="0.98442" calcext:value-type="float">
            <text:p>0.98442</text:p>
          </table:table-cell>
          <table:table-cell office:value-type="float" office:value="0.95984" calcext:value-type="float">
            <text:p>0.95984</text:p>
          </table:table-cell>
          <table:table-cell office:value-type="float" office:value="0.0060651" calcext:value-type="float">
            <text:p>0.0060651</text:p>
          </table:table-cell>
          <table:table-cell office:value-type="float" office:value="0.0041518" calcext:value-type="float">
            <text:p>0.0041518</text:p>
          </table:table-cell>
          <table:table-cell office:value-type="float" office:value="0.00022428" calcext:value-type="float">
            <text:p>0.00022428</text:p>
          </table:table-cell>
          <table:table-cell table:number-columns-repeated="3" office:value-type="float" office:value="0.0021736" calcext:value-type="float">
            <text:p>0.00217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97231" calcext:value-type="float">
            <text:p>0.0097231</text:p>
          </table:table-cell>
          <table:table-cell office:value-type="float" office:value="0.0063255" calcext:value-type="float">
            <text:p>0.0063255</text:p>
          </table:table-cell>
          <table:table-cell office:value-type="float" office:value="0.00048363" calcext:value-type="float">
            <text:p>0.00048363</text:p>
          </table:table-cell>
          <table:table-cell office:value-type="float" office:value="0.94155" calcext:value-type="float">
            <text:p>0.94155</text:p>
          </table:table-cell>
          <table:table-cell office:value-type="float" office:value="0.95848" calcext:value-type="float">
            <text:p>0.95848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0.96008" calcext:value-type="float">
            <text:p>0.96008</text:p>
          </table:table-cell>
          <table:table-cell office:value-type="float" office:value="0.0060506" calcext:value-type="float">
            <text:p>0.0060506</text:p>
          </table:table-cell>
          <table:table-cell office:value-type="float" office:value="0.0041391" calcext:value-type="float">
            <text:p>0.0041391</text:p>
          </table:table-cell>
          <table:table-cell office:value-type="float" office:value="0.00022313" calcext:value-type="float">
            <text:p>0.00022313</text:p>
          </table:table-cell>
          <table:table-cell table:number-columns-repeated="3" office:value-type="float" office:value="0.0021433" calcext:value-type="float">
            <text:p>0.00214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97144" calcext:value-type="float">
            <text:p>0.0097144</text:p>
          </table:table-cell>
          <table:table-cell office:value-type="float" office:value="0.0062961" calcext:value-type="float">
            <text:p>0.0062961</text:p>
          </table:table-cell>
          <table:table-cell office:value-type="float" office:value="0.00048774" calcext:value-type="float">
            <text:p>0.00048774</text:p>
          </table:table-cell>
          <table:table-cell office:value-type="float" office:value="0.94239" calcext:value-type="float">
            <text:p>0.94239</text:p>
          </table:table-cell>
          <table:table-cell office:value-type="float" office:value="0.95801" calcext:value-type="float">
            <text:p>0.95801</text:p>
          </table:table-cell>
          <table:table-cell office:value-type="float" office:value="0.98448" calcext:value-type="float">
            <text:p>0.98448</text:p>
          </table:table-cell>
          <table:table-cell office:value-type="float" office:value="0.96017" calcext:value-type="float">
            <text:p>0.96017</text:p>
          </table:table-cell>
          <table:table-cell office:value-type="float" office:value="0.0060362" calcext:value-type="float">
            <text:p>0.0060362</text:p>
          </table:table-cell>
          <table:table-cell office:value-type="float" office:value="0.0041287" calcext:value-type="float">
            <text:p>0.0041287</text:p>
          </table:table-cell>
          <table:table-cell office:value-type="float" office:value="0.00022191" calcext:value-type="float">
            <text:p>0.00022191</text:p>
          </table:table-cell>
          <table:table-cell table:number-columns-repeated="3" office:value-type="float" office:value="0.002113" calcext:value-type="float">
            <text:p>0.0021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95893" calcext:value-type="float">
            <text:p>0.0095893</text:p>
          </table:table-cell>
          <table:table-cell office:value-type="float" office:value="0.0062951" calcext:value-type="float">
            <text:p>0.0062951</text:p>
          </table:table-cell>
          <table:table-cell office:value-type="float" office:value="0.00046701" calcext:value-type="float">
            <text:p>0.00046701</text:p>
          </table:table-cell>
          <table:table-cell office:value-type="float" office:value="0.94229" calcext:value-type="float">
            <text:p>0.94229</text:p>
          </table:table-cell>
          <table:table-cell office:value-type="float" office:value="0.95898" calcext:value-type="float">
            <text:p>0.95898</text:p>
          </table:table-cell>
          <table:table-cell office:value-type="float" office:value="0.98449" calcext:value-type="float">
            <text:p>0.98449</text:p>
          </table:table-cell>
          <table:table-cell office:value-type="float" office:value="0.96032" calcext:value-type="float">
            <text:p>0.96032</text:p>
          </table:table-cell>
          <table:table-cell office:value-type="float" office:value="0.0060281" calcext:value-type="float">
            <text:p>0.0060281</text:p>
          </table:table-cell>
          <table:table-cell office:value-type="float" office:value="0.0041252" calcext:value-type="float">
            <text:p>0.0041252</text:p>
          </table:table-cell>
          <table:table-cell office:value-type="float" office:value="0.00022081" calcext:value-type="float">
            <text:p>0.00022081</text:p>
          </table:table-cell>
          <table:table-cell table:number-columns-repeated="3" office:value-type="float" office:value="0.0020827" calcext:value-type="float">
            <text:p>0.002082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95139" calcext:value-type="float">
            <text:p>0.0095139</text:p>
          </table:table-cell>
          <table:table-cell office:value-type="float" office:value="0.0062326" calcext:value-type="float">
            <text:p>0.0062326</text:p>
          </table:table-cell>
          <table:table-cell office:value-type="float" office:value="0.00045664" calcext:value-type="float">
            <text:p>0.00045664</text:p>
          </table:table-cell>
          <table:table-cell office:value-type="float" office:value="0.94219" calcext:value-type="float">
            <text:p>0.94219</text:p>
          </table:table-cell>
          <table:table-cell office:value-type="float" office:value="0.95905" calcext:value-type="float">
            <text:p>0.95905</text:p>
          </table:table-cell>
          <table:table-cell office:value-type="float" office:value="0.98452" calcext:value-type="float">
            <text:p>0.98452</text:p>
          </table:table-cell>
          <table:table-cell office:value-type="float" office:value="0.96043" calcext:value-type="float">
            <text:p>0.96043</text:p>
          </table:table-cell>
          <table:table-cell office:value-type="float" office:value="0.006021" calcext:value-type="float">
            <text:p>0.006021</text:p>
          </table:table-cell>
          <table:table-cell office:value-type="float" office:value="0.0041129" calcext:value-type="float">
            <text:p>0.0041129</text:p>
          </table:table-cell>
          <table:table-cell office:value-type="float" office:value="0.00021992" calcext:value-type="float">
            <text:p>0.00021992</text:p>
          </table:table-cell>
          <table:table-cell table:number-columns-repeated="3" office:value-type="float" office:value="0.0020524" calcext:value-type="float">
            <text:p>0.00205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95488" calcext:value-type="float">
            <text:p>0.0095488</text:p>
          </table:table-cell>
          <table:table-cell office:value-type="float" office:value="0.0062151" calcext:value-type="float">
            <text:p>0.0062151</text:p>
          </table:table-cell>
          <table:table-cell office:value-type="float" office:value="0.00043288" calcext:value-type="float">
            <text:p>0.00043288</text:p>
          </table:table-cell>
          <table:table-cell office:value-type="float" office:value="0.94231" calcext:value-type="float">
            <text:p>0.94231</text:p>
          </table:table-cell>
          <table:table-cell office:value-type="float" office:value="0.95874" calcext:value-type="float">
            <text:p>0.95874</text:p>
          </table:table-cell>
          <table:table-cell office:value-type="float" office:value="0.98453" calcext:value-type="float">
            <text:p>0.98453</text:p>
          </table:table-cell>
          <table:table-cell office:value-type="float" office:value="0.96062" calcext:value-type="float">
            <text:p>0.96062</text:p>
          </table:table-cell>
          <table:table-cell office:value-type="float" office:value="0.0060087" calcext:value-type="float">
            <text:p>0.0060087</text:p>
          </table:table-cell>
          <table:table-cell office:value-type="float" office:value="0.0041067" calcext:value-type="float">
            <text:p>0.0041067</text:p>
          </table:table-cell>
          <table:table-cell office:value-type="float" office:value="0.00021921" calcext:value-type="float">
            <text:p>0.00021921</text:p>
          </table:table-cell>
          <table:table-cell table:number-columns-repeated="3" office:value-type="float" office:value="0.0020221" calcext:value-type="float">
            <text:p>0.00202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94825" calcext:value-type="float">
            <text:p>0.0094825</text:p>
          </table:table-cell>
          <table:table-cell office:value-type="float" office:value="0.0062119" calcext:value-type="float">
            <text:p>0.0062119</text:p>
          </table:table-cell>
          <table:table-cell office:value-type="float" office:value="0.00044014" calcext:value-type="float">
            <text:p>0.00044014</text:p>
          </table:table-cell>
          <table:table-cell office:value-type="float" office:value="0.94312" calcext:value-type="float">
            <text:p>0.94312</text:p>
          </table:table-cell>
          <table:table-cell office:value-type="float" office:value="0.95844" calcext:value-type="float">
            <text:p>0.95844</text:p>
          </table:table-cell>
          <table:table-cell office:value-type="float" office:value="0.98462" calcext:value-type="float">
            <text:p>0.98462</text:p>
          </table:table-cell>
          <table:table-cell office:value-type="float" office:value="0.96089" calcext:value-type="float">
            <text:p>0.96089</text:p>
          </table:table-cell>
          <table:table-cell office:value-type="float" office:value="0.005993" calcext:value-type="float">
            <text:p>0.005993</text:p>
          </table:table-cell>
          <table:table-cell office:value-type="float" office:value="0.0040977" calcext:value-type="float">
            <text:p>0.0040977</text:p>
          </table:table-cell>
          <table:table-cell office:value-type="float" office:value="0.00021831" calcext:value-type="float">
            <text:p>0.00021831</text:p>
          </table:table-cell>
          <table:table-cell table:number-columns-repeated="3" office:value-type="float" office:value="0.0019918" calcext:value-type="float">
            <text:p>0.00199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96263" calcext:value-type="float">
            <text:p>0.0096263</text:p>
          </table:table-cell>
          <table:table-cell office:value-type="float" office:value="0.0062782" calcext:value-type="float">
            <text:p>0.0062782</text:p>
          </table:table-cell>
          <table:table-cell office:value-type="float" office:value="0.00052699" calcext:value-type="float">
            <text:p>0.00052699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0.95776" calcext:value-type="float">
            <text:p>0.95776</text:p>
          </table:table-cell>
          <table:table-cell office:value-type="float" office:value="0.98464" calcext:value-type="float">
            <text:p>0.98464</text:p>
          </table:table-cell>
          <table:table-cell office:value-type="float" office:value="0.96121" calcext:value-type="float">
            <text:p>0.96121</text:p>
          </table:table-cell>
          <table:table-cell office:value-type="float" office:value="0.0059815" calcext:value-type="float">
            <text:p>0.0059815</text:p>
          </table:table-cell>
          <table:table-cell office:value-type="float" office:value="0.0040882" calcext:value-type="float">
            <text:p>0.0040882</text:p>
          </table:table-cell>
          <table:table-cell office:value-type="float" office:value="0.00021692" calcext:value-type="float">
            <text:p>0.00021692</text:p>
          </table:table-cell>
          <table:table-cell table:number-columns-repeated="3" office:value-type="float" office:value="0.0019615" calcext:value-type="float">
            <text:p>0.00196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9483" calcext:value-type="float">
            <text:p>0.009483</text:p>
          </table:table-cell>
          <table:table-cell office:value-type="float" office:value="0.0062364" calcext:value-type="float">
            <text:p>0.0062364</text:p>
          </table:table-cell>
          <table:table-cell office:value-type="float" office:value="0.00048814" calcext:value-type="float">
            <text:p>0.00048814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5795" calcext:value-type="float">
            <text:p>0.95795</text:p>
          </table:table-cell>
          <table:table-cell office:value-type="float" office:value="0.98466" calcext:value-type="float">
            <text:p>0.98466</text:p>
          </table:table-cell>
          <table:table-cell office:value-type="float" office:value="0.96139" calcext:value-type="float">
            <text:p>0.96139</text:p>
          </table:table-cell>
          <table:table-cell office:value-type="float" office:value="0.0059689" calcext:value-type="float">
            <text:p>0.0059689</text:p>
          </table:table-cell>
          <table:table-cell office:value-type="float" office:value="0.0040792" calcext:value-type="float">
            <text:p>0.0040792</text:p>
          </table:table-cell>
          <table:table-cell office:value-type="float" office:value="0.0002157" calcext:value-type="float">
            <text:p>0.0002157</text:p>
          </table:table-cell>
          <table:table-cell table:number-columns-repeated="3" office:value-type="float" office:value="0.0019312" calcext:value-type="float">
            <text:p>0.00193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93294" calcext:value-type="float">
            <text:p>0.0093294</text:p>
          </table:table-cell>
          <table:table-cell office:value-type="float" office:value="0.0061763" calcext:value-type="float">
            <text:p>0.0061763</text:p>
          </table:table-cell>
          <table:table-cell office:value-type="float" office:value="0.00041565" calcext:value-type="float">
            <text:p>0.00041565</text:p>
          </table:table-cell>
          <table:table-cell office:value-type="float" office:value="0.94432" calcext:value-type="float">
            <text:p>0.94432</text:p>
          </table:table-cell>
          <table:table-cell office:value-type="float" office:value="0.95809" calcext:value-type="float">
            <text:p>0.95809</text:p>
          </table:table-cell>
          <table:table-cell office:value-type="float" office:value="0.98466" calcext:value-type="float">
            <text:p>0.98466</text:p>
          </table:table-cell>
          <table:table-cell office:value-type="float" office:value="0.96189" calcext:value-type="float">
            <text:p>0.96189</text:p>
          </table:table-cell>
          <table:table-cell office:value-type="float" office:value="0.0059581" calcext:value-type="float">
            <text:p>0.0059581</text:p>
          </table:table-cell>
          <table:table-cell office:value-type="float" office:value="0.0040731" calcext:value-type="float">
            <text:p>0.0040731</text:p>
          </table:table-cell>
          <table:table-cell office:value-type="float" office:value="0.00021476" calcext:value-type="float">
            <text:p>0.00021476</text:p>
          </table:table-cell>
          <table:table-cell table:number-columns-repeated="3" office:value-type="float" office:value="0.0019009" calcext:value-type="float">
            <text:p>0.00190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93588" calcext:value-type="float">
            <text:p>0.0093588</text:p>
          </table:table-cell>
          <table:table-cell office:value-type="float" office:value="0.0061854" calcext:value-type="float">
            <text:p>0.0061854</text:p>
          </table:table-cell>
          <table:table-cell office:value-type="float" office:value="0.00043775" calcext:value-type="float">
            <text:p>0.00043775</text:p>
          </table:table-cell>
          <table:table-cell office:value-type="float" office:value="0.94487" calcext:value-type="float">
            <text:p>0.94487</text:p>
          </table:table-cell>
          <table:table-cell office:value-type="float" office:value="0.95766" calcext:value-type="float">
            <text:p>0.95766</text:p>
          </table:table-cell>
          <table:table-cell office:value-type="float" office:value="0.98468" calcext:value-type="float">
            <text:p>0.98468</text:p>
          </table:table-cell>
          <table:table-cell office:value-type="float" office:value="0.96203" calcext:value-type="float">
            <text:p>0.96203</text:p>
          </table:table-cell>
          <table:table-cell office:value-type="float" office:value="0.0059465" calcext:value-type="float">
            <text:p>0.0059465</text:p>
          </table:table-cell>
          <table:table-cell office:value-type="float" office:value="0.0040646" calcext:value-type="float">
            <text:p>0.0040646</text:p>
          </table:table-cell>
          <table:table-cell office:value-type="float" office:value="0.00021378" calcext:value-type="float">
            <text:p>0.00021378</text:p>
          </table:table-cell>
          <table:table-cell table:number-columns-repeated="3" office:value-type="float" office:value="0.0018705" calcext:value-type="float">
            <text:p>0.00187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93543" calcext:value-type="float">
            <text:p>0.0093543</text:p>
          </table:table-cell>
          <table:table-cell office:value-type="float" office:value="0.0062011" calcext:value-type="float">
            <text:p>0.0062011</text:p>
          </table:table-cell>
          <table:table-cell office:value-type="float" office:value="0.00045265" calcext:value-type="float">
            <text:p>0.00045265</text:p>
          </table:table-cell>
          <table:table-cell office:value-type="float" office:value="0.94519" calcext:value-type="float">
            <text:p>0.94519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98468" calcext:value-type="float">
            <text:p>0.98468</text:p>
          </table:table-cell>
          <table:table-cell office:value-type="float" office:value="0.96248" calcext:value-type="float">
            <text:p>0.96248</text:p>
          </table:table-cell>
          <table:table-cell office:value-type="float" office:value="0.0059345" calcext:value-type="float">
            <text:p>0.0059345</text:p>
          </table:table-cell>
          <table:table-cell office:value-type="float" office:value="0.0040581" calcext:value-type="float">
            <text:p>0.0040581</text:p>
          </table:table-cell>
          <table:table-cell office:value-type="float" office:value="0.00021231" calcext:value-type="float">
            <text:p>0.00021231</text:p>
          </table:table-cell>
          <table:table-cell table:number-columns-repeated="3" office:value-type="float" office:value="0.0018402" calcext:value-type="float">
            <text:p>0.00184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9214" calcext:value-type="float">
            <text:p>0.009214</text:p>
          </table:table-cell>
          <table:table-cell office:value-type="float" office:value="0.0061019" calcext:value-type="float">
            <text:p>0.0061019</text:p>
          </table:table-cell>
          <table:table-cell office:value-type="float" office:value="0.00043676" calcext:value-type="float">
            <text:p>0.00043676</text:p>
          </table:table-cell>
          <table:table-cell office:value-type="float" office:value="0.94521" calcext:value-type="float">
            <text:p>0.94521</text:p>
          </table:table-cell>
          <table:table-cell office:value-type="float" office:value="0.95849" calcext:value-type="float">
            <text:p>0.95849</text:p>
          </table:table-cell>
          <table:table-cell office:value-type="float" office:value="0.98471" calcext:value-type="float">
            <text:p>0.98471</text:p>
          </table:table-cell>
          <table:table-cell office:value-type="float" office:value="0.96266" calcext:value-type="float">
            <text:p>0.96266</text:p>
          </table:table-cell>
          <table:table-cell office:value-type="float" office:value="0.0059195" calcext:value-type="float">
            <text:p>0.0059195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0.0002106" calcext:value-type="float">
            <text:p>0.0002106</text:p>
          </table:table-cell>
          <table:table-cell table:number-columns-repeated="3" office:value-type="float" office:value="0.0018099" calcext:value-type="float">
            <text:p>0.00180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92368" calcext:value-type="float">
            <text:p>0.0092368</text:p>
          </table:table-cell>
          <table:table-cell office:value-type="float" office:value="0.0060472" calcext:value-type="float">
            <text:p>0.0060472</text:p>
          </table:table-cell>
          <table:table-cell office:value-type="float" office:value="0.00042047" calcext:value-type="float">
            <text:p>0.00042047</text:p>
          </table:table-cell>
          <table:table-cell office:value-type="float" office:value="0.94538" calcext:value-type="float">
            <text:p>0.94538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0.98472" calcext:value-type="float">
            <text:p>0.98472</text:p>
          </table:table-cell>
          <table:table-cell office:value-type="float" office:value="0.96272" calcext:value-type="float">
            <text:p>0.96272</text:p>
          </table:table-cell>
          <table:table-cell office:value-type="float" office:value="0.0059105" calcext:value-type="float">
            <text:p>0.0059105</text:p>
          </table:table-cell>
          <table:table-cell office:value-type="float" office:value="0.004043" calcext:value-type="float">
            <text:p>0.004043</text:p>
          </table:table-cell>
          <table:table-cell office:value-type="float" office:value="0.00020928" calcext:value-type="float">
            <text:p>0.00020928</text:p>
          </table:table-cell>
          <table:table-cell table:number-columns-repeated="3" office:value-type="float" office:value="0.0017796" calcext:value-type="float">
            <text:p>0.00177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91753" calcext:value-type="float">
            <text:p>0.0091753</text:p>
          </table:table-cell>
          <table:table-cell office:value-type="float" office:value="0.0060818" calcext:value-type="float">
            <text:p>0.0060818</text:p>
          </table:table-cell>
          <table:table-cell office:value-type="float" office:value="0.00039133" calcext:value-type="float">
            <text:p>0.00039133</text:p>
          </table:table-cell>
          <table:table-cell office:value-type="float" office:value="0.94435" calcext:value-type="float">
            <text:p>0.94435</text:p>
          </table:table-cell>
          <table:table-cell office:value-type="float" office:value="0.95897" calcext:value-type="float">
            <text:p>0.95897</text:p>
          </table:table-cell>
          <table:table-cell office:value-type="float" office:value="0.98473" calcext:value-type="float">
            <text:p>0.98473</text:p>
          </table:table-cell>
          <table:table-cell office:value-type="float" office:value="0.96293" calcext:value-type="float">
            <text:p>0.96293</text:p>
          </table:table-cell>
          <table:table-cell office:value-type="float" office:value="0.0059026" calcext:value-type="float">
            <text:p>0.0059026</text:p>
          </table:table-cell>
          <table:table-cell office:value-type="float" office:value="0.0040372" calcext:value-type="float">
            <text:p>0.0040372</text:p>
          </table:table-cell>
          <table:table-cell office:value-type="float" office:value="0.00020822" calcext:value-type="float">
            <text:p>0.00020822</text:p>
          </table:table-cell>
          <table:table-cell table:number-columns-repeated="3" office:value-type="float" office:value="0.0017493" calcext:value-type="float">
            <text:p>0.001749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90388" calcext:value-type="float">
            <text:p>0.0090388</text:p>
          </table:table-cell>
          <table:table-cell office:value-type="float" office:value="0.0060257" calcext:value-type="float">
            <text:p>0.0060257</text:p>
          </table:table-cell>
          <table:table-cell office:value-type="float" office:value="0.00040147" calcext:value-type="float">
            <text:p>0.00040147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5911" calcext:value-type="float">
            <text:p>0.95911</text:p>
          </table:table-cell>
          <table:table-cell office:value-type="float" office:value="0.98476" calcext:value-type="float">
            <text:p>0.98476</text:p>
          </table:table-cell>
          <table:table-cell office:value-type="float" office:value="0.96329" calcext:value-type="float">
            <text:p>0.96329</text:p>
          </table:table-cell>
          <table:table-cell office:value-type="float" office:value="0.0058936" calcext:value-type="float">
            <text:p>0.0058936</text:p>
          </table:table-cell>
          <table:table-cell office:value-type="float" office:value="0.0040335" calcext:value-type="float">
            <text:p>0.0040335</text:p>
          </table:table-cell>
          <table:table-cell office:value-type="float" office:value="0.00020735" calcext:value-type="float">
            <text:p>0.00020735</text:p>
          </table:table-cell>
          <table:table-cell table:number-columns-repeated="3" office:value-type="float" office:value="0.001719" calcext:value-type="float">
            <text:p>0.0017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90698" calcext:value-type="float">
            <text:p>0.0090698</text:p>
          </table:table-cell>
          <table:table-cell office:value-type="float" office:value="0.0060629" calcext:value-type="float">
            <text:p>0.0060629</text:p>
          </table:table-cell>
          <table:table-cell office:value-type="float" office:value="0.00037359" calcext:value-type="float">
            <text:p>0.00037359</text:p>
          </table:table-cell>
          <table:table-cell office:value-type="float" office:value="0.94545" calcext:value-type="float">
            <text:p>0.94545</text:p>
          </table:table-cell>
          <table:table-cell office:value-type="float" office:value="0.95846" calcext:value-type="float">
            <text:p>0.95846</text:p>
          </table:table-cell>
          <table:table-cell office:value-type="float" office:value="0.98477" calcext:value-type="float">
            <text:p>0.98477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0058766" calcext:value-type="float">
            <text:p>0.0058766</text:p>
          </table:table-cell>
          <table:table-cell office:value-type="float" office:value="0.0040251" calcext:value-type="float">
            <text:p>0.0040251</text:p>
          </table:table-cell>
          <table:table-cell office:value-type="float" office:value="0.00020615" calcext:value-type="float">
            <text:p>0.00020615</text:p>
          </table:table-cell>
          <table:table-cell table:number-columns-repeated="3" office:value-type="float" office:value="0.0016887" calcext:value-type="float">
            <text:p>0.00168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90011" calcext:value-type="float">
            <text:p>0.0090011</text:p>
          </table:table-cell>
          <table:table-cell office:value-type="float" office:value="0.0060236" calcext:value-type="float">
            <text:p>0.0060236</text:p>
          </table:table-cell>
          <table:table-cell office:value-type="float" office:value="0.00040313" calcext:value-type="float">
            <text:p>0.00040313</text:p>
          </table:table-cell>
          <table:table-cell office:value-type="float" office:value="0.94535" calcext:value-type="float">
            <text:p>0.94535</text:p>
          </table:table-cell>
          <table:table-cell office:value-type="float" office:value="0.95867" calcext:value-type="float">
            <text:p>0.95867</text:p>
          </table:table-cell>
          <table:table-cell office:value-type="float" office:value="0.98485" calcext:value-type="float">
            <text:p>0.98485</text:p>
          </table:table-cell>
          <table:table-cell office:value-type="float" office:value="0.9637" calcext:value-type="float">
            <text:p>0.9637</text:p>
          </table:table-cell>
          <table:table-cell office:value-type="float" office:value="0.0058555" calcext:value-type="float">
            <text:p>0.0058555</text:p>
          </table:table-cell>
          <table:table-cell office:value-type="float" office:value="0.0040148" calcext:value-type="float">
            <text:p>0.0040148</text:p>
          </table:table-cell>
          <table:table-cell office:value-type="float" office:value="0.00020522" calcext:value-type="float">
            <text:p>0.00020522</text:p>
          </table:table-cell>
          <table:table-cell table:number-columns-repeated="3" office:value-type="float" office:value="0.0016584" calcext:value-type="float">
            <text:p>0.00165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89927" calcext:value-type="float">
            <text:p>0.0089927</text:p>
          </table:table-cell>
          <table:table-cell office:value-type="float" office:value="0.0060232" calcext:value-type="float">
            <text:p>0.0060232</text:p>
          </table:table-cell>
          <table:table-cell office:value-type="float" office:value="0.00037577" calcext:value-type="float">
            <text:p>0.00037577</text:p>
          </table:table-cell>
          <table:table-cell office:value-type="float" office:value="0.94576" calcext:value-type="float">
            <text:p>0.94576</text:p>
          </table:table-cell>
          <table:table-cell office:value-type="float" office:value="0.95821" calcext:value-type="float">
            <text:p>0.95821</text:p>
          </table:table-cell>
          <table:table-cell office:value-type="float" office:value="0.98485" calcext:value-type="float">
            <text:p>0.98485</text:p>
          </table:table-cell>
          <table:table-cell office:value-type="float" office:value="0.96404" calcext:value-type="float">
            <text:p>0.96404</text:p>
          </table:table-cell>
          <table:table-cell office:value-type="float" office:value="0.0058372" calcext:value-type="float">
            <text:p>0.0058372</text:p>
          </table:table-cell>
          <table:table-cell office:value-type="float" office:value="0.0040148" calcext:value-type="float">
            <text:p>0.0040148</text:p>
          </table:table-cell>
          <table:table-cell office:value-type="float" office:value="0.00020425" calcext:value-type="float">
            <text:p>0.00020425</text:p>
          </table:table-cell>
          <table:table-cell table:number-columns-repeated="3" office:value-type="float" office:value="0.0016281" calcext:value-type="float">
            <text:p>0.001628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90147" calcext:value-type="float">
            <text:p>0.0090147</text:p>
          </table:table-cell>
          <table:table-cell office:value-type="float" office:value="0.0060365" calcext:value-type="float">
            <text:p>0.0060365</text:p>
          </table:table-cell>
          <table:table-cell office:value-type="float" office:value="0.00041765" calcext:value-type="float">
            <text:p>0.00041765</text:p>
          </table:table-cell>
          <table:table-cell office:value-type="float" office:value="0.94606" calcext:value-type="float">
            <text:p>0.94606</text:p>
          </table:table-cell>
          <table:table-cell office:value-type="float" office:value="0.95821" calcext:value-type="float">
            <text:p>0.95821</text:p>
          </table:table-cell>
          <table:table-cell office:value-type="float" office:value="0.98485" calcext:value-type="float">
            <text:p>0.98485</text:p>
          </table:table-cell>
          <table:table-cell office:value-type="float" office:value="0.96426" calcext:value-type="float">
            <text:p>0.96426</text:p>
          </table:table-cell>
          <table:table-cell office:value-type="float" office:value="0.0058293" calcext:value-type="float">
            <text:p>0.0058293</text:p>
          </table:table-cell>
          <table:table-cell office:value-type="float" office:value="0.0040095" calcext:value-type="float">
            <text:p>0.0040095</text:p>
          </table:table-cell>
          <table:table-cell office:value-type="float" office:value="0.00020328" calcext:value-type="float">
            <text:p>0.00020328</text:p>
          </table:table-cell>
          <table:table-cell table:number-columns-repeated="3" office:value-type="float" office:value="0.0015978" calcext:value-type="float">
            <text:p>0.00159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05922" calcext:value-type="float">
            <text:p>0.005922</text:p>
          </table:table-cell>
          <table:table-cell office:value-type="float" office:value="0.00036159" calcext:value-type="float">
            <text:p>0.00036159</text:p>
          </table:table-cell>
          <table:table-cell office:value-type="float" office:value="0.94553" calcext:value-type="float">
            <text:p>0.94553</text:p>
          </table:table-cell>
          <table:table-cell office:value-type="float" office:value="0.95862" calcext:value-type="float">
            <text:p>0.95862</text:p>
          </table:table-cell>
          <table:table-cell office:value-type="float" office:value="0.98489" calcext:value-type="float">
            <text:p>0.98489</text:p>
          </table:table-cell>
          <table:table-cell office:value-type="float" office:value="0.96435" calcext:value-type="float">
            <text:p>0.96435</text:p>
          </table:table-cell>
          <table:table-cell office:value-type="float" office:value="0.0058208" calcext:value-type="float">
            <text:p>0.0058208</text:p>
          </table:table-cell>
          <table:table-cell office:value-type="float" office:value="0.0040031" calcext:value-type="float">
            <text:p>0.0040031</text:p>
          </table:table-cell>
          <table:table-cell office:value-type="float" office:value="0.000202" calcext:value-type="float">
            <text:p>0.000202</text:p>
          </table:table-cell>
          <table:table-cell table:number-columns-repeated="3" office:value-type="float" office:value="0.0015674" calcext:value-type="float">
            <text:p>0.001567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8917" calcext:value-type="float">
            <text:p>0.008917</text:p>
          </table:table-cell>
          <table:table-cell office:value-type="float" office:value="0.0060106" calcext:value-type="float">
            <text:p>0.0060106</text:p>
          </table:table-cell>
          <table:table-cell office:value-type="float" office:value="0.00041504" calcext:value-type="float">
            <text:p>0.00041504</text:p>
          </table:table-cell>
          <table:table-cell office:value-type="float" office:value="0.94471" calcext:value-type="float">
            <text:p>0.94471</text:p>
          </table:table-cell>
          <table:table-cell office:value-type="float" office:value="0.95928" calcext:value-type="float">
            <text:p>0.9592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6433" calcext:value-type="float">
            <text:p>0.96433</text:p>
          </table:table-cell>
          <table:table-cell office:value-type="float" office:value="0.0058195" calcext:value-type="float">
            <text:p>0.0058195</text:p>
          </table:table-cell>
          <table:table-cell office:value-type="float" office:value="0.0039998" calcext:value-type="float">
            <text:p>0.0039998</text:p>
          </table:table-cell>
          <table:table-cell office:value-type="float" office:value="0.00020093" calcext:value-type="float">
            <text:p>0.00020093</text:p>
          </table:table-cell>
          <table:table-cell table:number-columns-repeated="3" office:value-type="float" office:value="0.0015371" calcext:value-type="float">
            <text:p>0.00153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88406" calcext:value-type="float">
            <text:p>0.0088406</text:p>
          </table:table-cell>
          <table:table-cell office:value-type="float" office:value="0.005828" calcext:value-type="float">
            <text:p>0.005828</text:p>
          </table:table-cell>
          <table:table-cell office:value-type="float" office:value="0.0003644" calcext:value-type="float">
            <text:p>0.0003644</text:p>
          </table:table-cell>
          <table:table-cell office:value-type="float" office:value="0.94431" calcext:value-type="float">
            <text:p>0.94431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98486" calcext:value-type="float">
            <text:p>0.98486</text:p>
          </table:table-cell>
          <table:table-cell office:value-type="float" office:value="0.96435" calcext:value-type="float">
            <text:p>0.96435</text:p>
          </table:table-cell>
          <table:table-cell office:value-type="float" office:value="0.0058162" calcext:value-type="float">
            <text:p>0.0058162</text:p>
          </table:table-cell>
          <table:table-cell office:value-type="float" office:value="0.0040035" calcext:value-type="float">
            <text:p>0.0040035</text:p>
          </table:table-cell>
          <table:table-cell office:value-type="float" office:value="0.00020001" calcext:value-type="float">
            <text:p>0.00020001</text:p>
          </table:table-cell>
          <table:table-cell table:number-columns-repeated="3" office:value-type="float" office:value="0.0015068" calcext:value-type="float">
            <text:p>0.00150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88845" calcext:value-type="float">
            <text:p>0.0088845</text:p>
          </table:table-cell>
          <table:table-cell office:value-type="float" office:value="0.0059584" calcext:value-type="float">
            <text:p>0.0059584</text:p>
          </table:table-cell>
          <table:table-cell office:value-type="float" office:value="0.00038835" calcext:value-type="float">
            <text:p>0.00038835</text:p>
          </table:table-cell>
          <table:table-cell office:value-type="float" office:value="0.94382" calcext:value-type="float">
            <text:p>0.94382</text:p>
          </table:table-cell>
          <table:table-cell office:value-type="float" office:value="0.96059" calcext:value-type="float">
            <text:p>0.96059</text:p>
          </table:table-cell>
          <table:table-cell office:value-type="float" office:value="0.98487" calcext:value-type="float">
            <text:p>0.98487</text:p>
          </table:table-cell>
          <table:table-cell office:value-type="float" office:value="0.96463" calcext:value-type="float">
            <text:p>0.96463</text:p>
          </table:table-cell>
          <table:table-cell office:value-type="float" office:value="0.0058077" calcext:value-type="float">
            <text:p>0.0058077</text:p>
          </table:table-cell>
          <table:table-cell office:value-type="float" office:value="0.0039997" calcext:value-type="float">
            <text:p>0.0039997</text:p>
          </table:table-cell>
          <table:table-cell office:value-type="float" office:value="0.00019911" calcext:value-type="float">
            <text:p>0.00019911</text:p>
          </table:table-cell>
          <table:table-cell table:number-columns-repeated="3" office:value-type="float" office:value="0.0014765" calcext:value-type="float">
            <text:p>0.001476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87547" calcext:value-type="float">
            <text:p>0.0087547</text:p>
          </table:table-cell>
          <table:table-cell office:value-type="float" office:value="0.0058927" calcext:value-type="float">
            <text:p>0.0058927</text:p>
          </table:table-cell>
          <table:table-cell office:value-type="float" office:value="0.00034481" calcext:value-type="float">
            <text:p>0.00034481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0.96058" calcext:value-type="float">
            <text:p>0.96058</text:p>
          </table:table-cell>
          <table:table-cell office:value-type="float" office:value="0.98488" calcext:value-type="float">
            <text:p>0.98488</text:p>
          </table:table-cell>
          <table:table-cell office:value-type="float" office:value="0.96495" calcext:value-type="float">
            <text:p>0.96495</text:p>
          </table:table-cell>
          <table:table-cell office:value-type="float" office:value="0.0057886" calcext:value-type="float">
            <text:p>0.0057886</text:p>
          </table:table-cell>
          <table:table-cell office:value-type="float" office:value="0.0039963" calcext:value-type="float">
            <text:p>0.0039963</text:p>
          </table:table-cell>
          <table:table-cell office:value-type="float" office:value="0.0001979" calcext:value-type="float">
            <text:p>0.0001979</text:p>
          </table:table-cell>
          <table:table-cell table:number-columns-repeated="3" office:value-type="float" office:value="0.0014462" calcext:value-type="float">
            <text:p>0.001446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8651" calcext:value-type="float">
            <text:p>0.008651</text:p>
          </table:table-cell>
          <table:table-cell office:value-type="float" office:value="0.0058653" calcext:value-type="float">
            <text:p>0.0058653</text:p>
          </table:table-cell>
          <table:table-cell office:value-type="float" office:value="0.00035879" calcext:value-type="float">
            <text:p>0.00035879</text:p>
          </table:table-cell>
          <table:table-cell office:value-type="float" office:value="0.94377" calcext:value-type="float">
            <text:p>0.94377</text:p>
          </table:table-cell>
          <table:table-cell office:value-type="float" office:value="0.96022" calcext:value-type="float">
            <text:p>0.96022</text:p>
          </table:table-cell>
          <table:table-cell office:value-type="float" office:value="0.98492" calcext:value-type="float">
            <text:p>0.98492</text:p>
          </table:table-cell>
          <table:table-cell office:value-type="float" office:value="0.96521" calcext:value-type="float">
            <text:p>0.96521</text:p>
          </table:table-cell>
          <table:table-cell office:value-type="float" office:value="0.0057739" calcext:value-type="float">
            <text:p>0.0057739</text:p>
          </table:table-cell>
          <table:table-cell office:value-type="float" office:value="0.0039889" calcext:value-type="float">
            <text:p>0.0039889</text:p>
          </table:table-cell>
          <table:table-cell office:value-type="float" office:value="0.00019647" calcext:value-type="float">
            <text:p>0.00019647</text:p>
          </table:table-cell>
          <table:table-cell table:number-columns-repeated="3" office:value-type="float" office:value="0.0014159" calcext:value-type="float">
            <text:p>0.00141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87468" calcext:value-type="float">
            <text:p>0.0087468</text:p>
          </table:table-cell>
          <table:table-cell office:value-type="float" office:value="0.005909" calcext:value-type="float">
            <text:p>0.005909</text:p>
          </table:table-cell>
          <table:table-cell office:value-type="float" office:value="0.00038536" calcext:value-type="float">
            <text:p>0.00038536</text:p>
          </table:table-cell>
          <table:table-cell office:value-type="float" office:value="0.94452" calcext:value-type="float">
            <text:p>0.94452</text:p>
          </table:table-cell>
          <table:table-cell office:value-type="float" office:value="0.95904" calcext:value-type="float">
            <text:p>0.95904</text:p>
          </table:table-cell>
          <table:table-cell office:value-type="float" office:value="0.98497" calcext:value-type="float">
            <text:p>0.98497</text:p>
          </table:table-cell>
          <table:table-cell office:value-type="float" office:value="0.96534" calcext:value-type="float">
            <text:p>0.96534</text:p>
          </table:table-cell>
          <table:table-cell office:value-type="float" office:value="0.0057702" calcext:value-type="float">
            <text:p>0.0057702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019533" calcext:value-type="float">
            <text:p>0.00019533</text:p>
          </table:table-cell>
          <table:table-cell table:number-columns-repeated="3" office:value-type="float" office:value="0.0013856" calcext:value-type="float">
            <text:p>0.00138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86407" calcext:value-type="float">
            <text:p>0.0086407</text:p>
          </table:table-cell>
          <table:table-cell office:value-type="float" office:value="0.0058186" calcext:value-type="float">
            <text:p>0.0058186</text:p>
          </table:table-cell>
          <table:table-cell office:value-type="float" office:value="0.00036907" calcext:value-type="float">
            <text:p>0.00036907</text:p>
          </table:table-cell>
          <table:table-cell office:value-type="float" office:value="0.94488" calcext:value-type="float">
            <text:p>0.94488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0.98502" calcext:value-type="float">
            <text:p>0.98502</text:p>
          </table:table-cell>
          <table:table-cell office:value-type="float" office:value="0.96544" calcext:value-type="float">
            <text:p>0.96544</text:p>
          </table:table-cell>
          <table:table-cell office:value-type="float" office:value="0.0057632" calcext:value-type="float">
            <text:p>0.0057632</text:p>
          </table:table-cell>
          <table:table-cell office:value-type="float" office:value="0.0039765" calcext:value-type="float">
            <text:p>0.0039765</text:p>
          </table:table-cell>
          <table:table-cell office:value-type="float" office:value="0.00019408" calcext:value-type="float">
            <text:p>0.00019408</text:p>
          </table:table-cell>
          <table:table-cell table:number-columns-repeated="3" office:value-type="float" office:value="0.0013553" calcext:value-type="float">
            <text:p>0.00135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85266" calcext:value-type="float">
            <text:p>0.0085266</text:p>
          </table:table-cell>
          <table:table-cell office:value-type="float" office:value="0.005787" calcext:value-type="float">
            <text:p>0.005787</text:p>
          </table:table-cell>
          <table:table-cell office:value-type="float" office:value="0.0003313" calcext:value-type="float">
            <text:p>0.0003313</text:p>
          </table:table-cell>
          <table:table-cell office:value-type="float" office:value="0.94456" calcext:value-type="float">
            <text:p>0.94456</text:p>
          </table:table-cell>
          <table:table-cell office:value-type="float" office:value="0.95981" calcext:value-type="float">
            <text:p>0.95981</text:p>
          </table:table-cell>
          <table:table-cell office:value-type="float" office:value="0.98502" calcext:value-type="float">
            <text:p>0.98502</text:p>
          </table:table-cell>
          <table:table-cell office:value-type="float" office:value="0.96525" calcext:value-type="float">
            <text:p>0.96525</text:p>
          </table:table-cell>
          <table:table-cell office:value-type="float" office:value="0.005752" calcext:value-type="float">
            <text:p>0.005752</text:p>
          </table:table-cell>
          <table:table-cell office:value-type="float" office:value="0.0039714" calcext:value-type="float">
            <text:p>0.0039714</text:p>
          </table:table-cell>
          <table:table-cell office:value-type="float" office:value="0.00019309" calcext:value-type="float">
            <text:p>0.00019309</text:p>
          </table:table-cell>
          <table:table-cell table:number-columns-repeated="3" office:value-type="float" office:value="0.001325" calcext:value-type="float">
            <text:p>0.0013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85478" calcext:value-type="float">
            <text:p>0.0085478</text:p>
          </table:table-cell>
          <table:table-cell office:value-type="float" office:value="0.0057847" calcext:value-type="float">
            <text:p>0.0057847</text:p>
          </table:table-cell>
          <table:table-cell office:value-type="float" office:value="0.00033126" calcext:value-type="float">
            <text:p>0.00033126</text:p>
          </table:table-cell>
          <table:table-cell office:value-type="float" office:value="0.94463" calcext:value-type="float">
            <text:p>0.94463</text:p>
          </table:table-cell>
          <table:table-cell office:value-type="float" office:value="0.95972" calcext:value-type="float">
            <text:p>0.95972</text:p>
          </table:table-cell>
          <table:table-cell office:value-type="float" office:value="0.98501" calcext:value-type="float">
            <text:p>0.98501</text:p>
          </table:table-cell>
          <table:table-cell office:value-type="float" office:value="0.96537" calcext:value-type="float">
            <text:p>0.96537</text:p>
          </table:table-cell>
          <table:table-cell office:value-type="float" office:value="0.0057424" calcext:value-type="float">
            <text:p>0.0057424</text:p>
          </table:table-cell>
          <table:table-cell office:value-type="float" office:value="0.0039686" calcext:value-type="float">
            <text:p>0.0039686</text:p>
          </table:table-cell>
          <table:table-cell office:value-type="float" office:value="0.00019199" calcext:value-type="float">
            <text:p>0.00019199</text:p>
          </table:table-cell>
          <table:table-cell table:number-columns-repeated="3" office:value-type="float" office:value="0.0012947" calcext:value-type="float">
            <text:p>0.001294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85192" calcext:value-type="float">
            <text:p>0.0085192</text:p>
          </table:table-cell>
          <table:table-cell office:value-type="float" office:value="0.0058014" calcext:value-type="float">
            <text:p>0.0058014</text:p>
          </table:table-cell>
          <table:table-cell office:value-type="float" office:value="0.00034813" calcext:value-type="float">
            <text:p>0.00034813</text:p>
          </table:table-cell>
          <table:table-cell office:value-type="float" office:value="0.94507" calcext:value-type="float">
            <text:p>0.94507</text:p>
          </table:table-cell>
          <table:table-cell office:value-type="float" office:value="0.95993" calcext:value-type="float">
            <text:p>0.95993</text:p>
          </table:table-cell>
          <table:table-cell office:value-type="float" office:value="0.98504" calcext:value-type="float">
            <text:p>0.98504</text:p>
          </table:table-cell>
          <table:table-cell office:value-type="float" office:value="0.96573" calcext:value-type="float">
            <text:p>0.96573</text:p>
          </table:table-cell>
          <table:table-cell office:value-type="float" office:value="0.0057338" calcext:value-type="float">
            <text:p>0.0057338</text:p>
          </table:table-cell>
          <table:table-cell office:value-type="float" office:value="0.0039639" calcext:value-type="float">
            <text:p>0.0039639</text:p>
          </table:table-cell>
          <table:table-cell office:value-type="float" office:value="0.00019086" calcext:value-type="float">
            <text:p>0.00019086</text:p>
          </table:table-cell>
          <table:table-cell table:number-columns-repeated="3" office:value-type="float" office:value="0.0012643" calcext:value-type="float">
            <text:p>0.001264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83812" calcext:value-type="float">
            <text:p>0.0083812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0.00032873" calcext:value-type="float">
            <text:p>0.00032873</text:p>
          </table:table-cell>
          <table:table-cell office:value-type="float" office:value="0.94447" calcext:value-type="float">
            <text:p>0.94447</text:p>
          </table:table-cell>
          <table:table-cell office:value-type="float" office:value="0.96047" calcext:value-type="float">
            <text:p>0.96047</text:p>
          </table:table-cell>
          <table:table-cell office:value-type="float" office:value="0.98507" calcext:value-type="float">
            <text:p>0.98507</text:p>
          </table:table-cell>
          <table:table-cell office:value-type="float" office:value="0.96571" calcext:value-type="float">
            <text:p>0.96571</text:p>
          </table:table-cell>
          <table:table-cell office:value-type="float" office:value="0.0057375" calcext:value-type="float">
            <text:p>0.0057375</text:p>
          </table:table-cell>
          <table:table-cell office:value-type="float" office:value="0.0039615" calcext:value-type="float">
            <text:p>0.0039615</text:p>
          </table:table-cell>
          <table:table-cell office:value-type="float" office:value="0.00018974" calcext:value-type="float">
            <text:p>0.00018974</text:p>
          </table:table-cell>
          <table:table-cell table:number-columns-repeated="3" office:value-type="float" office:value="0.001234" calcext:value-type="float">
            <text:p>0.0012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56808" calcext:value-type="float">
            <text:p>0.0056808</text:p>
          </table:table-cell>
          <table:table-cell office:value-type="float" office:value="0.00032032" calcext:value-type="float">
            <text:p>0.00032032</text:p>
          </table:table-cell>
          <table:table-cell office:value-type="float" office:value="0.94451" calcext:value-type="float">
            <text:p>0.94451</text:p>
          </table:table-cell>
          <table:table-cell office:value-type="float" office:value="0.96098" calcext:value-type="float">
            <text:p>0.96098</text:p>
          </table:table-cell>
          <table:table-cell office:value-type="float" office:value="0.98512" calcext:value-type="float">
            <text:p>0.98512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005737" calcext:value-type="float">
            <text:p>0.005737</text:p>
          </table:table-cell>
          <table:table-cell office:value-type="float" office:value="0.0039588" calcext:value-type="float">
            <text:p>0.0039588</text:p>
          </table:table-cell>
          <table:table-cell office:value-type="float" office:value="0.0001887" calcext:value-type="float">
            <text:p>0.0001887</text:p>
          </table:table-cell>
          <table:table-cell table:number-columns-repeated="3" office:value-type="float" office:value="0.0012037" calcext:value-type="float">
            <text:p>0.00120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83756" calcext:value-type="float">
            <text:p>0.0083756</text:p>
          </table:table-cell>
          <table:table-cell office:value-type="float" office:value="0.0057357" calcext:value-type="float">
            <text:p>0.0057357</text:p>
          </table:table-cell>
          <table:table-cell office:value-type="float" office:value="0.0003295" calcext:value-type="float">
            <text:p>0.0003295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6104" calcext:value-type="float">
            <text:p>0.96104</text:p>
          </table:table-cell>
          <table:table-cell office:value-type="float" office:value="0.98516" calcext:value-type="float">
            <text:p>0.98516</text:p>
          </table:table-cell>
          <table:table-cell office:value-type="float" office:value="0.96567" calcext:value-type="float">
            <text:p>0.96567</text:p>
          </table:table-cell>
          <table:table-cell office:value-type="float" office:value="0.0057309" calcext:value-type="float">
            <text:p>0.0057309</text:p>
          </table:table-cell>
          <table:table-cell office:value-type="float" office:value="0.0039525" calcext:value-type="float">
            <text:p>0.0039525</text:p>
          </table:table-cell>
          <table:table-cell office:value-type="float" office:value="0.00018749" calcext:value-type="float">
            <text:p>0.00018749</text:p>
          </table:table-cell>
          <table:table-cell table:number-columns-repeated="3" office:value-type="float" office:value="0.0011734" calcext:value-type="float">
            <text:p>0.001173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56566" calcext:value-type="float">
            <text:p>0.0056566</text:p>
          </table:table-cell>
          <table:table-cell office:value-type="float" office:value="0.0002837" calcext:value-type="float">
            <text:p>0.0002837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6094" calcext:value-type="float">
            <text:p>0.96094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6576" calcext:value-type="float">
            <text:p>0.96576</text:p>
          </table:table-cell>
          <table:table-cell office:value-type="float" office:value="0.0057313" calcext:value-type="float">
            <text:p>0.0057313</text:p>
          </table:table-cell>
          <table:table-cell office:value-type="float" office:value="0.0039481" calcext:value-type="float">
            <text:p>0.0039481</text:p>
          </table:table-cell>
          <table:table-cell office:value-type="float" office:value="0.00018624" calcext:value-type="float">
            <text:p>0.00018624</text:p>
          </table:table-cell>
          <table:table-cell table:number-columns-repeated="3" office:value-type="float" office:value="0.0011431" calcext:value-type="float">
            <text:p>0.00114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82204" calcext:value-type="float">
            <text:p>0.0082204</text:p>
          </table:table-cell>
          <table:table-cell office:value-type="float" office:value="0.0056874" calcext:value-type="float">
            <text:p>0.0056874</text:p>
          </table:table-cell>
          <table:table-cell office:value-type="float" office:value="0.00029477" calcext:value-type="float">
            <text:p>0.00029477</text:p>
          </table:table-cell>
          <table:table-cell office:value-type="float" office:value="0.94481" calcext:value-type="float">
            <text:p>0.94481</text:p>
          </table:table-cell>
          <table:table-cell office:value-type="float" office:value="0.96069" calcext:value-type="float">
            <text:p>0.96069</text:p>
          </table:table-cell>
          <table:table-cell office:value-type="float" office:value="0.98525" calcext:value-type="float">
            <text:p>0.98525</text:p>
          </table:table-cell>
          <table:table-cell office:value-type="float" office:value="0.96594" calcext:value-type="float">
            <text:p>0.96594</text:p>
          </table:table-cell>
          <table:table-cell office:value-type="float" office:value="0.0057298" calcext:value-type="float">
            <text:p>0.0057298</text:p>
          </table:table-cell>
          <table:table-cell office:value-type="float" office:value="0.0039378" calcext:value-type="float">
            <text:p>0.0039378</text:p>
          </table:table-cell>
          <table:table-cell office:value-type="float" office:value="0.00018521" calcext:value-type="float">
            <text:p>0.00018521</text:p>
          </table:table-cell>
          <table:table-cell table:number-columns-repeated="3" office:value-type="float" office:value="0.0011128" calcext:value-type="float">
            <text:p>0.00111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82388" calcext:value-type="float">
            <text:p>0.0082388</text:p>
          </table:table-cell>
          <table:table-cell office:value-type="float" office:value="0.0056281" calcext:value-type="float">
            <text:p>0.0056281</text:p>
          </table:table-cell>
          <table:table-cell office:value-type="float" office:value="0.00029993" calcext:value-type="float">
            <text:p>0.00029993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6089" calcext:value-type="float">
            <text:p>0.96089</text:p>
          </table:table-cell>
          <table:table-cell office:value-type="float" office:value="0.98525" calcext:value-type="float">
            <text:p>0.98525</text:p>
          </table:table-cell>
          <table:table-cell office:value-type="float" office:value="0.96576" calcext:value-type="float">
            <text:p>0.96576</text:p>
          </table:table-cell>
          <table:table-cell office:value-type="float" office:value="0.0057282" calcext:value-type="float">
            <text:p>0.0057282</text:p>
          </table:table-cell>
          <table:table-cell office:value-type="float" office:value="0.0039336" calcext:value-type="float">
            <text:p>0.0039336</text:p>
          </table:table-cell>
          <table:table-cell office:value-type="float" office:value="0.00018436" calcext:value-type="float">
            <text:p>0.00018436</text:p>
          </table:table-cell>
          <table:table-cell table:number-columns-repeated="3" office:value-type="float" office:value="0.0010825" calcext:value-type="float">
            <text:p>0.00108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81112" calcext:value-type="float">
            <text:p>0.0081112</text:p>
          </table:table-cell>
          <table:table-cell office:value-type="float" office:value="0.0056133" calcext:value-type="float">
            <text:p>0.0056133</text:p>
          </table:table-cell>
          <table:table-cell office:value-type="float" office:value="0.00028418" calcext:value-type="float">
            <text:p>0.00028418</text:p>
          </table:table-cell>
          <table:table-cell office:value-type="float" office:value="0.94553" calcext:value-type="float">
            <text:p>0.94553</text:p>
          </table:table-cell>
          <table:table-cell office:value-type="float" office:value="0.96083" calcext:value-type="float">
            <text:p>0.96083</text:p>
          </table:table-cell>
          <table:table-cell office:value-type="float" office:value="0.98522" calcext:value-type="float">
            <text:p>0.98522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0057209" calcext:value-type="float">
            <text:p>0.0057209</text:p>
          </table:table-cell>
          <table:table-cell office:value-type="float" office:value="0.0039314" calcext:value-type="float">
            <text:p>0.0039314</text:p>
          </table:table-cell>
          <table:table-cell office:value-type="float" office:value="0.00018333" calcext:value-type="float">
            <text:p>0.00018333</text:p>
          </table:table-cell>
          <table:table-cell table:number-columns-repeated="3" office:value-type="float" office:value="0.0010522" calcext:value-type="float">
            <text:p>0.00105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80376" calcext:value-type="float">
            <text:p>0.0080376</text:p>
          </table:table-cell>
          <table:table-cell office:value-type="float" office:value="0.0055768" calcext:value-type="float">
            <text:p>0.0055768</text:p>
          </table:table-cell>
          <table:table-cell office:value-type="float" office:value="0.00028082" calcext:value-type="float">
            <text:p>0.00028082</text:p>
          </table:table-cell>
          <table:table-cell office:value-type="float" office:value="0.94625" calcext:value-type="float">
            <text:p>0.94625</text:p>
          </table:table-cell>
          <table:table-cell office:value-type="float" office:value="0.96041" calcext:value-type="float">
            <text:p>0.96041</text:p>
          </table:table-cell>
          <table:table-cell office:value-type="float" office:value="0.98526" calcext:value-type="float">
            <text:p>0.98526</text:p>
          </table:table-cell>
          <table:table-cell office:value-type="float" office:value="0.96563" calcext:value-type="float">
            <text:p>0.96563</text:p>
          </table:table-cell>
          <table:table-cell office:value-type="float" office:value="0.0057164" calcext:value-type="float">
            <text:p>0.0057164</text:p>
          </table:table-cell>
          <table:table-cell office:value-type="float" office:value="0.0039259" calcext:value-type="float">
            <text:p>0.0039259</text:p>
          </table:table-cell>
          <table:table-cell office:value-type="float" office:value="0.0001821" calcext:value-type="float">
            <text:p>0.0001821</text:p>
          </table:table-cell>
          <table:table-cell table:number-columns-repeated="3" office:value-type="float" office:value="0.0010219" calcext:value-type="float">
            <text:p>0.00102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79801" calcext:value-type="float">
            <text:p>0.0079801</text:p>
          </table:table-cell>
          <table:table-cell office:value-type="float" office:value="0.0055236" calcext:value-type="float">
            <text:p>0.0055236</text:p>
          </table:table-cell>
          <table:table-cell office:value-type="float" office:value="0.00029112" calcext:value-type="float">
            <text:p>0.00029112</text:p>
          </table:table-cell>
          <table:table-cell office:value-type="float" office:value="0.94643" calcext:value-type="float">
            <text:p>0.94643</text:p>
          </table:table-cell>
          <table:table-cell office:value-type="float" office:value="0.96012" calcext:value-type="float">
            <text:p>0.96012</text:p>
          </table:table-cell>
          <table:table-cell office:value-type="float" office:value="0.98531" calcext:value-type="float">
            <text:p>0.98531</text:p>
          </table:table-cell>
          <table:table-cell office:value-type="float" office:value="0.96556" calcext:value-type="float">
            <text:p>0.96556</text:p>
          </table:table-cell>
          <table:table-cell office:value-type="float" office:value="0.0057208" calcext:value-type="float">
            <text:p>0.0057208</text:p>
          </table:table-cell>
          <table:table-cell office:value-type="float" office:value="0.0039203" calcext:value-type="float">
            <text:p>0.0039203</text:p>
          </table:table-cell>
          <table:table-cell office:value-type="float" office:value="0.00018085" calcext:value-type="float">
            <text:p>0.00018085</text:p>
          </table:table-cell>
          <table:table-cell table:number-columns-repeated="3" office:value-type="float" office:value="0.00099156" calcext:value-type="float">
            <text:p>0.000991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79074" calcext:value-type="float">
            <text:p>0.0079074</text:p>
          </table:table-cell>
          <table:table-cell office:value-type="float" office:value="0.0054987" calcext:value-type="float">
            <text:p>0.0054987</text:p>
          </table:table-cell>
          <table:table-cell office:value-type="float" office:value="0.00026943" calcext:value-type="float">
            <text:p>0.00026943</text:p>
          </table:table-cell>
          <table:table-cell office:value-type="float" office:value="0.94683" calcext:value-type="float">
            <text:p>0.94683</text:p>
          </table:table-cell>
          <table:table-cell office:value-type="float" office:value="0.95989" calcext:value-type="float">
            <text:p>0.95989</text:p>
          </table:table-cell>
          <table:table-cell office:value-type="float" office:value="0.98531" calcext:value-type="float">
            <text:p>0.98531</text:p>
          </table:table-cell>
          <table:table-cell office:value-type="float" office:value="0.96573" calcext:value-type="float">
            <text:p>0.96573</text:p>
          </table:table-cell>
          <table:table-cell office:value-type="float" office:value="0.005716" calcext:value-type="float">
            <text:p>0.005716</text:p>
          </table:table-cell>
          <table:table-cell office:value-type="float" office:value="0.0039179" calcext:value-type="float">
            <text:p>0.0039179</text:p>
          </table:table-cell>
          <table:table-cell office:value-type="float" office:value="0.00017956" calcext:value-type="float">
            <text:p>0.00017956</text:p>
          </table:table-cell>
          <table:table-cell table:number-columns-repeated="3" office:value-type="float" office:value="0.00096125" calcext:value-type="float">
            <text:p>0.000961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79186" calcext:value-type="float">
            <text:p>0.0079186</text:p>
          </table:table-cell>
          <table:table-cell office:value-type="float" office:value="0.0054814" calcext:value-type="float">
            <text:p>0.0054814</text:p>
          </table:table-cell>
          <table:table-cell office:value-type="float" office:value="0.00027982" calcext:value-type="float">
            <text:p>0.00027982</text:p>
          </table:table-cell>
          <table:table-cell office:value-type="float" office:value="0.94724" calcext:value-type="float">
            <text:p>0.94724</text:p>
          </table:table-cell>
          <table:table-cell office:value-type="float" office:value="0.95924" calcext:value-type="float">
            <text:p>0.95924</text:p>
          </table:table-cell>
          <table:table-cell office:value-type="float" office:value="0.98532" calcext:value-type="float">
            <text:p>0.98532</text:p>
          </table:table-cell>
          <table:table-cell office:value-type="float" office:value="0.96576" calcext:value-type="float">
            <text:p>0.96576</text:p>
          </table:table-cell>
          <table:table-cell office:value-type="float" office:value="0.0057192" calcext:value-type="float">
            <text:p>0.0057192</text:p>
          </table:table-cell>
          <table:table-cell office:value-type="float" office:value="0.0039153" calcext:value-type="float">
            <text:p>0.0039153</text:p>
          </table:table-cell>
          <table:table-cell office:value-type="float" office:value="0.00017814" calcext:value-type="float">
            <text:p>0.00017814</text:p>
          </table:table-cell>
          <table:table-cell table:number-columns-repeated="3" office:value-type="float" office:value="0.00093094" calcext:value-type="float">
            <text:p>0.0009309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78071" calcext:value-type="float">
            <text:p>0.0078071</text:p>
          </table:table-cell>
          <table:table-cell office:value-type="float" office:value="0.0054786" calcext:value-type="float">
            <text:p>0.0054786</text:p>
          </table:table-cell>
          <table:table-cell office:value-type="float" office:value="0.00025523" calcext:value-type="float">
            <text:p>0.00025523</text:p>
          </table:table-cell>
          <table:table-cell office:value-type="float" office:value="0.9474" calcext:value-type="float">
            <text:p>0.9474</text:p>
          </table:table-cell>
          <table:table-cell office:value-type="float" office:value="0.959" calcext:value-type="float">
            <text:p>0.959</text:p>
          </table:table-cell>
          <table:table-cell office:value-type="float" office:value="0.98536" calcext:value-type="float">
            <text:p>0.98536</text:p>
          </table:table-cell>
          <table:table-cell office:value-type="float" office:value="0.96582" calcext:value-type="float">
            <text:p>0.96582</text:p>
          </table:table-cell>
          <table:table-cell office:value-type="float" office:value="0.0057154" calcext:value-type="float">
            <text:p>0.0057154</text:p>
          </table:table-cell>
          <table:table-cell office:value-type="float" office:value="0.0039127" calcext:value-type="float">
            <text:p>0.0039127</text:p>
          </table:table-cell>
          <table:table-cell office:value-type="float" office:value="0.00017682" calcext:value-type="float">
            <text:p>0.00017682</text:p>
          </table:table-cell>
          <table:table-cell table:number-columns-repeated="3" office:value-type="float" office:value="0.00090063" calcext:value-type="float">
            <text:p>0.0009006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77669" calcext:value-type="float">
            <text:p>0.0077669</text:p>
          </table:table-cell>
          <table:table-cell office:value-type="float" office:value="0.0054976" calcext:value-type="float">
            <text:p>0.0054976</text:p>
          </table:table-cell>
          <table:table-cell office:value-type="float" office:value="0.00023411" calcext:value-type="float">
            <text:p>0.00023411</text:p>
          </table:table-cell>
          <table:table-cell office:value-type="float" office:value="0.94667" calcext:value-type="float">
            <text:p>0.94667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8533" calcext:value-type="float">
            <text:p>0.98533</text:p>
          </table:table-cell>
          <table:table-cell office:value-type="float" office:value="0.96567" calcext:value-type="float">
            <text:p>0.96567</text:p>
          </table:table-cell>
          <table:table-cell office:value-type="float" office:value="0.0057159" calcext:value-type="float">
            <text:p>0.0057159</text:p>
          </table:table-cell>
          <table:table-cell office:value-type="float" office:value="0.0039079" calcext:value-type="float">
            <text:p>0.0039079</text:p>
          </table:table-cell>
          <table:table-cell office:value-type="float" office:value="0.0001754" calcext:value-type="float">
            <text:p>0.0001754</text:p>
          </table:table-cell>
          <table:table-cell table:number-columns-repeated="3" office:value-type="float" office:value="0.00087032" calcext:value-type="float">
            <text:p>0.000870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76904" calcext:value-type="float">
            <text:p>0.0076904</text:p>
          </table:table-cell>
          <table:table-cell office:value-type="float" office:value="0.0054485" calcext:value-type="float">
            <text:p>0.0054485</text:p>
          </table:table-cell>
          <table:table-cell office:value-type="float" office:value="0.00024559" calcext:value-type="float">
            <text:p>0.00024559</text:p>
          </table:table-cell>
          <table:table-cell office:value-type="float" office:value="0.94661" calcext:value-type="float">
            <text:p>0.94661</text:p>
          </table:table-cell>
          <table:table-cell office:value-type="float" office:value="0.95943" calcext:value-type="float">
            <text:p>0.95943</text:p>
          </table:table-cell>
          <table:table-cell office:value-type="float" office:value="0.98535" calcext:value-type="float">
            <text:p>0.98535</text:p>
          </table:table-cell>
          <table:table-cell office:value-type="float" office:value="0.96572" calcext:value-type="float">
            <text:p>0.96572</text:p>
          </table:table-cell>
          <table:table-cell office:value-type="float" office:value="0.0057176" calcext:value-type="float">
            <text:p>0.0057176</text:p>
          </table:table-cell>
          <table:table-cell office:value-type="float" office:value="0.0039015" calcext:value-type="float">
            <text:p>0.0039015</text:p>
          </table:table-cell>
          <table:table-cell office:value-type="float" office:value="0.00017415" calcext:value-type="float">
            <text:p>0.00017415</text:p>
          </table:table-cell>
          <table:table-cell table:number-columns-repeated="3" office:value-type="float" office:value="0.00084001" calcext:value-type="float">
            <text:p>0.000840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76815" calcext:value-type="float">
            <text:p>0.0076815</text:p>
          </table:table-cell>
          <table:table-cell office:value-type="float" office:value="0.0053735" calcext:value-type="float">
            <text:p>0.0053735</text:p>
          </table:table-cell>
          <table:table-cell office:value-type="float" office:value="0.00023887" calcext:value-type="float">
            <text:p>0.00023887</text:p>
          </table:table-cell>
          <table:table-cell office:value-type="float" office:value="0.94741" calcext:value-type="float">
            <text:p>0.94741</text:p>
          </table:table-cell>
          <table:table-cell office:value-type="float" office:value="0.95909" calcext:value-type="float">
            <text:p>0.95909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6524" calcext:value-type="float">
            <text:p>0.96524</text:p>
          </table:table-cell>
          <table:table-cell office:value-type="float" office:value="0.0057267" calcext:value-type="float">
            <text:p>0.0057267</text:p>
          </table:table-cell>
          <table:table-cell office:value-type="float" office:value="0.0039001" calcext:value-type="float">
            <text:p>0.0039001</text:p>
          </table:table-cell>
          <table:table-cell office:value-type="float" office:value="0.00017269" calcext:value-type="float">
            <text:p>0.00017269</text:p>
          </table:table-cell>
          <table:table-cell table:number-columns-repeated="3" office:value-type="float" office:value="0.0008097" calcext:value-type="float">
            <text:p>0.00080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75827" calcext:value-type="float">
            <text:p>0.0075827</text:p>
          </table:table-cell>
          <table:table-cell office:value-type="float" office:value="0.0053514" calcext:value-type="float">
            <text:p>0.0053514</text:p>
          </table:table-cell>
          <table:table-cell office:value-type="float" office:value="0.00021879" calcext:value-type="float">
            <text:p>0.00021879</text:p>
          </table:table-cell>
          <table:table-cell office:value-type="float" office:value="0.94654" calcext:value-type="float">
            <text:p>0.94654</text:p>
          </table:table-cell>
          <table:table-cell office:value-type="float" office:value="0.95939" calcext:value-type="float">
            <text:p>0.95939</text:p>
          </table:table-cell>
          <table:table-cell office:value-type="float" office:value="0.98539" calcext:value-type="float">
            <text:p>0.98539</text:p>
          </table:table-cell>
          <table:table-cell office:value-type="float" office:value="0.96527" calcext:value-type="float">
            <text:p>0.96527</text:p>
          </table:table-cell>
          <table:table-cell office:value-type="float" office:value="0.005727" calcext:value-type="float">
            <text:p>0.005727</text:p>
          </table:table-cell>
          <table:table-cell office:value-type="float" office:value="0.0038995" calcext:value-type="float">
            <text:p>0.0038995</text:p>
          </table:table-cell>
          <table:table-cell office:value-type="float" office:value="0.00017142" calcext:value-type="float">
            <text:p>0.00017142</text:p>
          </table:table-cell>
          <table:table-cell table:number-columns-repeated="3" office:value-type="float" office:value="0.00077939" calcext:value-type="float">
            <text:p>0.000779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75504" calcext:value-type="float">
            <text:p>0.0075504</text:p>
          </table:table-cell>
          <table:table-cell office:value-type="float" office:value="0.0053211" calcext:value-type="float">
            <text:p>0.0053211</text:p>
          </table:table-cell>
          <table:table-cell office:value-type="float" office:value="0.00025243" calcext:value-type="float">
            <text:p>0.00025243</text:p>
          </table:table-cell>
          <table:table-cell office:value-type="float" office:value="0.94695" calcext:value-type="float">
            <text:p>0.94695</text:p>
          </table:table-cell>
          <table:table-cell office:value-type="float" office:value="0.95934" calcext:value-type="float">
            <text:p>0.95934</text:p>
          </table:table-cell>
          <table:table-cell office:value-type="float" office:value="0.98539" calcext:value-type="float">
            <text:p>0.98539</text:p>
          </table:table-cell>
          <table:table-cell office:value-type="float" office:value="0.96509" calcext:value-type="float">
            <text:p>0.96509</text:p>
          </table:table-cell>
          <table:table-cell office:value-type="float" office:value="0.0057261" calcext:value-type="float">
            <text:p>0.0057261</text:p>
          </table:table-cell>
          <table:table-cell office:value-type="float" office:value="0.0038975" calcext:value-type="float">
            <text:p>0.0038975</text:p>
          </table:table-cell>
          <table:table-cell office:value-type="float" office:value="0.00017021" calcext:value-type="float">
            <text:p>0.00017021</text:p>
          </table:table-cell>
          <table:table-cell table:number-columns-repeated="3" office:value-type="float" office:value="0.00074908" calcext:value-type="float">
            <text:p>0.0007490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75049" calcext:value-type="float">
            <text:p>0.0075049</text:p>
          </table:table-cell>
          <table:table-cell office:value-type="float" office:value="0.0052873" calcext:value-type="float">
            <text:p>0.0052873</text:p>
          </table:table-cell>
          <table:table-cell office:value-type="float" office:value="0.00022201" calcext:value-type="float">
            <text:p>0.00022201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5948" calcext:value-type="float">
            <text:p>0.95948</text:p>
          </table:table-cell>
          <table:table-cell office:value-type="float" office:value="0.98543" calcext:value-type="float">
            <text:p>0.98543</text:p>
          </table:table-cell>
          <table:table-cell office:value-type="float" office:value="0.96489" calcext:value-type="float">
            <text:p>0.96489</text:p>
          </table:table-cell>
          <table:table-cell office:value-type="float" office:value="0.0057387" calcext:value-type="float">
            <text:p>0.0057387</text:p>
          </table:table-cell>
          <table:table-cell office:value-type="float" office:value="0.0038972" calcext:value-type="float">
            <text:p>0.0038972</text:p>
          </table:table-cell>
          <table:table-cell office:value-type="float" office:value="0.0001687" calcext:value-type="float">
            <text:p>0.0001687</text:p>
          </table:table-cell>
          <table:table-cell table:number-columns-repeated="3" office:value-type="float" office:value="0.00071878" calcext:value-type="float">
            <text:p>0.0007187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73896" calcext:value-type="float">
            <text:p>0.0073896</text:p>
          </table:table-cell>
          <table:table-cell office:value-type="float" office:value="0.0052745" calcext:value-type="float">
            <text:p>0.0052745</text:p>
          </table:table-cell>
          <table:table-cell office:value-type="float" office:value="0.00022614" calcext:value-type="float">
            <text:p>0.00022614</text:p>
          </table:table-cell>
          <table:table-cell office:value-type="float" office:value="0.94733" calcext:value-type="float">
            <text:p>0.94733</text:p>
          </table:table-cell>
          <table:table-cell office:value-type="float" office:value="0.95929" calcext:value-type="float">
            <text:p>0.95929</text:p>
          </table:table-cell>
          <table:table-cell office:value-type="float" office:value="0.98541" calcext:value-type="float">
            <text:p>0.98541</text:p>
          </table:table-cell>
          <table:table-cell office:value-type="float" office:value="0.96462" calcext:value-type="float">
            <text:p>0.96462</text:p>
          </table:table-cell>
          <table:table-cell office:value-type="float" office:value="0.0057422" calcext:value-type="float">
            <text:p>0.0057422</text:p>
          </table:table-cell>
          <table:table-cell office:value-type="float" office:value="0.0038953" calcext:value-type="float">
            <text:p>0.0038953</text:p>
          </table:table-cell>
          <table:table-cell office:value-type="float" office:value="0.0001673" calcext:value-type="float">
            <text:p>0.0001673</text:p>
          </table:table-cell>
          <table:table-cell table:number-columns-repeated="3" office:value-type="float" office:value="0.00068847" calcext:value-type="float">
            <text:p>0.0006884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73296" calcext:value-type="float">
            <text:p>0.0073296</text:p>
          </table:table-cell>
          <table:table-cell office:value-type="float" office:value="0.0051715" calcext:value-type="float">
            <text:p>0.0051715</text:p>
          </table:table-cell>
          <table:table-cell office:value-type="float" office:value="0.00022363" calcext:value-type="float">
            <text:p>0.00022363</text:p>
          </table:table-cell>
          <table:table-cell office:value-type="float" office:value="0.94829" calcext:value-type="float">
            <text:p>0.94829</text:p>
          </table:table-cell>
          <table:table-cell office:value-type="float" office:value="0.95899" calcext:value-type="float">
            <text:p>0.95899</text:p>
          </table:table-cell>
          <table:table-cell office:value-type="float" office:value="0.98547" calcext:value-type="float">
            <text:p>0.98547</text:p>
          </table:table-cell>
          <table:table-cell office:value-type="float" office:value="0.96466" calcext:value-type="float">
            <text:p>0.96466</text:p>
          </table:table-cell>
          <table:table-cell office:value-type="float" office:value="0.0057457" calcext:value-type="float">
            <text:p>0.0057457</text:p>
          </table:table-cell>
          <table:table-cell office:value-type="float" office:value="0.0038886" calcext:value-type="float">
            <text:p>0.0038886</text:p>
          </table:table-cell>
          <table:table-cell office:value-type="float" office:value="0.00016571" calcext:value-type="float">
            <text:p>0.00016571</text:p>
          </table:table-cell>
          <table:table-cell table:number-columns-repeated="3" office:value-type="float" office:value="0.00065816" calcext:value-type="float">
            <text:p>0.000658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731" calcext:value-type="float">
            <text:p>0.00731</text:p>
          </table:table-cell>
          <table:table-cell office:value-type="float" office:value="0.0051595" calcext:value-type="float">
            <text:p>0.0051595</text:p>
          </table:table-cell>
          <table:table-cell office:value-type="float" office:value="0.00020473" calcext:value-type="float">
            <text:p>0.00020473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589" calcext:value-type="float">
            <text:p>0.9589</text:p>
          </table:table-cell>
          <table:table-cell office:value-type="float" office:value="0.98548" calcext:value-type="float">
            <text:p>0.98548</text:p>
          </table:table-cell>
          <table:table-cell office:value-type="float" office:value="0.96445" calcext:value-type="float">
            <text:p>0.96445</text:p>
          </table:table-cell>
          <table:table-cell office:value-type="float" office:value="0.0057564" calcext:value-type="float">
            <text:p>0.0057564</text:p>
          </table:table-cell>
          <table:table-cell office:value-type="float" office:value="0.0038868" calcext:value-type="float">
            <text:p>0.0038868</text:p>
          </table:table-cell>
          <table:table-cell office:value-type="float" office:value="0.00016411" calcext:value-type="float">
            <text:p>0.00016411</text:p>
          </table:table-cell>
          <table:table-cell table:number-columns-repeated="3" office:value-type="float" office:value="0.00062785" calcext:value-type="float">
            <text:p>0.0006278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7199" calcext:value-type="float">
            <text:p>0.007199</text:p>
          </table:table-cell>
          <table:table-cell office:value-type="float" office:value="0.0051761" calcext:value-type="float">
            <text:p>0.0051761</text:p>
          </table:table-cell>
          <table:table-cell office:value-type="float" office:value="0.0001911" calcext:value-type="float">
            <text:p>0.0001911</text:p>
          </table:table-cell>
          <table:table-cell office:value-type="float" office:value="0.94821" calcext:value-type="float">
            <text:p>0.94821</text:p>
          </table:table-cell>
          <table:table-cell office:value-type="float" office:value="0.95918" calcext:value-type="float">
            <text:p>0.95918</text:p>
          </table:table-cell>
          <table:table-cell office:value-type="float" office:value="0.98551" calcext:value-type="float">
            <text:p>0.98551</text:p>
          </table:table-cell>
          <table:table-cell office:value-type="float" office:value="0.96444" calcext:value-type="float">
            <text:p>0.96444</text:p>
          </table:table-cell>
          <table:table-cell office:value-type="float" office:value="0.005762" calcext:value-type="float">
            <text:p>0.005762</text:p>
          </table:table-cell>
          <table:table-cell office:value-type="float" office:value="0.0038854" calcext:value-type="float">
            <text:p>0.0038854</text:p>
          </table:table-cell>
          <table:table-cell office:value-type="float" office:value="0.00016249" calcext:value-type="float">
            <text:p>0.00016249</text:p>
          </table:table-cell>
          <table:table-cell table:number-columns-repeated="3" office:value-type="float" office:value="0.00059754" calcext:value-type="float">
            <text:p>0.000597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72043" calcext:value-type="float">
            <text:p>0.0072043</text:p>
          </table:table-cell>
          <table:table-cell office:value-type="float" office:value="0.0051647" calcext:value-type="float">
            <text:p>0.0051647</text:p>
          </table:table-cell>
          <table:table-cell office:value-type="float" office:value="0.00020954" calcext:value-type="float">
            <text:p>0.00020954</text:p>
          </table:table-cell>
          <table:table-cell office:value-type="float" office:value="0.94821" calcext:value-type="float">
            <text:p>0.94821</text:p>
          </table:table-cell>
          <table:table-cell office:value-type="float" office:value="0.95933" calcext:value-type="float">
            <text:p>0.95933</text:p>
          </table:table-cell>
          <table:table-cell office:value-type="float" office:value="0.98553" calcext:value-type="float">
            <text:p>0.98553</text:p>
          </table:table-cell>
          <table:table-cell office:value-type="float" office:value="0.96393" calcext:value-type="float">
            <text:p>0.96393</text:p>
          </table:table-cell>
          <table:table-cell office:value-type="float" office:value="0.0057815" calcext:value-type="float">
            <text:p>0.0057815</text:p>
          </table:table-cell>
          <table:table-cell office:value-type="float" office:value="0.0038867" calcext:value-type="float">
            <text:p>0.0038867</text:p>
          </table:table-cell>
          <table:table-cell office:value-type="float" office:value="0.0001606" calcext:value-type="float">
            <text:p>0.0001606</text:p>
          </table:table-cell>
          <table:table-cell table:number-columns-repeated="3" office:value-type="float" office:value="0.00056723" calcext:value-type="float">
            <text:p>0.000567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70758" calcext:value-type="float">
            <text:p>0.0070758</text:p>
          </table:table-cell>
          <table:table-cell office:value-type="float" office:value="0.0050622" calcext:value-type="float">
            <text:p>0.0050622</text:p>
          </table:table-cell>
          <table:table-cell office:value-type="float" office:value="0.00019104" calcext:value-type="float">
            <text:p>0.00019104</text:p>
          </table:table-cell>
          <table:table-cell office:value-type="float" office:value="0.94844" calcext:value-type="float">
            <text:p>0.94844</text:p>
          </table:table-cell>
          <table:table-cell office:value-type="float" office:value="0.95907" calcext:value-type="float">
            <text:p>0.95907</text:p>
          </table:table-cell>
          <table:table-cell office:value-type="float" office:value="0.98552" calcext:value-type="float">
            <text:p>0.98552</text:p>
          </table:table-cell>
          <table:table-cell office:value-type="float" office:value="0.96378" calcext:value-type="float">
            <text:p>0.96378</text:p>
          </table:table-cell>
          <table:table-cell office:value-type="float" office:value="0.005789" calcext:value-type="float">
            <text:p>0.005789</text:p>
          </table:table-cell>
          <table:table-cell office:value-type="float" office:value="0.0038872" calcext:value-type="float">
            <text:p>0.0038872</text:p>
          </table:table-cell>
          <table:table-cell office:value-type="float" office:value="0.00015882" calcext:value-type="float">
            <text:p>0.00015882</text:p>
          </table:table-cell>
          <table:table-cell table:number-columns-repeated="3" office:value-type="float" office:value="0.00053692" calcext:value-type="float">
            <text:p>0.0005369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70499" calcext:value-type="float">
            <text:p>0.0070499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0.00018816" calcext:value-type="float">
            <text:p>0.00018816</text:p>
          </table:table-cell>
          <table:table-cell office:value-type="float" office:value="0.94751" calcext:value-type="float">
            <text:p>0.94751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8552" calcext:value-type="float">
            <text:p>0.98552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0057954" calcext:value-type="float">
            <text:p>0.0057954</text:p>
          </table:table-cell>
          <table:table-cell office:value-type="float" office:value="0.0038874" calcext:value-type="float">
            <text:p>0.0038874</text:p>
          </table:table-cell>
          <table:table-cell office:value-type="float" office:value="0.00015672" calcext:value-type="float">
            <text:p>0.00015672</text:p>
          </table:table-cell>
          <table:table-cell table:number-columns-repeated="3" office:value-type="float" office:value="0.00050661" calcext:value-type="float">
            <text:p>0.0005066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69493" calcext:value-type="float">
            <text:p>0.0069493</text:p>
          </table:table-cell>
          <table:table-cell office:value-type="float" office:value="0.0050462" calcext:value-type="float">
            <text:p>0.0050462</text:p>
          </table:table-cell>
          <table:table-cell office:value-type="float" office:value="0.00018086" calcext:value-type="float">
            <text:p>0.00018086</text:p>
          </table:table-cell>
          <table:table-cell office:value-type="float" office:value="0.94624" calcext:value-type="float">
            <text:p>0.94624</text:p>
          </table:table-cell>
          <table:table-cell office:value-type="float" office:value="0.96022" calcext:value-type="float">
            <text:p>0.96022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6325" calcext:value-type="float">
            <text:p>0.96325</text:p>
          </table:table-cell>
          <table:table-cell office:value-type="float" office:value="0.0058113" calcext:value-type="float">
            <text:p>0.0058113</text:p>
          </table:table-cell>
          <table:table-cell office:value-type="float" office:value="0.0038901" calcext:value-type="float">
            <text:p>0.0038901</text:p>
          </table:table-cell>
          <table:table-cell office:value-type="float" office:value="0.00015456" calcext:value-type="float">
            <text:p>0.00015456</text:p>
          </table:table-cell>
          <table:table-cell table:number-columns-repeated="3" office:value-type="float" office:value="0.0004763" calcext:value-type="float">
            <text:p>0.00047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69095" calcext:value-type="float">
            <text:p>0.0069095</text:p>
          </table:table-cell>
          <table:table-cell office:value-type="float" office:value="0.0049806" calcext:value-type="float">
            <text:p>0.0049806</text:p>
          </table:table-cell>
          <table:table-cell office:value-type="float" office:value="0.00017453" calcext:value-type="float">
            <text:p>0.00017453</text:p>
          </table:table-cell>
          <table:table-cell office:value-type="float" office:value="0.94613" calcext:value-type="float">
            <text:p>0.94613</text:p>
          </table:table-cell>
          <table:table-cell office:value-type="float" office:value="0.96019" calcext:value-type="float">
            <text:p>0.96019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0058206" calcext:value-type="float">
            <text:p>0.0058206</text:p>
          </table:table-cell>
          <table:table-cell office:value-type="float" office:value="0.0038893" calcext:value-type="float">
            <text:p>0.0038893</text:p>
          </table:table-cell>
          <table:table-cell office:value-type="float" office:value="0.00015242" calcext:value-type="float">
            <text:p>0.00015242</text:p>
          </table:table-cell>
          <table:table-cell table:number-columns-repeated="3" office:value-type="float" office:value="0.00044599" calcext:value-type="float">
            <text:p>0.000445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68008" calcext:value-type="float">
            <text:p>0.0068008</text:p>
          </table:table-cell>
          <table:table-cell office:value-type="float" office:value="0.0049407" calcext:value-type="float">
            <text:p>0.0049407</text:p>
          </table:table-cell>
          <table:table-cell office:value-type="float" office:value="0.00016072" calcext:value-type="float">
            <text:p>0.00016072</text:p>
          </table:table-cell>
          <table:table-cell office:value-type="float" office:value="0.94632" calcext:value-type="float">
            <text:p>0.94632</text:p>
          </table:table-cell>
          <table:table-cell office:value-type="float" office:value="0.96" calcext:value-type="float">
            <text:p>0.96</text:p>
          </table:table-cell>
          <table:table-cell office:value-type="float" office:value="0.98548" calcext:value-type="float">
            <text:p>0.98548</text:p>
          </table:table-cell>
          <table:table-cell office:value-type="float" office:value="0.96313" calcext:value-type="float">
            <text:p>0.96313</text:p>
          </table:table-cell>
          <table:table-cell office:value-type="float" office:value="0.0058208" calcext:value-type="float">
            <text:p>0.0058208</text:p>
          </table:table-cell>
          <table:table-cell office:value-type="float" office:value="0.0038913" calcext:value-type="float">
            <text:p>0.0038913</text:p>
          </table:table-cell>
          <table:table-cell office:value-type="float" office:value="0.00015033" calcext:value-type="float">
            <text:p>0.00015033</text:p>
          </table:table-cell>
          <table:table-cell table:number-columns-repeated="3" office:value-type="float" office:value="0.00041568" calcext:value-type="float">
            <text:p>0.000415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67395" calcext:value-type="float">
            <text:p>0.0067395</text:p>
          </table:table-cell>
          <table:table-cell office:value-type="float" office:value="0.0049216" calcext:value-type="float">
            <text:p>0.0049216</text:p>
          </table:table-cell>
          <table:table-cell office:value-type="float" office:value="0.00013397" calcext:value-type="float">
            <text:p>0.00013397</text:p>
          </table:table-cell>
          <table:table-cell office:value-type="float" office:value="0.94683" calcext:value-type="float">
            <text:p>0.94683</text:p>
          </table:table-cell>
          <table:table-cell office:value-type="float" office:value="0.95997" calcext:value-type="float">
            <text:p>0.95997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6322" calcext:value-type="float">
            <text:p>0.96322</text:p>
          </table:table-cell>
          <table:table-cell office:value-type="float" office:value="0.0058184" calcext:value-type="float">
            <text:p>0.0058184</text:p>
          </table:table-cell>
          <table:table-cell office:value-type="float" office:value="0.0038884" calcext:value-type="float">
            <text:p>0.0038884</text:p>
          </table:table-cell>
          <table:table-cell office:value-type="float" office:value="0.00014788" calcext:value-type="float">
            <text:p>0.00014788</text:p>
          </table:table-cell>
          <table:table-cell table:number-columns-repeated="3" office:value-type="float" office:value="0.00038537" calcext:value-type="float">
            <text:p>0.000385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0.0048833" calcext:value-type="float">
            <text:p>0.0048833</text:p>
          </table:table-cell>
          <table:table-cell office:value-type="float" office:value="0.00014652" calcext:value-type="float">
            <text:p>0.00014652</text:p>
          </table:table-cell>
          <table:table-cell office:value-type="float" office:value="0.94709" calcext:value-type="float">
            <text:p>0.94709</text:p>
          </table:table-cell>
          <table:table-cell office:value-type="float" office:value="0.95976" calcext:value-type="float">
            <text:p>0.95976</text:p>
          </table:table-cell>
          <table:table-cell office:value-type="float" office:value="0.98548" calcext:value-type="float">
            <text:p>0.98548</text:p>
          </table:table-cell>
          <table:table-cell office:value-type="float" office:value="0.96261" calcext:value-type="float">
            <text:p>0.96261</text:p>
          </table:table-cell>
          <table:table-cell office:value-type="float" office:value="0.0058366" calcext:value-type="float">
            <text:p>0.0058366</text:p>
          </table:table-cell>
          <table:table-cell office:value-type="float" office:value="0.0038929" calcext:value-type="float">
            <text:p>0.0038929</text:p>
          </table:table-cell>
          <table:table-cell office:value-type="float" office:value="0.00014554" calcext:value-type="float">
            <text:p>0.00014554</text:p>
          </table:table-cell>
          <table:table-cell table:number-columns-repeated="3" office:value-type="float" office:value="0.00035506" calcext:value-type="float">
            <text:p>0.000355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65322" calcext:value-type="float">
            <text:p>0.0065322</text:p>
          </table:table-cell>
          <table:table-cell office:value-type="float" office:value="0.0047988" calcext:value-type="float">
            <text:p>0.0047988</text:p>
          </table:table-cell>
          <table:table-cell office:value-type="float" office:value="0.00013072" calcext:value-type="float">
            <text:p>0.00013072</text:p>
          </table:table-cell>
          <table:table-cell office:value-type="float" office:value="0.94686" calcext:value-type="float">
            <text:p>0.94686</text:p>
          </table:table-cell>
          <table:table-cell office:value-type="float" office:value="0.95992" calcext:value-type="float">
            <text:p>0.95992</text:p>
          </table:table-cell>
          <table:table-cell office:value-type="float" office:value="0.98551" calcext:value-type="float">
            <text:p>0.98551</text:p>
          </table:table-cell>
          <table:table-cell office:value-type="float" office:value="0.96238" calcext:value-type="float">
            <text:p>0.96238</text:p>
          </table:table-cell>
          <table:table-cell office:value-type="float" office:value="0.0058405" calcext:value-type="float">
            <text:p>0.0058405</text:p>
          </table:table-cell>
          <table:table-cell office:value-type="float" office:value="0.0038887" calcext:value-type="float">
            <text:p>0.0038887</text:p>
          </table:table-cell>
          <table:table-cell office:value-type="float" office:value="0.00014298" calcext:value-type="float">
            <text:p>0.00014298</text:p>
          </table:table-cell>
          <table:table-cell table:number-columns-repeated="3" office:value-type="float" office:value="0.00032475" calcext:value-type="float">
            <text:p>0.000324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65259" calcext:value-type="float">
            <text:p>0.0065259</text:p>
          </table:table-cell>
          <table:table-cell office:value-type="float" office:value="0.0048136" calcext:value-type="float">
            <text:p>0.0048136</text:p>
          </table:table-cell>
          <table:table-cell office:value-type="float" office:value="0.0001381" calcext:value-type="float">
            <text:p>0.0001381</text:p>
          </table:table-cell>
          <table:table-cell office:value-type="float" office:value="0.94672" calcext:value-type="float">
            <text:p>0.94672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8549" calcext:value-type="float">
            <text:p>0.98549</text:p>
          </table:table-cell>
          <table:table-cell office:value-type="float" office:value="0.96251" calcext:value-type="float">
            <text:p>0.96251</text:p>
          </table:table-cell>
          <table:table-cell office:value-type="float" office:value="0.0058375" calcext:value-type="float">
            <text:p>0.0058375</text:p>
          </table:table-cell>
          <table:table-cell office:value-type="float" office:value="0.0038858" calcext:value-type="float">
            <text:p>0.0038858</text:p>
          </table:table-cell>
          <table:table-cell office:value-type="float" office:value="0.00014015" calcext:value-type="float">
            <text:p>0.00014015</text:p>
          </table:table-cell>
          <table:table-cell table:number-columns-repeated="3" office:value-type="float" office:value="0.00029444" calcext:value-type="float">
            <text:p>0.000294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64585" calcext:value-type="float">
            <text:p>0.0064585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94683" calcext:value-type="float">
            <text:p>0.94683</text:p>
          </table:table-cell>
          <table:table-cell office:value-type="float" office:value="0.96023" calcext:value-type="float">
            <text:p>0.96023</text:p>
          </table:table-cell>
          <table:table-cell office:value-type="float" office:value="0.98547" calcext:value-type="float">
            <text:p>0.98547</text:p>
          </table:table-cell>
          <table:table-cell office:value-type="float" office:value="0.96237" calcext:value-type="float">
            <text:p>0.96237</text:p>
          </table:table-cell>
          <table:table-cell office:value-type="float" office:value="0.0058555" calcext:value-type="float">
            <text:p>0.0058555</text:p>
          </table:table-cell>
          <table:table-cell office:value-type="float" office:value="0.0038861" calcext:value-type="float">
            <text:p>0.0038861</text:p>
          </table:table-cell>
          <table:table-cell office:value-type="float" office:value="0.00013723" calcext:value-type="float">
            <text:p>0.00013723</text:p>
          </table:table-cell>
          <table:table-cell table:number-columns-repeated="3" office:value-type="float" office:value="0.00026413" calcext:value-type="float">
            <text:p>0.000264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63971" calcext:value-type="float">
            <text:p>0.0063971</text:p>
          </table:table-cell>
          <table:table-cell office:value-type="float" office:value="0.0047217" calcext:value-type="float">
            <text:p>0.0047217</text:p>
          </table:table-cell>
          <table:table-cell office:value-type="float" office:value="0.00012688" calcext:value-type="float">
            <text:p>0.00012688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6043" calcext:value-type="float">
            <text:p>0.96043</text:p>
          </table:table-cell>
          <table:table-cell office:value-type="float" office:value="0.98546" calcext:value-type="float">
            <text:p>0.98546</text:p>
          </table:table-cell>
          <table:table-cell office:value-type="float" office:value="0.9628" calcext:value-type="float">
            <text:p>0.9628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0038837" calcext:value-type="float">
            <text:p>0.0038837</text:p>
          </table:table-cell>
          <table:table-cell office:value-type="float" office:value="0.00013432" calcext:value-type="float">
            <text:p>0.00013432</text:p>
          </table:table-cell>
          <table:table-cell table:number-columns-repeated="3" office:value-type="float" office:value="0.00023382" calcext:value-type="float">
            <text:p>0.000233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62833" calcext:value-type="float">
            <text:p>0.0062833</text:p>
          </table:table-cell>
          <table:table-cell office:value-type="float" office:value="0.0046438" calcext:value-type="float">
            <text:p>0.0046438</text:p>
          </table:table-cell>
          <table:table-cell office:value-type="float" office:value="0.00012058" calcext:value-type="float">
            <text:p>0.00012058</text:p>
          </table:table-cell>
          <table:table-cell office:value-type="float" office:value="0.94741" calcext:value-type="float">
            <text:p>0.94741</text:p>
          </table:table-cell>
          <table:table-cell office:value-type="float" office:value="0.96021" calcext:value-type="float">
            <text:p>0.96021</text:p>
          </table:table-cell>
          <table:table-cell office:value-type="float" office:value="0.98549" calcext:value-type="float">
            <text:p>0.98549</text:p>
          </table:table-cell>
          <table:table-cell office:value-type="float" office:value="0.96275" calcext:value-type="float">
            <text:p>0.96275</text:p>
          </table:table-cell>
          <table:table-cell office:value-type="float" office:value="0.0058386" calcext:value-type="float">
            <text:p>0.0058386</text:p>
          </table:table-cell>
          <table:table-cell office:value-type="float" office:value="0.0038843" calcext:value-type="float">
            <text:p>0.0038843</text:p>
          </table:table-cell>
          <table:table-cell office:value-type="float" office:value="0.00013132" calcext:value-type="float">
            <text:p>0.00013132</text:p>
          </table:table-cell>
          <table:table-cell table:number-columns-repeated="3" office:value-type="float" office:value="0.00020351" calcext:value-type="float">
            <text:p>0.000203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62379" calcext:value-type="float">
            <text:p>0.0062379</text:p>
          </table:table-cell>
          <table:table-cell office:value-type="float" office:value="0.0046358" calcext:value-type="float">
            <text:p>0.0046358</text:p>
          </table:table-cell>
          <table:table-cell office:value-type="float" office:value="0.00013136" calcext:value-type="float">
            <text:p>0.00013136</text:p>
          </table:table-cell>
          <table:table-cell office:value-type="float" office:value="0.94735" calcext:value-type="float">
            <text:p>0.94735</text:p>
          </table:table-cell>
          <table:table-cell office:value-type="float" office:value="0.96092" calcext:value-type="float">
            <text:p>0.96092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6276" calcext:value-type="float">
            <text:p>0.96276</text:p>
          </table:table-cell>
          <table:table-cell office:value-type="float" office:value="0.0058475" calcext:value-type="float">
            <text:p>0.0058475</text:p>
          </table:table-cell>
          <table:table-cell office:value-type="float" office:value="0.0038854" calcext:value-type="float">
            <text:p>0.0038854</text:p>
          </table:table-cell>
          <table:table-cell office:value-type="float" office:value="0.00012828" calcext:value-type="float">
            <text:p>0.00012828</text:p>
          </table:table-cell>
          <table:table-cell table:number-columns-repeated="3" office:value-type="float" office:value="0.0001732" calcext:value-type="float">
            <text:p>0.0001732</text:p>
          </table:table-cell>
        </table:table-row>
      </table:table>
      <table:table table:name="YOLO Comparison" table:style-name="ta1">
        <table:shapes>
          <draw:frame draw:z-index="0" draw:style-name="gr1" draw:text-style-name="P1" svg:width="6.298in" svg:height="4.0051in" svg:x="0.9106in" svg:y="0.7323in">
            <draw:object draw:notify-on-update-of-ranges="Train.B1:Train.B1 Train.A2:Train.A251 Train.A1:Train.A1 Train.B2:Train.B2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4.0575in" svg:x="8.8567in" svg:y="0.7213in">
            <draw:object draw:notify-on-update-of-ranges="Train.B1:Train.B1 Train.A2:Train.A251 Train.A1:Train.A1 Train.C2:Train.C2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4.0575in" svg:x="16.9547in" svg:y="0.7634in">
            <draw:object draw:notify-on-update-of-ranges="Train.B1:Train.B1 Train.A2:Train.A251 Train.A1:Train.A1 Train.D2:Train.D2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4.0681in" svg:x="0.911in" svg:y="5.3228in">
            <draw:object draw:notify-on-update-of-ranges="Train.B1:Train.B1 Train.A2:Train.A251 Train.A1:Train.A1 Train.E2:Train.E251 Train.A2:Train.A101 Train.A1:Train.A1 Train.E2:Train.E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4.0366in" svg:x="8.8673in" svg:y="5.3228in">
            <draw:object draw:notify-on-update-of-ranges="Train.B1:Train.B1 Train.A2:Train.A251 Train.A1:Train.A1 Train.F2:Train.F2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4in" svg:height="4.0154in" svg:x="16.9106in" svg:y="5.3543in">
            <draw:object draw:notify-on-update-of-ranges="Train.B1:Train.B1 Train.A2:Train.A251 Train.A1:Train.A1 Train.G2:Train.G2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4.0992in" svg:x="24.8673in" svg:y="5.3228in">
            <draw:object draw:notify-on-update-of-ranges="Train.B1:Train.B1 Train.A2:Train.A251 Train.A1:Train.A1 Train.H2:Train.H2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in" svg:height="4.2244in" svg:x="0.8677in" svg:y="10.1441in">
            <draw:object draw:notify-on-update-of-ranges="Train.B1:Train.B1 Train.A2:Train.A251 Train.A1:Train.A1 Train.I2:Train.I2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in" svg:height="4.2453in" svg:x="8.8787in" svg:y="10.1858in">
            <draw:object draw:notify-on-update-of-ranges="Train.B1:Train.B1 Train.A2:Train.A251 Train.A1:Train.A1 Train.J2:Train.J25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in" svg:height="4.2665in" svg:x="16.8787in" svg:y="10.1335in">
            <draw:object draw:notify-on-update-of-ranges="Train.B1:Train.B1 Train.A2:Train.A251 Train.A1:Train.A1 Train.K2:Train.K25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6T18:05:08.029448919</dc:date>
    <meta:editing-duration>PT50M11S</meta:editing-duration>
    <meta:editing-cycles>15</meta:editing-cycles>
    <meta:generator>LibreOffice/7.3.4.2$Linux_X86_64 LibreOffice_project/30$Build-2</meta:generator>
    <meta:document-statistic meta:table-count="2" meta:cell-count="3514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174cm" xlink:href=".." xlink:type="simple" chart:class="chart:scatter" chart:style-name="ch1">
        <chart:title svg:x="5.998cm" svg:y="0.339cm" chart:style-name="ch2">
          <text:p>Training Box Loss</text:p>
        </chart:title>
        <chart:plot-area chart:style-name="ch3" table:cell-range-address="Train.A1:Train.B251" chart:data-source-has-labels="both" svg:x="0.319cm" svg:y="1.321cm" svg:width="15.36cm" svg:height="7.525cm">
          <chart:coordinate-region svg:x="1.39cm" svg:y="1.548cm" svg:width="13.93cm" svg:height="6.598cm"/>
          <chart:axis chart:dimension="x" chart:name="primary-x" chart:style-name="ch4" chartooo:axis-type="auto">
            <chart:title svg:x="7.208cm" svg:y="9.049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B2:Train.B251" chart:label-cell-address="Train.A1:Train.A1" chart:class="chart:scatter">
            <chart:domain table:cell-range-address="Train.A2:Train.A251"/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074075">
                <text:p>0.074075</text:p>
                <draw:g>
                  <svg:desc>Train.B2:Train.B25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45439">
                <text:p>0.045439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33913">
                <text:p>0.03391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26489">
                <text:p>0.02648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22222">
                <text:p>0.02222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20434">
                <text:p>0.02043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19491">
                <text:p>0.01949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18706">
                <text:p>0.01870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18459">
                <text:p>0.01845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1802">
                <text:p>0.0180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7603">
                <text:p>0.01760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17418">
                <text:p>0.01741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17244">
                <text:p>0.017244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17155">
                <text:p>0.01715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16639">
                <text:p>0.01663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16769">
                <text:p>0.01676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16452">
                <text:p>0.01645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16365">
                <text:p>0.01636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16156">
                <text:p>0.016156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16158">
                <text:p>0.016158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15891">
                <text:p>0.01589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15909">
                <text:p>0.015909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15757">
                <text:p>0.015757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15767">
                <text:p>0.015767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15555">
                <text:p>0.015555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15478">
                <text:p>0.015478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15376">
                <text:p>0.01537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1522">
                <text:p>0.01522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15248">
                <text:p>0.015248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15166">
                <text:p>0.015166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15095">
                <text:p>0.015095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15064">
                <text:p>0.015064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1484">
                <text:p>0.01484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14973">
                <text:p>0.014973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14819">
                <text:p>0.01481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1483">
                <text:p>0.01483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14619">
                <text:p>0.014619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14712">
                <text:p>0.014712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14629">
                <text:p>0.014629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14435">
                <text:p>0.014435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14492">
                <text:p>0.014492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1445">
                <text:p>0.01445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1437">
                <text:p>0.01437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14281">
                <text:p>0.014281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14083">
                <text:p>0.014083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14261">
                <text:p>0.01426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1417">
                <text:p>0.01417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14223">
                <text:p>0.014223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13952">
                <text:p>0.013952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13872">
                <text:p>0.01387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14114">
                <text:p>0.014114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13876">
                <text:p>0.013876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13871">
                <text:p>0.013871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13878">
                <text:p>0.013878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13953">
                <text:p>0.013953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13671">
                <text:p>0.013671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13646">
                <text:p>0.013646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13601">
                <text:p>0.013601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13798">
                <text:p>0.013798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13501">
                <text:p>0.013501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13564">
                <text:p>0.013564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13516">
                <text:p>0.013516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13533">
                <text:p>0.01353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13319">
                <text:p>0.01331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13363">
                <text:p>0.013363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13446">
                <text:p>0.013446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13526">
                <text:p>0.01352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13259">
                <text:p>0.01325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1312">
                <text:p>0.01312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13229">
                <text:p>0.013229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13323">
                <text:p>0.013323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13382">
                <text:p>0.01338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13047">
                <text:p>0.013047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13122">
                <text:p>0.013122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13173">
                <text:p>0.013173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12991">
                <text:p>0.012991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13032">
                <text:p>0.013032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12987">
                <text:p>0.012987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13045">
                <text:p>0.01304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12889">
                <text:p>0.012889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12899">
                <text:p>0.012899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12953">
                <text:p>0.012953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12722">
                <text:p>0.012722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12798">
                <text:p>0.012798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12741">
                <text:p>0.012741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12868">
                <text:p>0.012868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12629">
                <text:p>0.012629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12703">
                <text:p>0.012703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12605">
                <text:p>0.01260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12539">
                <text:p>0.012539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12593">
                <text:p>0.012593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12738">
                <text:p>0.012738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12514">
                <text:p>0.012514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12444">
                <text:p>0.01244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12631">
                <text:p>0.012631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1264">
                <text:p>0.01264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12342">
                <text:p>0.012342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12259">
                <text:p>0.012259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12342">
                <text:p>0.01234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1235">
                <text:p>0.01235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012402">
                <text:p>0.012402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012215">
                <text:p>0.012215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012241">
                <text:p>0.012241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012268">
                <text:p>0.012268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012094">
                <text:p>0.012094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012076">
                <text:p>0.012076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01209">
                <text:p>0.01209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012123">
                <text:p>0.012123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011979">
                <text:p>0.011979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012014">
                <text:p>0.012014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012016">
                <text:p>0.012016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12061">
                <text:p>0.012061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011966">
                <text:p>0.011966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011864">
                <text:p>0.011864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011962">
                <text:p>0.011962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011847">
                <text:p>0.011847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011895">
                <text:p>0.011895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011911">
                <text:p>0.011911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011795">
                <text:p>0.011795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011729">
                <text:p>0.011729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011827">
                <text:p>0.011827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011672">
                <text:p>0.011672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011553">
                <text:p>0.011553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011667">
                <text:p>0.011667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011525">
                <text:p>0.011525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011539">
                <text:p>0.011539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011641">
                <text:p>0.011641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011682">
                <text:p>0.011682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011352">
                <text:p>0.011352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011445">
                <text:p>0.011445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011498">
                <text:p>0.011498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01143">
                <text:p>0.01143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011407">
                <text:p>0.011407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011375">
                <text:p>0.011375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011388">
                <text:p>0.011388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011174">
                <text:p>0.011174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011216">
                <text:p>0.011216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011199">
                <text:p>0.011199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011137">
                <text:p>0.011137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010998">
                <text:p>0.010998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011014">
                <text:p>0.011014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010987">
                <text:p>0.010987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01106">
                <text:p>0.01106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010856">
                <text:p>0.010856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010842">
                <text:p>0.010842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010907">
                <text:p>0.010907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010887">
                <text:p>0.010887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010787">
                <text:p>0.010787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010763">
                <text:p>0.01076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010736">
                <text:p>0.010736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010803">
                <text:p>0.010803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010734">
                <text:p>0.010734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010623">
                <text:p>0.010623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010751">
                <text:p>0.010751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010623">
                <text:p>0.010623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010625">
                <text:p>0.010625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10482">
                <text:p>0.010482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010519">
                <text:p>0.010519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010437">
                <text:p>0.010437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010335">
                <text:p>0.010335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010334">
                <text:p>0.010334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010471">
                <text:p>0.010471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010272">
                <text:p>0.010272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01028">
                <text:p>0.01028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010328">
                <text:p>0.010328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010289">
                <text:p>0.010289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010308">
                <text:p>0.010308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010105">
                <text:p>0.010105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010068">
                <text:p>0.010068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010083">
                <text:p>0.010083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010103">
                <text:p>0.010103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0099535">
                <text:p>0.0099535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0099468">
                <text:p>0.0099468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0099716">
                <text:p>0.0099716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010002">
                <text:p>0.010002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0098249">
                <text:p>0.0098249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98663">
                <text:p>0.0098663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0097982">
                <text:p>0.0097982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0098135">
                <text:p>0.0098135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0097009">
                <text:p>0.0097009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0097231">
                <text:p>0.0097231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0097144">
                <text:p>0.0097144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0095893">
                <text:p>0.0095893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0095139">
                <text:p>0.0095139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0095488">
                <text:p>0.0095488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0094825">
                <text:p>0.0094825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96263">
                <text:p>0.0096263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009483">
                <text:p>0.009483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0093294">
                <text:p>0.0093294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0093588">
                <text:p>0.0093588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0093543">
                <text:p>0.0093543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009214">
                <text:p>0.009214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0092368">
                <text:p>0.0092368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0091753">
                <text:p>0.0091753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0090388">
                <text:p>0.0090388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0090698">
                <text:p>0.0090698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90011">
                <text:p>0.0090011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0089927">
                <text:p>0.0089927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0090147">
                <text:p>0.0090147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00895">
                <text:p>0.00895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008917">
                <text:p>0.008917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0088406">
                <text:p>0.0088406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0088845">
                <text:p>0.0088845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0087547">
                <text:p>0.0087547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008651">
                <text:p>0.008651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0087468">
                <text:p>0.0087468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0086407">
                <text:p>0.0086407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0085266">
                <text:p>0.0085266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0085478">
                <text:p>0.0085478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0085192">
                <text:p>0.0085192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0083812">
                <text:p>0.0083812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00833">
                <text:p>0.00833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0083756">
                <text:p>0.0083756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008257">
                <text:p>0.008257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0082204">
                <text:p>0.0082204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0082388">
                <text:p>0.0082388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0081112">
                <text:p>0.0081112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0080376">
                <text:p>0.0080376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0079801">
                <text:p>0.0079801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0079074">
                <text:p>0.0079074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0079186">
                <text:p>0.0079186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0078071">
                <text:p>0.0078071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0077669">
                <text:p>0.0077669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0076904">
                <text:p>0.0076904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0076815">
                <text:p>0.0076815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0075827">
                <text:p>0.0075827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0075504">
                <text:p>0.0075504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0075049">
                <text:p>0.0075049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0073896">
                <text:p>0.0073896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0073296">
                <text:p>0.0073296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00731">
                <text:p>0.00731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007199">
                <text:p>0.007199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0072043">
                <text:p>0.0072043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0070758">
                <text:p>0.0070758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0070499">
                <text:p>0.0070499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0069493">
                <text:p>0.0069493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0069095">
                <text:p>0.0069095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0068008">
                <text:p>0.0068008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0067395">
                <text:p>0.0067395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006661">
                <text:p>0.006661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0065322">
                <text:p>0.0065322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0065259">
                <text:p>0.0065259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0064585">
                <text:p>0.0064585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0063971">
                <text:p>0.0063971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0062833">
                <text:p>0.0062833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0062379">
                <text:p>0.0062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838cm" xlink:href=".." xlink:type="simple" chart:class="chart:scatter" chart:style-name="ch1">
        <chart:title svg:x="5.64cm" svg:y="0.352cm" chart:style-name="ch2">
          <text:p>Validation Class Loss</text:p>
        </chart:title>
        <chart:plot-area chart:style-name="ch3" table:cell-range-address="Train.A1:Train.B1 Train.A2:Train.A251 Train.K2:Train.K251" chart:data-source-has-labels="both" svg:x="0.319cm" svg:y="1.347cm" svg:width="15.36cm" svg:height="8.15cm">
          <chart:coordinate-region svg:x="1.628cm" svg:y="1.573cm" svg:width="13.692cm" svg:height="7.224cm"/>
          <chart:axis chart:dimension="x" chart:name="primary-x" chart:style-name="ch4" chartooo:axis-type="auto">
            <chart:title svg:x="7.208cm" svg:y="9.713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K2:Train.K251" chart:label-cell-address="Train.A1:Train.A1" chart:class="chart:scatter">
            <chart:domain table:cell-range-address="Train.A2:Train.A251"/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024594">
                <text:p>0.024594</text:p>
                <draw:g>
                  <svg:desc>Train.K2:Train.K25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1852">
                <text:p>0.0185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10955">
                <text:p>0.01095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38608">
                <text:p>0.003860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18664">
                <text:p>0.001866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27132">
                <text:p>0.002713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23726">
                <text:p>0.002372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11826">
                <text:p>0.001182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12067">
                <text:p>0.001206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43786">
                <text:p>0.004378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91602">
                <text:p>0.00091602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088207">
                <text:p>0.0008820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084805">
                <text:p>0.00084805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01063">
                <text:p>0.00106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010561">
                <text:p>0.0010561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0057298">
                <text:p>0.0005729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050375">
                <text:p>0.00050375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00597">
                <text:p>0.00059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0045706">
                <text:p>0.00045706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0044826">
                <text:p>0.0004482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0045113">
                <text:p>0.00045113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0040189">
                <text:p>0.00040189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003904">
                <text:p>0.0003904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0039559">
                <text:p>0.00039559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03909">
                <text:p>0.000390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037778">
                <text:p>0.00037778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035968">
                <text:p>0.00035968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003396">
                <text:p>0.0003396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0035823">
                <text:p>0.00035823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0035218">
                <text:p>0.0003521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034437">
                <text:p>0.00034437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0034701">
                <text:p>0.0003470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003483">
                <text:p>0.0003483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0034097">
                <text:p>0.0003409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0033626">
                <text:p>0.00033626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03285">
                <text:p>0.0003285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0033076">
                <text:p>0.00033076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0033331">
                <text:p>0.00033331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0033985">
                <text:p>0.00033985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0033922">
                <text:p>0.0003392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033796">
                <text:p>0.00033796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0033269">
                <text:p>0.0003326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0032951">
                <text:p>0.00032951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0033012">
                <text:p>0.0003301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0033076">
                <text:p>0.00033076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032947">
                <text:p>0.00032947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0032871">
                <text:p>0.00032871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0032758">
                <text:p>0.00032758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0032788">
                <text:p>0.00032788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0032732">
                <text:p>0.0003273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032787">
                <text:p>0.00032787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0032805">
                <text:p>0.0003280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0032793">
                <text:p>0.00032793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0032819">
                <text:p>0.00032819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0032839">
                <text:p>0.00032839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0032805">
                <text:p>0.00032805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0032837">
                <text:p>0.00032837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0032763">
                <text:p>0.00032763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003269">
                <text:p>0.0003269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0032679">
                <text:p>0.00032679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0032687">
                <text:p>0.00032687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0032732">
                <text:p>0.00032732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0032731">
                <text:p>0.00032731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0032699">
                <text:p>0.0003269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0032672">
                <text:p>0.00032672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0032656">
                <text:p>0.00032656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0032683">
                <text:p>0.0003268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0032671">
                <text:p>0.00032671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0032709">
                <text:p>0.0003270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003269">
                <text:p>0.000326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0032722">
                <text:p>0.00032722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0032688">
                <text:p>0.00032688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0032678">
                <text:p>0.00032678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0032682">
                <text:p>0.00032682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0032673">
                <text:p>0.00032673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032651">
                <text:p>0.00032651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0032655">
                <text:p>0.0003265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0032644">
                <text:p>0.0003264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0032626">
                <text:p>0.0003262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0032649">
                <text:p>0.0003264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0032622">
                <text:p>0.00032622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0032629">
                <text:p>0.00032629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0032568">
                <text:p>0.00032568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0032612">
                <text:p>0.00032612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0032584">
                <text:p>0.00032584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0032611">
                <text:p>0.00032611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0032565">
                <text:p>0.00032565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003258">
                <text:p>0.0003258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0032427">
                <text:p>0.0003242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003236">
                <text:p>0.0003236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0032335">
                <text:p>0.00032335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0032272">
                <text:p>0.00032272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0032173">
                <text:p>0.0003217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0032085">
                <text:p>0.00032085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0031925">
                <text:p>0.00031925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0031775">
                <text:p>0.00031775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0031759">
                <text:p>0.00031759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0031747">
                <text:p>0.00031747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0031672">
                <text:p>0.00031672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0031587">
                <text:p>0.00031587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00031454">
                <text:p>0.00031454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00031376">
                <text:p>0.00031376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00031296">
                <text:p>0.00031296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00031192">
                <text:p>0.00031192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00031077">
                <text:p>0.00031077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00030959">
                <text:p>0.00030959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00030879">
                <text:p>0.00030879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0003086">
                <text:p>0.0003086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00030813">
                <text:p>0.00030813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0003077">
                <text:p>0.0003077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00030694">
                <text:p>0.00030694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0030633">
                <text:p>0.00030633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00030549">
                <text:p>0.00030549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00030415">
                <text:p>0.00030415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00030327">
                <text:p>0.00030327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00030234">
                <text:p>0.00030234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00030097">
                <text:p>0.00030097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00029958">
                <text:p>0.00029958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0002986">
                <text:p>0.0002986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00029779">
                <text:p>0.00029779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00029635">
                <text:p>0.00029635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00029501">
                <text:p>0.00029501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00029407">
                <text:p>0.00029407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00029235">
                <text:p>0.00029235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00029091">
                <text:p>0.00029091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0002899">
                <text:p>0.0002899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00028857">
                <text:p>0.0002885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00028693">
                <text:p>0.00028693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00028563">
                <text:p>0.00028563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00028396">
                <text:p>0.00028396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00028275">
                <text:p>0.00028275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00028136">
                <text:p>0.00028136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00027981">
                <text:p>0.00027981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00027877">
                <text:p>0.00027877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00027724">
                <text:p>0.00027724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00027603">
                <text:p>0.00027603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00027489">
                <text:p>0.00027489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00027359">
                <text:p>0.00027359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00027214">
                <text:p>0.00027214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00027056">
                <text:p>0.00027056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00026955">
                <text:p>0.00026955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00026885">
                <text:p>0.00026885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0002675">
                <text:p>0.0002675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00026623">
                <text:p>0.00026623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00026522">
                <text:p>0.00026522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00026415">
                <text:p>0.00026415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00026321">
                <text:p>0.00026321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00026206">
                <text:p>0.00026206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0002609">
                <text:p>0.0002609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00025971">
                <text:p>0.00025971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00025848">
                <text:p>0.00025848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00025729">
                <text:p>0.00025729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00025592">
                <text:p>0.00025592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00025522">
                <text:p>0.00025522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00025417">
                <text:p>0.00025417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00025342">
                <text:p>0.00025342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00025221">
                <text:p>0.00025221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00025131">
                <text:p>0.00025131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00025027">
                <text:p>0.00025027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0024926">
                <text:p>0.00024926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00024805">
                <text:p>0.00024805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00024663">
                <text:p>0.00024663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0002457">
                <text:p>0.0002457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00024469">
                <text:p>0.00024469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00024347">
                <text:p>0.00024347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00024235">
                <text:p>0.00024235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00024109">
                <text:p>0.00024109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00023996">
                <text:p>0.00023996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00023888">
                <text:p>0.00023888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00023765">
                <text:p>0.00023765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0002368">
                <text:p>0.0002368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00023569">
                <text:p>0.00023569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00023475">
                <text:p>0.00023475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00023354">
                <text:p>0.00023354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00023251">
                <text:p>0.00023251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00023171">
                <text:p>0.00023171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00023042">
                <text:p>0.00023042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00022952">
                <text:p>0.00022952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00022841">
                <text:p>0.00022841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022708">
                <text:p>0.00022708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00022513">
                <text:p>0.00022513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00022428">
                <text:p>0.00022428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00022313">
                <text:p>0.00022313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00022191">
                <text:p>0.00022191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00022081">
                <text:p>0.00022081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00021992">
                <text:p>0.00021992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00021921">
                <text:p>0.00021921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00021831">
                <text:p>0.00021831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021692">
                <text:p>0.00021692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0002157">
                <text:p>0.0002157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00021476">
                <text:p>0.00021476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00021378">
                <text:p>0.00021378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00021231">
                <text:p>0.00021231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0002106">
                <text:p>0.0002106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00020928">
                <text:p>0.00020928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00020822">
                <text:p>0.00020822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00020735">
                <text:p>0.00020735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00020615">
                <text:p>0.00020615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020522">
                <text:p>0.00020522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00020425">
                <text:p>0.00020425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00020328">
                <text:p>0.00020328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00020093">
                <text:p>0.00020093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00020001">
                <text:p>0.00020001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00019911">
                <text:p>0.00019911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0001979">
                <text:p>0.0001979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00019647">
                <text:p>0.00019647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00019533">
                <text:p>0.00019533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00019408">
                <text:p>0.00019408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00019309">
                <text:p>0.00019309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00019199">
                <text:p>0.00019199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00019086">
                <text:p>0.00019086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00018974">
                <text:p>0.00018974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0001887">
                <text:p>0.0001887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00018749">
                <text:p>0.00018749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00018624">
                <text:p>0.00018624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00018521">
                <text:p>0.00018521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00018436">
                <text:p>0.00018436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00018333">
                <text:p>0.00018333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0001821">
                <text:p>0.0001821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00018085">
                <text:p>0.00018085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00017956">
                <text:p>0.00017956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00017814">
                <text:p>0.00017814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00017682">
                <text:p>0.00017682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0001754">
                <text:p>0.0001754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00017415">
                <text:p>0.00017415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00017269">
                <text:p>0.00017269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00017142">
                <text:p>0.00017142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00017021">
                <text:p>0.00017021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0001687">
                <text:p>0.0001687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0001673">
                <text:p>0.0001673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00016571">
                <text:p>0.00016571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00016411">
                <text:p>0.00016411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00016249">
                <text:p>0.00016249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0001606">
                <text:p>0.0001606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00015882">
                <text:p>0.00015882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00015672">
                <text:p>0.00015672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00015456">
                <text:p>0.00015456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00015242">
                <text:p>0.00015242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00015033">
                <text:p>0.00015033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00014788">
                <text:p>0.00014788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00014554">
                <text:p>0.00014554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00014298">
                <text:p>0.00014298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00014015">
                <text:p>0.00014015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00013723">
                <text:p>0.00013723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00013432">
                <text:p>0.00013432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00013132">
                <text:p>0.00013132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00012828">
                <text:p>0.000128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307cm" xlink:href=".." xlink:type="simple" chart:class="chart:scatter" chart:style-name="ch1">
        <chart:title svg:x="5.72cm" svg:y="0.342cm" chart:style-name="ch2">
          <text:p>Training Object Loss</text:p>
        </chart:title>
        <chart:plot-area chart:style-name="ch3" table:cell-range-address="Train.A1:Train.B1 Train.A2:Train.A251 Train.C2:Train.C251" chart:data-source-has-labels="both" svg:x="0.319cm" svg:y="1.327cm" svg:width="15.36cm" svg:height="7.649cm">
          <chart:coordinate-region svg:x="1.628cm" svg:y="1.553cm" svg:width="13.692cm" svg:height="6.723cm"/>
          <chart:axis chart:dimension="x" chart:name="primary-x" chart:style-name="ch4" chartooo:axis-type="auto">
            <chart:title svg:x="7.208cm" svg:y="9.182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C2:Train.C251" chart:label-cell-address="Train.A1:Train.A1" chart:class="chart:scatter">
            <chart:domain table:cell-range-address="Train.A2:Train.A251"/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020349">
                <text:p>0.020349</text:p>
                <draw:g>
                  <svg:desc>Train.C2:Train.C25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14368">
                <text:p>0.014368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13018">
                <text:p>0.01301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11877">
                <text:p>0.01187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1073">
                <text:p>0.0107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10184">
                <text:p>0.01018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99362">
                <text:p>0.009936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96853">
                <text:p>0.009685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96149">
                <text:p>0.009614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94094">
                <text:p>0.009409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93461">
                <text:p>0.009346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92261">
                <text:p>0.009226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91679">
                <text:p>0.009167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091205">
                <text:p>0.009120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090234">
                <text:p>0.009023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090324">
                <text:p>0.009032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88932">
                <text:p>0.008893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088625">
                <text:p>0.008862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087935">
                <text:p>0.0087935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088507">
                <text:p>0.008850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087571">
                <text:p>0.008757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086803">
                <text:p>0.0086803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086839">
                <text:p>0.0086839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086833">
                <text:p>0.0086833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85069">
                <text:p>0.008506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85256">
                <text:p>0.0085256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85083">
                <text:p>0.0085083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08429">
                <text:p>0.00842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084767">
                <text:p>0.0084767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084387">
                <text:p>0.008438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84643">
                <text:p>0.0084643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083518">
                <text:p>0.0083518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082967">
                <text:p>0.0082967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083252">
                <text:p>0.0083252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083201">
                <text:p>0.0083201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82789">
                <text:p>0.0082789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082083">
                <text:p>0.0082083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082366">
                <text:p>0.0082366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082039">
                <text:p>0.0082039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081634">
                <text:p>0.008163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81447">
                <text:p>0.0081447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081721">
                <text:p>0.008172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081337">
                <text:p>0.0081337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080917">
                <text:p>0.0080917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080092">
                <text:p>0.0080092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80822">
                <text:p>0.0080822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080276">
                <text:p>0.0080276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080733">
                <text:p>0.0080733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079708">
                <text:p>0.0079708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079681">
                <text:p>0.0079681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80675">
                <text:p>0.008067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079681">
                <text:p>0.0079681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079536">
                <text:p>0.0079536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07943">
                <text:p>0.007943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079217">
                <text:p>0.0079217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079615">
                <text:p>0.0079615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07902">
                <text:p>0.007902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078284">
                <text:p>0.0078284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078256">
                <text:p>0.0078256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079244">
                <text:p>0.0079244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077495">
                <text:p>0.0077495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077776">
                <text:p>0.0077776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078271">
                <text:p>0.0078271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07845">
                <text:p>0.00784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077263">
                <text:p>0.007726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077889">
                <text:p>0.0077889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077942">
                <text:p>0.0077942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078154">
                <text:p>0.0078154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077161">
                <text:p>0.0077161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077058">
                <text:p>0.007705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076741">
                <text:p>0.007674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076708">
                <text:p>0.0076708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077798">
                <text:p>0.0077798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076334">
                <text:p>0.0076334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07687">
                <text:p>0.007687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77008">
                <text:p>0.0077008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076156">
                <text:p>0.007615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075907">
                <text:p>0.0075907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076215">
                <text:p>0.007621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076256">
                <text:p>0.0076256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075513">
                <text:p>0.0075513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075524">
                <text:p>0.0075524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076328">
                <text:p>0.0076328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074973">
                <text:p>0.0074973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075617">
                <text:p>0.0075617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075486">
                <text:p>0.0075486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075527">
                <text:p>0.0075527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074813">
                <text:p>0.0074813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075016">
                <text:p>0.0075016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074371">
                <text:p>0.007437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074478">
                <text:p>0.0074478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074431">
                <text:p>0.0074431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074971">
                <text:p>0.0074971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074044">
                <text:p>0.0074044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073908">
                <text:p>0.007390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075206">
                <text:p>0.0075206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075276">
                <text:p>0.0075276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074021">
                <text:p>0.0074021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073486">
                <text:p>0.0073486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073389">
                <text:p>0.007338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073844">
                <text:p>0.0073844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0073907">
                <text:p>0.0073907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0072827">
                <text:p>0.0072827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0073182">
                <text:p>0.0073182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0073164">
                <text:p>0.0073164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0072813">
                <text:p>0.0072813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007234">
                <text:p>0.007234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0072678">
                <text:p>0.0072678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0073245">
                <text:p>0.0073245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0072282">
                <text:p>0.0072282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0072094">
                <text:p>0.0072094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007212">
                <text:p>0.007212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072289">
                <text:p>0.0072289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0072136">
                <text:p>0.0072136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0072434">
                <text:p>0.0072434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0072439">
                <text:p>0.0072439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0071503">
                <text:p>0.0071503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007202">
                <text:p>0.007202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0071872">
                <text:p>0.0071872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0071944">
                <text:p>0.0071944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0071641">
                <text:p>0.0071641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0071321">
                <text:p>0.0071321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0070838">
                <text:p>0.0070838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0071026">
                <text:p>0.0071026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0071336">
                <text:p>0.0071336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0070789">
                <text:p>0.0070789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0070605">
                <text:p>0.0070605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0070824">
                <text:p>0.0070824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0071404">
                <text:p>0.0071404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006959">
                <text:p>0.006959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0070365">
                <text:p>0.0070365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0070531">
                <text:p>0.0070531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0070117">
                <text:p>0.0070117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0070459">
                <text:p>0.0070459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0070087">
                <text:p>0.0070087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0069654">
                <text:p>0.0069654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0070094">
                <text:p>0.0070094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0069274">
                <text:p>0.0069274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0069603">
                <text:p>0.0069603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0069919">
                <text:p>0.0069919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0069802">
                <text:p>0.0069802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0068924">
                <text:p>0.0068924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006855">
                <text:p>0.006855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0068565">
                <text:p>0.0068565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0068275">
                <text:p>0.0068275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0068441">
                <text:p>0.0068441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00684">
                <text:p>0.00684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0068223">
                <text:p>0.0068223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0067591">
                <text:p>0.0067591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0067512">
                <text:p>0.0067512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0068173">
                <text:p>0.0068173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0067765">
                <text:p>0.0067765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0067946">
                <text:p>0.0067946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0067564">
                <text:p>0.0067564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0067524">
                <text:p>0.0067524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0067749">
                <text:p>0.0067749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006717">
                <text:p>0.006717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0067631">
                <text:p>0.0067631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0067515">
                <text:p>0.0067515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0066515">
                <text:p>0.0066515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065829">
                <text:p>0.0065829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0066003">
                <text:p>0.0066003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0066028">
                <text:p>0.0066028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0065703">
                <text:p>0.0065703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0066089">
                <text:p>0.0066089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0065899">
                <text:p>0.0065899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0064994">
                <text:p>0.0064994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0065268">
                <text:p>0.0065268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006604">
                <text:p>0.006604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0065945">
                <text:p>0.0065945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0065444">
                <text:p>0.0065444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0064946">
                <text:p>0.0064946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0064428">
                <text:p>0.0064428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0064963">
                <text:p>0.0064963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0064893">
                <text:p>0.0064893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0064068">
                <text:p>0.0064068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0064341">
                <text:p>0.0064341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0064141">
                <text:p>0.0064141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0064054">
                <text:p>0.0064054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0064233">
                <text:p>0.0064233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6346">
                <text:p>0.006346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0063835">
                <text:p>0.0063835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0063999">
                <text:p>0.0063999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0062997">
                <text:p>0.0062997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0063255">
                <text:p>0.0063255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0062961">
                <text:p>0.0062961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0062951">
                <text:p>0.0062951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0062326">
                <text:p>0.0062326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0062151">
                <text:p>0.0062151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0062119">
                <text:p>0.0062119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62782">
                <text:p>0.0062782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0062364">
                <text:p>0.0062364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0061763">
                <text:p>0.0061763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0061854">
                <text:p>0.0061854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0062011">
                <text:p>0.0062011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0061019">
                <text:p>0.0061019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0060472">
                <text:p>0.0060472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0060818">
                <text:p>0.0060818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0060257">
                <text:p>0.0060257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0060629">
                <text:p>0.0060629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60236">
                <text:p>0.0060236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0060232">
                <text:p>0.0060232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0060365">
                <text:p>0.0060365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005922">
                <text:p>0.005922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0060106">
                <text:p>0.0060106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005828">
                <text:p>0.005828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0059584">
                <text:p>0.0059584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0058927">
                <text:p>0.0058927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0058653">
                <text:p>0.0058653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005909">
                <text:p>0.005909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0058186">
                <text:p>0.0058186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005787">
                <text:p>0.005787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0057847">
                <text:p>0.0057847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0058014">
                <text:p>0.0058014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005746">
                <text:p>0.005746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0056808">
                <text:p>0.0056808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0057357">
                <text:p>0.0057357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0056566">
                <text:p>0.0056566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0056874">
                <text:p>0.0056874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0056281">
                <text:p>0.0056281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0056133">
                <text:p>0.0056133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0055768">
                <text:p>0.0055768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0055236">
                <text:p>0.0055236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0054987">
                <text:p>0.0054987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0054814">
                <text:p>0.0054814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0054786">
                <text:p>0.0054786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0054976">
                <text:p>0.0054976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0054485">
                <text:p>0.0054485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0053735">
                <text:p>0.0053735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0053514">
                <text:p>0.0053514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0053211">
                <text:p>0.0053211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0052873">
                <text:p>0.0052873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0052745">
                <text:p>0.0052745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0051715">
                <text:p>0.0051715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0051595">
                <text:p>0.0051595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0051761">
                <text:p>0.0051761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0051647">
                <text:p>0.0051647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0050622">
                <text:p>0.0050622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0050462">
                <text:p>0.0050462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0049806">
                <text:p>0.0049806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0049407">
                <text:p>0.0049407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0049216">
                <text:p>0.0049216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0048833">
                <text:p>0.0048833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0047988">
                <text:p>0.0047988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0048136">
                <text:p>0.0048136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00479">
                <text:p>0.00479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0047217">
                <text:p>0.0047217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0046438">
                <text:p>0.0046438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0046358">
                <text:p>0.00463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0.00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307cm" xlink:href=".." xlink:type="simple" chart:class="chart:scatter" chart:style-name="ch1">
        <chart:title svg:x="5.826cm" svg:y="0.342cm" chart:style-name="ch2">
          <text:p>Training Class Loss</text:p>
        </chart:title>
        <chart:plot-area chart:style-name="ch3" table:cell-range-address="Train.A1:Train.B1 Train.A2:Train.A251 Train.D2:Train.D251" chart:data-source-has-labels="both" svg:x="0.319cm" svg:y="1.327cm" svg:width="15.36cm" svg:height="7.649cm">
          <chart:coordinate-region svg:x="1.866cm" svg:y="1.553cm" svg:width="13.455cm" svg:height="6.723cm"/>
          <chart:axis chart:dimension="x" chart:name="primary-x" chart:style-name="ch4" chartooo:axis-type="auto">
            <chart:title svg:x="7.208cm" svg:y="9.182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D2:Train.D251" chart:label-cell-address="Train.A1:Train.A1" chart:class="chart:scatter">
            <chart:domain table:cell-range-address="Train.A2:Train.A251"/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037533">
                <text:p>0.037533</text:p>
                <draw:g>
                  <svg:desc>Train.D2:Train.D25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19587">
                <text:p>0.01958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53572">
                <text:p>0.005357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30187">
                <text:p>0.003018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19607">
                <text:p>0.0019607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17057">
                <text:p>0.001705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15731">
                <text:p>0.001573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14222">
                <text:p>0.001422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1382">
                <text:p>0.00138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13186">
                <text:p>0.001318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13012">
                <text:p>0.0013012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12497">
                <text:p>0.001249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012745">
                <text:p>0.001274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012743">
                <text:p>0.0012743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012429">
                <text:p>0.0012429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12201">
                <text:p>0.0012201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012238">
                <text:p>0.001223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011829">
                <text:p>0.001182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011941">
                <text:p>0.0011941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011396">
                <text:p>0.0011396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012046">
                <text:p>0.0012046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011627">
                <text:p>0.0011627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011554">
                <text:p>0.001155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11048">
                <text:p>0.0011048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11533">
                <text:p>0.0011533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11196">
                <text:p>0.0011196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01129">
                <text:p>0.00112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011363">
                <text:p>0.0011363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010716">
                <text:p>0.0010716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11187">
                <text:p>0.0011187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010483">
                <text:p>0.001048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011042">
                <text:p>0.0011042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010747">
                <text:p>0.0010747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010701">
                <text:p>0.0010701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10857">
                <text:p>0.0010857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010395">
                <text:p>0.0010395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010272">
                <text:p>0.0010272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010244">
                <text:p>0.0010244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0099524">
                <text:p>0.0009952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10463">
                <text:p>0.0010463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010821">
                <text:p>0.001082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010362">
                <text:p>0.0010362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010355">
                <text:p>0.0010355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0094616">
                <text:p>0.00094616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10271">
                <text:p>0.001027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010102">
                <text:p>0.0010102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01037">
                <text:p>0.001037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0096576">
                <text:p>0.00096576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0097894">
                <text:p>0.0009789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10049">
                <text:p>0.0010049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010056">
                <text:p>0.001005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0094098">
                <text:p>0.00094098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0098969">
                <text:p>0.00098969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0094284">
                <text:p>0.00094284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010544">
                <text:p>0.0010544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0096103">
                <text:p>0.00096103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0094728">
                <text:p>0.00094728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0092851">
                <text:p>0.00092851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0098529">
                <text:p>0.00098529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0089833">
                <text:p>0.00089833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0092124">
                <text:p>0.00092124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0095082">
                <text:p>0.00095082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0091993">
                <text:p>0.0009199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0086547">
                <text:p>0.00086547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0094894">
                <text:p>0.0009489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0090667">
                <text:p>0.00090667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0094401">
                <text:p>0.00094401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0087262">
                <text:p>0.00087262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0087762">
                <text:p>0.00087762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0091382">
                <text:p>0.00091382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0092065">
                <text:p>0.0009206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0092366">
                <text:p>0.0009236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0085921">
                <text:p>0.00085921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0091419">
                <text:p>0.00091419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090593">
                <text:p>0.00090593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0086094">
                <text:p>0.00086094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0089316">
                <text:p>0.00089316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0088193">
                <text:p>0.0008819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0087427">
                <text:p>0.0008742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0088321">
                <text:p>0.00088321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0085565">
                <text:p>0.00085565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0093172">
                <text:p>0.00093172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0079745">
                <text:p>0.00079745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0085544">
                <text:p>0.00085544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008137">
                <text:p>0.0008137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0089185">
                <text:p>0.00089185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0082812">
                <text:p>0.00082812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0087075">
                <text:p>0.00087075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0084526">
                <text:p>0.0008452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008526">
                <text:p>0.0008526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0081051">
                <text:p>0.00081051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0083087">
                <text:p>0.00083087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007533">
                <text:p>0.000753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0081446">
                <text:p>0.0008144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0086482">
                <text:p>0.00086482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0086716">
                <text:p>0.00086716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0078173">
                <text:p>0.00078173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0078134">
                <text:p>0.00078134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0079411">
                <text:p>0.00079411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0082119">
                <text:p>0.00082119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00077952">
                <text:p>0.00077952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00078306">
                <text:p>0.00078306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00078125">
                <text:p>0.00078125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00080952">
                <text:p>0.00080952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00073995">
                <text:p>0.00073995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00072601">
                <text:p>0.00072601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00079663">
                <text:p>0.00079663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0007668">
                <text:p>0.0007668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00073603">
                <text:p>0.00073603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00074309">
                <text:p>0.00074309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00071912">
                <text:p>0.00071912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007316">
                <text:p>0.0007316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00077786">
                <text:p>0.00077786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00076551">
                <text:p>0.00076551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00075849">
                <text:p>0.00075849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00074568">
                <text:p>0.00074568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00074588">
                <text:p>0.00074588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00074444">
                <text:p>0.00074444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00071565">
                <text:p>0.00071565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00075136">
                <text:p>0.00075136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0007285">
                <text:p>0.0007285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00072351">
                <text:p>0.00072351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00069259">
                <text:p>0.00069259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00072225">
                <text:p>0.00072225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00069063">
                <text:p>0.000690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00070333">
                <text:p>0.00070333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00070674">
                <text:p>0.00070674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00070126">
                <text:p>0.00070126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0006595">
                <text:p>0.0006595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00071997">
                <text:p>0.00071997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00071538">
                <text:p>0.00071538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00068786">
                <text:p>0.00068786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00069652">
                <text:p>0.00069652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0006709">
                <text:p>0.0006709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00064951">
                <text:p>0.00064951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0006778">
                <text:p>0.0006778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00061612">
                <text:p>0.0006161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00068017">
                <text:p>0.00068017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00067176">
                <text:p>0.00067176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00067515">
                <text:p>0.00067515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00061655">
                <text:p>0.00061655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00062552">
                <text:p>0.00062552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00062754">
                <text:p>0.00062754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00065832">
                <text:p>0.00065832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00065089">
                <text:p>0.00065089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00064879">
                <text:p>0.00064879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00058423">
                <text:p>0.00058423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00060452">
                <text:p>0.00060452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00063421">
                <text:p>0.00063421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00064819">
                <text:p>0.00064819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00060359">
                <text:p>0.00060359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00059426">
                <text:p>0.00059426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00063138">
                <text:p>0.00063138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00059557">
                <text:p>0.00059557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00058509">
                <text:p>0.00058509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00056133">
                <text:p>0.00056133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00061813">
                <text:p>0.00061813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00058853">
                <text:p>0.00058853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00057688">
                <text:p>0.00057688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0059133">
                <text:p>0.00059133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00061144">
                <text:p>0.00061144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0005409">
                <text:p>0.0005409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00055133">
                <text:p>0.00055133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00054902">
                <text:p>0.00054902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00059085">
                <text:p>0.00059085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00055746">
                <text:p>0.00055746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0005247">
                <text:p>0.0005247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00053104">
                <text:p>0.00053104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00056016">
                <text:p>0.00056016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00053601">
                <text:p>0.00053601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00050887">
                <text:p>0.00050887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00050347">
                <text:p>0.00050347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00050632">
                <text:p>0.00050632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00054468">
                <text:p>0.00054468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00049712">
                <text:p>0.00049712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0005292">
                <text:p>0.0005292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00053426">
                <text:p>0.00053426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00050374">
                <text:p>0.00050374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00049814">
                <text:p>0.00049814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050178">
                <text:p>0.00050178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00049069">
                <text:p>0.00049069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00049293">
                <text:p>0.00049293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00044671">
                <text:p>0.00044671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00048363">
                <text:p>0.00048363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00048774">
                <text:p>0.00048774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00046701">
                <text:p>0.00046701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00045664">
                <text:p>0.00045664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00043288">
                <text:p>0.00043288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00044014">
                <text:p>0.00044014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052699">
                <text:p>0.00052699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00048814">
                <text:p>0.00048814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00041565">
                <text:p>0.00041565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00043775">
                <text:p>0.00043775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00045265">
                <text:p>0.00045265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00043676">
                <text:p>0.00043676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00042047">
                <text:p>0.00042047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00039133">
                <text:p>0.00039133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00040147">
                <text:p>0.00040147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00037359">
                <text:p>0.00037359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040313">
                <text:p>0.00040313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00037577">
                <text:p>0.00037577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00041765">
                <text:p>0.00041765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00036159">
                <text:p>0.00036159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00041504">
                <text:p>0.00041504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0003644">
                <text:p>0.0003644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00038835">
                <text:p>0.00038835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00034481">
                <text:p>0.00034481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00035879">
                <text:p>0.00035879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00038536">
                <text:p>0.00038536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00036907">
                <text:p>0.00036907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0003313">
                <text:p>0.0003313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00033126">
                <text:p>0.00033126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00034813">
                <text:p>0.00034813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00032873">
                <text:p>0.00032873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00032032">
                <text:p>0.00032032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0003295">
                <text:p>0.0003295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0002837">
                <text:p>0.0002837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00029477">
                <text:p>0.00029477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00029993">
                <text:p>0.00029993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00028418">
                <text:p>0.00028418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00028082">
                <text:p>0.00028082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00029112">
                <text:p>0.00029112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00026943">
                <text:p>0.00026943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00027982">
                <text:p>0.00027982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00025523">
                <text:p>0.00025523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00023411">
                <text:p>0.00023411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00024559">
                <text:p>0.00024559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00023887">
                <text:p>0.00023887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00021879">
                <text:p>0.00021879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00025243">
                <text:p>0.00025243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00022201">
                <text:p>0.00022201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00022614">
                <text:p>0.00022614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00022363">
                <text:p>0.00022363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00020473">
                <text:p>0.00020473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0001911">
                <text:p>0.0001911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00020954">
                <text:p>0.00020954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00019104">
                <text:p>0.00019104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00018816">
                <text:p>0.00018816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00018086">
                <text:p>0.00018086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00017453">
                <text:p>0.00017453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00016072">
                <text:p>0.00016072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00013397">
                <text:p>0.00013397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00014652">
                <text:p>0.00014652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00013072">
                <text:p>0.00013072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0001381">
                <text:p>0.0001381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00012688">
                <text:p>0.00012688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00012058">
                <text:p>0.00012058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00013136">
                <text:p>0.00013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334cm" xlink:href=".." xlink:type="simple" chart:class="chart:scatter" chart:style-name="ch1">
        <chart:title svg:x="6.924cm" svg:y="0.342cm" chart:style-name="ch2">
          <text:p>Precision</text:p>
        </chart:title>
        <chart:plot-area chart:style-name="ch3" table:cell-range-address="Train.A1:Train.B1 Train.A2:Train.A251 Train.E2:Train.E251" chart:data-source-has-labels="both" svg:x="0.319cm" svg:y="1.327cm" svg:width="15.36cm" svg:height="7.676cm">
          <chart:coordinate-region svg:x="1.152cm" svg:y="1.553cm" svg:width="14.168cm" svg:height="6.75cm"/>
          <chart:axis chart:dimension="x" chart:name="primary-x" chart:style-name="ch4" chartooo:axis-type="auto">
            <chart:title svg:x="7.208cm" svg:y="9.209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E2:Train.E251" chart:label-cell-address="Train.A1:Train.A1" chart:class="chart:scatter">
            <chart:domain table:cell-range-address="Train.A2:Train.A251"/>
            <chart:data-point chart:repeated="250"/>
          </chart:series>
          <chart:series chart:style-name="ch9" chart:values-cell-range-address="Train.E2:Train.E101" chart:label-cell-address="Train.A1:Train.A1" chart:class="chart:scatter">
            <chart:domain table:cell-range-address="Train.A2:Train.A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40742">
                <text:p>0.40742</text:p>
                <draw:g>
                  <svg:desc>Train.E2:Train.E251</svg:desc>
                </draw:g>
              </table:table-cell>
              <table:table-cell office:value-type="float" office:value="0">
                <text:p>0</text:p>
                <draw:g>
                  <svg:desc>Train.A2:Train.A101</svg:desc>
                </draw:g>
              </table:table-cell>
              <table:table-cell office:value-type="float" office:value="0.40742">
                <text:p>0.40742</text:p>
                <draw:g>
                  <svg:desc>Train.E2:Train.E10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58017">
                <text:p>0.58017</text:p>
              </table:table-cell>
              <table:table-cell office:value-type="float" office:value="1">
                <text:p>1</text:p>
              </table:table-cell>
              <table:table-cell office:value-type="float" office:value="0.58017">
                <text:p>0.5801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73561">
                <text:p>0.73561</text:p>
              </table:table-cell>
              <table:table-cell office:value-type="float" office:value="2">
                <text:p>2</text:p>
              </table:table-cell>
              <table:table-cell office:value-type="float" office:value="0.73561">
                <text:p>0.7356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82002">
                <text:p>0.82002</text:p>
              </table:table-cell>
              <table:table-cell office:value-type="float" office:value="3">
                <text:p>3</text:p>
              </table:table-cell>
              <table:table-cell office:value-type="float" office:value="0.82002">
                <text:p>0.8200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85126">
                <text:p>0.85126</text:p>
              </table:table-cell>
              <table:table-cell office:value-type="float" office:value="4">
                <text:p>4</text:p>
              </table:table-cell>
              <table:table-cell office:value-type="float" office:value="0.85126">
                <text:p>0.8512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8397">
                <text:p>0.8397</text:p>
              </table:table-cell>
              <table:table-cell office:value-type="float" office:value="5">
                <text:p>5</text:p>
              </table:table-cell>
              <table:table-cell office:value-type="float" office:value="0.8397">
                <text:p>0.839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6455">
                <text:p>0.86455</text:p>
              </table:table-cell>
              <table:table-cell office:value-type="float" office:value="6">
                <text:p>6</text:p>
              </table:table-cell>
              <table:table-cell office:value-type="float" office:value="0.86455">
                <text:p>0.8645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86827">
                <text:p>0.86827</text:p>
              </table:table-cell>
              <table:table-cell office:value-type="float" office:value="7">
                <text:p>7</text:p>
              </table:table-cell>
              <table:table-cell office:value-type="float" office:value="0.86827">
                <text:p>0.8682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86595">
                <text:p>0.86595</text:p>
              </table:table-cell>
              <table:table-cell office:value-type="float" office:value="8">
                <text:p>8</text:p>
              </table:table-cell>
              <table:table-cell office:value-type="float" office:value="0.86595">
                <text:p>0.8659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5025">
                <text:p>0.85025</text:p>
              </table:table-cell>
              <table:table-cell office:value-type="float" office:value="9">
                <text:p>9</text:p>
              </table:table-cell>
              <table:table-cell office:value-type="float" office:value="0.85025">
                <text:p>0.8502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677">
                <text:p>0.8677</text:p>
              </table:table-cell>
              <table:table-cell office:value-type="float" office:value="10">
                <text:p>10</text:p>
              </table:table-cell>
              <table:table-cell office:value-type="float" office:value="0.8677">
                <text:p>0.8677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88865">
                <text:p>0.88865</text:p>
              </table:table-cell>
              <table:table-cell office:value-type="float" office:value="11">
                <text:p>11</text:p>
              </table:table-cell>
              <table:table-cell office:value-type="float" office:value="0.88865">
                <text:p>0.8886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87772">
                <text:p>0.87772</text:p>
              </table:table-cell>
              <table:table-cell office:value-type="float" office:value="12">
                <text:p>12</text:p>
              </table:table-cell>
              <table:table-cell office:value-type="float" office:value="0.87772">
                <text:p>0.87772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90175">
                <text:p>0.90175</text:p>
              </table:table-cell>
              <table:table-cell office:value-type="float" office:value="13">
                <text:p>13</text:p>
              </table:table-cell>
              <table:table-cell office:value-type="float" office:value="0.90175">
                <text:p>0.9017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89375">
                <text:p>0.89375</text:p>
              </table:table-cell>
              <table:table-cell office:value-type="float" office:value="14">
                <text:p>14</text:p>
              </table:table-cell>
              <table:table-cell office:value-type="float" office:value="0.89375">
                <text:p>0.8937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90037">
                <text:p>0.90037</text:p>
              </table:table-cell>
              <table:table-cell office:value-type="float" office:value="15">
                <text:p>15</text:p>
              </table:table-cell>
              <table:table-cell office:value-type="float" office:value="0.90037">
                <text:p>0.90037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90468">
                <text:p>0.90468</text:p>
              </table:table-cell>
              <table:table-cell office:value-type="float" office:value="16">
                <text:p>16</text:p>
              </table:table-cell>
              <table:table-cell office:value-type="float" office:value="0.90468">
                <text:p>0.90468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90227">
                <text:p>0.90227</text:p>
              </table:table-cell>
              <table:table-cell office:value-type="float" office:value="17">
                <text:p>17</text:p>
              </table:table-cell>
              <table:table-cell office:value-type="float" office:value="0.90227">
                <text:p>0.90227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90501">
                <text:p>0.90501</text:p>
              </table:table-cell>
              <table:table-cell office:value-type="float" office:value="18">
                <text:p>18</text:p>
              </table:table-cell>
              <table:table-cell office:value-type="float" office:value="0.90501">
                <text:p>0.90501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9182">
                <text:p>0.9182</text:p>
              </table:table-cell>
              <table:table-cell office:value-type="float" office:value="19">
                <text:p>19</text:p>
              </table:table-cell>
              <table:table-cell office:value-type="float" office:value="0.9182">
                <text:p>0.918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91638">
                <text:p>0.91638</text:p>
              </table:table-cell>
              <table:table-cell office:value-type="float" office:value="20">
                <text:p>20</text:p>
              </table:table-cell>
              <table:table-cell office:value-type="float" office:value="0.91638">
                <text:p>0.9163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92498">
                <text:p>0.92498</text:p>
              </table:table-cell>
              <table:table-cell office:value-type="float" office:value="21">
                <text:p>21</text:p>
              </table:table-cell>
              <table:table-cell office:value-type="float" office:value="0.92498">
                <text:p>0.9249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92365">
                <text:p>0.92365</text:p>
              </table:table-cell>
              <table:table-cell office:value-type="float" office:value="22">
                <text:p>22</text:p>
              </table:table-cell>
              <table:table-cell office:value-type="float" office:value="0.92365">
                <text:p>0.92365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91312">
                <text:p>0.91312</text:p>
              </table:table-cell>
              <table:table-cell office:value-type="float" office:value="23">
                <text:p>23</text:p>
              </table:table-cell>
              <table:table-cell office:value-type="float" office:value="0.91312">
                <text:p>0.91312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91559">
                <text:p>0.91559</text:p>
              </table:table-cell>
              <table:table-cell office:value-type="float" office:value="24">
                <text:p>24</text:p>
              </table:table-cell>
              <table:table-cell office:value-type="float" office:value="0.91559">
                <text:p>0.91559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9205">
                <text:p>0.9205</text:p>
              </table:table-cell>
              <table:table-cell office:value-type="float" office:value="25">
                <text:p>25</text:p>
              </table:table-cell>
              <table:table-cell office:value-type="float" office:value="0.9205">
                <text:p>0.9205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92414">
                <text:p>0.92414</text:p>
              </table:table-cell>
              <table:table-cell office:value-type="float" office:value="26">
                <text:p>26</text:p>
              </table:table-cell>
              <table:table-cell office:value-type="float" office:value="0.92414">
                <text:p>0.9241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92361">
                <text:p>0.92361</text:p>
              </table:table-cell>
              <table:table-cell office:value-type="float" office:value="27">
                <text:p>27</text:p>
              </table:table-cell>
              <table:table-cell office:value-type="float" office:value="0.92361">
                <text:p>0.92361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92671">
                <text:p>0.92671</text:p>
              </table:table-cell>
              <table:table-cell office:value-type="float" office:value="28">
                <text:p>28</text:p>
              </table:table-cell>
              <table:table-cell office:value-type="float" office:value="0.92671">
                <text:p>0.92671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91837">
                <text:p>0.91837</text:p>
              </table:table-cell>
              <table:table-cell office:value-type="float" office:value="29">
                <text:p>29</text:p>
              </table:table-cell>
              <table:table-cell office:value-type="float" office:value="0.91837">
                <text:p>0.9183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92833">
                <text:p>0.92833</text:p>
              </table:table-cell>
              <table:table-cell office:value-type="float" office:value="30">
                <text:p>30</text:p>
              </table:table-cell>
              <table:table-cell office:value-type="float" office:value="0.92833">
                <text:p>0.92833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93039">
                <text:p>0.93039</text:p>
              </table:table-cell>
              <table:table-cell office:value-type="float" office:value="31">
                <text:p>31</text:p>
              </table:table-cell>
              <table:table-cell office:value-type="float" office:value="0.93039">
                <text:p>0.93039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2959">
                <text:p>0.92959</text:p>
              </table:table-cell>
              <table:table-cell office:value-type="float" office:value="32">
                <text:p>32</text:p>
              </table:table-cell>
              <table:table-cell office:value-type="float" office:value="0.92959">
                <text:p>0.92959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92868">
                <text:p>0.92868</text:p>
              </table:table-cell>
              <table:table-cell office:value-type="float" office:value="33">
                <text:p>33</text:p>
              </table:table-cell>
              <table:table-cell office:value-type="float" office:value="0.92868">
                <text:p>0.92868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3098">
                <text:p>0.93098</text:p>
              </table:table-cell>
              <table:table-cell office:value-type="float" office:value="34">
                <text:p>34</text:p>
              </table:table-cell>
              <table:table-cell office:value-type="float" office:value="0.93098">
                <text:p>0.93098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92832">
                <text:p>0.92832</text:p>
              </table:table-cell>
              <table:table-cell office:value-type="float" office:value="35">
                <text:p>35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2617">
                <text:p>0.92617</text:p>
              </table:table-cell>
              <table:table-cell office:value-type="float" office:value="36">
                <text:p>36</text:p>
              </table:table-cell>
              <table:table-cell office:value-type="float" office:value="0.92617">
                <text:p>0.92617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92931">
                <text:p>0.92931</text:p>
              </table:table-cell>
              <table:table-cell office:value-type="float" office:value="37">
                <text:p>37</text:p>
              </table:table-cell>
              <table:table-cell office:value-type="float" office:value="0.92931">
                <text:p>0.92931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308">
                <text:p>0.9308</text:p>
              </table:table-cell>
              <table:table-cell office:value-type="float" office:value="38">
                <text:p>38</text:p>
              </table:table-cell>
              <table:table-cell office:value-type="float" office:value="0.9308">
                <text:p>0.9308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93327">
                <text:p>0.93327</text:p>
              </table:table-cell>
              <table:table-cell office:value-type="float" office:value="39">
                <text:p>39</text:p>
              </table:table-cell>
              <table:table-cell office:value-type="float" office:value="0.93327">
                <text:p>0.93327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3056">
                <text:p>0.93056</text:p>
              </table:table-cell>
              <table:table-cell office:value-type="float" office:value="40">
                <text:p>40</text:p>
              </table:table-cell>
              <table:table-cell office:value-type="float" office:value="0.93056">
                <text:p>0.93056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93063">
                <text:p>0.93063</text:p>
              </table:table-cell>
              <table:table-cell office:value-type="float" office:value="41">
                <text:p>41</text:p>
              </table:table-cell>
              <table:table-cell office:value-type="float" office:value="0.93063">
                <text:p>0.93063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9324">
                <text:p>0.9324</text:p>
              </table:table-cell>
              <table:table-cell office:value-type="float" office:value="42">
                <text:p>42</text:p>
              </table:table-cell>
              <table:table-cell office:value-type="float" office:value="0.9324">
                <text:p>0.9324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93222">
                <text:p>0.93222</text:p>
              </table:table-cell>
              <table:table-cell office:value-type="float" office:value="43">
                <text:p>43</text:p>
              </table:table-cell>
              <table:table-cell office:value-type="float" office:value="0.93222">
                <text:p>0.9322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93263">
                <text:p>0.93263</text:p>
              </table:table-cell>
              <table:table-cell office:value-type="float" office:value="44">
                <text:p>44</text:p>
              </table:table-cell>
              <table:table-cell office:value-type="float" office:value="0.93263">
                <text:p>0.93263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93119">
                <text:p>0.93119</text:p>
              </table:table-cell>
              <table:table-cell office:value-type="float" office:value="45">
                <text:p>45</text:p>
              </table:table-cell>
              <table:table-cell office:value-type="float" office:value="0.93119">
                <text:p>0.93119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93139">
                <text:p>0.93139</text:p>
              </table:table-cell>
              <table:table-cell office:value-type="float" office:value="46">
                <text:p>46</text:p>
              </table:table-cell>
              <table:table-cell office:value-type="float" office:value="0.93139">
                <text:p>0.93139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93209">
                <text:p>0.93209</text:p>
              </table:table-cell>
              <table:table-cell office:value-type="float" office:value="47">
                <text:p>47</text:p>
              </table:table-cell>
              <table:table-cell office:value-type="float" office:value="0.93209">
                <text:p>0.93209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92993">
                <text:p>0.92993</text:p>
              </table:table-cell>
              <table:table-cell office:value-type="float" office:value="48">
                <text:p>48</text:p>
              </table:table-cell>
              <table:table-cell office:value-type="float" office:value="0.92993">
                <text:p>0.92993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92944">
                <text:p>0.92944</text:p>
              </table:table-cell>
              <table:table-cell office:value-type="float" office:value="49">
                <text:p>49</text:p>
              </table:table-cell>
              <table:table-cell office:value-type="float" office:value="0.92944">
                <text:p>0.9294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93111">
                <text:p>0.93111</text:p>
              </table:table-cell>
              <table:table-cell office:value-type="float" office:value="50">
                <text:p>50</text:p>
              </table:table-cell>
              <table:table-cell office:value-type="float" office:value="0.93111">
                <text:p>0.93111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93113">
                <text:p>0.93113</text:p>
              </table:table-cell>
              <table:table-cell office:value-type="float" office:value="51">
                <text:p>51</text:p>
              </table:table-cell>
              <table:table-cell office:value-type="float" office:value="0.93113">
                <text:p>0.93113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93158">
                <text:p>0.93158</text:p>
              </table:table-cell>
              <table:table-cell office:value-type="float" office:value="52">
                <text:p>52</text:p>
              </table:table-cell>
              <table:table-cell office:value-type="float" office:value="0.93158">
                <text:p>0.93158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93131">
                <text:p>0.93131</text:p>
              </table:table-cell>
              <table:table-cell office:value-type="float" office:value="53">
                <text:p>53</text:p>
              </table:table-cell>
              <table:table-cell office:value-type="float" office:value="0.93131">
                <text:p>0.93131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93055">
                <text:p>0.93055</text:p>
              </table:table-cell>
              <table:table-cell office:value-type="float" office:value="54">
                <text:p>54</text:p>
              </table:table-cell>
              <table:table-cell office:value-type="float" office:value="0.93055">
                <text:p>0.93055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93074">
                <text:p>0.93074</text:p>
              </table:table-cell>
              <table:table-cell office:value-type="float" office:value="55">
                <text:p>55</text:p>
              </table:table-cell>
              <table:table-cell office:value-type="float" office:value="0.93074">
                <text:p>0.93074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93085">
                <text:p>0.93085</text:p>
              </table:table-cell>
              <table:table-cell office:value-type="float" office:value="56">
                <text:p>56</text:p>
              </table:table-cell>
              <table:table-cell office:value-type="float" office:value="0.93085">
                <text:p>0.93085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93118">
                <text:p>0.93118</text:p>
              </table:table-cell>
              <table:table-cell office:value-type="float" office:value="57">
                <text:p>57</text:p>
              </table:table-cell>
              <table:table-cell office:value-type="float" office:value="0.93118">
                <text:p>0.93118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93142">
                <text:p>0.93142</text:p>
              </table:table-cell>
              <table:table-cell office:value-type="float" office:value="58">
                <text:p>58</text:p>
              </table:table-cell>
              <table:table-cell office:value-type="float" office:value="0.93142">
                <text:p>0.93142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93125">
                <text:p>0.93125</text:p>
              </table:table-cell>
              <table:table-cell office:value-type="float" office:value="59">
                <text:p>59</text:p>
              </table:table-cell>
              <table:table-cell office:value-type="float" office:value="0.93125">
                <text:p>0.93125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93079">
                <text:p>0.93079</text:p>
              </table:table-cell>
              <table:table-cell office:value-type="float" office:value="60">
                <text:p>60</text:p>
              </table:table-cell>
              <table:table-cell office:value-type="float" office:value="0.93079">
                <text:p>0.93079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93148">
                <text:p>0.93148</text:p>
              </table:table-cell>
              <table:table-cell office:value-type="float" office:value="61">
                <text:p>61</text:p>
              </table:table-cell>
              <table:table-cell office:value-type="float" office:value="0.93148">
                <text:p>0.93148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93187">
                <text:p>0.93187</text:p>
              </table:table-cell>
              <table:table-cell office:value-type="float" office:value="62">
                <text:p>62</text:p>
              </table:table-cell>
              <table:table-cell office:value-type="float" office:value="0.93187">
                <text:p>0.93187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93133">
                <text:p>0.93133</text:p>
              </table:table-cell>
              <table:table-cell office:value-type="float" office:value="63">
                <text:p>63</text:p>
              </table:table-cell>
              <table:table-cell office:value-type="float" office:value="0.93133">
                <text:p>0.9313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93185">
                <text:p>0.93185</text:p>
              </table:table-cell>
              <table:table-cell office:value-type="float" office:value="64">
                <text:p>64</text:p>
              </table:table-cell>
              <table:table-cell office:value-type="float" office:value="0.93185">
                <text:p>0.9318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93169">
                <text:p>0.93169</text:p>
              </table:table-cell>
              <table:table-cell office:value-type="float" office:value="65">
                <text:p>65</text:p>
              </table:table-cell>
              <table:table-cell office:value-type="float" office:value="0.93169">
                <text:p>0.93169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93142">
                <text:p>0.93142</text:p>
              </table:table-cell>
              <table:table-cell office:value-type="float" office:value="66">
                <text:p>66</text:p>
              </table:table-cell>
              <table:table-cell office:value-type="float" office:value="0.93142">
                <text:p>0.93142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93078">
                <text:p>0.93078</text:p>
              </table:table-cell>
              <table:table-cell office:value-type="float" office:value="67">
                <text:p>67</text:p>
              </table:table-cell>
              <table:table-cell office:value-type="float" office:value="0.93078">
                <text:p>0.9307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93111">
                <text:p>0.93111</text:p>
              </table:table-cell>
              <table:table-cell office:value-type="float" office:value="68">
                <text:p>68</text:p>
              </table:table-cell>
              <table:table-cell office:value-type="float" office:value="0.93111">
                <text:p>0.93111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93127">
                <text:p>0.93127</text:p>
              </table:table-cell>
              <table:table-cell office:value-type="float" office:value="69">
                <text:p>69</text:p>
              </table:table-cell>
              <table:table-cell office:value-type="float" office:value="0.93127">
                <text:p>0.9312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93211">
                <text:p>0.93211</text:p>
              </table:table-cell>
              <table:table-cell office:value-type="float" office:value="70">
                <text:p>70</text:p>
              </table:table-cell>
              <table:table-cell office:value-type="float" office:value="0.93211">
                <text:p>0.9321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93195">
                <text:p>0.93195</text:p>
              </table:table-cell>
              <table:table-cell office:value-type="float" office:value="71">
                <text:p>71</text:p>
              </table:table-cell>
              <table:table-cell office:value-type="float" office:value="0.93195">
                <text:p>0.9319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93201">
                <text:p>0.93201</text:p>
              </table:table-cell>
              <table:table-cell office:value-type="float" office:value="72">
                <text:p>72</text:p>
              </table:table-cell>
              <table:table-cell office:value-type="float" office:value="0.93201">
                <text:p>0.9320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93252">
                <text:p>0.93252</text:p>
              </table:table-cell>
              <table:table-cell office:value-type="float" office:value="73">
                <text:p>73</text:p>
              </table:table-cell>
              <table:table-cell office:value-type="float" office:value="0.93252">
                <text:p>0.93252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93186">
                <text:p>0.93186</text:p>
              </table:table-cell>
              <table:table-cell office:value-type="float" office:value="74">
                <text:p>74</text:p>
              </table:table-cell>
              <table:table-cell office:value-type="float" office:value="0.93186">
                <text:p>0.9318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93245">
                <text:p>0.93245</text:p>
              </table:table-cell>
              <table:table-cell office:value-type="float" office:value="75">
                <text:p>75</text:p>
              </table:table-cell>
              <table:table-cell office:value-type="float" office:value="0.93245">
                <text:p>0.9324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93137">
                <text:p>0.93137</text:p>
              </table:table-cell>
              <table:table-cell office:value-type="float" office:value="76">
                <text:p>76</text:p>
              </table:table-cell>
              <table:table-cell office:value-type="float" office:value="0.93137">
                <text:p>0.93137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93169">
                <text:p>0.93169</text:p>
              </table:table-cell>
              <table:table-cell office:value-type="float" office:value="77">
                <text:p>77</text:p>
              </table:table-cell>
              <table:table-cell office:value-type="float" office:value="0.93169">
                <text:p>0.9316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93193">
                <text:p>0.93193</text:p>
              </table:table-cell>
              <table:table-cell office:value-type="float" office:value="78">
                <text:p>78</text:p>
              </table:table-cell>
              <table:table-cell office:value-type="float" office:value="0.93193">
                <text:p>0.9319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93263">
                <text:p>0.93263</text:p>
              </table:table-cell>
              <table:table-cell office:value-type="float" office:value="79">
                <text:p>79</text:p>
              </table:table-cell>
              <table:table-cell office:value-type="float" office:value="0.93263">
                <text:p>0.9326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93286">
                <text:p>0.93286</text:p>
              </table:table-cell>
              <table:table-cell office:value-type="float" office:value="80">
                <text:p>80</text:p>
              </table:table-cell>
              <table:table-cell office:value-type="float" office:value="0.93286">
                <text:p>0.93286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93286">
                <text:p>0.93286</text:p>
              </table:table-cell>
              <table:table-cell office:value-type="float" office:value="81">
                <text:p>81</text:p>
              </table:table-cell>
              <table:table-cell office:value-type="float" office:value="0.93286">
                <text:p>0.93286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9321">
                <text:p>0.9321</text:p>
              </table:table-cell>
              <table:table-cell office:value-type="float" office:value="82">
                <text:p>82</text:p>
              </table:table-cell>
              <table:table-cell office:value-type="float" office:value="0.9321">
                <text:p>0.9321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93239">
                <text:p>0.93239</text:p>
              </table:table-cell>
              <table:table-cell office:value-type="float" office:value="83">
                <text:p>83</text:p>
              </table:table-cell>
              <table:table-cell office:value-type="float" office:value="0.93239">
                <text:p>0.93239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93282">
                <text:p>0.93282</text:p>
              </table:table-cell>
              <table:table-cell office:value-type="float" office:value="84">
                <text:p>84</text:p>
              </table:table-cell>
              <table:table-cell office:value-type="float" office:value="0.93282">
                <text:p>0.93282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9325">
                <text:p>0.9325</text:p>
              </table:table-cell>
              <table:table-cell office:value-type="float" office:value="85">
                <text:p>85</text:p>
              </table:table-cell>
              <table:table-cell office:value-type="float" office:value="0.9325">
                <text:p>0.9325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93311">
                <text:p>0.93311</text:p>
              </table:table-cell>
              <table:table-cell office:value-type="float" office:value="86">
                <text:p>86</text:p>
              </table:table-cell>
              <table:table-cell office:value-type="float" office:value="0.93311">
                <text:p>0.93311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93349">
                <text:p>0.93349</text:p>
              </table:table-cell>
              <table:table-cell office:value-type="float" office:value="87">
                <text:p>87</text:p>
              </table:table-cell>
              <table:table-cell office:value-type="float" office:value="0.93349">
                <text:p>0.93349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9341">
                <text:p>0.9341</text:p>
              </table:table-cell>
              <table:table-cell office:value-type="float" office:value="88">
                <text:p>88</text:p>
              </table:table-cell>
              <table:table-cell office:value-type="float" office:value="0.9341">
                <text:p>0.9341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93417">
                <text:p>0.93417</text:p>
              </table:table-cell>
              <table:table-cell office:value-type="float" office:value="89">
                <text:p>89</text:p>
              </table:table-cell>
              <table:table-cell office:value-type="float" office:value="0.93417">
                <text:p>0.93417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93508">
                <text:p>0.93508</text:p>
              </table:table-cell>
              <table:table-cell office:value-type="float" office:value="90">
                <text:p>90</text:p>
              </table:table-cell>
              <table:table-cell office:value-type="float" office:value="0.93508">
                <text:p>0.93508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93479">
                <text:p>0.93479</text:p>
              </table:table-cell>
              <table:table-cell office:value-type="float" office:value="91">
                <text:p>91</text:p>
              </table:table-cell>
              <table:table-cell office:value-type="float" office:value="0.93479">
                <text:p>0.93479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93588">
                <text:p>0.93588</text:p>
              </table:table-cell>
              <table:table-cell office:value-type="float" office:value="92">
                <text:p>92</text:p>
              </table:table-cell>
              <table:table-cell office:value-type="float" office:value="0.93588">
                <text:p>0.93588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93612">
                <text:p>0.93612</text:p>
              </table:table-cell>
              <table:table-cell office:value-type="float" office:value="93">
                <text:p>93</text:p>
              </table:table-cell>
              <table:table-cell office:value-type="float" office:value="0.93612">
                <text:p>0.93612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93594">
                <text:p>0.93594</text:p>
              </table:table-cell>
              <table:table-cell office:value-type="float" office:value="94">
                <text:p>94</text:p>
              </table:table-cell>
              <table:table-cell office:value-type="float" office:value="0.93594">
                <text:p>0.93594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3529">
                <text:p>0.93529</text:p>
              </table:table-cell>
              <table:table-cell office:value-type="float" office:value="95">
                <text:p>95</text:p>
              </table:table-cell>
              <table:table-cell office:value-type="float" office:value="0.93529">
                <text:p>0.93529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93335">
                <text:p>0.93335</text:p>
              </table:table-cell>
              <table:table-cell office:value-type="float" office:value="96">
                <text:p>96</text:p>
              </table:table-cell>
              <table:table-cell office:value-type="float" office:value="0.93335">
                <text:p>0.93335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93274">
                <text:p>0.93274</text:p>
              </table:table-cell>
              <table:table-cell office:value-type="float" office:value="97">
                <text:p>97</text:p>
              </table:table-cell>
              <table:table-cell office:value-type="float" office:value="0.93274">
                <text:p>0.93274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93293">
                <text:p>0.93293</text:p>
              </table:table-cell>
              <table:table-cell office:value-type="float" office:value="98">
                <text:p>98</text:p>
              </table:table-cell>
              <table:table-cell office:value-type="float" office:value="0.93293">
                <text:p>0.93293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93294">
                <text:p>0.93294</text:p>
              </table:table-cell>
              <table:table-cell office:value-type="float" office:value="99">
                <text:p>99</text:p>
              </table:table-cell>
              <table:table-cell office:value-type="float" office:value="0.93294">
                <text:p>0.9329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93231">
                <text:p>0.93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93173">
                <text:p>0.9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93176">
                <text:p>0.9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9324">
                <text:p>0.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93207">
                <text:p>0.9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93246">
                <text:p>0.9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93111">
                <text:p>0.9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93087">
                <text:p>0.93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93082">
                <text:p>0.9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93147">
                <text:p>0.9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93235">
                <text:p>0.9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93306">
                <text:p>0.93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93283">
                <text:p>0.93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93304">
                <text:p>0.9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9335">
                <text:p>0.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93297">
                <text:p>0.93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93328">
                <text:p>0.9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93266">
                <text:p>0.9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93286">
                <text:p>0.9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93303">
                <text:p>0.9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9339">
                <text:p>0.9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93372">
                <text:p>0.9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93402">
                <text:p>0.93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93465">
                <text:p>0.93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93517">
                <text:p>0.9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93501">
                <text:p>0.9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93534">
                <text:p>0.9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93532">
                <text:p>0.93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93494">
                <text:p>0.93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93456">
                <text:p>0.93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9354">
                <text:p>0.9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93551">
                <text:p>0.9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93587">
                <text:p>0.93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93537">
                <text:p>0.9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93592">
                <text:p>0.93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9358">
                <text:p>0.9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93608">
                <text:p>0.9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93591">
                <text:p>0.93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93629">
                <text:p>0.93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93638">
                <text:p>0.9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9364">
                <text:p>0.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93586">
                <text:p>0.9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93644">
                <text:p>0.9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93618">
                <text:p>0.9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93679">
                <text:p>0.9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93596">
                <text:p>0.9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93584">
                <text:p>0.93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93628">
                <text:p>0.93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93449">
                <text:p>0.93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93581">
                <text:p>0.93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93909">
                <text:p>0.9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93853">
                <text:p>0.9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93855">
                <text:p>0.9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93852">
                <text:p>0.9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93864">
                <text:p>0.9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9382">
                <text:p>0.9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93788">
                <text:p>0.93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93711">
                <text:p>0.9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93765">
                <text:p>0.93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93805">
                <text:p>0.9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93777">
                <text:p>0.9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93853">
                <text:p>0.9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93826">
                <text:p>0.9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93836">
                <text:p>0.9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93924">
                <text:p>0.9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93995">
                <text:p>0.9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9398">
                <text:p>0.9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93912">
                <text:p>0.9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94005">
                <text:p>0.9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93923">
                <text:p>0.9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93986">
                <text:p>0.9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93926">
                <text:p>0.9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93871">
                <text:p>0.9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93955">
                <text:p>0.93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94035">
                <text:p>0.9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93949">
                <text:p>0.9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93923">
                <text:p>0.9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94096">
                <text:p>0.9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94127">
                <text:p>0.94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94018">
                <text:p>0.94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94042">
                <text:p>0.9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94041">
                <text:p>0.94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94117">
                <text:p>0.9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94155">
                <text:p>0.94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94239">
                <text:p>0.9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94229">
                <text:p>0.94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94219">
                <text:p>0.9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94231">
                <text:p>0.9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94312">
                <text:p>0.9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94375">
                <text:p>0.9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94392">
                <text:p>0.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94432">
                <text:p>0.9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94487">
                <text:p>0.9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94519">
                <text:p>0.9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94521">
                <text:p>0.9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94538">
                <text:p>0.9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94435">
                <text:p>0.9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9449">
                <text:p>0.9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94545">
                <text:p>0.9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94535">
                <text:p>0.94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94576">
                <text:p>0.9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94606">
                <text:p>0.94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94553">
                <text:p>0.9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94471">
                <text:p>0.9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94431">
                <text:p>0.9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94382">
                <text:p>0.9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94375">
                <text:p>0.9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94377">
                <text:p>0.9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94452">
                <text:p>0.9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94488">
                <text:p>0.9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94456">
                <text:p>0.9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94463">
                <text:p>0.9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94507">
                <text:p>0.9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94447">
                <text:p>0.9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94451">
                <text:p>0.9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94392">
                <text:p>0.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9441">
                <text:p>0.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94481">
                <text:p>0.9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9448">
                <text:p>0.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94553">
                <text:p>0.9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94625">
                <text:p>0.9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94643">
                <text:p>0.94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94683">
                <text:p>0.9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94724">
                <text:p>0.9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9474">
                <text:p>0.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94667">
                <text:p>0.9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94661">
                <text:p>0.94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94741">
                <text:p>0.9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94654">
                <text:p>0.9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94695">
                <text:p>0.94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9468">
                <text:p>0.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94733">
                <text:p>0.9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94829">
                <text:p>0.94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9487">
                <text:p>0.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94821">
                <text:p>0.9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94821">
                <text:p>0.9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94844">
                <text:p>0.9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94751">
                <text:p>0.9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94624">
                <text:p>0.9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94613">
                <text:p>0.94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94632">
                <text:p>0.94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94683">
                <text:p>0.9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94709">
                <text:p>0.94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94686">
                <text:p>0.9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94672">
                <text:p>0.94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94683">
                <text:p>0.9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9468">
                <text:p>0.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94741">
                <text:p>0.9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94735">
                <text:p>0.9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254cm" xlink:href=".." xlink:type="simple" chart:class="chart:scatter" chart:style-name="ch1">
        <chart:title svg:x="7.268cm" svg:y="0.341cm" chart:style-name="ch2">
          <text:p>Recall</text:p>
        </chart:title>
        <chart:plot-area chart:style-name="ch3" table:cell-range-address="Train.A1:Train.B1 Train.A2:Train.A251 Train.F2:Train.F251" chart:data-source-has-labels="both" svg:x="0.319cm" svg:y="1.325cm" svg:width="15.36cm" svg:height="7.599cm">
          <chart:coordinate-region svg:x="1.152cm" svg:y="1.551cm" svg:width="14.168cm" svg:height="6.673cm"/>
          <chart:axis chart:dimension="x" chart:name="primary-x" chart:style-name="ch4" chartooo:axis-type="auto">
            <chart:title svg:x="7.208cm" svg:y="9.129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F2:Train.F251" chart:label-cell-address="Train.A1:Train.A1" chart:class="chart:scatter">
            <chart:domain table:cell-range-address="Train.A2:Train.A251"/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70106">
                <text:p>0.70106</text:p>
                <draw:g>
                  <svg:desc>Train.F2:Train.F25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75612">
                <text:p>0.7561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78014">
                <text:p>0.7801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85744">
                <text:p>0.8574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87526">
                <text:p>0.8752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8684">
                <text:p>0.868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7825">
                <text:p>0.8782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89466">
                <text:p>0.8946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89769">
                <text:p>0.8976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8346">
                <text:p>0.8834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9688">
                <text:p>0.8968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90417">
                <text:p>0.9041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91526">
                <text:p>0.9152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9087">
                <text:p>0.9087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90134">
                <text:p>0.90134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93253">
                <text:p>0.93253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92611">
                <text:p>0.92611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92634">
                <text:p>0.9263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93386">
                <text:p>0.93386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93255">
                <text:p>0.9325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93524">
                <text:p>0.93524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93552">
                <text:p>0.9355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93748">
                <text:p>0.93748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94502">
                <text:p>0.94502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94766">
                <text:p>0.94766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9381">
                <text:p>0.9381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94154">
                <text:p>0.9415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94392">
                <text:p>0.94392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94302">
                <text:p>0.94302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94885">
                <text:p>0.9488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94335">
                <text:p>0.94335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94363">
                <text:p>0.94363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4452">
                <text:p>0.94452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94611">
                <text:p>0.94611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4286">
                <text:p>0.94286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94353">
                <text:p>0.94353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4652">
                <text:p>0.94652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94521">
                <text:p>0.94521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4496">
                <text:p>0.94496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94211">
                <text:p>0.9421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4565">
                <text:p>0.94565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94513">
                <text:p>0.94513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94502">
                <text:p>0.94502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94552">
                <text:p>0.9455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9452">
                <text:p>0.9452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94609">
                <text:p>0.94609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94705">
                <text:p>0.94705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94679">
                <text:p>0.94679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94774">
                <text:p>0.94774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94874">
                <text:p>0.9487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94825">
                <text:p>0.9482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94826">
                <text:p>0.94826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94777">
                <text:p>0.94777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94847">
                <text:p>0.94847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94933">
                <text:p>0.94933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94935">
                <text:p>0.94935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94903">
                <text:p>0.94903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94868">
                <text:p>0.94868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94832">
                <text:p>0.94832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9487">
                <text:p>0.9487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94899">
                <text:p>0.94899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94909">
                <text:p>0.94909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94929">
                <text:p>0.94929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94974">
                <text:p>0.9497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9491">
                <text:p>0.949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94942">
                <text:p>0.94942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94961">
                <text:p>0.94961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95025">
                <text:p>0.9502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94992">
                <text:p>0.94992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95027">
                <text:p>0.9502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94975">
                <text:p>0.9497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95038">
                <text:p>0.95038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94972">
                <text:p>0.9497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94957">
                <text:p>0.94957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9506">
                <text:p>0.950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95064">
                <text:p>0.9506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95194">
                <text:p>0.95194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95119">
                <text:p>0.9511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95143">
                <text:p>0.9514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95072">
                <text:p>0.95072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95049">
                <text:p>0.95049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95051">
                <text:p>0.95051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95132">
                <text:p>0.95132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95098">
                <text:p>0.95098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95082">
                <text:p>0.95082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95064">
                <text:p>0.95064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95038">
                <text:p>0.95038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95065">
                <text:p>0.95065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95012">
                <text:p>0.95012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94992">
                <text:p>0.9499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94938">
                <text:p>0.94938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95004">
                <text:p>0.95004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9495">
                <text:p>0.9495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94899">
                <text:p>0.94899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4913">
                <text:p>0.94913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95228">
                <text:p>0.95228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95285">
                <text:p>0.95285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95298">
                <text:p>0.95298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95295">
                <text:p>0.95295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95348">
                <text:p>0.95348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95426">
                <text:p>0.95426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95442">
                <text:p>0.95442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95394">
                <text:p>0.95394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95385">
                <text:p>0.95385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95361">
                <text:p>0.95361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95499">
                <text:p>0.95499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95503">
                <text:p>0.95503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95584">
                <text:p>0.95584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95567">
                <text:p>0.95567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95501">
                <text:p>0.95501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95413">
                <text:p>0.95413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95438">
                <text:p>0.95438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9543">
                <text:p>0.9543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95403">
                <text:p>0.95403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95453">
                <text:p>0.95453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95453">
                <text:p>0.95453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95543">
                <text:p>0.95543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95563">
                <text:p>0.95563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95589">
                <text:p>0.95589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95509">
                <text:p>0.95509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95521">
                <text:p>0.95521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95574">
                <text:p>0.95574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95403">
                <text:p>0.95403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95455">
                <text:p>0.95455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95491">
                <text:p>0.95491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95485">
                <text:p>0.95485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95537">
                <text:p>0.9553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95577">
                <text:p>0.95577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95607">
                <text:p>0.95607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95567">
                <text:p>0.95567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95602">
                <text:p>0.95602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95543">
                <text:p>0.95543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95626">
                <text:p>0.95626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95529">
                <text:p>0.95529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9566">
                <text:p>0.9566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9565">
                <text:p>0.9565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95656">
                <text:p>0.9565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95643">
                <text:p>0.95643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95658">
                <text:p>0.95658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95676">
                <text:p>0.95676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95784">
                <text:p>0.95784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95742">
                <text:p>0.95742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95759">
                <text:p>0.95759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95723">
                <text:p>0.95723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95763">
                <text:p>0.95763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9578">
                <text:p>0.9578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95756">
                <text:p>0.95756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95904">
                <text:p>0.95904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95801">
                <text:p>0.95801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95542">
                <text:p>0.95542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95568">
                <text:p>0.95568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95536">
                <text:p>0.95536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95543">
                <text:p>0.95543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95577">
                <text:p>0.95577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95624">
                <text:p>0.95624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95664">
                <text:p>0.95664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9579">
                <text:p>0.9579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95748">
                <text:p>0.95748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95706">
                <text:p>0.95706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95691">
                <text:p>0.95691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95661">
                <text:p>0.95661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95734">
                <text:p>0.95734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95761">
                <text:p>0.95761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9566">
                <text:p>0.9566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95573">
                <text:p>0.95573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95648">
                <text:p>0.95648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95706">
                <text:p>0.95706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95614">
                <text:p>0.95614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95586">
                <text:p>0.95586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95773">
                <text:p>0.95773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95708">
                <text:p>0.95708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95757">
                <text:p>0.95757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9586">
                <text:p>0.9586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95793">
                <text:p>0.95793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95793">
                <text:p>0.95793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9589">
                <text:p>0.9589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95933">
                <text:p>0.95933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95759">
                <text:p>0.95759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95733">
                <text:p>0.95733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9589">
                <text:p>0.9589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95879">
                <text:p>0.95879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95867">
                <text:p>0.95867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95839">
                <text:p>0.95839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95848">
                <text:p>0.95848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95801">
                <text:p>0.95801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95898">
                <text:p>0.95898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95905">
                <text:p>0.95905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95874">
                <text:p>0.95874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95844">
                <text:p>0.95844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95776">
                <text:p>0.95776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95795">
                <text:p>0.95795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95809">
                <text:p>0.95809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95766">
                <text:p>0.95766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9578">
                <text:p>0.9578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95849">
                <text:p>0.95849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95842">
                <text:p>0.95842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95897">
                <text:p>0.95897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95911">
                <text:p>0.95911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95846">
                <text:p>0.95846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95867">
                <text:p>0.95867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95821">
                <text:p>0.95821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95821">
                <text:p>0.95821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95862">
                <text:p>0.95862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95928">
                <text:p>0.95928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9599">
                <text:p>0.9599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96059">
                <text:p>0.96059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96058">
                <text:p>0.96058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96022">
                <text:p>0.96022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95904">
                <text:p>0.95904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95935">
                <text:p>0.95935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95981">
                <text:p>0.95981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95972">
                <text:p>0.95972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95993">
                <text:p>0.95993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96047">
                <text:p>0.96047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96098">
                <text:p>0.96098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96104">
                <text:p>0.96104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96094">
                <text:p>0.96094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96069">
                <text:p>0.96069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96089">
                <text:p>0.96089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96083">
                <text:p>0.96083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96041">
                <text:p>0.96041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96012">
                <text:p>0.96012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95989">
                <text:p>0.95989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95924">
                <text:p>0.95924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95946">
                <text:p>0.95946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95943">
                <text:p>0.95943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95909">
                <text:p>0.95909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95939">
                <text:p>0.95939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95934">
                <text:p>0.95934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95948">
                <text:p>0.95948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95929">
                <text:p>0.95929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95899">
                <text:p>0.95899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9589">
                <text:p>0.9589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95918">
                <text:p>0.95918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95933">
                <text:p>0.95933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95907">
                <text:p>0.95907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9596">
                <text:p>0.9596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96022">
                <text:p>0.96022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96019">
                <text:p>0.96019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95997">
                <text:p>0.95997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95976">
                <text:p>0.95976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95992">
                <text:p>0.95992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96005">
                <text:p>0.96005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96023">
                <text:p>0.96023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96043">
                <text:p>0.96043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96021">
                <text:p>0.96021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96092">
                <text:p>0.960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10.2cm" xlink:href=".." xlink:type="simple" chart:class="chart:scatter" chart:style-name="ch1">
        <chart:title svg:x="7.043cm" svg:y="0.34cm" chart:style-name="ch2">
          <text:p>mAP 0.5</text:p>
        </chart:title>
        <chart:plot-area chart:style-name="ch3" table:cell-range-address="Train.A1:Train.B1 Train.A2:Train.A251 Train.G2:Train.G251" chart:data-source-has-labels="both" svg:x="0.319cm" svg:y="1.323cm" svg:width="15.361cm" svg:height="7.548cm">
          <chart:coordinate-region svg:x="1.152cm" svg:y="1.549cm" svg:width="14.169cm" svg:height="6.622cm"/>
          <chart:axis chart:dimension="x" chart:name="primary-x" chart:style-name="ch4" chartooo:axis-type="auto">
            <chart:title svg:x="7.208cm" svg:y="9.075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G2:Train.G251" chart:label-cell-address="Train.A1:Train.A1" chart:class="chart:scatter">
            <chart:domain table:cell-range-address="Train.A2:Train.A251"/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46461">
                <text:p>0.46461</text:p>
                <draw:g>
                  <svg:desc>Train.G2:Train.G25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73185">
                <text:p>0.7318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81664">
                <text:p>0.8166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91523">
                <text:p>0.9152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93038">
                <text:p>0.9303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2673">
                <text:p>0.9267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94198">
                <text:p>0.9419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94792">
                <text:p>0.9479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94948">
                <text:p>0.9494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93978">
                <text:p>0.9397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94899">
                <text:p>0.9489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95824">
                <text:p>0.9582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95668">
                <text:p>0.95668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96444">
                <text:p>0.9644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96122">
                <text:p>0.96122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96955">
                <text:p>0.96955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97033">
                <text:p>0.97033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97274">
                <text:p>0.9727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97666">
                <text:p>0.9766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9752">
                <text:p>0.9752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97783">
                <text:p>0.97783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97818">
                <text:p>0.97818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97562">
                <text:p>0.97562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97683">
                <text:p>0.97683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97754">
                <text:p>0.97754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97805">
                <text:p>0.97805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9788">
                <text:p>0.9788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97933">
                <text:p>0.97933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97861">
                <text:p>0.97861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97947">
                <text:p>0.97947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97975">
                <text:p>0.9797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7955">
                <text:p>0.97955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97956">
                <text:p>0.97956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7968">
                <text:p>0.97968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97934">
                <text:p>0.97934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7898">
                <text:p>0.97898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97927">
                <text:p>0.97927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7963">
                <text:p>0.97963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97983">
                <text:p>0.97983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8018">
                <text:p>0.98018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98031">
                <text:p>0.98031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98037">
                <text:p>0.98037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98042">
                <text:p>0.9804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98035">
                <text:p>0.98035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98031">
                <text:p>0.9803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98028">
                <text:p>0.98028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98035">
                <text:p>0.98035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98042">
                <text:p>0.98042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98046">
                <text:p>0.98046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98055">
                <text:p>0.98055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98057">
                <text:p>0.98057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98057">
                <text:p>0.98057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9806">
                <text:p>0.9806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98063">
                <text:p>0.98063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98066">
                <text:p>0.98066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9807">
                <text:p>0.9807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98079">
                <text:p>0.98079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98085">
                <text:p>0.98085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98091">
                <text:p>0.98091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98099">
                <text:p>0.98099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98107">
                <text:p>0.98107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98113">
                <text:p>0.98113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98114">
                <text:p>0.9811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9812">
                <text:p>0.9812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98127">
                <text:p>0.98127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98132">
                <text:p>0.98132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98136">
                <text:p>0.9813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98142">
                <text:p>0.98142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98149">
                <text:p>0.9814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98153">
                <text:p>0.9815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98156">
                <text:p>0.9815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9816">
                <text:p>0.981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98167">
                <text:p>0.98167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9817">
                <text:p>0.9817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98173">
                <text:p>0.98173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98184">
                <text:p>0.9818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98186">
                <text:p>0.9818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98191">
                <text:p>0.98191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98192">
                <text:p>0.98192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98193">
                <text:p>0.98193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98199">
                <text:p>0.98199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98202">
                <text:p>0.98202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98208">
                <text:p>0.98208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98208">
                <text:p>0.98208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98217">
                <text:p>0.98217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98218">
                <text:p>0.98218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98219">
                <text:p>0.98219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98224">
                <text:p>0.98224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98229">
                <text:p>0.98229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98232">
                <text:p>0.98232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98232">
                <text:p>0.98232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98237">
                <text:p>0.98237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8241">
                <text:p>0.98241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98238">
                <text:p>0.98238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98245">
                <text:p>0.98245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98248">
                <text:p>0.98248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98254">
                <text:p>0.98254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98254">
                <text:p>0.98254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98255">
                <text:p>0.98255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98258">
                <text:p>0.98258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98267">
                <text:p>0.98267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98272">
                <text:p>0.98272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98276">
                <text:p>0.98276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98283">
                <text:p>0.98283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98289">
                <text:p>0.98289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98293">
                <text:p>0.98293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98292">
                <text:p>0.98292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98295">
                <text:p>0.98295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98295">
                <text:p>0.98295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98295">
                <text:p>0.98295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98301">
                <text:p>0.98301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98302">
                <text:p>0.98302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98304">
                <text:p>0.98304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98307">
                <text:p>0.98307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98314">
                <text:p>0.98314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98314">
                <text:p>0.98314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98319">
                <text:p>0.98319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98319">
                <text:p>0.98319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98319">
                <text:p>0.98319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98322">
                <text:p>0.98322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98322">
                <text:p>0.98322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98326">
                <text:p>0.98326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98328">
                <text:p>0.98328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98333">
                <text:p>0.98333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98337">
                <text:p>0.98337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98343">
                <text:p>0.98343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98348">
                <text:p>0.98348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98347">
                <text:p>0.98347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98352">
                <text:p>0.98352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98354">
                <text:p>0.98354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98356">
                <text:p>0.9835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9836">
                <text:p>0.9836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98359">
                <text:p>0.98359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98363">
                <text:p>0.98363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98363">
                <text:p>0.98363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98366">
                <text:p>0.98366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98367">
                <text:p>0.98367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98364">
                <text:p>0.98364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98362">
                <text:p>0.98362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98361">
                <text:p>0.98361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98364">
                <text:p>0.98364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98366">
                <text:p>0.98366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98363">
                <text:p>0.98363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98364">
                <text:p>0.98364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98364">
                <text:p>0.98364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98366">
                <text:p>0.98366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98366">
                <text:p>0.98366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98368">
                <text:p>0.98368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98372">
                <text:p>0.98372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98374">
                <text:p>0.98374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98382">
                <text:p>0.98382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98386">
                <text:p>0.98386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9839">
                <text:p>0.9839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98395">
                <text:p>0.98395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98397">
                <text:p>0.98397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98401">
                <text:p>0.98401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98402">
                <text:p>0.98402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98403">
                <text:p>0.98403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98408">
                <text:p>0.98408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98408">
                <text:p>0.98408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98408">
                <text:p>0.98408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98407">
                <text:p>0.98407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98409">
                <text:p>0.98409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98409">
                <text:p>0.98409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98411">
                <text:p>0.98411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9841">
                <text:p>0.9841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98415">
                <text:p>0.98415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98416">
                <text:p>0.98416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98422">
                <text:p>0.98422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98421">
                <text:p>0.98421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98426">
                <text:p>0.98426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98433">
                <text:p>0.98433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98439">
                <text:p>0.98439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98442">
                <text:p>0.98442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98445">
                <text:p>0.98445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98448">
                <text:p>0.98448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98449">
                <text:p>0.98449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98452">
                <text:p>0.98452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98453">
                <text:p>0.98453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98462">
                <text:p>0.98462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98464">
                <text:p>0.98464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98466">
                <text:p>0.98466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98466">
                <text:p>0.98466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98468">
                <text:p>0.98468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98468">
                <text:p>0.98468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98471">
                <text:p>0.98471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98472">
                <text:p>0.98472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98473">
                <text:p>0.98473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98476">
                <text:p>0.98476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98477">
                <text:p>0.98477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98485">
                <text:p>0.98485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98485">
                <text:p>0.98485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98485">
                <text:p>0.98485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98489">
                <text:p>0.98489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98486">
                <text:p>0.98486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98487">
                <text:p>0.98487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98488">
                <text:p>0.98488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98492">
                <text:p>0.98492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98497">
                <text:p>0.98497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98502">
                <text:p>0.98502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98502">
                <text:p>0.98502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98501">
                <text:p>0.98501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98504">
                <text:p>0.98504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98507">
                <text:p>0.98507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98512">
                <text:p>0.98512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98516">
                <text:p>0.98516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98525">
                <text:p>0.98525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98525">
                <text:p>0.98525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98522">
                <text:p>0.98522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98526">
                <text:p>0.98526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98531">
                <text:p>0.98531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98531">
                <text:p>0.98531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98532">
                <text:p>0.98532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98536">
                <text:p>0.98536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98533">
                <text:p>0.98533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98535">
                <text:p>0.98535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98539">
                <text:p>0.98539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98539">
                <text:p>0.98539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98543">
                <text:p>0.98543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98541">
                <text:p>0.98541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98547">
                <text:p>0.98547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98548">
                <text:p>0.98548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98551">
                <text:p>0.98551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98553">
                <text:p>0.98553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98552">
                <text:p>0.98552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98552">
                <text:p>0.98552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98548">
                <text:p>0.98548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98548">
                <text:p>0.98548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98551">
                <text:p>0.98551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98549">
                <text:p>0.98549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98547">
                <text:p>0.98547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98546">
                <text:p>0.98546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98549">
                <text:p>0.98549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9855">
                <text:p>0.98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413cm" xlink:href=".." xlink:type="simple" chart:class="chart:scatter" chart:style-name="ch1">
        <chart:title svg:x="6.54cm" svg:y="0.344cm" chart:style-name="ch2">
          <text:p>mAP 0.5:0.95</text:p>
        </chart:title>
        <chart:plot-area chart:style-name="ch3" table:cell-range-address="Train.A1:Train.B1 Train.A2:Train.A251 Train.H2:Train.H251" chart:data-source-has-labels="both" svg:x="0.319cm" svg:y="1.331cm" svg:width="15.36cm" svg:height="7.749cm">
          <chart:coordinate-region svg:x="1.152cm" svg:y="1.557cm" svg:width="14.168cm" svg:height="6.823cm"/>
          <chart:axis chart:dimension="x" chart:name="primary-x" chart:style-name="ch4" chartooo:axis-type="auto">
            <chart:title svg:x="7.208cm" svg:y="9.288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H2:Train.H251" chart:label-cell-address="Train.A1:Train.A1" chart:class="chart:scatter">
            <chart:domain table:cell-range-address="Train.A2:Train.A251"/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21508">
                <text:p>0.21508</text:p>
                <draw:g>
                  <svg:desc>Train.H2:Train.H25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43065">
                <text:p>0.4306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52104">
                <text:p>0.5210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70088">
                <text:p>0.7008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73892">
                <text:p>0.7389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74762">
                <text:p>0.7476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7702">
                <text:p>0.770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80069">
                <text:p>0.8006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79929">
                <text:p>0.7992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78156">
                <text:p>0.7815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1445">
                <text:p>0.8144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82658">
                <text:p>0.8265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81604">
                <text:p>0.81604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84516">
                <text:p>0.84516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84025">
                <text:p>0.8402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86884">
                <text:p>0.8688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8763">
                <text:p>0.8763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87652">
                <text:p>0.87652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87307">
                <text:p>0.87307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89422">
                <text:p>0.8942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90105">
                <text:p>0.90105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90863">
                <text:p>0.90863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91326">
                <text:p>0.91326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90735">
                <text:p>0.9073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91414">
                <text:p>0.9141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92218">
                <text:p>0.92218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92263">
                <text:p>0.92263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92631">
                <text:p>0.92631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93003">
                <text:p>0.93003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92717">
                <text:p>0.9271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92957">
                <text:p>0.92957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93047">
                <text:p>0.93047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9322">
                <text:p>0.9322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93251">
                <text:p>0.93251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93229">
                <text:p>0.9322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93367">
                <text:p>0.93367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93373">
                <text:p>0.93373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93343">
                <text:p>0.93343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93495">
                <text:p>0.93495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93493">
                <text:p>0.93493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93643">
                <text:p>0.93643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93596">
                <text:p>0.93596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9362">
                <text:p>0.936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93634">
                <text:p>0.93634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93582">
                <text:p>0.93582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93593">
                <text:p>0.93593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93557">
                <text:p>0.93557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93589">
                <text:p>0.93589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93635">
                <text:p>0.9363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93649">
                <text:p>0.93649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93638">
                <text:p>0.93638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93627">
                <text:p>0.93627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93664">
                <text:p>0.93664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93731">
                <text:p>0.93731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9373">
                <text:p>0.9373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93718">
                <text:p>0.93718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93757">
                <text:p>0.93757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93769">
                <text:p>0.93769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9372">
                <text:p>0.9372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93728">
                <text:p>0.93728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93754">
                <text:p>0.93754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93732">
                <text:p>0.93732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93724">
                <text:p>0.9372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93699">
                <text:p>0.9369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93706">
                <text:p>0.93706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93704">
                <text:p>0.93704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93698">
                <text:p>0.9369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93718">
                <text:p>0.93718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93718">
                <text:p>0.9371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93684">
                <text:p>0.9368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93661">
                <text:p>0.9366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93599">
                <text:p>0.93599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93587">
                <text:p>0.93587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93594">
                <text:p>0.9359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93603">
                <text:p>0.93603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93606">
                <text:p>0.9360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93634">
                <text:p>0.9363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93608">
                <text:p>0.93608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93596">
                <text:p>0.93596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93574">
                <text:p>0.93574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9358">
                <text:p>0.9358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93571">
                <text:p>0.93571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93552">
                <text:p>0.93552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93521">
                <text:p>0.93521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93552">
                <text:p>0.93552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9353">
                <text:p>0.9353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93528">
                <text:p>0.93528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93519">
                <text:p>0.93519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93529">
                <text:p>0.93529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93515">
                <text:p>0.93515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93522">
                <text:p>0.93522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93543">
                <text:p>0.9354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93552">
                <text:p>0.93552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93563">
                <text:p>0.93563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93553">
                <text:p>0.93553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93553">
                <text:p>0.93553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93552">
                <text:p>0.93552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93571">
                <text:p>0.93571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93602">
                <text:p>0.93602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93656">
                <text:p>0.93656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93655">
                <text:p>0.93655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93698">
                <text:p>0.93698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93686">
                <text:p>0.93686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93736">
                <text:p>0.93736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93742">
                <text:p>0.93742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93787">
                <text:p>0.93787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93786">
                <text:p>0.93786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93853">
                <text:p>0.93853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93868">
                <text:p>0.93868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93897">
                <text:p>0.93897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93905">
                <text:p>0.93905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93929">
                <text:p>0.93929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93951">
                <text:p>0.93951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93967">
                <text:p>0.93967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93993">
                <text:p>0.93993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94003">
                <text:p>0.94003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94017">
                <text:p>0.94017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94062">
                <text:p>0.94062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94082">
                <text:p>0.94082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94127">
                <text:p>0.94127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94159">
                <text:p>0.94159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94174">
                <text:p>0.94174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94185">
                <text:p>0.94185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94253">
                <text:p>0.9425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94298">
                <text:p>0.9429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94281">
                <text:p>0.94281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94336">
                <text:p>0.94336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94348">
                <text:p>0.94348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94372">
                <text:p>0.94372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94426">
                <text:p>0.94426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94455">
                <text:p>0.944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94474">
                <text:p>0.94474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94498">
                <text:p>0.94498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94488">
                <text:p>0.94488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94522">
                <text:p>0.94522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94576">
                <text:p>0.9457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94612">
                <text:p>0.94612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94645">
                <text:p>0.94645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94689">
                <text:p>0.94689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9469">
                <text:p>0.9469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94732">
                <text:p>0.94732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9476">
                <text:p>0.9476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9478">
                <text:p>0.9478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94824">
                <text:p>0.94824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94877">
                <text:p>0.94877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94907">
                <text:p>0.94907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94926">
                <text:p>0.94926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94975">
                <text:p>0.94975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94977">
                <text:p>0.94977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94994">
                <text:p>0.94994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95043">
                <text:p>0.9504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95088">
                <text:p>0.95088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95126">
                <text:p>0.95126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95141">
                <text:p>0.95141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95165">
                <text:p>0.95165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95196">
                <text:p>0.95196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95267">
                <text:p>0.95267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9531">
                <text:p>0.9531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9536">
                <text:p>0.9536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95415">
                <text:p>0.95415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95445">
                <text:p>0.95445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95479">
                <text:p>0.95479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95495">
                <text:p>0.95495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95498">
                <text:p>0.95498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95568">
                <text:p>0.95568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95628">
                <text:p>0.95628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9567">
                <text:p>0.9567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95687">
                <text:p>0.95687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95702">
                <text:p>0.95702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95754">
                <text:p>0.95754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95799">
                <text:p>0.95799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95815">
                <text:p>0.95815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95855">
                <text:p>0.95855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9587">
                <text:p>0.9587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95884">
                <text:p>0.95884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95936">
                <text:p>0.95936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95932">
                <text:p>0.95932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95942">
                <text:p>0.95942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95984">
                <text:p>0.95984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96008">
                <text:p>0.96008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96017">
                <text:p>0.96017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96032">
                <text:p>0.96032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96043">
                <text:p>0.96043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96062">
                <text:p>0.96062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96089">
                <text:p>0.96089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96121">
                <text:p>0.96121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96139">
                <text:p>0.96139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96189">
                <text:p>0.96189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96203">
                <text:p>0.96203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96248">
                <text:p>0.96248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96266">
                <text:p>0.96266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96272">
                <text:p>0.96272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96293">
                <text:p>0.96293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96329">
                <text:p>0.96329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9632">
                <text:p>0.9632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9637">
                <text:p>0.9637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96404">
                <text:p>0.96404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96426">
                <text:p>0.96426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96435">
                <text:p>0.96435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96433">
                <text:p>0.96433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96435">
                <text:p>0.96435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96463">
                <text:p>0.96463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96495">
                <text:p>0.96495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96521">
                <text:p>0.96521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96534">
                <text:p>0.96534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96544">
                <text:p>0.96544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96525">
                <text:p>0.96525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96537">
                <text:p>0.96537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96573">
                <text:p>0.96573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96571">
                <text:p>0.96571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9658">
                <text:p>0.9658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96567">
                <text:p>0.96567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96576">
                <text:p>0.96576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96594">
                <text:p>0.96594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96576">
                <text:p>0.96576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96563">
                <text:p>0.96563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96556">
                <text:p>0.96556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96573">
                <text:p>0.96573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96576">
                <text:p>0.96576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96582">
                <text:p>0.96582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96567">
                <text:p>0.96567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96572">
                <text:p>0.96572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96524">
                <text:p>0.96524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96527">
                <text:p>0.96527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96509">
                <text:p>0.96509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96489">
                <text:p>0.96489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96462">
                <text:p>0.96462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96466">
                <text:p>0.96466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96445">
                <text:p>0.96445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96444">
                <text:p>0.96444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96393">
                <text:p>0.96393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96378">
                <text:p>0.96378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9636">
                <text:p>0.9636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96325">
                <text:p>0.96325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9632">
                <text:p>0.9632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96313">
                <text:p>0.96313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96322">
                <text:p>0.96322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96261">
                <text:p>0.96261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96238">
                <text:p>0.96238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96251">
                <text:p>0.96251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96237">
                <text:p>0.96237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9628">
                <text:p>0.9628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96275">
                <text:p>0.96275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96276">
                <text:p>0.962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0.0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731cm" xlink:href=".." xlink:type="simple" chart:class="chart:scatter" chart:style-name="ch1">
        <chart:title svg:x="5.812cm" svg:y="0.35cm" chart:style-name="ch2">
          <text:p>Validation Box Loss</text:p>
        </chart:title>
        <chart:plot-area chart:style-name="ch3" table:cell-range-address="Train.A1:Train.B1 Train.A2:Train.A251 Train.I2:Train.I251" chart:data-source-has-labels="both" svg:x="0.319cm" svg:y="1.343cm" svg:width="15.36cm" svg:height="8.049cm">
          <chart:coordinate-region svg:x="1.39cm" svg:y="1.57cm" svg:width="13.93cm" svg:height="7.122cm"/>
          <chart:axis chart:dimension="x" chart:name="primary-x" chart:style-name="ch4" chartooo:axis-type="auto">
            <chart:title svg:x="7.208cm" svg:y="9.606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I2:Train.I251" chart:label-cell-address="Train.A1:Train.A1" chart:class="chart:scatter">
            <chart:domain table:cell-range-address="Train.A2:Train.A251"/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041609">
                <text:p>0.041609</text:p>
                <draw:g>
                  <svg:desc>Train.I2:Train.I25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34575">
                <text:p>0.03457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29736">
                <text:p>0.02973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20793">
                <text:p>0.02079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17632">
                <text:p>0.01763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17807">
                <text:p>0.01780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17457">
                <text:p>0.01745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15212">
                <text:p>0.01521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15128">
                <text:p>0.01512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1561">
                <text:p>0.0156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14146">
                <text:p>0.01414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13376">
                <text:p>0.013376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14386">
                <text:p>0.014386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12741">
                <text:p>0.01274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12949">
                <text:p>0.01294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11044">
                <text:p>0.01104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1069">
                <text:p>0.01069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10789">
                <text:p>0.010789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11272">
                <text:p>0.011272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096887">
                <text:p>0.009688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094011">
                <text:p>0.009401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090933">
                <text:p>0.0090933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087919">
                <text:p>0.0087919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08871">
                <text:p>0.008871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86594">
                <text:p>0.008659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82305">
                <text:p>0.0082305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81985">
                <text:p>0.0081985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080439">
                <text:p>0.008043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078236">
                <text:p>0.0078236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079753">
                <text:p>0.0079753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78375">
                <text:p>0.0078375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077342">
                <text:p>0.0077342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076649">
                <text:p>0.0076649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076393">
                <text:p>0.0076393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076695">
                <text:p>0.0076695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75317">
                <text:p>0.0075317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075222">
                <text:p>0.0075222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07517">
                <text:p>0.007517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074251">
                <text:p>0.0074251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074352">
                <text:p>0.0074352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73737">
                <text:p>0.0073737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073815">
                <text:p>0.0073815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07418">
                <text:p>0.007418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074087">
                <text:p>0.0074087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073961">
                <text:p>0.007396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74195">
                <text:p>0.0074195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074252">
                <text:p>0.0074252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074326">
                <text:p>0.0074326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074254">
                <text:p>0.0074254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074009">
                <text:p>0.007400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73892">
                <text:p>0.0073892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073814">
                <text:p>0.0073814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073834">
                <text:p>0.0073834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073737">
                <text:p>0.0073737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073483">
                <text:p>0.0073483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07348">
                <text:p>0.007348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073589">
                <text:p>0.0073589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073465">
                <text:p>0.0073465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073384">
                <text:p>0.0073384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07355">
                <text:p>0.007355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073633">
                <text:p>0.0073633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07361">
                <text:p>0.007361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073721">
                <text:p>0.0073721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073759">
                <text:p>0.007375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073836">
                <text:p>0.0073836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07383">
                <text:p>0.007383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073991">
                <text:p>0.0073991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074135">
                <text:p>0.007413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074086">
                <text:p>0.0074086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074324">
                <text:p>0.007432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074527">
                <text:p>0.0074527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074598">
                <text:p>0.0074598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074773">
                <text:p>0.0074773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074858">
                <text:p>0.007485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074914">
                <text:p>0.007491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74939">
                <text:p>0.0074939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074978">
                <text:p>0.007497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074901">
                <text:p>0.0074901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07502">
                <text:p>0.007502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075088">
                <text:p>0.0075088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07517">
                <text:p>0.007517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075168">
                <text:p>0.0075168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075178">
                <text:p>0.0075178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075191">
                <text:p>0.0075191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075232">
                <text:p>0.0075232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075156">
                <text:p>0.0075156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075156">
                <text:p>0.0075156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075248">
                <text:p>0.0075248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075348">
                <text:p>0.0075348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075415">
                <text:p>0.0075415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075326">
                <text:p>0.0075326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07534">
                <text:p>0.007534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075328">
                <text:p>0.0075328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075312">
                <text:p>0.0075312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075266">
                <text:p>0.0075266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07526">
                <text:p>0.007526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075328">
                <text:p>0.0075328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075292">
                <text:p>0.0075292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075315">
                <text:p>0.0075315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075183">
                <text:p>0.0075183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0751">
                <text:p>0.00751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0074926">
                <text:p>0.0074926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0074863">
                <text:p>0.0074863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0074784">
                <text:p>0.0074784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0074694">
                <text:p>0.0074694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0074651">
                <text:p>0.0074651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0074476">
                <text:p>0.0074476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0074344">
                <text:p>0.0074344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0074262">
                <text:p>0.0074262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0073996">
                <text:p>0.0073996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0073895">
                <text:p>0.0073895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007369">
                <text:p>0.007369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073638">
                <text:p>0.0073638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0073539">
                <text:p>0.0073539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007342">
                <text:p>0.007342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0073359">
                <text:p>0.0073359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0073127">
                <text:p>0.0073127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0072979">
                <text:p>0.0072979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007288">
                <text:p>0.007288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0072687">
                <text:p>0.0072687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0072429">
                <text:p>0.0072429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0072322">
                <text:p>0.0072322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0072167">
                <text:p>0.0072167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0072071">
                <text:p>0.0072071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0071934">
                <text:p>0.0071934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0071724">
                <text:p>0.0071724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0071458">
                <text:p>0.007145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0071322">
                <text:p>0.0071322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0071103">
                <text:p>0.0071103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0070802">
                <text:p>0.0070802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0070673">
                <text:p>0.0070673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0070487">
                <text:p>0.0070487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0070388">
                <text:p>0.0070388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0070252">
                <text:p>0.0070252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0070163">
                <text:p>0.0070163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0069966">
                <text:p>0.0069966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006978">
                <text:p>0.006978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0069545">
                <text:p>0.0069545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0069297">
                <text:p>0.0069297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0069096">
                <text:p>0.0069096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0068908">
                <text:p>0.0068908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0068769">
                <text:p>0.0068769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0068548">
                <text:p>0.0068548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0068357">
                <text:p>0.0068357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0068155">
                <text:p>0.0068155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0067922">
                <text:p>0.0067922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0067686">
                <text:p>0.0067686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0067446">
                <text:p>0.0067446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0067233">
                <text:p>0.0067233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0067036">
                <text:p>0.0067036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0066815">
                <text:p>0.0066815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0066639">
                <text:p>0.0066639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006643">
                <text:p>0.00664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0066158">
                <text:p>0.0066158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0065896">
                <text:p>0.0065896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0065735">
                <text:p>0.0065735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0065534">
                <text:p>0.0065534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0065371">
                <text:p>0.0065371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0065194">
                <text:p>0.0065194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0064991">
                <text:p>0.0064991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06479">
                <text:p>0.006479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0064499">
                <text:p>0.0064499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0064303">
                <text:p>0.0064303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0064075">
                <text:p>0.0064075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0063935">
                <text:p>0.0063935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0063695">
                <text:p>0.0063695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0063516">
                <text:p>0.0063516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0063247">
                <text:p>0.0063247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0063068">
                <text:p>0.0063068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0062914">
                <text:p>0.0062914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006277">
                <text:p>0.006277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0062533">
                <text:p>0.0062533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0062454">
                <text:p>0.0062454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0062292">
                <text:p>0.0062292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0062143">
                <text:p>0.0062143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0061942">
                <text:p>0.0061942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0061691">
                <text:p>0.0061691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0061491">
                <text:p>0.0061491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0061339">
                <text:p>0.0061339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0061183">
                <text:p>0.0061183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60976">
                <text:p>0.0060976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0060845">
                <text:p>0.0060845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0060749">
                <text:p>0.0060749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0060651">
                <text:p>0.0060651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0060506">
                <text:p>0.0060506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0060362">
                <text:p>0.0060362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0060281">
                <text:p>0.0060281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006021">
                <text:p>0.006021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0060087">
                <text:p>0.0060087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005993">
                <text:p>0.005993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59815">
                <text:p>0.0059815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0059689">
                <text:p>0.0059689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0059581">
                <text:p>0.0059581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0059465">
                <text:p>0.0059465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0059345">
                <text:p>0.0059345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0059195">
                <text:p>0.0059195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0059105">
                <text:p>0.0059105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0059026">
                <text:p>0.0059026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0058936">
                <text:p>0.0058936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0058766">
                <text:p>0.0058766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58555">
                <text:p>0.0058555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0058372">
                <text:p>0.0058372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0058293">
                <text:p>0.0058293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0058208">
                <text:p>0.0058208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0058195">
                <text:p>0.0058195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0058162">
                <text:p>0.0058162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0058077">
                <text:p>0.0058077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0057886">
                <text:p>0.0057886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0057739">
                <text:p>0.0057739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0057702">
                <text:p>0.0057702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0057632">
                <text:p>0.0057632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005752">
                <text:p>0.005752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0057424">
                <text:p>0.0057424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0057338">
                <text:p>0.0057338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0057375">
                <text:p>0.0057375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005737">
                <text:p>0.005737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0057309">
                <text:p>0.0057309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0057313">
                <text:p>0.0057313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0057298">
                <text:p>0.0057298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0057282">
                <text:p>0.0057282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0057209">
                <text:p>0.0057209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0057164">
                <text:p>0.0057164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0057208">
                <text:p>0.0057208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005716">
                <text:p>0.005716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0057192">
                <text:p>0.0057192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0057154">
                <text:p>0.0057154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0057159">
                <text:p>0.0057159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0057176">
                <text:p>0.0057176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0057267">
                <text:p>0.0057267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005727">
                <text:p>0.005727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0057261">
                <text:p>0.0057261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0057387">
                <text:p>0.0057387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0057422">
                <text:p>0.0057422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0057457">
                <text:p>0.0057457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0057564">
                <text:p>0.0057564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005762">
                <text:p>0.005762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0057815">
                <text:p>0.0057815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005789">
                <text:p>0.005789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0057954">
                <text:p>0.0057954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0058113">
                <text:p>0.0058113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0058206">
                <text:p>0.0058206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0058208">
                <text:p>0.0058208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0058184">
                <text:p>0.0058184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0058366">
                <text:p>0.0058366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0058405">
                <text:p>0.0058405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0058375">
                <text:p>0.0058375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0058555">
                <text:p>0.0058555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005841">
                <text:p>0.005841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0058386">
                <text:p>0.0058386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0058475">
                <text:p>0.0058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784cm" xlink:href=".." xlink:type="simple" chart:class="chart:scatter" chart:style-name="ch1">
        <chart:title svg:x="5.534cm" svg:y="0.351cm" chart:style-name="ch2">
          <text:p>Validation Object Loss</text:p>
        </chart:title>
        <chart:plot-area chart:style-name="ch3" table:cell-range-address="Train.A1:Train.B1 Train.A2:Train.A251 Train.J2:Train.J251" chart:data-source-has-labels="both" svg:x="0.319cm" svg:y="1.345cm" svg:width="15.36cm" svg:height="8.099cm">
          <chart:coordinate-region svg:x="1.628cm" svg:y="1.572cm" svg:width="13.692cm" svg:height="7.172cm"/>
          <chart:axis chart:dimension="x" chart:name="primary-x" chart:style-name="ch4" chartooo:axis-type="auto">
            <chart:title svg:x="7.208cm" svg:y="9.659cm" chart:style-name="ch5">
              <text:p>Epochs</text:p>
            </chart:title>
            <chart:categories table:cell-range-address="Train.B1:Train.B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rain.J2:Train.J251" chart:label-cell-address="Train.A1:Train.A1" chart:class="chart:scatter">
            <chart:domain table:cell-range-address="Train.A2:Train.A251"/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           epoch</text:p>
                <draw:g>
                  <svg:desc>Train.A1:Trai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  train/box_loss</text:p>
                <draw:g>
                  <svg:desc>Train.B1:Train.B1</svg:desc>
                </draw:g>
              </table:table-cell>
              <table:table-cell office:value-type="float" office:value="0">
                <text:p>0</text:p>
                <draw:g>
                  <svg:desc>Train.A2:Train.A251</svg:desc>
                </draw:g>
              </table:table-cell>
              <table:table-cell office:value-type="float" office:value="0.013488">
                <text:p>0.013488</text:p>
                <draw:g>
                  <svg:desc>Train.J2:Train.J251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012215">
                <text:p>0.01221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11668">
                <text:p>0.01166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91474">
                <text:p>0.009147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89373">
                <text:p>0.008937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85171">
                <text:p>0.0085171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76517">
                <text:p>0.007651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78265">
                <text:p>0.007826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75109">
                <text:p>0.007510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71745">
                <text:p>0.00717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76689">
                <text:p>0.0076689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6843">
                <text:p>0.006843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.0071227">
                <text:p>0.007122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0.0066545">
                <text:p>0.006654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0.0068426">
                <text:p>0.006842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0059648">
                <text:p>0.005964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0.0061089">
                <text:p>0.0061089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0.0060479">
                <text:p>0.0060479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0.0058876">
                <text:p>0.0058876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0.0055166">
                <text:p>0.005516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0055859">
                <text:p>0.0055859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0.0052528">
                <text:p>0.0052528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0.0052803">
                <text:p>0.0052803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0.0054788">
                <text:p>0.0054788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0.0053626">
                <text:p>0.0053626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0.0051691">
                <text:p>0.0051691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0051694">
                <text:p>0.0051694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0.005099">
                <text:p>0.005099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0.0050492">
                <text:p>0.0050492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0.0051216">
                <text:p>0.0051216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50507">
                <text:p>0.0050507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049529">
                <text:p>0.0049529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0050474">
                <text:p>0.0050474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0.0049958">
                <text:p>0.0049958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049653">
                <text:p>0.0049653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5012">
                <text:p>0.005012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0050255">
                <text:p>0.0050255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0.0050023">
                <text:p>0.0050023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0049881">
                <text:p>0.0049881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0049828">
                <text:p>0.0049828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49461">
                <text:p>0.0049461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049324">
                <text:p>0.0049324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0049226">
                <text:p>0.0049226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0.0049094">
                <text:p>0.0049094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0049104">
                <text:p>0.0049104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49299">
                <text:p>0.0049299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004932">
                <text:p>0.004932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0049364">
                <text:p>0.0049364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04914">
                <text:p>0.004914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049121">
                <text:p>0.0049121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49064">
                <text:p>0.0049064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0.0049082">
                <text:p>0.0049082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0.0049136">
                <text:p>0.0049136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0.0049165">
                <text:p>0.0049165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049181">
                <text:p>0.0049181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049255">
                <text:p>0.0049255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0.0049213">
                <text:p>0.0049213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0.0049167">
                <text:p>0.0049167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0.0049169">
                <text:p>0.0049169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0.004917">
                <text:p>0.004917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049094">
                <text:p>0.0049094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0.0049005">
                <text:p>0.0049005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0.0049013">
                <text:p>0.0049013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0.0049031">
                <text:p>0.0049031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049044">
                <text:p>0.0049044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0.004898">
                <text:p>0.004898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0.0049015">
                <text:p>0.004901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0.0048985">
                <text:p>0.004898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0048965">
                <text:p>0.004896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0.0048942">
                <text:p>0.0048942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0048894">
                <text:p>0.004889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004891">
                <text:p>0.00489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0048942">
                <text:p>0.0048942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0048949">
                <text:p>0.004894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0048946">
                <text:p>0.004894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0048864">
                <text:p>0.004886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0048853">
                <text:p>0.0048853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0048782">
                <text:p>0.0048782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0.0048736">
                <text:p>0.004873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0048671">
                <text:p>0.0048671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0048652">
                <text:p>0.0048652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0048667">
                <text:p>0.0048667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0.0048611">
                <text:p>0.0048611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0.0048618">
                <text:p>0.0048618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0.0048552">
                <text:p>0.0048552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0.0048541">
                <text:p>0.0048541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0.0048426">
                <text:p>0.0048426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0.0048356">
                <text:p>0.0048356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0.0048297">
                <text:p>0.0048297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0.0048191">
                <text:p>0.0048191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0.0048072">
                <text:p>0.0048072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0.0048027">
                <text:p>0.0048027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0.0047978">
                <text:p>0.0047978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0.0047978">
                <text:p>0.0047978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0.0047908">
                <text:p>0.004790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0.0047848">
                <text:p>0.0047848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0.0047866">
                <text:p>0.0047866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0.0047804">
                <text:p>0.0047804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0.0047829">
                <text:p>0.0047829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0.0047777">
                <text:p>0.0047777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0047775">
                <text:p>0.0047775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0.0047773">
                <text:p>0.0047773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0.0047675">
                <text:p>0.0047675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0.0047639">
                <text:p>0.0047639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0.0047565">
                <text:p>0.0047565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0.0047547">
                <text:p>0.0047547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0.0047462">
                <text:p>0.0047462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0.0047451">
                <text:p>0.0047451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0.0047347">
                <text:p>0.0047347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0.0047224">
                <text:p>0.0047224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0.0047118">
                <text:p>0.0047118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0.0047064">
                <text:p>0.0047064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047032">
                <text:p>0.0047032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0.0046992">
                <text:p>0.0046992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0.0046932">
                <text:p>0.0046932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0.0046909">
                <text:p>0.0046909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0.0046828">
                <text:p>0.0046828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0.0046719">
                <text:p>0.0046719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0.0046666">
                <text:p>0.0046666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0.0046562">
                <text:p>0.0046562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0.004643">
                <text:p>0.004643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0.0046395">
                <text:p>0.0046395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0.004629">
                <text:p>0.004629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0.0046263">
                <text:p>0.0046263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0.0046174">
                <text:p>0.0046174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0.004609">
                <text:p>0.004609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0.0046031">
                <text:p>0.0046031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0.0045996">
                <text:p>0.0045996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0.0045852">
                <text:p>0.0045852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0.0045764">
                <text:p>0.0045764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0.0045687">
                <text:p>0.0045687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0.0045564">
                <text:p>0.0045564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0.0045502">
                <text:p>0.0045502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0.0045422">
                <text:p>0.0045422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0.0045374">
                <text:p>0.0045374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0.0045265">
                <text:p>0.0045265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0.0045167">
                <text:p>0.0045167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0.0045071">
                <text:p>0.0045071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0.0044989">
                <text:p>0.0044989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0.0044899">
                <text:p>0.0044899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0.0044765">
                <text:p>0.0044765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0.0044699">
                <text:p>0.0044699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0.0044622">
                <text:p>0.0044622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0.0044595">
                <text:p>0.0044595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0.0044562">
                <text:p>0.0044562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0.0044541">
                <text:p>0.0044541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0.0044482">
                <text:p>0.0044482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0.0044353">
                <text:p>0.0044353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0.0044277">
                <text:p>0.0044277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0.0044187">
                <text:p>0.0044187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0.0044069">
                <text:p>0.0044069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0.0043981">
                <text:p>0.0043981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0.0043958">
                <text:p>0.0043958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0043901">
                <text:p>0.0043901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0.0043809">
                <text:p>0.0043809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0.0043702">
                <text:p>0.0043702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0.0043629">
                <text:p>0.0043629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0.0043496">
                <text:p>0.0043496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0.0043435">
                <text:p>0.0043435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0.0043321">
                <text:p>0.0043321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0.0043248">
                <text:p>0.0043248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0.0043102">
                <text:p>0.0043102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0.0043039">
                <text:p>0.0043039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0.0042948">
                <text:p>0.0042948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0.0042852">
                <text:p>0.0042852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0.0042784">
                <text:p>0.0042784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0042736">
                <text:p>0.0042736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0.0042602">
                <text:p>0.0042602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0.0042547">
                <text:p>0.0042547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0.0042482">
                <text:p>0.0042482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0.0042429">
                <text:p>0.0042429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0.0042297">
                <text:p>0.0042297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0.0042251">
                <text:p>0.0042251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0.004221">
                <text:p>0.004221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0.0042176">
                <text:p>0.0042176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0.0042049">
                <text:p>0.0042049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0.0041991">
                <text:p>0.0041991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0.0041886">
                <text:p>0.0041886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0.0041844">
                <text:p>0.0041844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0.004175">
                <text:p>0.004175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0041739">
                <text:p>0.0041739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0.0041669">
                <text:p>0.0041669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0.0041557">
                <text:p>0.0041557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0.0041518">
                <text:p>0.0041518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0.0041391">
                <text:p>0.0041391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0.0041287">
                <text:p>0.0041287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0.0041252">
                <text:p>0.0041252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0.0041129">
                <text:p>0.0041129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0.0041067">
                <text:p>0.0041067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0.0040977">
                <text:p>0.0040977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0.0040882">
                <text:p>0.0040882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0.0040792">
                <text:p>0.0040792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0.0040731">
                <text:p>0.0040731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0.0040646">
                <text:p>0.0040646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0.0040581">
                <text:p>0.0040581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0.004049">
                <text:p>0.004049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004043">
                <text:p>0.004043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0.0040372">
                <text:p>0.0040372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0.0040335">
                <text:p>0.0040335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0.0040251">
                <text:p>0.0040251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.0040148">
                <text:p>0.0040148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0.0040148">
                <text:p>0.0040148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0.0040095">
                <text:p>0.0040095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0.0040031">
                <text:p>0.0040031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0.0039998">
                <text:p>0.0039998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0.0040035">
                <text:p>0.0040035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0.0039997">
                <text:p>0.0039997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0.0039963">
                <text:p>0.0039963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0.0039889">
                <text:p>0.0039889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0.003982">
                <text:p>0.003982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0.0039765">
                <text:p>0.0039765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0.0039714">
                <text:p>0.0039714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0.0039686">
                <text:p>0.0039686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0.0039639">
                <text:p>0.0039639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0.0039615">
                <text:p>0.0039615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0.0039588">
                <text:p>0.0039588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0.0039525">
                <text:p>0.0039525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0.0039481">
                <text:p>0.0039481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0.0039378">
                <text:p>0.0039378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0.0039336">
                <text:p>0.0039336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0.0039314">
                <text:p>0.0039314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0.0039259">
                <text:p>0.0039259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0.0039203">
                <text:p>0.0039203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0.0039179">
                <text:p>0.0039179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0.0039153">
                <text:p>0.0039153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0.0039127">
                <text:p>0.0039127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0.0039079">
                <text:p>0.0039079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0039015">
                <text:p>0.0039015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0.0039001">
                <text:p>0.0039001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0.0038995">
                <text:p>0.0038995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.0038975">
                <text:p>0.0038975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0.0038972">
                <text:p>0.0038972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0.0038953">
                <text:p>0.0038953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0.0038886">
                <text:p>0.0038886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0.0038868">
                <text:p>0.0038868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0.0038854">
                <text:p>0.0038854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0.0038867">
                <text:p>0.0038867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0.0038872">
                <text:p>0.0038872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0.0038874">
                <text:p>0.0038874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0.0038901">
                <text:p>0.0038901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0038893">
                <text:p>0.0038893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0.0038913">
                <text:p>0.0038913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0.0038884">
                <text:p>0.0038884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0.0038929">
                <text:p>0.0038929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0.0038887">
                <text:p>0.0038887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0.0038858">
                <text:p>0.0038858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0.0038861">
                <text:p>0.0038861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0.0038837">
                <text:p>0.0038837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0.0038843">
                <text:p>0.0038843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0.0038854">
                <text:p>0.003885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